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51" style:family="table">
      <style:table-properties style:width="9.425in" fo:break-before="column" table:align="margins"/>
    </style:style>
    <style:style style:name="Table51.A" style:family="table-column">
      <style:table-column-properties style:column-width="9.425in" style:rel-column-width="65535*"/>
    </style:style>
    <style:style style:name="Table51.A1" style:family="table-cell">
      <style:table-cell-properties fo:background-color="#55308d" fo:padding="0.0382in" fo:border="none">
        <style:background-image/>
      </style:table-cell-properties>
    </style:style>
    <style:style style:name="Table9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9.A" style:family="table-column">
      <style:table-column-properties style:column-width="0.25in"/>
    </style:style>
    <style:style style:name="Table9.C" style:family="table-column">
      <style:table-column-properties style:column-width="1.4042in"/>
    </style:style>
    <style:style style:name="Table9.D" style:family="table-column">
      <style:table-column-properties style:column-width="0.8028in"/>
    </style:style>
    <style:style style:name="Table9.E" style:family="table-column">
      <style:table-column-properties style:column-width="0.4in"/>
    </style:style>
    <style:style style:name="Table9.F" style:family="table-column">
      <style:table-column-properties style:column-width="6.3181in"/>
    </style:style>
    <style:style style:name="Table9.1" style:family="table-row">
      <style:table-row-properties style:min-row-height="0.0201in" fo:background-color="transparent" fo:keep-together="auto">
        <style:background-image/>
      </style:table-row-properties>
    </style:style>
    <style:style style:name="Table9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9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9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9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9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4" style:family="table-row">
      <style:table-row-properties style:min-row-height="0.0007in" fo:background-color="transparent" fo:keep-together="auto">
        <style:background-image/>
      </style:table-row-properties>
    </style:style>
    <style:style style:name="Table9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9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5" style:family="table-row">
      <style:table-row-properties fo:background-color="transparent" fo:keep-together="auto">
        <style:background-image/>
      </style:table-row-properties>
    </style:style>
    <style:style style:name="Table9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6" style:family="table-row">
      <style:table-row-properties fo:background-color="transparent" fo:keep-together="auto">
        <style:background-image/>
      </style:table-row-properties>
    </style:style>
    <style:style style:name="Table9.A6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9.B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9.D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9.E6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9.F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4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4.A" style:family="table-column">
      <style:table-column-properties style:column-width="0.25in"/>
    </style:style>
    <style:style style:name="Table14.C" style:family="table-column">
      <style:table-column-properties style:column-width="1.4042in"/>
    </style:style>
    <style:style style:name="Table14.D" style:family="table-column">
      <style:table-column-properties style:column-width="0.8028in"/>
    </style:style>
    <style:style style:name="Table14.E" style:family="table-column">
      <style:table-column-properties style:column-width="0.4in"/>
    </style:style>
    <style:style style:name="Table14.F" style:family="table-column">
      <style:table-column-properties style:column-width="6.3181in"/>
    </style:style>
    <style:style style:name="Table14.1" style:family="table-row">
      <style:table-row-properties style:min-row-height="0.0201in" fo:background-color="transparent" fo:keep-together="auto">
        <style:background-image/>
      </style:table-row-properties>
    </style:style>
    <style:style style:name="Table14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14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14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14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14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4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4.4" style:family="table-row">
      <style:table-row-properties style:min-row-height="0.0007in" fo:background-color="transparent" fo:keep-together="auto">
        <style:background-image/>
      </style:table-row-properties>
    </style:style>
    <style:style style:name="Table14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14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4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4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4.5" style:family="table-row">
      <style:table-row-properties fo:background-color="transparent" fo:keep-together="auto">
        <style:background-image/>
      </style:table-row-properties>
    </style:style>
    <style:style style:name="Table14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4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4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4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4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4.6" style:family="table-row">
      <style:table-row-properties fo:background-color="transparent" fo:keep-together="auto">
        <style:background-image/>
      </style:table-row-properties>
    </style:style>
    <style:style style:name="Table14.A6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14.B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4.D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4.E6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4.F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7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27.A" style:family="table-column">
      <style:table-column-properties style:column-width="0.25in"/>
    </style:style>
    <style:style style:name="Table27.C" style:family="table-column">
      <style:table-column-properties style:column-width="1.4042in"/>
    </style:style>
    <style:style style:name="Table27.D" style:family="table-column">
      <style:table-column-properties style:column-width="0.8028in"/>
    </style:style>
    <style:style style:name="Table27.E" style:family="table-column">
      <style:table-column-properties style:column-width="0.4in"/>
    </style:style>
    <style:style style:name="Table27.F" style:family="table-column">
      <style:table-column-properties style:column-width="6.3181in"/>
    </style:style>
    <style:style style:name="Table27.1" style:family="table-row">
      <style:table-row-properties style:min-row-height="0.2917in" fo:background-color="transparent" fo:keep-together="auto">
        <style:background-image/>
      </style:table-row-properties>
    </style:style>
    <style:style style:name="Table27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27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27.2" style:family="table-row">
      <style:table-row-properties style:min-row-height="0.0201in" fo:background-color="transparent" fo:keep-together="auto">
        <style:background-image/>
      </style:table-row-properties>
    </style:style>
    <style:style style:name="Table27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27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27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7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7.4" style:family="table-row">
      <style:table-row-properties style:min-row-height="0.0007in" fo:background-color="transparent" fo:keep-together="auto">
        <style:background-image/>
      </style:table-row-properties>
    </style:style>
    <style:style style:name="Table27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27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7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7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7.5" style:family="table-row">
      <style:table-row-properties fo:background-color="transparent" fo:keep-together="auto">
        <style:background-image/>
      </style:table-row-properties>
    </style:style>
    <style:style style:name="Table27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7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7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7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7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7.6" style:family="table-row">
      <style:table-row-properties fo:background-color="transparent" fo:keep-together="auto">
        <style:background-image/>
      </style:table-row-properties>
    </style:style>
    <style:style style:name="Table27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7.7" style:family="table-row">
      <style:table-row-properties fo:background-color="transparent" fo:keep-together="auto">
        <style:background-image/>
      </style:table-row-properties>
    </style:style>
    <style:style style:name="Table27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7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7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7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7.8" style:family="table-row">
      <style:table-row-properties style:min-row-height="0.1854in" fo:background-color="transparent" fo:keep-together="auto">
        <style:background-image/>
      </style:table-row-properties>
    </style:style>
    <style:style style:name="Table27.A8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27.B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7.D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7.E8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7.F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8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8.A" style:family="table-column">
      <style:table-column-properties style:column-width="0.25in"/>
    </style:style>
    <style:style style:name="Table28.C" style:family="table-column">
      <style:table-column-properties style:column-width="1.4042in"/>
    </style:style>
    <style:style style:name="Table28.D" style:family="table-column">
      <style:table-column-properties style:column-width="0.8028in"/>
    </style:style>
    <style:style style:name="Table28.E" style:family="table-column">
      <style:table-column-properties style:column-width="0.4in"/>
    </style:style>
    <style:style style:name="Table28.F" style:family="table-column">
      <style:table-column-properties style:column-width="6.3181in"/>
    </style:style>
    <style:style style:name="Table28.1" style:family="table-row">
      <style:table-row-properties style:min-row-height="0.0201in" fo:background-color="transparent" fo:keep-together="auto">
        <style:background-image/>
      </style:table-row-properties>
    </style:style>
    <style:style style:name="Table28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28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28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28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28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8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8.4" style:family="table-row">
      <style:table-row-properties style:min-row-height="0.0007in" fo:background-color="transparent" fo:keep-together="auto">
        <style:background-image/>
      </style:table-row-properties>
    </style:style>
    <style:style style:name="Table28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28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8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8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8.5" style:family="table-row">
      <style:table-row-properties fo:background-color="transparent" fo:keep-together="auto">
        <style:background-image/>
      </style:table-row-properties>
    </style:style>
    <style:style style:name="Table28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8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8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8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8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8.6" style:family="table-row">
      <style:table-row-properties fo:background-color="transparent" fo:keep-together="auto">
        <style:background-image/>
      </style:table-row-properties>
    </style:style>
    <style:style style:name="Table28.A6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28.B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8.D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8.E6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8.F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8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0.25in"/>
    </style:style>
    <style:style style:name="Table8.C" style:family="table-column">
      <style:table-column-properties style:column-width="1.4042in"/>
    </style:style>
    <style:style style:name="Table8.D" style:family="table-column">
      <style:table-column-properties style:column-width="0.8028in"/>
    </style:style>
    <style:style style:name="Table8.E" style:family="table-column">
      <style:table-column-properties style:column-width="0.4in"/>
    </style:style>
    <style:style style:name="Table8.F" style:family="table-column">
      <style:table-column-properties style:column-width="6.3181in"/>
    </style:style>
    <style:style style:name="Table8.1" style:family="table-row">
      <style:table-row-properties style:min-row-height="0.0201in" fo:background-color="transparent" fo:keep-together="auto">
        <style:background-image/>
      </style:table-row-properties>
    </style:style>
    <style:style style:name="Table8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8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8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8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8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4" style:family="table-row">
      <style:table-row-properties style:min-row-height="0.0007in" fo:background-color="transparent" fo:keep-together="auto">
        <style:background-image/>
      </style:table-row-properties>
    </style:style>
    <style:style style:name="Table8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8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5" style:family="table-row">
      <style:table-row-properties fo:background-color="transparent" fo:keep-together="auto">
        <style:background-image/>
      </style:table-row-properties>
    </style:style>
    <style:style style:name="Table8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6" style:family="table-row">
      <style:table-row-properties fo:background-color="transparent" fo:keep-together="auto">
        <style:background-image/>
      </style:table-row-properties>
    </style:style>
    <style:style style:name="Table8.A6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8.B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8.D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8.E6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8.F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5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5.A" style:family="table-column">
      <style:table-column-properties style:column-width="0.25in"/>
    </style:style>
    <style:style style:name="Table15.C" style:family="table-column">
      <style:table-column-properties style:column-width="1.4042in"/>
    </style:style>
    <style:style style:name="Table15.D" style:family="table-column">
      <style:table-column-properties style:column-width="0.8028in"/>
    </style:style>
    <style:style style:name="Table15.E" style:family="table-column">
      <style:table-column-properties style:column-width="0.4in"/>
    </style:style>
    <style:style style:name="Table15.F" style:family="table-column">
      <style:table-column-properties style:column-width="6.3181in"/>
    </style:style>
    <style:style style:name="Table15.1" style:family="table-row">
      <style:table-row-properties style:min-row-height="0.0201in" fo:background-color="transparent" fo:keep-together="auto">
        <style:background-image/>
      </style:table-row-properties>
    </style:style>
    <style:style style:name="Table15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15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15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15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15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5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5.4" style:family="table-row">
      <style:table-row-properties style:min-row-height="0.0007in" fo:background-color="transparent" fo:keep-together="auto">
        <style:background-image/>
      </style:table-row-properties>
    </style:style>
    <style:style style:name="Table15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15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5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5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5.5" style:family="table-row">
      <style:table-row-properties fo:background-color="transparent" fo:keep-together="auto">
        <style:background-image/>
      </style:table-row-properties>
    </style:style>
    <style:style style:name="Table15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5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5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5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5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5.6" style:family="table-row">
      <style:table-row-properties fo:background-color="transparent" fo:keep-together="auto">
        <style:background-image/>
      </style:table-row-properties>
    </style:style>
    <style:style style:name="Table15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5.7" style:family="table-row">
      <style:table-row-properties style:min-row-height="0.0958in" fo:background-color="transparent" fo:keep-together="auto">
        <style:background-image/>
      </style:table-row-properties>
    </style:style>
    <style:style style:name="Table15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5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5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5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5.8" style:family="table-row">
      <style:table-row-properties fo:background-color="transparent" fo:keep-together="auto">
        <style:background-image/>
      </style:table-row-properties>
    </style:style>
    <style:style style:name="Table15.A8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15.B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5.D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5.E8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5.F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6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16.A" style:family="table-column">
      <style:table-column-properties style:column-width="0.25in"/>
    </style:style>
    <style:style style:name="Table16.C" style:family="table-column">
      <style:table-column-properties style:column-width="1.4042in"/>
    </style:style>
    <style:style style:name="Table16.D" style:family="table-column">
      <style:table-column-properties style:column-width="0.8028in"/>
    </style:style>
    <style:style style:name="Table16.E" style:family="table-column">
      <style:table-column-properties style:column-width="0.4in"/>
    </style:style>
    <style:style style:name="Table16.F" style:family="table-column">
      <style:table-column-properties style:column-width="6.3181in"/>
    </style:style>
    <style:style style:name="Table16.1" style:family="table-row">
      <style:table-row-properties style:min-row-height="0.2917in" fo:background-color="transparent" fo:keep-together="auto">
        <style:background-image/>
      </style:table-row-properties>
    </style:style>
    <style:style style:name="Table16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16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16.2" style:family="table-row">
      <style:table-row-properties style:min-row-height="0.0201in" fo:background-color="transparent" fo:keep-together="auto">
        <style:background-image/>
      </style:table-row-properties>
    </style:style>
    <style:style style:name="Table16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16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16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6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6.4" style:family="table-row">
      <style:table-row-properties style:min-row-height="0.0007in" fo:background-color="transparent" fo:keep-together="auto">
        <style:background-image/>
      </style:table-row-properties>
    </style:style>
    <style:style style:name="Table16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16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6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6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6.5" style:family="table-row">
      <style:table-row-properties fo:background-color="transparent" fo:keep-together="auto">
        <style:background-image/>
      </style:table-row-properties>
    </style:style>
    <style:style style:name="Table16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6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6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6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6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6.6" style:family="table-row">
      <style:table-row-properties fo:background-color="transparent" fo:keep-together="auto">
        <style:background-image/>
      </style:table-row-properties>
    </style:style>
    <style:style style:name="Table16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6.7" style:family="table-row">
      <style:table-row-properties fo:background-color="transparent" fo:keep-together="auto">
        <style:background-image/>
      </style:table-row-properties>
    </style:style>
    <style:style style:name="Table16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6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6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6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6.8" style:family="table-row">
      <style:table-row-properties fo:background-color="transparent" fo:keep-together="auto">
        <style:background-image/>
      </style:table-row-properties>
    </style:style>
    <style:style style:name="Table16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6.9" style:family="table-row">
      <style:table-row-properties fo:background-color="transparent" fo:keep-together="auto">
        <style:background-image/>
      </style:table-row-properties>
    </style:style>
    <style:style style:name="Table16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6.C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6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6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6.10" style:family="table-row">
      <style:table-row-properties fo:background-color="transparent" fo:keep-together="auto">
        <style:background-image/>
      </style:table-row-properties>
    </style:style>
    <style:style style:name="Table16.A10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16.B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6.D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6.E10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6.F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50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50.A" style:family="table-column">
      <style:table-column-properties style:column-width="0.25in"/>
    </style:style>
    <style:style style:name="Table50.C" style:family="table-column">
      <style:table-column-properties style:column-width="1.4042in"/>
    </style:style>
    <style:style style:name="Table50.D" style:family="table-column">
      <style:table-column-properties style:column-width="0.8028in"/>
    </style:style>
    <style:style style:name="Table50.E" style:family="table-column">
      <style:table-column-properties style:column-width="0.4in"/>
    </style:style>
    <style:style style:name="Table50.F" style:family="table-column">
      <style:table-column-properties style:column-width="6.3181in"/>
    </style:style>
    <style:style style:name="Table50.1" style:family="table-row">
      <style:table-row-properties style:min-row-height="0.0201in" fo:background-color="transparent" fo:keep-together="auto">
        <style:background-image/>
      </style:table-row-properties>
    </style:style>
    <style:style style:name="Table50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50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50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50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50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0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0.4" style:family="table-row">
      <style:table-row-properties style:min-row-height="0.0007in" fo:background-color="transparent" fo:keep-together="auto">
        <style:background-image/>
      </style:table-row-properties>
    </style:style>
    <style:style style:name="Table50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50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0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0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0.5" style:family="table-row">
      <style:table-row-properties fo:background-color="transparent" fo:keep-together="auto">
        <style:background-image/>
      </style:table-row-properties>
    </style:style>
    <style:style style:name="Table50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0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0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0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0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0.6" style:family="table-row">
      <style:table-row-properties fo:background-color="transparent" fo:keep-together="auto">
        <style:background-image/>
      </style:table-row-properties>
    </style:style>
    <style:style style:name="Table50.A6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50.B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50.D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50.E6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50.F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7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7.A" style:family="table-column">
      <style:table-column-properties style:column-width="0.25in"/>
    </style:style>
    <style:style style:name="Table7.C" style:family="table-column">
      <style:table-column-properties style:column-width="1.4042in"/>
    </style:style>
    <style:style style:name="Table7.D" style:family="table-column">
      <style:table-column-properties style:column-width="0.8028in"/>
    </style:style>
    <style:style style:name="Table7.E" style:family="table-column">
      <style:table-column-properties style:column-width="0.4in"/>
    </style:style>
    <style:style style:name="Table7.F" style:family="table-column">
      <style:table-column-properties style:column-width="6.3181in"/>
    </style:style>
    <style:style style:name="Table7.1" style:family="table-row">
      <style:table-row-properties style:min-row-height="0.0201in" fo:background-color="transparent" fo:keep-together="auto">
        <style:background-image/>
      </style:table-row-properties>
    </style:style>
    <style:style style:name="Table7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7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7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7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7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4" style:family="table-row">
      <style:table-row-properties style:min-row-height="0.0007in" fo:background-color="transparent" fo:keep-together="auto">
        <style:background-image/>
      </style:table-row-properties>
    </style:style>
    <style:style style:name="Table7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7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5" style:family="table-row">
      <style:table-row-properties fo:background-color="transparent" fo:keep-together="auto">
        <style:background-image/>
      </style:table-row-properties>
    </style:style>
    <style:style style:name="Table7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6" style:family="table-row">
      <style:table-row-properties fo:background-color="transparent" fo:keep-together="auto">
        <style:background-image/>
      </style:table-row-properties>
    </style:style>
    <style:style style:name="Table7.A6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7.B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7.D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7.E6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7.F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9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49.A" style:family="table-column">
      <style:table-column-properties style:column-width="0.25in"/>
    </style:style>
    <style:style style:name="Table49.C" style:family="table-column">
      <style:table-column-properties style:column-width="1.4042in"/>
    </style:style>
    <style:style style:name="Table49.D" style:family="table-column">
      <style:table-column-properties style:column-width="0.8028in"/>
    </style:style>
    <style:style style:name="Table49.E" style:family="table-column">
      <style:table-column-properties style:column-width="0.4in"/>
    </style:style>
    <style:style style:name="Table49.F" style:family="table-column">
      <style:table-column-properties style:column-width="6.3181in"/>
    </style:style>
    <style:style style:name="Table49.1" style:family="table-row">
      <style:table-row-properties style:min-row-height="0.0201in" fo:background-color="transparent" fo:keep-together="auto">
        <style:background-image/>
      </style:table-row-properties>
    </style:style>
    <style:style style:name="Table49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49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49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49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49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9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4" style:family="table-row">
      <style:table-row-properties fo:background-color="transparent" fo:keep-together="auto">
        <style:background-image/>
      </style:table-row-properties>
    </style:style>
    <style:style style:name="Table49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49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9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9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5" style:family="table-row">
      <style:table-row-properties style:min-row-height="0.0958in" fo:background-color="transparent" fo:keep-together="auto">
        <style:background-image/>
      </style:table-row-properties>
    </style:style>
    <style:style style:name="Table49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9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9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9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9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C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9.C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9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9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9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C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9.C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9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C1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F1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B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9.C13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D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9.F13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14" style:family="table-row">
      <style:table-row-properties fo:background-color="transparent" fo:keep-together="auto">
        <style:background-image/>
      </style:table-row-properties>
    </style:style>
    <style:style style:name="Table49.A14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49.B14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9.D14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9.E14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9.F14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0.25in"/>
    </style:style>
    <style:style style:name="Table3.C" style:family="table-column">
      <style:table-column-properties style:column-width="1.4042in"/>
    </style:style>
    <style:style style:name="Table3.D" style:family="table-column">
      <style:table-column-properties style:column-width="0.8028in"/>
    </style:style>
    <style:style style:name="Table3.E" style:family="table-column">
      <style:table-column-properties style:column-width="0.4in"/>
    </style:style>
    <style:style style:name="Table3.F" style:family="table-column">
      <style:table-column-properties style:column-width="6.3181in"/>
    </style:style>
    <style:style style:name="Table3.1" style:family="table-row">
      <style:table-row-properties style:min-row-height="0.0201in" fo:background-color="transparent" fo:keep-together="auto">
        <style:background-image/>
      </style:table-row-properties>
    </style:style>
    <style:style style:name="Table3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3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3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3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3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4" style:family="table-row">
      <style:table-row-properties style:min-row-height="0.0007in" fo:background-color="transparent" fo:keep-together="auto">
        <style:background-image/>
      </style:table-row-properties>
    </style:style>
    <style:style style:name="Table3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3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5" style:family="table-row">
      <style:table-row-properties fo:background-color="transparent" fo:keep-together="auto">
        <style:background-image/>
      </style:table-row-properties>
    </style:style>
    <style:style style:name="Table3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6" style:family="table-row">
      <style:table-row-properties fo:background-color="transparent" fo:keep-together="auto">
        <style:background-image/>
      </style:table-row-properties>
    </style:style>
    <style:style style:name="Table3.B6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3.C6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3.D6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3.E6" style:family="table-cell" style:data-style-name="N0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3.F6" style:family="table-cell">
      <style:table-cell-properties style:vertical-align="" fo:background-color="#dedce6" fo:padding="0.0382in" fo:border="0.5pt solid #ffffff" style:writing-mode="page">
        <style:background-image/>
      </style:table-cell-properties>
    </style:style>
    <style:style style:name="Table3.7" style:family="table-row">
      <style:table-row-properties fo:background-color="transparent" fo:keep-together="auto">
        <style:background-image/>
      </style:table-row-properties>
    </style:style>
    <style:style style:name="Table3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.8" style:family="table-row">
      <style:table-row-properties style:min-row-height="0.0958in" fo:background-color="transparent" fo:keep-together="auto">
        <style:background-image/>
      </style:table-row-properties>
    </style:style>
    <style:style style:name="Table3.B8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3.C8" style:family="table-cell">
      <style:table-cell-properties style:vertical-align="" fo:background-color="#dedce6" fo:padding="0.0382in" fo:border="0.5pt solid #ffffff" style:writing-mode="page">
        <style:background-image/>
      </style:table-cell-properties>
    </style:style>
    <style:style style:name="Table3.D8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3.F8" style:family="table-cell">
      <style:table-cell-properties style:vertical-align="" fo:background-color="#dedce6" fo:padding="0.0382in" fo:border="0.5pt solid #ffffff" style:writing-mode="page">
        <style:background-image/>
      </style:table-cell-properties>
    </style:style>
    <style:style style:name="Table3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10" style:family="table-row">
      <style:table-row-properties fo:background-color="transparent" fo:keep-together="auto">
        <style:background-image/>
      </style:table-row-properties>
    </style:style>
    <style:style style:name="Table3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11" style:family="table-row">
      <style:table-row-properties fo:background-color="transparent" fo:keep-together="auto">
        <style:background-image/>
      </style:table-row-properties>
    </style:style>
    <style:style style:name="Table3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12" style:family="table-row">
      <style:table-row-properties fo:background-color="transparent" fo:keep-together="auto">
        <style:background-image/>
      </style:table-row-properties>
    </style:style>
    <style:style style:name="Table3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3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3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7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7.A" style:family="table-column">
      <style:table-column-properties style:column-width="0.25in"/>
    </style:style>
    <style:style style:name="Table17.C" style:family="table-column">
      <style:table-column-properties style:column-width="1.4042in"/>
    </style:style>
    <style:style style:name="Table17.D" style:family="table-column">
      <style:table-column-properties style:column-width="0.8028in"/>
    </style:style>
    <style:style style:name="Table17.E" style:family="table-column">
      <style:table-column-properties style:column-width="0.4in"/>
    </style:style>
    <style:style style:name="Table17.F" style:family="table-column">
      <style:table-column-properties style:column-width="6.3181in"/>
    </style:style>
    <style:style style:name="Table17.1" style:family="table-row">
      <style:table-row-properties style:min-row-height="0.0201in" fo:background-color="transparent" fo:keep-together="auto">
        <style:background-image/>
      </style:table-row-properties>
    </style:style>
    <style:style style:name="Table17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17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17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17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17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7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7.4" style:family="table-row">
      <style:table-row-properties style:min-row-height="0.0007in" fo:background-color="transparent" fo:keep-together="auto">
        <style:background-image/>
      </style:table-row-properties>
    </style:style>
    <style:style style:name="Table17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17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7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7.5" style:family="table-row">
      <style:table-row-properties fo:background-color="transparent" fo:keep-together="auto">
        <style:background-image/>
      </style:table-row-properties>
    </style:style>
    <style:style style:name="Table17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7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7.6" style:family="table-row">
      <style:table-row-properties fo:background-color="transparent" fo:keep-together="auto">
        <style:background-image/>
      </style:table-row-properties>
    </style:style>
    <style:style style:name="Table17.A6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17.B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25in"/>
    </style:style>
    <style:style style:name="Table1.C" style:family="table-column">
      <style:table-column-properties style:column-width="1.4042in"/>
    </style:style>
    <style:style style:name="Table1.D" style:family="table-column">
      <style:table-column-properties style:column-width="0.8028in"/>
    </style:style>
    <style:style style:name="Table1.E" style:family="table-column">
      <style:table-column-properties style:column-width="0.4in"/>
    </style:style>
    <style:style style:name="Table1.F" style:family="table-column">
      <style:table-column-properties style:column-width="6.3181in"/>
    </style:style>
    <style:style style:name="Table1.1" style:family="table-row">
      <style:table-row-properties style:min-row-height="0.0201in"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1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1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1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1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.4" style:family="table-row">
      <style:table-row-properties style:min-row-height="0.0007in" fo:background-color="transparent" fo:keep-together="auto">
        <style:background-image/>
      </style:table-row-properties>
    </style:style>
    <style:style style:name="Table1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1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.5" style:family="table-row">
      <style:table-row-properties fo:background-color="transparent" fo:keep-together="auto">
        <style:background-image/>
      </style:table-row-properties>
    </style:style>
    <style:style style:name="Table1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.6" style:family="table-row">
      <style:table-row-properties fo:background-color="transparent" fo:keep-together="auto">
        <style:background-image/>
      </style:table-row-properties>
    </style:style>
    <style:style style:name="Table1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.7" style:family="table-row">
      <style:table-row-properties fo:background-color="transparent" fo:keep-together="auto">
        <style:background-image/>
      </style:table-row-properties>
    </style:style>
    <style:style style:name="Table1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1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.8" style:family="table-row">
      <style:table-row-properties style:min-row-height="0.0958in" fo:background-color="transparent" fo:keep-together="auto">
        <style:background-image/>
      </style:table-row-properties>
    </style:style>
    <style:style style:name="Table1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.10" style:family="table-row">
      <style:table-row-properties fo:background-color="transparent" fo:keep-together="auto">
        <style:background-image/>
      </style:table-row-properties>
    </style:style>
    <style:style style:name="Table1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.11" style:family="table-row">
      <style:table-row-properties fo:background-color="transparent" fo:keep-together="auto">
        <style:background-image/>
      </style:table-row-properties>
    </style:style>
    <style:style style:name="Table1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.12" style:family="table-row">
      <style:table-row-properties fo:background-color="transparent" fo:keep-together="auto">
        <style:background-image/>
      </style:table-row-properties>
    </style:style>
    <style:style style:name="Table1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1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1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0.25in"/>
    </style:style>
    <style:style style:name="Table2.C" style:family="table-column">
      <style:table-column-properties style:column-width="1.4042in"/>
    </style:style>
    <style:style style:name="Table2.D" style:family="table-column">
      <style:table-column-properties style:column-width="0.8028in"/>
    </style:style>
    <style:style style:name="Table2.E" style:family="table-column">
      <style:table-column-properties style:column-width="0.4in"/>
    </style:style>
    <style:style style:name="Table2.F" style:family="table-column">
      <style:table-column-properties style:column-width="6.3181in"/>
    </style:style>
    <style:style style:name="Table2.1" style:family="table-row">
      <style:table-row-properties style:min-row-height="0.0201in"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2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2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2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2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4" style:family="table-row">
      <style:table-row-properties style:min-row-height="0.0007in" fo:background-color="transparent" fo:keep-together="auto">
        <style:background-image/>
      </style:table-row-properties>
    </style:style>
    <style:style style:name="Table2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2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5" style:family="table-row">
      <style:table-row-properties fo:background-color="transparent" fo:keep-together="auto">
        <style:background-image/>
      </style:table-row-properties>
    </style:style>
    <style:style style:name="Table2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6" style:family="table-row">
      <style:table-row-properties fo:background-color="transparent" fo:keep-together="auto">
        <style:background-image/>
      </style:table-row-properties>
    </style:style>
    <style:style style:name="Table2.A6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2.B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0.25in"/>
    </style:style>
    <style:style style:name="Table4.C" style:family="table-column">
      <style:table-column-properties style:column-width="1.4042in"/>
    </style:style>
    <style:style style:name="Table4.D" style:family="table-column">
      <style:table-column-properties style:column-width="0.8028in"/>
    </style:style>
    <style:style style:name="Table4.E" style:family="table-column">
      <style:table-column-properties style:column-width="0.4in"/>
    </style:style>
    <style:style style:name="Table4.F" style:family="table-column">
      <style:table-column-properties style:column-width="6.3181in"/>
    </style:style>
    <style:style style:name="Table4.1" style:family="table-row">
      <style:table-row-properties style:min-row-height="0.0201in" fo:background-color="transparent" fo:keep-together="auto">
        <style:background-image/>
      </style:table-row-properties>
    </style:style>
    <style:style style:name="Table4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4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4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4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4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4" style:family="table-row">
      <style:table-row-properties style:min-row-height="0.0007in" fo:background-color="transparent" fo:keep-together="auto">
        <style:background-image/>
      </style:table-row-properties>
    </style:style>
    <style:style style:name="Table4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4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5" style:family="table-row">
      <style:table-row-properties fo:background-color="transparent" fo:keep-together="auto">
        <style:background-image/>
      </style:table-row-properties>
    </style:style>
    <style:style style:name="Table4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6" style:family="table-row">
      <style:table-row-properties fo:background-color="transparent" fo:keep-together="auto">
        <style:background-image/>
      </style:table-row-properties>
    </style:style>
    <style:style style:name="Table4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7" style:family="table-row">
      <style:table-row-properties fo:background-color="transparent" fo:keep-together="auto">
        <style:background-image/>
      </style:table-row-properties>
    </style:style>
    <style:style style:name="Table4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.8" style:family="table-row">
      <style:table-row-properties style:min-row-height="0.0958in" fo:background-color="transparent" fo:keep-together="auto">
        <style:background-image/>
      </style:table-row-properties>
    </style:style>
    <style:style style:name="Table4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10" style:family="table-row">
      <style:table-row-properties fo:background-color="transparent" fo:keep-together="auto">
        <style:background-image/>
      </style:table-row-properties>
    </style:style>
    <style:style style:name="Table4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11" style:family="table-row">
      <style:table-row-properties fo:background-color="transparent" fo:keep-together="auto">
        <style:background-image/>
      </style:table-row-properties>
    </style:style>
    <style:style style:name="Table4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12" style:family="table-row">
      <style:table-row-properties fo:background-color="transparent" fo:keep-together="auto">
        <style:background-image/>
      </style:table-row-properties>
    </style:style>
    <style:style style:name="Table4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4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4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5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0.25in"/>
    </style:style>
    <style:style style:name="Table5.C" style:family="table-column">
      <style:table-column-properties style:column-width="1.4042in"/>
    </style:style>
    <style:style style:name="Table5.D" style:family="table-column">
      <style:table-column-properties style:column-width="0.8028in"/>
    </style:style>
    <style:style style:name="Table5.E" style:family="table-column">
      <style:table-column-properties style:column-width="0.4in"/>
    </style:style>
    <style:style style:name="Table5.F" style:family="table-column">
      <style:table-column-properties style:column-width="6.3181in"/>
    </style:style>
    <style:style style:name="Table5.1" style:family="table-row">
      <style:table-row-properties style:min-row-height="0.0201in" fo:background-color="transparent" fo:keep-together="auto">
        <style:background-image/>
      </style:table-row-properties>
    </style:style>
    <style:style style:name="Table5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5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5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5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5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4" style:family="table-row">
      <style:table-row-properties style:min-row-height="0.0007in" fo:background-color="transparent" fo:keep-together="auto">
        <style:background-image/>
      </style:table-row-properties>
    </style:style>
    <style:style style:name="Table5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5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5" style:family="table-row">
      <style:table-row-properties fo:background-color="transparent" fo:keep-together="auto">
        <style:background-image/>
      </style:table-row-properties>
    </style:style>
    <style:style style:name="Table5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6" style:family="table-row">
      <style:table-row-properties fo:background-color="transparent" fo:keep-together="auto">
        <style:background-image/>
      </style:table-row-properties>
    </style:style>
    <style:style style:name="Table5.A6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5.B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6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6.A" style:family="table-column">
      <style:table-column-properties style:column-width="0.25in"/>
    </style:style>
    <style:style style:name="Table6.C" style:family="table-column">
      <style:table-column-properties style:column-width="1.4042in"/>
    </style:style>
    <style:style style:name="Table6.D" style:family="table-column">
      <style:table-column-properties style:column-width="0.8028in"/>
    </style:style>
    <style:style style:name="Table6.E" style:family="table-column">
      <style:table-column-properties style:column-width="0.4in"/>
    </style:style>
    <style:style style:name="Table6.F" style:family="table-column">
      <style:table-column-properties style:column-width="6.3181in"/>
    </style:style>
    <style:style style:name="Table6.1" style:family="table-row">
      <style:table-row-properties style:min-row-height="0.0201in" fo:background-color="transparent" fo:keep-together="auto">
        <style:background-image/>
      </style:table-row-properties>
    </style:style>
    <style:style style:name="Table6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6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6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6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6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4" style:family="table-row">
      <style:table-row-properties style:min-row-height="0.0007in" fo:background-color="transparent" fo:keep-together="auto">
        <style:background-image/>
      </style:table-row-properties>
    </style:style>
    <style:style style:name="Table6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6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5" style:family="table-row">
      <style:table-row-properties fo:background-color="transparent" fo:keep-together="auto">
        <style:background-image/>
      </style:table-row-properties>
    </style:style>
    <style:style style:name="Table6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6" style:family="table-row">
      <style:table-row-properties fo:background-color="transparent" fo:keep-together="auto">
        <style:background-image/>
      </style:table-row-properties>
    </style:style>
    <style:style style:name="Table6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7" style:family="table-row">
      <style:table-row-properties fo:background-color="transparent" fo:keep-together="auto">
        <style:background-image/>
      </style:table-row-properties>
    </style:style>
    <style:style style:name="Table6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6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6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6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6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6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6.8" style:family="table-row">
      <style:table-row-properties style:min-row-height="0.0958in" fo:background-color="transparent" fo:keep-together="auto">
        <style:background-image/>
      </style:table-row-properties>
    </style:style>
    <style:style style:name="Table6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10" style:family="table-row">
      <style:table-row-properties fo:background-color="transparent" fo:keep-together="auto">
        <style:background-image/>
      </style:table-row-properties>
    </style:style>
    <style:style style:name="Table6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11" style:family="table-row">
      <style:table-row-properties fo:background-color="transparent" fo:keep-together="auto">
        <style:background-image/>
      </style:table-row-properties>
    </style:style>
    <style:style style:name="Table6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12" style:family="table-row">
      <style:table-row-properties fo:background-color="transparent" fo:keep-together="auto">
        <style:background-image/>
      </style:table-row-properties>
    </style:style>
    <style:style style:name="Table6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6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6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6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6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8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8.A" style:family="table-column">
      <style:table-column-properties style:column-width="0.25in"/>
    </style:style>
    <style:style style:name="Table18.C" style:family="table-column">
      <style:table-column-properties style:column-width="1.4042in"/>
    </style:style>
    <style:style style:name="Table18.D" style:family="table-column">
      <style:table-column-properties style:column-width="0.8028in"/>
    </style:style>
    <style:style style:name="Table18.E" style:family="table-column">
      <style:table-column-properties style:column-width="0.4in"/>
    </style:style>
    <style:style style:name="Table18.F" style:family="table-column">
      <style:table-column-properties style:column-width="6.3181in"/>
    </style:style>
    <style:style style:name="Table18.1" style:family="table-row">
      <style:table-row-properties style:min-row-height="0.0201in" fo:background-color="transparent" fo:keep-together="auto">
        <style:background-image/>
      </style:table-row-properties>
    </style:style>
    <style:style style:name="Table18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18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18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18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18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8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8.4" style:family="table-row">
      <style:table-row-properties style:min-row-height="0.0007in" fo:background-color="transparent" fo:keep-together="auto">
        <style:background-image/>
      </style:table-row-properties>
    </style:style>
    <style:style style:name="Table18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18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8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8.5" style:family="table-row">
      <style:table-row-properties fo:background-color="transparent" fo:keep-together="auto">
        <style:background-image/>
      </style:table-row-properties>
    </style:style>
    <style:style style:name="Table18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8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8.6" style:family="table-row">
      <style:table-row-properties fo:background-color="transparent" fo:keep-together="auto">
        <style:background-image/>
      </style:table-row-properties>
    </style:style>
    <style:style style:name="Table18.A6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18.B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9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19.A" style:family="table-column">
      <style:table-column-properties style:column-width="0.25in"/>
    </style:style>
    <style:style style:name="Table19.C" style:family="table-column">
      <style:table-column-properties style:column-width="1.4042in"/>
    </style:style>
    <style:style style:name="Table19.D" style:family="table-column">
      <style:table-column-properties style:column-width="0.8028in"/>
    </style:style>
    <style:style style:name="Table19.E" style:family="table-column">
      <style:table-column-properties style:column-width="0.4in"/>
    </style:style>
    <style:style style:name="Table19.F" style:family="table-column">
      <style:table-column-properties style:column-width="6.3181in"/>
    </style:style>
    <style:style style:name="Table19.1" style:family="table-row">
      <style:table-row-properties style:min-row-height="0.0201in" fo:background-color="transparent" fo:keep-together="auto">
        <style:background-image/>
      </style:table-row-properties>
    </style:style>
    <style:style style:name="Table19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19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19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19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19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9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9.4" style:family="table-row">
      <style:table-row-properties style:min-row-height="0.0007in" fo:background-color="transparent" fo:keep-together="auto">
        <style:background-image/>
      </style:table-row-properties>
    </style:style>
    <style:style style:name="Table19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19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9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9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9.5" style:family="table-row">
      <style:table-row-properties fo:background-color="transparent" fo:keep-together="auto">
        <style:background-image/>
      </style:table-row-properties>
    </style:style>
    <style:style style:name="Table19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9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9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9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9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9.6" style:family="table-row">
      <style:table-row-properties fo:background-color="transparent" fo:keep-together="auto">
        <style:background-image/>
      </style:table-row-properties>
    </style:style>
    <style:style style:name="Table19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9.7" style:family="table-row">
      <style:table-row-properties fo:background-color="transparent" fo:keep-together="auto">
        <style:background-image/>
      </style:table-row-properties>
    </style:style>
    <style:style style:name="Table19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19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9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9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9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9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9.8" style:family="table-row">
      <style:table-row-properties style:min-row-height="0.0958in" fo:background-color="transparent" fo:keep-together="auto">
        <style:background-image/>
      </style:table-row-properties>
    </style:style>
    <style:style style:name="Table19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9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9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9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9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9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9.10" style:family="table-row">
      <style:table-row-properties fo:background-color="transparent" fo:keep-together="auto">
        <style:background-image/>
      </style:table-row-properties>
    </style:style>
    <style:style style:name="Table19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9.11" style:family="table-row">
      <style:table-row-properties fo:background-color="transparent" fo:keep-together="auto">
        <style:background-image/>
      </style:table-row-properties>
    </style:style>
    <style:style style:name="Table19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9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9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9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9.12" style:family="table-row">
      <style:table-row-properties fo:background-color="transparent" fo:keep-together="auto">
        <style:background-image/>
      </style:table-row-properties>
    </style:style>
    <style:style style:name="Table19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19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19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9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9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0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0.A" style:family="table-column">
      <style:table-column-properties style:column-width="0.25in"/>
    </style:style>
    <style:style style:name="Table20.C" style:family="table-column">
      <style:table-column-properties style:column-width="1.4042in"/>
    </style:style>
    <style:style style:name="Table20.D" style:family="table-column">
      <style:table-column-properties style:column-width="0.8028in"/>
    </style:style>
    <style:style style:name="Table20.E" style:family="table-column">
      <style:table-column-properties style:column-width="0.4in"/>
    </style:style>
    <style:style style:name="Table20.F" style:family="table-column">
      <style:table-column-properties style:column-width="6.3181in"/>
    </style:style>
    <style:style style:name="Table20.1" style:family="table-row">
      <style:table-row-properties style:min-row-height="0.0201in" fo:background-color="transparent" fo:keep-together="auto">
        <style:background-image/>
      </style:table-row-properties>
    </style:style>
    <style:style style:name="Table20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20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20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20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20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0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0.4" style:family="table-row">
      <style:table-row-properties style:min-row-height="0.0007in" fo:background-color="transparent" fo:keep-together="auto">
        <style:background-image/>
      </style:table-row-properties>
    </style:style>
    <style:style style:name="Table20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20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0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0.5" style:family="table-row">
      <style:table-row-properties fo:background-color="transparent" fo:keep-together="auto">
        <style:background-image/>
      </style:table-row-properties>
    </style:style>
    <style:style style:name="Table20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0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0.6" style:family="table-row">
      <style:table-row-properties fo:background-color="transparent" fo:keep-together="auto">
        <style:background-image/>
      </style:table-row-properties>
    </style:style>
    <style:style style:name="Table20.A6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20.B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1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21.A" style:family="table-column">
      <style:table-column-properties style:column-width="0.25in"/>
    </style:style>
    <style:style style:name="Table21.C" style:family="table-column">
      <style:table-column-properties style:column-width="1.4042in"/>
    </style:style>
    <style:style style:name="Table21.D" style:family="table-column">
      <style:table-column-properties style:column-width="0.8028in"/>
    </style:style>
    <style:style style:name="Table21.E" style:family="table-column">
      <style:table-column-properties style:column-width="0.4in"/>
    </style:style>
    <style:style style:name="Table21.F" style:family="table-column">
      <style:table-column-properties style:column-width="6.3181in"/>
    </style:style>
    <style:style style:name="Table21.1" style:family="table-row">
      <style:table-row-properties style:min-row-height="0.0201in" fo:background-color="transparent" fo:keep-together="auto">
        <style:background-image/>
      </style:table-row-properties>
    </style:style>
    <style:style style:name="Table21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21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21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21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21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1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1.4" style:family="table-row">
      <style:table-row-properties style:min-row-height="0.0007in" fo:background-color="transparent" fo:keep-together="auto">
        <style:background-image/>
      </style:table-row-properties>
    </style:style>
    <style:style style:name="Table21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21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1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1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1.5" style:family="table-row">
      <style:table-row-properties fo:background-color="transparent" fo:keep-together="auto">
        <style:background-image/>
      </style:table-row-properties>
    </style:style>
    <style:style style:name="Table21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1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1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1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1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1.6" style:family="table-row">
      <style:table-row-properties fo:background-color="transparent" fo:keep-together="auto">
        <style:background-image/>
      </style:table-row-properties>
    </style:style>
    <style:style style:name="Table21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1.7" style:family="table-row">
      <style:table-row-properties fo:background-color="transparent" fo:keep-together="auto">
        <style:background-image/>
      </style:table-row-properties>
    </style:style>
    <style:style style:name="Table21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21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21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21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21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21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21.8" style:family="table-row">
      <style:table-row-properties style:min-row-height="0.0958in" fo:background-color="transparent" fo:keep-together="auto">
        <style:background-image/>
      </style:table-row-properties>
    </style:style>
    <style:style style:name="Table21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1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1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1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1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1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1.10" style:family="table-row">
      <style:table-row-properties fo:background-color="transparent" fo:keep-together="auto">
        <style:background-image/>
      </style:table-row-properties>
    </style:style>
    <style:style style:name="Table21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1.11" style:family="table-row">
      <style:table-row-properties fo:background-color="transparent" fo:keep-together="auto">
        <style:background-image/>
      </style:table-row-properties>
    </style:style>
    <style:style style:name="Table21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1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1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1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1.12" style:family="table-row">
      <style:table-row-properties fo:background-color="transparent" fo:keep-together="auto">
        <style:background-image/>
      </style:table-row-properties>
    </style:style>
    <style:style style:name="Table21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21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21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1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1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9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9.A" style:family="table-column">
      <style:table-column-properties style:column-width="0.25in"/>
    </style:style>
    <style:style style:name="Table29.C" style:family="table-column">
      <style:table-column-properties style:column-width="1.4042in"/>
    </style:style>
    <style:style style:name="Table29.D" style:family="table-column">
      <style:table-column-properties style:column-width="0.8028in"/>
    </style:style>
    <style:style style:name="Table29.E" style:family="table-column">
      <style:table-column-properties style:column-width="0.4in"/>
    </style:style>
    <style:style style:name="Table29.F" style:family="table-column">
      <style:table-column-properties style:column-width="6.3181in"/>
    </style:style>
    <style:style style:name="Table29.1" style:family="table-row">
      <style:table-row-properties style:min-row-height="0.0201in" fo:background-color="transparent" fo:keep-together="auto">
        <style:background-image/>
      </style:table-row-properties>
    </style:style>
    <style:style style:name="Table29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29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29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29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29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9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9.4" style:family="table-row">
      <style:table-row-properties style:min-row-height="0.0007in" fo:background-color="transparent" fo:keep-together="auto">
        <style:background-image/>
      </style:table-row-properties>
    </style:style>
    <style:style style:name="Table29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29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9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9.5" style:family="table-row">
      <style:table-row-properties fo:background-color="transparent" fo:keep-together="auto">
        <style:background-image/>
      </style:table-row-properties>
    </style:style>
    <style:style style:name="Table29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9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9.6" style:family="table-row">
      <style:table-row-properties fo:background-color="transparent" fo:keep-together="auto">
        <style:background-image/>
      </style:table-row-properties>
    </style:style>
    <style:style style:name="Table29.A6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29.B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0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10.A" style:family="table-column">
      <style:table-column-properties style:column-width="0.25in"/>
    </style:style>
    <style:style style:name="Table10.C" style:family="table-column">
      <style:table-column-properties style:column-width="1.4042in"/>
    </style:style>
    <style:style style:name="Table10.D" style:family="table-column">
      <style:table-column-properties style:column-width="0.8028in"/>
    </style:style>
    <style:style style:name="Table10.E" style:family="table-column">
      <style:table-column-properties style:column-width="0.4in"/>
    </style:style>
    <style:style style:name="Table10.F" style:family="table-column">
      <style:table-column-properties style:column-width="6.3181in"/>
    </style:style>
    <style:style style:name="Table10.1" style:family="table-row">
      <style:table-row-properties style:min-row-height="0.0201in" fo:background-color="transparent" fo:keep-together="auto">
        <style:background-image/>
      </style:table-row-properties>
    </style:style>
    <style:style style:name="Table10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10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10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10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10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4" style:family="table-row">
      <style:table-row-properties style:min-row-height="0.0007in" fo:background-color="transparent" fo:keep-together="auto">
        <style:background-image/>
      </style:table-row-properties>
    </style:style>
    <style:style style:name="Table10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10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5" style:family="table-row">
      <style:table-row-properties fo:background-color="transparent" fo:keep-together="auto">
        <style:background-image/>
      </style:table-row-properties>
    </style:style>
    <style:style style:name="Table10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6" style:family="table-row">
      <style:table-row-properties fo:background-color="transparent" fo:keep-together="auto">
        <style:background-image/>
      </style:table-row-properties>
    </style:style>
    <style:style style:name="Table10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7" style:family="table-row">
      <style:table-row-properties fo:background-color="transparent" fo:keep-together="auto">
        <style:background-image/>
      </style:table-row-properties>
    </style:style>
    <style:style style:name="Table10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10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0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0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0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0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0.8" style:family="table-row">
      <style:table-row-properties style:min-row-height="0.0958in" fo:background-color="transparent" fo:keep-together="auto">
        <style:background-image/>
      </style:table-row-properties>
    </style:style>
    <style:style style:name="Table10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10" style:family="table-row">
      <style:table-row-properties fo:background-color="transparent" fo:keep-together="auto">
        <style:background-image/>
      </style:table-row-properties>
    </style:style>
    <style:style style:name="Table10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11" style:family="table-row">
      <style:table-row-properties fo:background-color="transparent" fo:keep-together="auto">
        <style:background-image/>
      </style:table-row-properties>
    </style:style>
    <style:style style:name="Table10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12" style:family="table-row">
      <style:table-row-properties fo:background-color="transparent" fo:keep-together="auto">
        <style:background-image/>
      </style:table-row-properties>
    </style:style>
    <style:style style:name="Table10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10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10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0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0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1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1.A" style:family="table-column">
      <style:table-column-properties style:column-width="0.25in"/>
    </style:style>
    <style:style style:name="Table11.C" style:family="table-column">
      <style:table-column-properties style:column-width="1.4042in"/>
    </style:style>
    <style:style style:name="Table11.D" style:family="table-column">
      <style:table-column-properties style:column-width="0.8028in"/>
    </style:style>
    <style:style style:name="Table11.E" style:family="table-column">
      <style:table-column-properties style:column-width="0.4in"/>
    </style:style>
    <style:style style:name="Table11.F" style:family="table-column">
      <style:table-column-properties style:column-width="6.3181in"/>
    </style:style>
    <style:style style:name="Table11.1" style:family="table-row">
      <style:table-row-properties style:min-row-height="0.0201in" fo:background-color="transparent" fo:keep-together="auto">
        <style:background-image/>
      </style:table-row-properties>
    </style:style>
    <style:style style:name="Table11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11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11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11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11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1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1.4" style:family="table-row">
      <style:table-row-properties style:min-row-height="0.0007in" fo:background-color="transparent" fo:keep-together="auto">
        <style:background-image/>
      </style:table-row-properties>
    </style:style>
    <style:style style:name="Table11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11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1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1.5" style:family="table-row">
      <style:table-row-properties fo:background-color="transparent" fo:keep-together="auto">
        <style:background-image/>
      </style:table-row-properties>
    </style:style>
    <style:style style:name="Table11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1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1.A6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11.B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2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12.A" style:family="table-column">
      <style:table-column-properties style:column-width="0.25in"/>
    </style:style>
    <style:style style:name="Table12.C" style:family="table-column">
      <style:table-column-properties style:column-width="1.4042in"/>
    </style:style>
    <style:style style:name="Table12.D" style:family="table-column">
      <style:table-column-properties style:column-width="0.8028in"/>
    </style:style>
    <style:style style:name="Table12.E" style:family="table-column">
      <style:table-column-properties style:column-width="0.4in"/>
    </style:style>
    <style:style style:name="Table12.F" style:family="table-column">
      <style:table-column-properties style:column-width="6.3181in"/>
    </style:style>
    <style:style style:name="Table12.1" style:family="table-row">
      <style:table-row-properties style:min-row-height="0.0201in" fo:background-color="transparent" fo:keep-together="auto">
        <style:background-image/>
      </style:table-row-properties>
    </style:style>
    <style:style style:name="Table12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12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12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12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12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4" style:family="table-row">
      <style:table-row-properties style:min-row-height="0.0007in" fo:background-color="transparent" fo:keep-together="auto">
        <style:background-image/>
      </style:table-row-properties>
    </style:style>
    <style:style style:name="Table12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12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5" style:family="table-row">
      <style:table-row-properties fo:background-color="transparent" fo:keep-together="auto">
        <style:background-image/>
      </style:table-row-properties>
    </style:style>
    <style:style style:name="Table12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6" style:family="table-row">
      <style:table-row-properties fo:background-color="transparent" fo:keep-together="auto">
        <style:background-image/>
      </style:table-row-properties>
    </style:style>
    <style:style style:name="Table12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7" style:family="table-row">
      <style:table-row-properties fo:background-color="transparent" fo:keep-together="auto">
        <style:background-image/>
      </style:table-row-properties>
    </style:style>
    <style:style style:name="Table12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12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2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2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2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2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2.8" style:family="table-row">
      <style:table-row-properties style:min-row-height="0.0958in" fo:background-color="transparent" fo:keep-together="auto">
        <style:background-image/>
      </style:table-row-properties>
    </style:style>
    <style:style style:name="Table12.A8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12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A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12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E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10" style:family="table-row">
      <style:table-row-properties fo:background-color="transparent" fo:keep-together="auto">
        <style:background-image/>
      </style:table-row-properties>
    </style:style>
    <style:style style:name="Table12.A10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12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11" style:family="table-row">
      <style:table-row-properties fo:background-color="transparent" fo:keep-together="auto">
        <style:background-image/>
      </style:table-row-properties>
    </style:style>
    <style:style style:name="Table12.A11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12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12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12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2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2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3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3.A" style:family="table-column">
      <style:table-column-properties style:column-width="0.25in"/>
    </style:style>
    <style:style style:name="Table13.C" style:family="table-column">
      <style:table-column-properties style:column-width="1.4042in"/>
    </style:style>
    <style:style style:name="Table13.D" style:family="table-column">
      <style:table-column-properties style:column-width="0.8028in"/>
    </style:style>
    <style:style style:name="Table13.E" style:family="table-column">
      <style:table-column-properties style:column-width="0.4in"/>
    </style:style>
    <style:style style:name="Table13.F" style:family="table-column">
      <style:table-column-properties style:column-width="6.3181in"/>
    </style:style>
    <style:style style:name="Table13.1" style:family="table-row">
      <style:table-row-properties style:min-row-height="0.0201in" fo:background-color="transparent" fo:keep-together="auto">
        <style:background-image/>
      </style:table-row-properties>
    </style:style>
    <style:style style:name="Table13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13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13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13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13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.4" style:family="table-row">
      <style:table-row-properties style:min-row-height="0.0007in" fo:background-color="transparent" fo:keep-together="auto">
        <style:background-image/>
      </style:table-row-properties>
    </style:style>
    <style:style style:name="Table13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13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.5" style:family="table-row">
      <style:table-row-properties fo:background-color="transparent" fo:keep-together="auto">
        <style:background-image/>
      </style:table-row-properties>
    </style:style>
    <style:style style:name="Table13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.6" style:family="table-row">
      <style:table-row-properties fo:background-color="transparent" fo:keep-together="auto">
        <style:background-image/>
      </style:table-row-properties>
    </style:style>
    <style:style style:name="Table13.A6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13.B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2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22.A" style:family="table-column">
      <style:table-column-properties style:column-width="0.25in"/>
    </style:style>
    <style:style style:name="Table22.C" style:family="table-column">
      <style:table-column-properties style:column-width="1.4042in"/>
    </style:style>
    <style:style style:name="Table22.D" style:family="table-column">
      <style:table-column-properties style:column-width="0.8028in"/>
    </style:style>
    <style:style style:name="Table22.E" style:family="table-column">
      <style:table-column-properties style:column-width="0.4in"/>
    </style:style>
    <style:style style:name="Table22.F" style:family="table-column">
      <style:table-column-properties style:column-width="6.3181in"/>
    </style:style>
    <style:style style:name="Table22.1" style:family="table-row">
      <style:table-row-properties style:min-row-height="0.0201in" fo:background-color="transparent" fo:keep-together="auto">
        <style:background-image/>
      </style:table-row-properties>
    </style:style>
    <style:style style:name="Table22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22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22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22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22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2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2.4" style:family="table-row">
      <style:table-row-properties style:min-row-height="0.0007in" fo:background-color="transparent" fo:keep-together="auto">
        <style:background-image/>
      </style:table-row-properties>
    </style:style>
    <style:style style:name="Table22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22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2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2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2.5" style:family="table-row">
      <style:table-row-properties fo:background-color="transparent" fo:keep-together="auto">
        <style:background-image/>
      </style:table-row-properties>
    </style:style>
    <style:style style:name="Table22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2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2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2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2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2.6" style:family="table-row">
      <style:table-row-properties fo:background-color="transparent" fo:keep-together="auto">
        <style:background-image/>
      </style:table-row-properties>
    </style:style>
    <style:style style:name="Table22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2.7" style:family="table-row">
      <style:table-row-properties fo:background-color="transparent" fo:keep-together="auto">
        <style:background-image/>
      </style:table-row-properties>
    </style:style>
    <style:style style:name="Table22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22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22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22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22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22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22.8" style:family="table-row">
      <style:table-row-properties style:min-row-height="0.0958in" fo:background-color="transparent" fo:keep-together="auto">
        <style:background-image/>
      </style:table-row-properties>
    </style:style>
    <style:style style:name="Table22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2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2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2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2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2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2.10" style:family="table-row">
      <style:table-row-properties fo:background-color="transparent" fo:keep-together="auto">
        <style:background-image/>
      </style:table-row-properties>
    </style:style>
    <style:style style:name="Table22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2.11" style:family="table-row">
      <style:table-row-properties fo:background-color="transparent" fo:keep-together="auto">
        <style:background-image/>
      </style:table-row-properties>
    </style:style>
    <style:style style:name="Table22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2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2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2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2.12" style:family="table-row">
      <style:table-row-properties fo:background-color="transparent" fo:keep-together="auto">
        <style:background-image/>
      </style:table-row-properties>
    </style:style>
    <style:style style:name="Table22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22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22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2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2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3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3.A" style:family="table-column">
      <style:table-column-properties style:column-width="0.25in"/>
    </style:style>
    <style:style style:name="Table23.C" style:family="table-column">
      <style:table-column-properties style:column-width="1.4042in"/>
    </style:style>
    <style:style style:name="Table23.D" style:family="table-column">
      <style:table-column-properties style:column-width="0.8028in"/>
    </style:style>
    <style:style style:name="Table23.E" style:family="table-column">
      <style:table-column-properties style:column-width="0.4in"/>
    </style:style>
    <style:style style:name="Table23.F" style:family="table-column">
      <style:table-column-properties style:column-width="6.3181in"/>
    </style:style>
    <style:style style:name="Table23.1" style:family="table-row">
      <style:table-row-properties style:min-row-height="0.0201in" fo:background-color="transparent" fo:keep-together="auto">
        <style:background-image/>
      </style:table-row-properties>
    </style:style>
    <style:style style:name="Table23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23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23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23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23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3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3.4" style:family="table-row">
      <style:table-row-properties style:min-row-height="0.0007in" fo:background-color="transparent" fo:keep-together="auto">
        <style:background-image/>
      </style:table-row-properties>
    </style:style>
    <style:style style:name="Table23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23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3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3.5" style:family="table-row">
      <style:table-row-properties fo:background-color="transparent" fo:keep-together="auto">
        <style:background-image/>
      </style:table-row-properties>
    </style:style>
    <style:style style:name="Table23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3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3.6" style:family="table-row">
      <style:table-row-properties fo:background-color="transparent" fo:keep-together="auto">
        <style:background-image/>
      </style:table-row-properties>
    </style:style>
    <style:style style:name="Table23.A6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23.B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4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24.A" style:family="table-column">
      <style:table-column-properties style:column-width="0.25in"/>
    </style:style>
    <style:style style:name="Table24.C" style:family="table-column">
      <style:table-column-properties style:column-width="1.4042in"/>
    </style:style>
    <style:style style:name="Table24.D" style:family="table-column">
      <style:table-column-properties style:column-width="0.8028in"/>
    </style:style>
    <style:style style:name="Table24.E" style:family="table-column">
      <style:table-column-properties style:column-width="0.4in"/>
    </style:style>
    <style:style style:name="Table24.F" style:family="table-column">
      <style:table-column-properties style:column-width="6.3181in"/>
    </style:style>
    <style:style style:name="Table24.1" style:family="table-row">
      <style:table-row-properties style:min-row-height="0.0201in" fo:background-color="transparent" fo:keep-together="auto">
        <style:background-image/>
      </style:table-row-properties>
    </style:style>
    <style:style style:name="Table24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24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24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24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24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4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4.4" style:family="table-row">
      <style:table-row-properties style:min-row-height="0.0007in" fo:background-color="transparent" fo:keep-together="auto">
        <style:background-image/>
      </style:table-row-properties>
    </style:style>
    <style:style style:name="Table24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24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4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4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4.5" style:family="table-row">
      <style:table-row-properties fo:background-color="transparent" fo:keep-together="auto">
        <style:background-image/>
      </style:table-row-properties>
    </style:style>
    <style:style style:name="Table24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4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4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4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4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4.6" style:family="table-row">
      <style:table-row-properties fo:background-color="transparent" fo:keep-together="auto">
        <style:background-image/>
      </style:table-row-properties>
    </style:style>
    <style:style style:name="Table24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4.7" style:family="table-row">
      <style:table-row-properties fo:background-color="transparent" fo:keep-together="auto">
        <style:background-image/>
      </style:table-row-properties>
    </style:style>
    <style:style style:name="Table24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24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24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24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24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24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24.8" style:family="table-row">
      <style:table-row-properties style:min-row-height="0.0958in" fo:background-color="transparent" fo:keep-together="auto">
        <style:background-image/>
      </style:table-row-properties>
    </style:style>
    <style:style style:name="Table24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4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4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4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4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4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4.10" style:family="table-row">
      <style:table-row-properties fo:background-color="transparent" fo:keep-together="auto">
        <style:background-image/>
      </style:table-row-properties>
    </style:style>
    <style:style style:name="Table24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4.11" style:family="table-row">
      <style:table-row-properties fo:background-color="transparent" fo:keep-together="auto">
        <style:background-image/>
      </style:table-row-properties>
    </style:style>
    <style:style style:name="Table24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4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4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4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4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24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24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4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4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5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5.A" style:family="table-column">
      <style:table-column-properties style:column-width="0.25in"/>
    </style:style>
    <style:style style:name="Table25.C" style:family="table-column">
      <style:table-column-properties style:column-width="1.4042in"/>
    </style:style>
    <style:style style:name="Table25.D" style:family="table-column">
      <style:table-column-properties style:column-width="0.8028in"/>
    </style:style>
    <style:style style:name="Table25.E" style:family="table-column">
      <style:table-column-properties style:column-width="0.4in"/>
    </style:style>
    <style:style style:name="Table25.F" style:family="table-column">
      <style:table-column-properties style:column-width="6.3181in"/>
    </style:style>
    <style:style style:name="Table25.1" style:family="table-row">
      <style:table-row-properties style:min-row-height="0.0201in" fo:background-color="transparent" fo:keep-together="auto">
        <style:background-image/>
      </style:table-row-properties>
    </style:style>
    <style:style style:name="Table25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25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25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25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25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5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5.4" style:family="table-row">
      <style:table-row-properties style:min-row-height="0.0007in" fo:background-color="transparent" fo:keep-together="auto">
        <style:background-image/>
      </style:table-row-properties>
    </style:style>
    <style:style style:name="Table25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25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5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5.5" style:family="table-row">
      <style:table-row-properties fo:background-color="transparent" fo:keep-together="auto">
        <style:background-image/>
      </style:table-row-properties>
    </style:style>
    <style:style style:name="Table25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5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5.A6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25.B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6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26.A" style:family="table-column">
      <style:table-column-properties style:column-width="0.25in"/>
    </style:style>
    <style:style style:name="Table26.C" style:family="table-column">
      <style:table-column-properties style:column-width="1.4042in"/>
    </style:style>
    <style:style style:name="Table26.D" style:family="table-column">
      <style:table-column-properties style:column-width="0.8028in"/>
    </style:style>
    <style:style style:name="Table26.E" style:family="table-column">
      <style:table-column-properties style:column-width="0.4in"/>
    </style:style>
    <style:style style:name="Table26.F" style:family="table-column">
      <style:table-column-properties style:column-width="6.3181in"/>
    </style:style>
    <style:style style:name="Table26.1" style:family="table-row">
      <style:table-row-properties style:min-row-height="0.0201in" fo:background-color="transparent" fo:keep-together="auto">
        <style:background-image/>
      </style:table-row-properties>
    </style:style>
    <style:style style:name="Table26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26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26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26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26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6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6.4" style:family="table-row">
      <style:table-row-properties style:min-row-height="0.0007in" fo:background-color="transparent" fo:keep-together="auto">
        <style:background-image/>
      </style:table-row-properties>
    </style:style>
    <style:style style:name="Table26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26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6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6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6.5" style:family="table-row">
      <style:table-row-properties fo:background-color="transparent" fo:keep-together="auto">
        <style:background-image/>
      </style:table-row-properties>
    </style:style>
    <style:style style:name="Table26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6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6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6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6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6.6" style:family="table-row">
      <style:table-row-properties fo:background-color="transparent" fo:keep-together="auto">
        <style:background-image/>
      </style:table-row-properties>
    </style:style>
    <style:style style:name="Table26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6.7" style:family="table-row">
      <style:table-row-properties style:min-row-height="0.0958in" fo:background-color="transparent" fo:keep-together="auto">
        <style:background-image/>
      </style:table-row-properties>
    </style:style>
    <style:style style:name="Table26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6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6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6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6.8" style:family="table-row">
      <style:table-row-properties fo:background-color="transparent" fo:keep-together="auto">
        <style:background-image/>
      </style:table-row-properties>
    </style:style>
    <style:style style:name="Table26.A8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26.B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6.D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6.E8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6.F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0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30.A" style:family="table-column">
      <style:table-column-properties style:column-width="0.25in"/>
    </style:style>
    <style:style style:name="Table30.C" style:family="table-column">
      <style:table-column-properties style:column-width="1.4042in"/>
    </style:style>
    <style:style style:name="Table30.D" style:family="table-column">
      <style:table-column-properties style:column-width="0.8028in"/>
    </style:style>
    <style:style style:name="Table30.E" style:family="table-column">
      <style:table-column-properties style:column-width="0.4in"/>
    </style:style>
    <style:style style:name="Table30.F" style:family="table-column">
      <style:table-column-properties style:column-width="6.3181in"/>
    </style:style>
    <style:style style:name="Table30.1" style:family="table-row">
      <style:table-row-properties style:min-row-height="0.0201in" fo:background-color="transparent" fo:keep-together="auto">
        <style:background-image/>
      </style:table-row-properties>
    </style:style>
    <style:style style:name="Table30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30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30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30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30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0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0.4" style:family="table-row">
      <style:table-row-properties style:min-row-height="0.0007in" fo:background-color="transparent" fo:keep-together="auto">
        <style:background-image/>
      </style:table-row-properties>
    </style:style>
    <style:style style:name="Table30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30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0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0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0.5" style:family="table-row">
      <style:table-row-properties fo:background-color="transparent" fo:keep-together="auto">
        <style:background-image/>
      </style:table-row-properties>
    </style:style>
    <style:style style:name="Table30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0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0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0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0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0.6" style:family="table-row">
      <style:table-row-properties fo:background-color="transparent" fo:keep-together="auto">
        <style:background-image/>
      </style:table-row-properties>
    </style:style>
    <style:style style:name="Table30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0.7" style:family="table-row">
      <style:table-row-properties fo:background-color="transparent" fo:keep-together="auto">
        <style:background-image/>
      </style:table-row-properties>
    </style:style>
    <style:style style:name="Table30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0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0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0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0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0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0.8" style:family="table-row">
      <style:table-row-properties style:min-row-height="0.0958in" fo:background-color="transparent" fo:keep-together="auto">
        <style:background-image/>
      </style:table-row-properties>
    </style:style>
    <style:style style:name="Table30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0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0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0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0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0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0.10" style:family="table-row">
      <style:table-row-properties fo:background-color="transparent" fo:keep-together="auto">
        <style:background-image/>
      </style:table-row-properties>
    </style:style>
    <style:style style:name="Table30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0.11" style:family="table-row">
      <style:table-row-properties fo:background-color="transparent" fo:keep-together="auto">
        <style:background-image/>
      </style:table-row-properties>
    </style:style>
    <style:style style:name="Table30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0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0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0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0.12" style:family="table-row">
      <style:table-row-properties fo:background-color="transparent" fo:keep-together="auto">
        <style:background-image/>
      </style:table-row-properties>
    </style:style>
    <style:style style:name="Table30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30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30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0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0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1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31.A" style:family="table-column">
      <style:table-column-properties style:column-width="0.25in"/>
    </style:style>
    <style:style style:name="Table31.C" style:family="table-column">
      <style:table-column-properties style:column-width="1.4042in"/>
    </style:style>
    <style:style style:name="Table31.D" style:family="table-column">
      <style:table-column-properties style:column-width="0.8028in"/>
    </style:style>
    <style:style style:name="Table31.E" style:family="table-column">
      <style:table-column-properties style:column-width="0.4in"/>
    </style:style>
    <style:style style:name="Table31.F" style:family="table-column">
      <style:table-column-properties style:column-width="6.3181in"/>
    </style:style>
    <style:style style:name="Table31.1" style:family="table-row">
      <style:table-row-properties style:min-row-height="0.0201in" fo:background-color="transparent" fo:keep-together="auto">
        <style:background-image/>
      </style:table-row-properties>
    </style:style>
    <style:style style:name="Table31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31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31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31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31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1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1.4" style:family="table-row">
      <style:table-row-properties style:min-row-height="0.0007in" fo:background-color="transparent" fo:keep-together="auto">
        <style:background-image/>
      </style:table-row-properties>
    </style:style>
    <style:style style:name="Table31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31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1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1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1.5" style:family="table-row">
      <style:table-row-properties fo:background-color="transparent" fo:keep-together="auto">
        <style:background-image/>
      </style:table-row-properties>
    </style:style>
    <style:style style:name="Table31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1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1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1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1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1.6" style:family="table-row">
      <style:table-row-properties fo:background-color="transparent" fo:keep-together="auto">
        <style:background-image/>
      </style:table-row-properties>
    </style:style>
    <style:style style:name="Table31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1.7" style:family="table-row">
      <style:table-row-properties style:min-row-height="0.0958in" fo:background-color="transparent" fo:keep-together="auto">
        <style:background-image/>
      </style:table-row-properties>
    </style:style>
    <style:style style:name="Table31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1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1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1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1.8" style:family="table-row">
      <style:table-row-properties fo:background-color="transparent" fo:keep-together="auto">
        <style:background-image/>
      </style:table-row-properties>
    </style:style>
    <style:style style:name="Table31.A8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31.B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1.D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1.E8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1.F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2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32.A" style:family="table-column">
      <style:table-column-properties style:column-width="0.25in"/>
    </style:style>
    <style:style style:name="Table32.C" style:family="table-column">
      <style:table-column-properties style:column-width="1.4042in"/>
    </style:style>
    <style:style style:name="Table32.D" style:family="table-column">
      <style:table-column-properties style:column-width="0.8028in"/>
    </style:style>
    <style:style style:name="Table32.E" style:family="table-column">
      <style:table-column-properties style:column-width="0.4in"/>
    </style:style>
    <style:style style:name="Table32.F" style:family="table-column">
      <style:table-column-properties style:column-width="6.3181in"/>
    </style:style>
    <style:style style:name="Table32.1" style:family="table-row">
      <style:table-row-properties style:min-row-height="0.0201in" fo:background-color="transparent" fo:keep-together="auto">
        <style:background-image/>
      </style:table-row-properties>
    </style:style>
    <style:style style:name="Table32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32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32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32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32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2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2.4" style:family="table-row">
      <style:table-row-properties style:min-row-height="0.0007in" fo:background-color="transparent" fo:keep-together="auto">
        <style:background-image/>
      </style:table-row-properties>
    </style:style>
    <style:style style:name="Table32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32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2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2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2.5" style:family="table-row">
      <style:table-row-properties fo:background-color="transparent" fo:keep-together="auto">
        <style:background-image/>
      </style:table-row-properties>
    </style:style>
    <style:style style:name="Table32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2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2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2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2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2.6" style:family="table-row">
      <style:table-row-properties fo:background-color="transparent" fo:keep-together="auto">
        <style:background-image/>
      </style:table-row-properties>
    </style:style>
    <style:style style:name="Table32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2.7" style:family="table-row">
      <style:table-row-properties fo:background-color="transparent" fo:keep-together="auto">
        <style:background-image/>
      </style:table-row-properties>
    </style:style>
    <style:style style:name="Table32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2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2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2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2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2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2.8" style:family="table-row">
      <style:table-row-properties style:min-row-height="0.0958in" fo:background-color="transparent" fo:keep-together="auto">
        <style:background-image/>
      </style:table-row-properties>
    </style:style>
    <style:style style:name="Table32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2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2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2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2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2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2.10" style:family="table-row">
      <style:table-row-properties fo:background-color="transparent" fo:keep-together="auto">
        <style:background-image/>
      </style:table-row-properties>
    </style:style>
    <style:style style:name="Table32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2.11" style:family="table-row">
      <style:table-row-properties fo:background-color="transparent" fo:keep-together="auto">
        <style:background-image/>
      </style:table-row-properties>
    </style:style>
    <style:style style:name="Table32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2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2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2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2.12" style:family="table-row">
      <style:table-row-properties fo:background-color="transparent" fo:keep-together="auto">
        <style:background-image/>
      </style:table-row-properties>
    </style:style>
    <style:style style:name="Table32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32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32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2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2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3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33.A" style:family="table-column">
      <style:table-column-properties style:column-width="0.25in"/>
    </style:style>
    <style:style style:name="Table33.C" style:family="table-column">
      <style:table-column-properties style:column-width="1.4042in"/>
    </style:style>
    <style:style style:name="Table33.D" style:family="table-column">
      <style:table-column-properties style:column-width="0.8028in"/>
    </style:style>
    <style:style style:name="Table33.E" style:family="table-column">
      <style:table-column-properties style:column-width="0.4in"/>
    </style:style>
    <style:style style:name="Table33.F" style:family="table-column">
      <style:table-column-properties style:column-width="6.3181in"/>
    </style:style>
    <style:style style:name="Table33.1" style:family="table-row">
      <style:table-row-properties style:min-row-height="0.0201in" fo:background-color="transparent" fo:keep-together="auto">
        <style:background-image/>
      </style:table-row-properties>
    </style:style>
    <style:style style:name="Table33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33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33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33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33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3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3.4" style:family="table-row">
      <style:table-row-properties style:min-row-height="0.0007in" fo:background-color="transparent" fo:keep-together="auto">
        <style:background-image/>
      </style:table-row-properties>
    </style:style>
    <style:style style:name="Table33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33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3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3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3.5" style:family="table-row">
      <style:table-row-properties fo:background-color="transparent" fo:keep-together="auto">
        <style:background-image/>
      </style:table-row-properties>
    </style:style>
    <style:style style:name="Table33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3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3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3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3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3.6" style:family="table-row">
      <style:table-row-properties fo:background-color="transparent" fo:keep-together="auto">
        <style:background-image/>
      </style:table-row-properties>
    </style:style>
    <style:style style:name="Table33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3.7" style:family="table-row">
      <style:table-row-properties style:min-row-height="0.0958in" fo:background-color="transparent" fo:keep-together="auto">
        <style:background-image/>
      </style:table-row-properties>
    </style:style>
    <style:style style:name="Table33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3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3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3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3.8" style:family="table-row">
      <style:table-row-properties fo:background-color="transparent" fo:keep-together="auto">
        <style:background-image/>
      </style:table-row-properties>
    </style:style>
    <style:style style:name="Table33.A8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33.B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3.D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3.E8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3.F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4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34.A" style:family="table-column">
      <style:table-column-properties style:column-width="0.25in"/>
    </style:style>
    <style:style style:name="Table34.C" style:family="table-column">
      <style:table-column-properties style:column-width="1.4042in"/>
    </style:style>
    <style:style style:name="Table34.D" style:family="table-column">
      <style:table-column-properties style:column-width="0.8028in"/>
    </style:style>
    <style:style style:name="Table34.E" style:family="table-column">
      <style:table-column-properties style:column-width="0.4in"/>
    </style:style>
    <style:style style:name="Table34.F" style:family="table-column">
      <style:table-column-properties style:column-width="6.3181in"/>
    </style:style>
    <style:style style:name="Table34.1" style:family="table-row">
      <style:table-row-properties style:min-row-height="0.0201in" fo:background-color="transparent" fo:keep-together="auto">
        <style:background-image/>
      </style:table-row-properties>
    </style:style>
    <style:style style:name="Table34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34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34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34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34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4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4.4" style:family="table-row">
      <style:table-row-properties style:min-row-height="0.0007in" fo:background-color="transparent" fo:keep-together="auto">
        <style:background-image/>
      </style:table-row-properties>
    </style:style>
    <style:style style:name="Table34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34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4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4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4.5" style:family="table-row">
      <style:table-row-properties fo:background-color="transparent" fo:keep-together="auto">
        <style:background-image/>
      </style:table-row-properties>
    </style:style>
    <style:style style:name="Table34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4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4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4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4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4.6" style:family="table-row">
      <style:table-row-properties fo:background-color="transparent" fo:keep-together="auto">
        <style:background-image/>
      </style:table-row-properties>
    </style:style>
    <style:style style:name="Table34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4.7" style:family="table-row">
      <style:table-row-properties fo:background-color="transparent" fo:keep-together="auto">
        <style:background-image/>
      </style:table-row-properties>
    </style:style>
    <style:style style:name="Table34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4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4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4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4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4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4.8" style:family="table-row">
      <style:table-row-properties style:min-row-height="0.0958in" fo:background-color="transparent" fo:keep-together="auto">
        <style:background-image/>
      </style:table-row-properties>
    </style:style>
    <style:style style:name="Table34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4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4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4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4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4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4.10" style:family="table-row">
      <style:table-row-properties fo:background-color="transparent" fo:keep-together="auto">
        <style:background-image/>
      </style:table-row-properties>
    </style:style>
    <style:style style:name="Table34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4.11" style:family="table-row">
      <style:table-row-properties fo:background-color="transparent" fo:keep-together="auto">
        <style:background-image/>
      </style:table-row-properties>
    </style:style>
    <style:style style:name="Table34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4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4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4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4.12" style:family="table-row">
      <style:table-row-properties fo:background-color="transparent" fo:keep-together="auto">
        <style:background-image/>
      </style:table-row-properties>
    </style:style>
    <style:style style:name="Table34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34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34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4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4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5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35.A" style:family="table-column">
      <style:table-column-properties style:column-width="0.25in"/>
    </style:style>
    <style:style style:name="Table35.C" style:family="table-column">
      <style:table-column-properties style:column-width="1.4042in"/>
    </style:style>
    <style:style style:name="Table35.D" style:family="table-column">
      <style:table-column-properties style:column-width="0.8028in"/>
    </style:style>
    <style:style style:name="Table35.E" style:family="table-column">
      <style:table-column-properties style:column-width="0.4in"/>
    </style:style>
    <style:style style:name="Table35.F" style:family="table-column">
      <style:table-column-properties style:column-width="6.3181in"/>
    </style:style>
    <style:style style:name="Table35.1" style:family="table-row">
      <style:table-row-properties style:min-row-height="0.0201in" fo:background-color="transparent" fo:keep-together="auto">
        <style:background-image/>
      </style:table-row-properties>
    </style:style>
    <style:style style:name="Table35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35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35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35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35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5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5.4" style:family="table-row">
      <style:table-row-properties style:min-row-height="0.0007in" fo:background-color="transparent" fo:keep-together="auto">
        <style:background-image/>
      </style:table-row-properties>
    </style:style>
    <style:style style:name="Table35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35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5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5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5.5" style:family="table-row">
      <style:table-row-properties fo:background-color="transparent" fo:keep-together="auto">
        <style:background-image/>
      </style:table-row-properties>
    </style:style>
    <style:style style:name="Table35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5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5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5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5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5.6" style:family="table-row">
      <style:table-row-properties fo:background-color="transparent" fo:keep-together="auto">
        <style:background-image/>
      </style:table-row-properties>
    </style:style>
    <style:style style:name="Table35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5.7" style:family="table-row">
      <style:table-row-properties style:min-row-height="0.0958in" fo:background-color="transparent" fo:keep-together="auto">
        <style:background-image/>
      </style:table-row-properties>
    </style:style>
    <style:style style:name="Table35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5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5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5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5.8" style:family="table-row">
      <style:table-row-properties fo:background-color="transparent" fo:keep-together="auto">
        <style:background-image/>
      </style:table-row-properties>
    </style:style>
    <style:style style:name="Table35.A8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35.B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5.D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5.E8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5.F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6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36.A" style:family="table-column">
      <style:table-column-properties style:column-width="0.25in"/>
    </style:style>
    <style:style style:name="Table36.C" style:family="table-column">
      <style:table-column-properties style:column-width="1.4042in"/>
    </style:style>
    <style:style style:name="Table36.D" style:family="table-column">
      <style:table-column-properties style:column-width="0.8028in"/>
    </style:style>
    <style:style style:name="Table36.E" style:family="table-column">
      <style:table-column-properties style:column-width="0.4in"/>
    </style:style>
    <style:style style:name="Table36.F" style:family="table-column">
      <style:table-column-properties style:column-width="6.3181in"/>
    </style:style>
    <style:style style:name="Table36.1" style:family="table-row">
      <style:table-row-properties style:min-row-height="0.0201in" fo:background-color="transparent" fo:keep-together="auto">
        <style:background-image/>
      </style:table-row-properties>
    </style:style>
    <style:style style:name="Table36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36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36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36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36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6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6.4" style:family="table-row">
      <style:table-row-properties style:min-row-height="0.0007in" fo:background-color="transparent" fo:keep-together="auto">
        <style:background-image/>
      </style:table-row-properties>
    </style:style>
    <style:style style:name="Table36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36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6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6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6.5" style:family="table-row">
      <style:table-row-properties fo:background-color="transparent" fo:keep-together="auto">
        <style:background-image/>
      </style:table-row-properties>
    </style:style>
    <style:style style:name="Table36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6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6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6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6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6.6" style:family="table-row">
      <style:table-row-properties fo:background-color="transparent" fo:keep-together="auto">
        <style:background-image/>
      </style:table-row-properties>
    </style:style>
    <style:style style:name="Table36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6.7" style:family="table-row">
      <style:table-row-properties fo:background-color="transparent" fo:keep-together="auto">
        <style:background-image/>
      </style:table-row-properties>
    </style:style>
    <style:style style:name="Table36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6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6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6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6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6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6.8" style:family="table-row">
      <style:table-row-properties style:min-row-height="0.0958in" fo:background-color="transparent" fo:keep-together="auto">
        <style:background-image/>
      </style:table-row-properties>
    </style:style>
    <style:style style:name="Table36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6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6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6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6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6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6.10" style:family="table-row">
      <style:table-row-properties fo:background-color="transparent" fo:keep-together="auto">
        <style:background-image/>
      </style:table-row-properties>
    </style:style>
    <style:style style:name="Table36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6.11" style:family="table-row">
      <style:table-row-properties fo:background-color="transparent" fo:keep-together="auto">
        <style:background-image/>
      </style:table-row-properties>
    </style:style>
    <style:style style:name="Table36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6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6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6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6.12" style:family="table-row">
      <style:table-row-properties fo:background-color="transparent" fo:keep-together="auto">
        <style:background-image/>
      </style:table-row-properties>
    </style:style>
    <style:style style:name="Table36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36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36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6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6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7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37.A" style:family="table-column">
      <style:table-column-properties style:column-width="0.25in"/>
    </style:style>
    <style:style style:name="Table37.C" style:family="table-column">
      <style:table-column-properties style:column-width="1.4042in"/>
    </style:style>
    <style:style style:name="Table37.D" style:family="table-column">
      <style:table-column-properties style:column-width="0.8028in"/>
    </style:style>
    <style:style style:name="Table37.E" style:family="table-column">
      <style:table-column-properties style:column-width="0.4in"/>
    </style:style>
    <style:style style:name="Table37.F" style:family="table-column">
      <style:table-column-properties style:column-width="6.3181in"/>
    </style:style>
    <style:style style:name="Table37.1" style:family="table-row">
      <style:table-row-properties style:min-row-height="0.0201in" fo:background-color="transparent" fo:keep-together="auto">
        <style:background-image/>
      </style:table-row-properties>
    </style:style>
    <style:style style:name="Table37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37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37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37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37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7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7.4" style:family="table-row">
      <style:table-row-properties style:min-row-height="0.0007in" fo:background-color="transparent" fo:keep-together="auto">
        <style:background-image/>
      </style:table-row-properties>
    </style:style>
    <style:style style:name="Table37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37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7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7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7.5" style:family="table-row">
      <style:table-row-properties fo:background-color="transparent" fo:keep-together="auto">
        <style:background-image/>
      </style:table-row-properties>
    </style:style>
    <style:style style:name="Table37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7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7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7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7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7.6" style:family="table-row">
      <style:table-row-properties fo:background-color="transparent" fo:keep-together="auto">
        <style:background-image/>
      </style:table-row-properties>
    </style:style>
    <style:style style:name="Table37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7.7" style:family="table-row">
      <style:table-row-properties style:min-row-height="0.0958in" fo:background-color="transparent" fo:keep-together="auto">
        <style:background-image/>
      </style:table-row-properties>
    </style:style>
    <style:style style:name="Table37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7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7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7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7.8" style:family="table-row">
      <style:table-row-properties fo:background-color="transparent" fo:keep-together="auto">
        <style:background-image/>
      </style:table-row-properties>
    </style:style>
    <style:style style:name="Table37.A8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37.B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7.D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7.E8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7.F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8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38.A" style:family="table-column">
      <style:table-column-properties style:column-width="0.25in"/>
    </style:style>
    <style:style style:name="Table38.C" style:family="table-column">
      <style:table-column-properties style:column-width="1.4042in"/>
    </style:style>
    <style:style style:name="Table38.D" style:family="table-column">
      <style:table-column-properties style:column-width="0.8028in"/>
    </style:style>
    <style:style style:name="Table38.E" style:family="table-column">
      <style:table-column-properties style:column-width="0.4in"/>
    </style:style>
    <style:style style:name="Table38.F" style:family="table-column">
      <style:table-column-properties style:column-width="6.3181in"/>
    </style:style>
    <style:style style:name="Table38.1" style:family="table-row">
      <style:table-row-properties style:min-row-height="0.0201in" fo:background-color="transparent" fo:keep-together="auto">
        <style:background-image/>
      </style:table-row-properties>
    </style:style>
    <style:style style:name="Table38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38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38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38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38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8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8.4" style:family="table-row">
      <style:table-row-properties style:min-row-height="0.0007in" fo:background-color="transparent" fo:keep-together="auto">
        <style:background-image/>
      </style:table-row-properties>
    </style:style>
    <style:style style:name="Table38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38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8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8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8.5" style:family="table-row">
      <style:table-row-properties fo:background-color="transparent" fo:keep-together="auto">
        <style:background-image/>
      </style:table-row-properties>
    </style:style>
    <style:style style:name="Table38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8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8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8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8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8.6" style:family="table-row">
      <style:table-row-properties fo:background-color="transparent" fo:keep-together="auto">
        <style:background-image/>
      </style:table-row-properties>
    </style:style>
    <style:style style:name="Table38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8.7" style:family="table-row">
      <style:table-row-properties fo:background-color="transparent" fo:keep-together="auto">
        <style:background-image/>
      </style:table-row-properties>
    </style:style>
    <style:style style:name="Table38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8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8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8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8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8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8.8" style:family="table-row">
      <style:table-row-properties style:min-row-height="0.0958in" fo:background-color="transparent" fo:keep-together="auto">
        <style:background-image/>
      </style:table-row-properties>
    </style:style>
    <style:style style:name="Table38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8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8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8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8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8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8.10" style:family="table-row">
      <style:table-row-properties fo:background-color="transparent" fo:keep-together="auto">
        <style:background-image/>
      </style:table-row-properties>
    </style:style>
    <style:style style:name="Table38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8.11" style:family="table-row">
      <style:table-row-properties fo:background-color="transparent" fo:keep-together="auto">
        <style:background-image/>
      </style:table-row-properties>
    </style:style>
    <style:style style:name="Table38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8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8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8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8.12" style:family="table-row">
      <style:table-row-properties fo:background-color="transparent" fo:keep-together="auto">
        <style:background-image/>
      </style:table-row-properties>
    </style:style>
    <style:style style:name="Table38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38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38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8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8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9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39.A" style:family="table-column">
      <style:table-column-properties style:column-width="0.25in"/>
    </style:style>
    <style:style style:name="Table39.C" style:family="table-column">
      <style:table-column-properties style:column-width="1.4042in"/>
    </style:style>
    <style:style style:name="Table39.D" style:family="table-column">
      <style:table-column-properties style:column-width="0.8028in"/>
    </style:style>
    <style:style style:name="Table39.E" style:family="table-column">
      <style:table-column-properties style:column-width="0.4in"/>
    </style:style>
    <style:style style:name="Table39.F" style:family="table-column">
      <style:table-column-properties style:column-width="6.3181in"/>
    </style:style>
    <style:style style:name="Table39.1" style:family="table-row">
      <style:table-row-properties style:min-row-height="0.0201in" fo:background-color="transparent" fo:keep-together="auto">
        <style:background-image/>
      </style:table-row-properties>
    </style:style>
    <style:style style:name="Table39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39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39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39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39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9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9.4" style:family="table-row">
      <style:table-row-properties style:min-row-height="0.0007in" fo:background-color="transparent" fo:keep-together="auto">
        <style:background-image/>
      </style:table-row-properties>
    </style:style>
    <style:style style:name="Table39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39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9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9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9.5" style:family="table-row">
      <style:table-row-properties fo:background-color="transparent" fo:keep-together="auto">
        <style:background-image/>
      </style:table-row-properties>
    </style:style>
    <style:style style:name="Table39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9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9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9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9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9.6" style:family="table-row">
      <style:table-row-properties fo:background-color="transparent" fo:keep-together="auto">
        <style:background-image/>
      </style:table-row-properties>
    </style:style>
    <style:style style:name="Table39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9.7" style:family="table-row">
      <style:table-row-properties style:min-row-height="0.0958in" fo:background-color="transparent" fo:keep-together="auto">
        <style:background-image/>
      </style:table-row-properties>
    </style:style>
    <style:style style:name="Table39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9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9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9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9.8" style:family="table-row">
      <style:table-row-properties fo:background-color="transparent" fo:keep-together="auto">
        <style:background-image/>
      </style:table-row-properties>
    </style:style>
    <style:style style:name="Table39.A8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39.B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9.D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9.E8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9.F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0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40.A" style:family="table-column">
      <style:table-column-properties style:column-width="0.25in"/>
    </style:style>
    <style:style style:name="Table40.C" style:family="table-column">
      <style:table-column-properties style:column-width="1.4042in"/>
    </style:style>
    <style:style style:name="Table40.D" style:family="table-column">
      <style:table-column-properties style:column-width="0.8028in"/>
    </style:style>
    <style:style style:name="Table40.E" style:family="table-column">
      <style:table-column-properties style:column-width="0.4in"/>
    </style:style>
    <style:style style:name="Table40.F" style:family="table-column">
      <style:table-column-properties style:column-width="6.3181in"/>
    </style:style>
    <style:style style:name="Table40.1" style:family="table-row">
      <style:table-row-properties style:min-row-height="0.0201in" fo:background-color="transparent" fo:keep-together="auto">
        <style:background-image/>
      </style:table-row-properties>
    </style:style>
    <style:style style:name="Table40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40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40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40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40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0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0.4" style:family="table-row">
      <style:table-row-properties style:min-row-height="0.0007in" fo:background-color="transparent" fo:keep-together="auto">
        <style:background-image/>
      </style:table-row-properties>
    </style:style>
    <style:style style:name="Table40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40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0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0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0.5" style:family="table-row">
      <style:table-row-properties fo:background-color="transparent" fo:keep-together="auto">
        <style:background-image/>
      </style:table-row-properties>
    </style:style>
    <style:style style:name="Table40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0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0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0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0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0.6" style:family="table-row">
      <style:table-row-properties fo:background-color="transparent" fo:keep-together="auto">
        <style:background-image/>
      </style:table-row-properties>
    </style:style>
    <style:style style:name="Table40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0.7" style:family="table-row">
      <style:table-row-properties fo:background-color="transparent" fo:keep-together="auto">
        <style:background-image/>
      </style:table-row-properties>
    </style:style>
    <style:style style:name="Table40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0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0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0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0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0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0.8" style:family="table-row">
      <style:table-row-properties style:min-row-height="0.0958in" fo:background-color="transparent" fo:keep-together="auto">
        <style:background-image/>
      </style:table-row-properties>
    </style:style>
    <style:style style:name="Table40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0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0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0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0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0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0.10" style:family="table-row">
      <style:table-row-properties fo:background-color="transparent" fo:keep-together="auto">
        <style:background-image/>
      </style:table-row-properties>
    </style:style>
    <style:style style:name="Table40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0.11" style:family="table-row">
      <style:table-row-properties fo:background-color="transparent" fo:keep-together="auto">
        <style:background-image/>
      </style:table-row-properties>
    </style:style>
    <style:style style:name="Table40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0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0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0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0.12" style:family="table-row">
      <style:table-row-properties fo:background-color="transparent" fo:keep-together="auto">
        <style:background-image/>
      </style:table-row-properties>
    </style:style>
    <style:style style:name="Table40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40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40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0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0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1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41.A" style:family="table-column">
      <style:table-column-properties style:column-width="0.25in"/>
    </style:style>
    <style:style style:name="Table41.C" style:family="table-column">
      <style:table-column-properties style:column-width="1.4042in"/>
    </style:style>
    <style:style style:name="Table41.D" style:family="table-column">
      <style:table-column-properties style:column-width="0.8028in"/>
    </style:style>
    <style:style style:name="Table41.E" style:family="table-column">
      <style:table-column-properties style:column-width="0.4in"/>
    </style:style>
    <style:style style:name="Table41.F" style:family="table-column">
      <style:table-column-properties style:column-width="6.3181in"/>
    </style:style>
    <style:style style:name="Table41.1" style:family="table-row">
      <style:table-row-properties style:min-row-height="0.0201in" fo:background-color="transparent" fo:keep-together="auto">
        <style:background-image/>
      </style:table-row-properties>
    </style:style>
    <style:style style:name="Table41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41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41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41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41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1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1.4" style:family="table-row">
      <style:table-row-properties style:min-row-height="0.0007in" fo:background-color="transparent" fo:keep-together="auto">
        <style:background-image/>
      </style:table-row-properties>
    </style:style>
    <style:style style:name="Table41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41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1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1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1.5" style:family="table-row">
      <style:table-row-properties fo:background-color="transparent" fo:keep-together="auto">
        <style:background-image/>
      </style:table-row-properties>
    </style:style>
    <style:style style:name="Table41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1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1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1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1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1.6" style:family="table-row">
      <style:table-row-properties fo:background-color="transparent" fo:keep-together="auto">
        <style:background-image/>
      </style:table-row-properties>
    </style:style>
    <style:style style:name="Table41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1.7" style:family="table-row">
      <style:table-row-properties style:min-row-height="0.0958in" fo:background-color="transparent" fo:keep-together="auto">
        <style:background-image/>
      </style:table-row-properties>
    </style:style>
    <style:style style:name="Table41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1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1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1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1.8" style:family="table-row">
      <style:table-row-properties fo:background-color="transparent" fo:keep-together="auto">
        <style:background-image/>
      </style:table-row-properties>
    </style:style>
    <style:style style:name="Table41.A8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41.B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1.D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1.E8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1.F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2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42.A" style:family="table-column">
      <style:table-column-properties style:column-width="0.25in"/>
    </style:style>
    <style:style style:name="Table42.C" style:family="table-column">
      <style:table-column-properties style:column-width="1.4042in"/>
    </style:style>
    <style:style style:name="Table42.D" style:family="table-column">
      <style:table-column-properties style:column-width="0.8028in"/>
    </style:style>
    <style:style style:name="Table42.E" style:family="table-column">
      <style:table-column-properties style:column-width="0.4in"/>
    </style:style>
    <style:style style:name="Table42.F" style:family="table-column">
      <style:table-column-properties style:column-width="6.3181in"/>
    </style:style>
    <style:style style:name="Table42.1" style:family="table-row">
      <style:table-row-properties style:min-row-height="0.0201in" fo:background-color="transparent" fo:keep-together="auto">
        <style:background-image/>
      </style:table-row-properties>
    </style:style>
    <style:style style:name="Table42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42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42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42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42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2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2.4" style:family="table-row">
      <style:table-row-properties style:min-row-height="0.0007in" fo:background-color="transparent" fo:keep-together="auto">
        <style:background-image/>
      </style:table-row-properties>
    </style:style>
    <style:style style:name="Table42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42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2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2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2.5" style:family="table-row">
      <style:table-row-properties fo:background-color="transparent" fo:keep-together="auto">
        <style:background-image/>
      </style:table-row-properties>
    </style:style>
    <style:style style:name="Table42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2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2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2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2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2.6" style:family="table-row">
      <style:table-row-properties fo:background-color="transparent" fo:keep-together="auto">
        <style:background-image/>
      </style:table-row-properties>
    </style:style>
    <style:style style:name="Table42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2.7" style:family="table-row">
      <style:table-row-properties fo:background-color="transparent" fo:keep-together="auto">
        <style:background-image/>
      </style:table-row-properties>
    </style:style>
    <style:style style:name="Table42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2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2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2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2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2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2.8" style:family="table-row">
      <style:table-row-properties style:min-row-height="0.0958in" fo:background-color="transparent" fo:keep-together="auto">
        <style:background-image/>
      </style:table-row-properties>
    </style:style>
    <style:style style:name="Table42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2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2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2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2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2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2.10" style:family="table-row">
      <style:table-row-properties fo:background-color="transparent" fo:keep-together="auto">
        <style:background-image/>
      </style:table-row-properties>
    </style:style>
    <style:style style:name="Table42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2.11" style:family="table-row">
      <style:table-row-properties fo:background-color="transparent" fo:keep-together="auto">
        <style:background-image/>
      </style:table-row-properties>
    </style:style>
    <style:style style:name="Table42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2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2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2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2.12" style:family="table-row">
      <style:table-row-properties fo:background-color="transparent" fo:keep-together="auto">
        <style:background-image/>
      </style:table-row-properties>
    </style:style>
    <style:style style:name="Table42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42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42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2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2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3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43.A" style:family="table-column">
      <style:table-column-properties style:column-width="0.25in"/>
    </style:style>
    <style:style style:name="Table43.C" style:family="table-column">
      <style:table-column-properties style:column-width="1.4042in"/>
    </style:style>
    <style:style style:name="Table43.D" style:family="table-column">
      <style:table-column-properties style:column-width="0.8028in"/>
    </style:style>
    <style:style style:name="Table43.E" style:family="table-column">
      <style:table-column-properties style:column-width="0.4in"/>
    </style:style>
    <style:style style:name="Table43.F" style:family="table-column">
      <style:table-column-properties style:column-width="6.3181in"/>
    </style:style>
    <style:style style:name="Table43.1" style:family="table-row">
      <style:table-row-properties style:min-row-height="0.0201in" fo:background-color="transparent" fo:keep-together="auto">
        <style:background-image/>
      </style:table-row-properties>
    </style:style>
    <style:style style:name="Table43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43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43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43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43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3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3.4" style:family="table-row">
      <style:table-row-properties style:min-row-height="0.0007in" fo:background-color="transparent" fo:keep-together="auto">
        <style:background-image/>
      </style:table-row-properties>
    </style:style>
    <style:style style:name="Table43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43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3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3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3.5" style:family="table-row">
      <style:table-row-properties fo:background-color="transparent" fo:keep-together="auto">
        <style:background-image/>
      </style:table-row-properties>
    </style:style>
    <style:style style:name="Table43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3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3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3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3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3.6" style:family="table-row">
      <style:table-row-properties fo:background-color="transparent" fo:keep-together="auto">
        <style:background-image/>
      </style:table-row-properties>
    </style:style>
    <style:style style:name="Table43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3.7" style:family="table-row">
      <style:table-row-properties style:min-row-height="0.0958in" fo:background-color="transparent" fo:keep-together="auto">
        <style:background-image/>
      </style:table-row-properties>
    </style:style>
    <style:style style:name="Table43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3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3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3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3.8" style:family="table-row">
      <style:table-row-properties fo:background-color="transparent" fo:keep-together="auto">
        <style:background-image/>
      </style:table-row-properties>
    </style:style>
    <style:style style:name="Table43.A8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43.B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3.D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3.E8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3.F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4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44.A" style:family="table-column">
      <style:table-column-properties style:column-width="0.25in"/>
    </style:style>
    <style:style style:name="Table44.C" style:family="table-column">
      <style:table-column-properties style:column-width="1.4042in"/>
    </style:style>
    <style:style style:name="Table44.D" style:family="table-column">
      <style:table-column-properties style:column-width="0.8028in"/>
    </style:style>
    <style:style style:name="Table44.E" style:family="table-column">
      <style:table-column-properties style:column-width="0.4in"/>
    </style:style>
    <style:style style:name="Table44.F" style:family="table-column">
      <style:table-column-properties style:column-width="6.3181in"/>
    </style:style>
    <style:style style:name="Table44.1" style:family="table-row">
      <style:table-row-properties style:min-row-height="0.0201in" fo:background-color="transparent" fo:keep-together="auto">
        <style:background-image/>
      </style:table-row-properties>
    </style:style>
    <style:style style:name="Table44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44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44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44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44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4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4.4" style:family="table-row">
      <style:table-row-properties style:min-row-height="0.0007in" fo:background-color="transparent" fo:keep-together="auto">
        <style:background-image/>
      </style:table-row-properties>
    </style:style>
    <style:style style:name="Table44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44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4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4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4.5" style:family="table-row">
      <style:table-row-properties fo:background-color="transparent" fo:keep-together="auto">
        <style:background-image/>
      </style:table-row-properties>
    </style:style>
    <style:style style:name="Table44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4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4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4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4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4.6" style:family="table-row">
      <style:table-row-properties fo:background-color="transparent" fo:keep-together="auto">
        <style:background-image/>
      </style:table-row-properties>
    </style:style>
    <style:style style:name="Table44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4.7" style:family="table-row">
      <style:table-row-properties fo:background-color="transparent" fo:keep-together="auto">
        <style:background-image/>
      </style:table-row-properties>
    </style:style>
    <style:style style:name="Table44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4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4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4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4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4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4.8" style:family="table-row">
      <style:table-row-properties style:min-row-height="0.0958in" fo:background-color="transparent" fo:keep-together="auto">
        <style:background-image/>
      </style:table-row-properties>
    </style:style>
    <style:style style:name="Table44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4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4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4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4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4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4.10" style:family="table-row">
      <style:table-row-properties fo:background-color="transparent" fo:keep-together="auto">
        <style:background-image/>
      </style:table-row-properties>
    </style:style>
    <style:style style:name="Table44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4.11" style:family="table-row">
      <style:table-row-properties fo:background-color="transparent" fo:keep-together="auto">
        <style:background-image/>
      </style:table-row-properties>
    </style:style>
    <style:style style:name="Table44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4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4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4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4.12" style:family="table-row">
      <style:table-row-properties fo:background-color="transparent" fo:keep-together="auto">
        <style:background-image/>
      </style:table-row-properties>
    </style:style>
    <style:style style:name="Table44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44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44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4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4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5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45.A" style:family="table-column">
      <style:table-column-properties style:column-width="0.25in"/>
    </style:style>
    <style:style style:name="Table45.C" style:family="table-column">
      <style:table-column-properties style:column-width="1.4042in"/>
    </style:style>
    <style:style style:name="Table45.D" style:family="table-column">
      <style:table-column-properties style:column-width="0.8028in"/>
    </style:style>
    <style:style style:name="Table45.E" style:family="table-column">
      <style:table-column-properties style:column-width="0.4in"/>
    </style:style>
    <style:style style:name="Table45.F" style:family="table-column">
      <style:table-column-properties style:column-width="6.3181in"/>
    </style:style>
    <style:style style:name="Table45.1" style:family="table-row">
      <style:table-row-properties style:min-row-height="0.0201in" fo:background-color="transparent" fo:keep-together="auto">
        <style:background-image/>
      </style:table-row-properties>
    </style:style>
    <style:style style:name="Table45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45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45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45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45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5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5.4" style:family="table-row">
      <style:table-row-properties style:min-row-height="0.0007in" fo:background-color="transparent" fo:keep-together="auto">
        <style:background-image/>
      </style:table-row-properties>
    </style:style>
    <style:style style:name="Table45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45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5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5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5.5" style:family="table-row">
      <style:table-row-properties fo:background-color="transparent" fo:keep-together="auto">
        <style:background-image/>
      </style:table-row-properties>
    </style:style>
    <style:style style:name="Table45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5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5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5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5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5.6" style:family="table-row">
      <style:table-row-properties fo:background-color="transparent" fo:keep-together="auto">
        <style:background-image/>
      </style:table-row-properties>
    </style:style>
    <style:style style:name="Table45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5.7" style:family="table-row">
      <style:table-row-properties style:min-row-height="0.0958in" fo:background-color="transparent" fo:keep-together="auto">
        <style:background-image/>
      </style:table-row-properties>
    </style:style>
    <style:style style:name="Table45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5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5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5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5.8" style:family="table-row">
      <style:table-row-properties fo:background-color="transparent" fo:keep-together="auto">
        <style:background-image/>
      </style:table-row-properties>
    </style:style>
    <style:style style:name="Table45.A8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45.B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5.D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5.E8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5.F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6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46.A" style:family="table-column">
      <style:table-column-properties style:column-width="0.25in"/>
    </style:style>
    <style:style style:name="Table46.C" style:family="table-column">
      <style:table-column-properties style:column-width="1.4042in"/>
    </style:style>
    <style:style style:name="Table46.D" style:family="table-column">
      <style:table-column-properties style:column-width="0.8028in"/>
    </style:style>
    <style:style style:name="Table46.E" style:family="table-column">
      <style:table-column-properties style:column-width="0.4in"/>
    </style:style>
    <style:style style:name="Table46.F" style:family="table-column">
      <style:table-column-properties style:column-width="6.3181in"/>
    </style:style>
    <style:style style:name="Table46.1" style:family="table-row">
      <style:table-row-properties style:min-row-height="0.0201in" fo:background-color="transparent" fo:keep-together="auto">
        <style:background-image/>
      </style:table-row-properties>
    </style:style>
    <style:style style:name="Table46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46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46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46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46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6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6.4" style:family="table-row">
      <style:table-row-properties style:min-row-height="0.0007in" fo:background-color="transparent" fo:keep-together="auto">
        <style:background-image/>
      </style:table-row-properties>
    </style:style>
    <style:style style:name="Table46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46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6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6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6.5" style:family="table-row">
      <style:table-row-properties fo:background-color="transparent" fo:keep-together="auto">
        <style:background-image/>
      </style:table-row-properties>
    </style:style>
    <style:style style:name="Table46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6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6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6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6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6.6" style:family="table-row">
      <style:table-row-properties fo:background-color="transparent" fo:keep-together="auto">
        <style:background-image/>
      </style:table-row-properties>
    </style:style>
    <style:style style:name="Table46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6.7" style:family="table-row">
      <style:table-row-properties fo:background-color="transparent" fo:keep-together="auto">
        <style:background-image/>
      </style:table-row-properties>
    </style:style>
    <style:style style:name="Table46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6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6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6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6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6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6.8" style:family="table-row">
      <style:table-row-properties style:min-row-height="0.0958in" fo:background-color="transparent" fo:keep-together="auto">
        <style:background-image/>
      </style:table-row-properties>
    </style:style>
    <style:style style:name="Table46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6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6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6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6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6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6.10" style:family="table-row">
      <style:table-row-properties fo:background-color="transparent" fo:keep-together="auto">
        <style:background-image/>
      </style:table-row-properties>
    </style:style>
    <style:style style:name="Table46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6.11" style:family="table-row">
      <style:table-row-properties fo:background-color="transparent" fo:keep-together="auto">
        <style:background-image/>
      </style:table-row-properties>
    </style:style>
    <style:style style:name="Table46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6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6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6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6.12" style:family="table-row">
      <style:table-row-properties fo:background-color="transparent" fo:keep-together="auto">
        <style:background-image/>
      </style:table-row-properties>
    </style:style>
    <style:style style:name="Table46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46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46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6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6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7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47.A" style:family="table-column">
      <style:table-column-properties style:column-width="0.25in"/>
    </style:style>
    <style:style style:name="Table47.C" style:family="table-column">
      <style:table-column-properties style:column-width="1.4042in"/>
    </style:style>
    <style:style style:name="Table47.D" style:family="table-column">
      <style:table-column-properties style:column-width="0.8028in"/>
    </style:style>
    <style:style style:name="Table47.E" style:family="table-column">
      <style:table-column-properties style:column-width="0.4in"/>
    </style:style>
    <style:style style:name="Table47.F" style:family="table-column">
      <style:table-column-properties style:column-width="6.3181in"/>
    </style:style>
    <style:style style:name="Table47.1" style:family="table-row">
      <style:table-row-properties style:min-row-height="0.0201in" fo:background-color="transparent" fo:keep-together="auto">
        <style:background-image/>
      </style:table-row-properties>
    </style:style>
    <style:style style:name="Table47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47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47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47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47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7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7.4" style:family="table-row">
      <style:table-row-properties style:min-row-height="0.0007in" fo:background-color="transparent" fo:keep-together="auto">
        <style:background-image/>
      </style:table-row-properties>
    </style:style>
    <style:style style:name="Table47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47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7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7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7.5" style:family="table-row">
      <style:table-row-properties fo:background-color="transparent" fo:keep-together="auto">
        <style:background-image/>
      </style:table-row-properties>
    </style:style>
    <style:style style:name="Table47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7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7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7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7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7.6" style:family="table-row">
      <style:table-row-properties fo:background-color="transparent" fo:keep-together="auto">
        <style:background-image/>
      </style:table-row-properties>
    </style:style>
    <style:style style:name="Table47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7.7" style:family="table-row">
      <style:table-row-properties style:min-row-height="0.0958in" fo:background-color="transparent" fo:keep-together="auto">
        <style:background-image/>
      </style:table-row-properties>
    </style:style>
    <style:style style:name="Table47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7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7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7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7.8" style:family="table-row">
      <style:table-row-properties fo:background-color="transparent" fo:keep-together="auto">
        <style:background-image/>
      </style:table-row-properties>
    </style:style>
    <style:style style:name="Table47.A8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47.B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7.D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7.E8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7.F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8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48.A" style:family="table-column">
      <style:table-column-properties style:column-width="0.25in"/>
    </style:style>
    <style:style style:name="Table48.C" style:family="table-column">
      <style:table-column-properties style:column-width="1.4042in"/>
    </style:style>
    <style:style style:name="Table48.D" style:family="table-column">
      <style:table-column-properties style:column-width="0.8028in"/>
    </style:style>
    <style:style style:name="Table48.E" style:family="table-column">
      <style:table-column-properties style:column-width="0.4in"/>
    </style:style>
    <style:style style:name="Table48.F" style:family="table-column">
      <style:table-column-properties style:column-width="6.3181in"/>
    </style:style>
    <style:style style:name="Table48.1" style:family="table-row">
      <style:table-row-properties style:min-row-height="0.0201in" fo:background-color="transparent" fo:keep-together="auto">
        <style:background-image/>
      </style:table-row-properties>
    </style:style>
    <style:style style:name="Table48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48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48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48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48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8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8.4" style:family="table-row">
      <style:table-row-properties style:min-row-height="0.0007in" fo:background-color="transparent" fo:keep-together="auto">
        <style:background-image/>
      </style:table-row-properties>
    </style:style>
    <style:style style:name="Table48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48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8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8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8.5" style:family="table-row">
      <style:table-row-properties fo:background-color="transparent" fo:keep-together="auto">
        <style:background-image/>
      </style:table-row-properties>
    </style:style>
    <style:style style:name="Table48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8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8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8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8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8.6" style:family="table-row">
      <style:table-row-properties fo:background-color="transparent" fo:keep-together="auto">
        <style:background-image/>
      </style:table-row-properties>
    </style:style>
    <style:style style:name="Table48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8.7" style:family="table-row">
      <style:table-row-properties fo:background-color="transparent" fo:keep-together="auto">
        <style:background-image/>
      </style:table-row-properties>
    </style:style>
    <style:style style:name="Table48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8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8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8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8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8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8.8" style:family="table-row">
      <style:table-row-properties style:min-row-height="0.0958in" fo:background-color="transparent" fo:keep-together="auto">
        <style:background-image/>
      </style:table-row-properties>
    </style:style>
    <style:style style:name="Table48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8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8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8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8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8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8.10" style:family="table-row">
      <style:table-row-properties fo:background-color="transparent" fo:keep-together="auto">
        <style:background-image/>
      </style:table-row-properties>
    </style:style>
    <style:style style:name="Table48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8.11" style:family="table-row">
      <style:table-row-properties fo:background-color="transparent" fo:keep-together="auto">
        <style:background-image/>
      </style:table-row-properties>
    </style:style>
    <style:style style:name="Table48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8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8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8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8.12" style:family="table-row">
      <style:table-row-properties fo:background-color="transparent" fo:keep-together="auto">
        <style:background-image/>
      </style:table-row-properties>
    </style:style>
    <style:style style:name="Table48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48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48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8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8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ffffff" loext:opacity="100%" fo:font-size="26pt" fo:font-weight="bold" officeooo:rsid="0056c0d1" officeooo:paragraph-rsid="00ae662a" style:font-size-asian="22.75pt" style:font-weight-asian="bold" style:font-size-complex="26pt" style:font-weight-complex="bold"/>
    </style:style>
    <style:style style:name="P2" style:family="paragraph" style:parent-style-name="Text_20_body">
      <style:paragraph-properties fo:margin-top="0in" fo:margin-bottom="0in" style:contextual-spacing="false" fo:text-align="center" style:justify-single-word="false"/>
      <style:text-properties fo:font-size="8pt" officeooo:paragraph-rsid="0037e98f" style:font-size-asian="7pt" style:font-size-complex="8pt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306cae" officeooo:paragraph-rsid="00ae662a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9pt" fo:font-weight="bold" officeooo:rsid="00306cae" officeooo:paragraph-rsid="00ae662a" style:font-size-asian="7.84999990463257pt" style:font-weight-asian="bold" style:font-size-complex="9pt" style:font-weight-complex="bold"/>
    </style:style>
    <style:style style:name="P5" style:family="paragraph" style:parent-style-name="Contents_20_1">
      <style:paragraph-properties>
        <style:tab-stops>
          <style:tab-stop style:position="9.4244in" style:type="right" style:leader-style="dotted" style:leader-text="."/>
        </style:tab-stops>
      </style:paragraph-properties>
      <style:text-properties officeooo:paragraph-rsid="00cd0bba"/>
    </style:style>
    <style:style style:name="P6" style:family="paragraph" style:parent-style-name="Contents_20_1">
      <style:paragraph-properties>
        <style:tab-stops>
          <style:tab-stop style:position="9.4244in" style:type="right" style:leader-style="dotted" style:leader-text="."/>
        </style:tab-stops>
      </style:paragraph-properties>
    </style:style>
    <style:style style:name="P7" style:family="paragraph" style:parent-style-name="Text_20_body">
      <style:text-properties officeooo:paragraph-rsid="00c8d6fd"/>
    </style:style>
    <style:style style:name="P8" style:family="paragraph" style:parent-style-name="Text_20_body">
      <style:text-properties fo:font-size="18pt" fo:font-weight="bold" officeooo:rsid="0070bc54" officeooo:paragraph-rsid="00c8d6fd" style:font-size-asian="15.75pt" style:font-weight-asian="bold" style:font-size-complex="18pt" style:font-weight-complex="bold"/>
    </style:style>
    <style:style style:name="P9" style:family="paragraph" style:parent-style-name="Style1">
      <style:paragraph-properties fo:margin-top="0in" fo:margin-bottom="0in" style:contextual-spacing="false"/>
    </style:style>
    <style:style style:name="P10" style:family="paragraph" style:parent-style-name="Text_20_body" style:list-style-name="L1">
      <style:paragraph-properties fo:line-height="150%"/>
      <style:text-properties fo:font-size="13pt" fo:font-weight="bold" officeooo:rsid="0070bc54" officeooo:paragraph-rsid="00c8d6fd" style:font-size-asian="13pt" style:font-weight-asian="bold" style:font-size-complex="13pt" style:font-weight-complex="bold"/>
    </style:style>
    <style:style style:name="P11" style:family="paragraph" style:parent-style-name="Text_20_body" style:list-style-name="L1">
      <style:paragraph-properties fo:line-height="150%"/>
      <style:text-properties fo:font-size="13pt" officeooo:paragraph-rsid="00c8d6fd" style:font-size-asian="13pt" style:font-size-complex="13pt"/>
    </style:style>
    <style:style style:name="P12" style:family="paragraph" style:parent-style-name="Text_20_body" style:list-style-name="L1">
      <style:paragraph-properties fo:line-height="150%"/>
      <style:text-properties fo:font-size="13pt" fo:font-weight="bold" officeooo:rsid="00d8702e" officeooo:paragraph-rsid="00d8702e" style:font-size-asian="13pt" style:font-weight-asian="bold" style:font-size-complex="13pt" style:font-weight-complex="bold"/>
    </style:style>
    <style:style style:name="P13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f3c66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Style1">
      <style:text-properties fo:color="#ffffff" loext:opacity="100%"/>
    </style:style>
    <style:style style:name="P1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5657b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bold" officeooo:rsid="002e8084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8f449" officeooo:paragraph-rsid="0048f44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2ba2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aa8ed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e0159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" style:family="paragraph" style:parent-style-name="Standard">
      <style:text-properties officeooo:paragraph-rsid="0040aa10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9b77b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6cc5d7" officeooo:paragraph-rsid="006cc5d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" style:family="paragraph" style:parent-style-name="Standard">
      <style:text-properties style:font-name="Liberation Sans" fo:font-size="10pt" fo:font-weight="bold" officeooo:rsid="009cae50" officeooo:paragraph-rsid="00bda553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f3c66" officeooo:paragraph-rsid="0057b3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" style:family="paragraph" style:parent-style-name="Standard">
      <style:text-properties fo:color="#ffffff" loext:opacity="100%" fo:font-size="18pt" fo:font-weight="bold" officeooo:rsid="0057b363" officeooo:paragraph-rsid="0057b363" style:font-size-asian="18pt" style:font-weight-asian="bold" style:font-size-complex="18pt" style:font-weight-complex="bold"/>
    </style:style>
    <style:style style:name="P3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57b3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57b3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57b3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5657b" officeooo:paragraph-rsid="0057b3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f888b" officeooo:paragraph-rsid="007f888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8f449" officeooo:paragraph-rsid="0057b3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aa8ed" officeooo:paragraph-rsid="0057b3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e0159" officeooo:paragraph-rsid="0057b3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2ba2" officeooo:paragraph-rsid="0057b3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0" style:family="paragraph" style:parent-style-name="Standard">
      <style:text-properties officeooo:paragraph-rsid="0057b363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9b77b" officeooo:paragraph-rsid="0057b3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b39e62" officeooo:paragraph-rsid="00b39e6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57b3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e8084" officeooo:paragraph-rsid="0057b3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6dac37" officeooo:paragraph-rsid="006dac3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c4944" officeooo:paragraph-rsid="0057b3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a0dd3" officeooo:paragraph-rsid="0057b3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3acfc" officeooo:paragraph-rsid="0073ac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6f95e8" officeooo:paragraph-rsid="006f95e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f2666" officeooo:paragraph-rsid="004f266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561c80" officeooo:paragraph-rsid="00561c8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2" style:family="paragraph" style:parent-style-name="Standard">
      <style:text-properties fo:color="#ffffff" loext:opacity="100%" fo:font-size="18pt" fo:font-weight="bold" officeooo:rsid="005a8c5e" officeooo:paragraph-rsid="005a8c5e" style:font-size-asian="18pt" style:font-weight-asian="bold" style:font-size-complex="18pt" style:font-weight-complex="bold"/>
    </style:style>
    <style:style style:name="P53" style:family="paragraph" style:parent-style-name="Standard">
      <style:text-properties officeooo:rsid="00734b96" officeooo:paragraph-rsid="0057b363"/>
    </style:style>
    <style:style style:name="P5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f3c66" officeooo:paragraph-rsid="0073ac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73ac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73ac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73ac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8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5657b" officeooo:paragraph-rsid="0073ac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73ac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e8084" officeooo:paragraph-rsid="0073ac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8f449" officeooo:paragraph-rsid="0073ac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2ba2" officeooo:paragraph-rsid="0073ac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6dac37" officeooo:paragraph-rsid="0073ac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4c44e" officeooo:paragraph-rsid="0074c44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b9d77" officeooo:paragraph-rsid="00ab9d7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a0dd3" officeooo:paragraph-rsid="0073ac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7" style:family="paragraph" style:parent-style-name="Standard">
      <style:text-properties officeooo:paragraph-rsid="0073acfc"/>
    </style:style>
    <style:style style:name="P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9b77b" officeooo:paragraph-rsid="0073ac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9" style:family="paragraph" style:parent-style-name="Standard">
      <style:text-properties officeooo:rsid="00734b96" officeooo:paragraph-rsid="0073acfc"/>
    </style:style>
    <style:style style:name="P70" style:family="paragraph" style:parent-style-name="Standard">
      <style:text-properties fo:color="#ffffff" loext:opacity="100%" fo:font-size="18pt" fo:font-weight="bold" officeooo:rsid="0057b363" officeooo:paragraph-rsid="0073acfc" style:font-size-asian="18pt" style:font-weight-asian="bold" style:font-size-complex="18pt" style:font-weight-complex="bold"/>
    </style:style>
    <style:style style:name="P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aa8ed" officeooo:paragraph-rsid="0073ac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e0159" officeooo:paragraph-rsid="0073ac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6f95e8" officeooo:paragraph-rsid="0073ac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f2666" officeooo:paragraph-rsid="0073ac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561c80" officeooo:paragraph-rsid="0073ac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e8084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37eea" officeooo:paragraph-rsid="00737ee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443ed" officeooo:paragraph-rsid="007443e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9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f3c66" officeooo:paragraph-rsid="00737ee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737ee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737ee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737ee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3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5657b" officeooo:paragraph-rsid="008bada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8bada2" officeooo:paragraph-rsid="008bada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d5df6" officeooo:paragraph-rsid="00737ee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e8084" officeooo:paragraph-rsid="00737ee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8bada2" officeooo:paragraph-rsid="00737ee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8" style:family="paragraph" style:parent-style-name="Standard">
      <style:text-properties officeooo:paragraph-rsid="00737eea"/>
    </style:style>
    <style:style style:name="P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9b77b" officeooo:paragraph-rsid="00737ee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8d084c" officeooo:paragraph-rsid="008d084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1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f3c66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5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4c44e" officeooo:paragraph-rsid="0074c44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e8084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aa8ed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e0159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2ba2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561c80" officeooo:paragraph-rsid="0087469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c4944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a392" officeooo:paragraph-rsid="0075a39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83c3b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6c87a" officeooo:paragraph-rsid="0076c87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6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ae93" officeooo:paragraph-rsid="0075ae9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ae93" officeooo:paragraph-rsid="0075ae9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2ba2" officeooo:paragraph-rsid="0087469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officeooo:rsid="0076c87a" officeooo:paragraph-rsid="0076c87a"/>
    </style:style>
    <style:style style:name="P1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de43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6c8d" officeooo:paragraph-rsid="00756c8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d715a" officeooo:paragraph-rsid="007d715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de43" officeooo:paragraph-rsid="0087469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4" style:family="paragraph" style:parent-style-name="Standard">
      <style:text-properties officeooo:paragraph-rsid="003e29ee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9b77b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6" style:family="paragraph" style:parent-style-name="Standard" style:master-page-name="">
      <style:paragraph-properties style:page-number="auto" fo:break-before="auto" fo:break-after="auto"/>
      <style:text-properties officeooo:paragraph-rsid="0074c44e"/>
    </style:style>
    <style:style style:name="P11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f3c66" officeooo:paragraph-rsid="005c415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8" style:family="paragraph" style:parent-style-name="Standard">
      <style:text-properties fo:color="#ffffff" loext:opacity="100%" fo:font-size="18pt" fo:font-weight="bold" officeooo:rsid="00589e44" officeooo:paragraph-rsid="005c415d" style:font-size-asian="18pt" style:font-weight-asian="bold" style:font-size-complex="18pt" style:font-weight-complex="bold"/>
    </style:style>
    <style:style style:name="P11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5c415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5c415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5c415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5657b" officeooo:paragraph-rsid="005c415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5c415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4" style:family="paragraph" style:parent-style-name="Standard">
      <style:text-properties officeooo:paragraph-rsid="005c415d"/>
    </style:style>
    <style:style style:name="P1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9b77b" officeooo:paragraph-rsid="005c415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8f9d40" officeooo:paragraph-rsid="008f9d4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7" style:family="paragraph" style:parent-style-name="Standard" style:master-page-name="">
      <style:paragraph-properties style:page-number="auto" fo:break-before="auto" fo:break-after="auto"/>
      <style:text-properties officeooo:paragraph-rsid="0057b363"/>
    </style:style>
    <style:style style:name="P128" style:family="paragraph" style:parent-style-name="Standard">
      <style:text-properties officeooo:paragraph-rsid="009529c4"/>
    </style:style>
    <style:style style:name="P129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f3c66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3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4c44e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e8084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aa8ed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e0159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2ba2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4c44e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561c80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c4944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a392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3" style:family="paragraph" style:parent-style-name="Table_20_Contents">
      <style:paragraph-properties fo:text-align="start" style:justify-single-word="false"/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ae93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ae93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6" style:family="paragraph" style:parent-style-name="Table_20_Contents">
      <style:paragraph-properties fo:text-align="start" style:justify-single-word="false"/>
      <style:text-properties officeooo:rsid="0076c87a" officeooo:paragraph-rsid="009529c4"/>
    </style:style>
    <style:style style:name="P1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de43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6c8d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9529c4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9b77b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d715a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2" style:family="paragraph" style:parent-style-name="Standard" style:master-page-name="">
      <style:paragraph-properties style:page-number="auto" fo:break-before="auto" fo:break-after="auto"/>
      <style:text-properties officeooo:paragraph-rsid="009529c4"/>
    </style:style>
    <style:style style:name="P153" style:family="paragraph" style:parent-style-name="Standard">
      <style:text-properties fo:color="#ffffff" loext:opacity="100%" fo:font-size="18pt" fo:font-weight="bold" officeooo:rsid="00589e44" officeooo:paragraph-rsid="009529c4" style:font-size-asian="18pt" style:font-weight-asian="bold" style:font-size-complex="18pt" style:font-weight-complex="bold"/>
    </style:style>
    <style:style style:name="P15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5657b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8f9d40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967108" officeooo:paragraph-rsid="0096710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7" style:family="paragraph" style:parent-style-name="Standard">
      <style:text-properties fo:color="#ffffff" loext:opacity="100%" fo:font-size="18pt" fo:font-weight="bold" officeooo:rsid="00589e44" officeooo:paragraph-rsid="00967108" style:font-size-asian="18pt" style:font-weight-asian="bold" style:font-size-complex="18pt" style:font-weight-complex="bold"/>
    </style:style>
    <style:style style:name="P1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97c69e" officeooo:paragraph-rsid="0097c69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9" style:family="paragraph" style:parent-style-name="Standard">
      <style:text-properties fo:color="#ffffff" loext:opacity="100%" fo:font-size="18pt" fo:font-weight="bold" officeooo:rsid="00589e44" officeooo:paragraph-rsid="00983be6" style:font-size-asian="18pt" style:font-weight-asian="bold" style:font-size-complex="18pt" style:font-weight-complex="bold"/>
    </style:style>
    <style:style style:name="P1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99086e" officeooo:paragraph-rsid="0099086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1" style:family="paragraph" style:parent-style-name="Standard" style:master-page-name="">
      <style:paragraph-properties style:page-number="auto" fo:break-before="auto" fo:break-after="auto"/>
      <style:text-properties officeooo:paragraph-rsid="0042e163"/>
    </style:style>
    <style:style style:name="P162" style:family="paragraph" style:parent-style-name="Standard">
      <style:text-properties officeooo:paragraph-rsid="0042e163"/>
    </style:style>
    <style:style style:name="P163" style:family="paragraph" style:parent-style-name="Standard" style:master-page-name="">
      <style:paragraph-properties style:page-number="auto" fo:break-before="auto" fo:break-after="auto"/>
      <style:text-properties officeooo:paragraph-rsid="005d840d"/>
    </style:style>
    <style:style style:name="P164" style:family="paragraph" style:parent-style-name="Standard">
      <style:text-properties officeooo:paragraph-rsid="005d840d"/>
    </style:style>
    <style:style style:name="P165" style:family="paragraph" style:parent-style-name="Standard">
      <style:text-properties officeooo:paragraph-rsid="009a20d2"/>
    </style:style>
    <style:style style:name="P166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f3c66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4c44e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e8084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aa8ed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e0159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2ba2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4c44e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561c80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c4944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a392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ae93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ae93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9a29fc" officeooo:paragraph-rsid="009a29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9b5d40" officeooo:paragraph-rsid="009b5d4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83ccbd" officeooo:paragraph-rsid="009a29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6c8d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b4c0d1" officeooo:paragraph-rsid="00b4c0d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de43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9b77b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99086e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0" style:family="paragraph" style:parent-style-name="Standard" style:master-page-name="">
      <style:paragraph-properties style:page-number="auto" fo:break-before="auto" fo:break-after="auto"/>
      <style:text-properties officeooo:paragraph-rsid="009a20d2"/>
    </style:style>
    <style:style style:name="P191" style:family="paragraph" style:parent-style-name="Standard">
      <style:text-properties fo:color="#ffffff" loext:opacity="100%" fo:font-size="18pt" fo:font-weight="bold" officeooo:rsid="00589e44" officeooo:paragraph-rsid="009a20d2" style:font-size-asian="18pt" style:font-weight-asian="bold" style:font-size-complex="18pt" style:font-weight-complex="bold"/>
    </style:style>
    <style:style style:name="P19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5657b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8f9d40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paragraph-rsid="00b4c0d1"/>
    </style:style>
    <style:style style:name="P195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b8634e" officeooo:paragraph-rsid="00b4c0d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9d3312" officeooo:paragraph-rsid="009d33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f2666" officeooo:paragraph-rsid="009d33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b9c459" officeooo:paragraph-rsid="00b9c45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c2a206" officeooo:paragraph-rsid="00c2a20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2ba2" officeooo:paragraph-rsid="00c6bb1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1" style:family="paragraph" style:parent-style-name="Table_20_Contents">
      <style:paragraph-properties fo:text-align="start" style:justify-single-word="false"/>
      <style:text-properties officeooo:rsid="0076c87a" officeooo:paragraph-rsid="009a20d2"/>
    </style:style>
    <style:style style:name="P2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bb22e4" officeooo:paragraph-rsid="00bb22e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1ce61" officeooo:paragraph-rsid="00a1ce6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5138f6" officeooo:paragraph-rsid="00a1ce6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5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f3c66" officeooo:paragraph-rsid="006bae0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6bae0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6bae0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6bae0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9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5657b" officeooo:paragraph-rsid="006bae0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6bae0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e8084" officeooo:paragraph-rsid="006bae0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aa8ed" officeooo:paragraph-rsid="006bae0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e0159" officeooo:paragraph-rsid="006bae0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2ba2" officeooo:paragraph-rsid="006bae0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40e4e" officeooo:paragraph-rsid="00a40e4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561c80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c4944" officeooo:paragraph-rsid="006bae0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8" style:family="paragraph" style:parent-style-name="Standard">
      <style:text-properties officeooo:paragraph-rsid="006bae07"/>
    </style:style>
    <style:style style:name="P2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9b77b" officeooo:paragraph-rsid="006bae0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0" style:family="paragraph" style:parent-style-name="Standard" style:master-page-name="">
      <style:paragraph-properties style:page-number="auto" fo:break-before="auto" fo:break-after="auto"/>
      <style:text-properties officeooo:paragraph-rsid="006bae07"/>
    </style:style>
    <style:style style:name="P221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f3c66" officeooo:paragraph-rsid="00a4498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2" style:family="paragraph" style:parent-style-name="Standard">
      <style:text-properties fo:color="#ffffff" loext:opacity="100%" fo:font-size="18pt" fo:font-weight="bold" officeooo:rsid="00589e44" officeooo:paragraph-rsid="00a44988" style:font-size-asian="18pt" style:font-weight-asian="bold" style:font-size-complex="18pt" style:font-weight-complex="bold"/>
    </style:style>
    <style:style style:name="P22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a4498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a4498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a4498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6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44c90" officeooo:paragraph-rsid="00a44c9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5c1d9" officeooo:paragraph-rsid="00a5c1d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4c44e" officeooo:paragraph-rsid="00a4498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a392" officeooo:paragraph-rsid="00a4498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a4498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561c80" officeooo:paragraph-rsid="00a4498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44c90" officeooo:paragraph-rsid="00a44c9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82b18c" officeooo:paragraph-rsid="00a4498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4" style:family="paragraph" style:parent-style-name="Standard">
      <style:text-properties officeooo:paragraph-rsid="00a44988"/>
    </style:style>
    <style:style style:name="P235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ae93" officeooo:paragraph-rsid="00a4498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ae93" officeooo:paragraph-rsid="00a4498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2ba2" officeooo:paragraph-rsid="00a4498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1ce61" officeooo:paragraph-rsid="00a4498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9" style:family="paragraph" style:parent-style-name="Table_20_Contents">
      <style:paragraph-properties fo:text-align="start" style:justify-single-word="false"/>
      <style:text-properties officeooo:rsid="00a1ce61" officeooo:paragraph-rsid="00a44988"/>
    </style:style>
    <style:style style:name="P2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5138f6" officeooo:paragraph-rsid="00a4498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6c8d" officeooo:paragraph-rsid="00a4498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bf0ac6" officeooo:paragraph-rsid="00bf0ac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de43" officeooo:paragraph-rsid="00a4498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9b77b" officeooo:paragraph-rsid="00a4498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99086e" officeooo:paragraph-rsid="00a4498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6" style:family="paragraph" style:parent-style-name="Standard">
      <style:text-properties officeooo:paragraph-rsid="00a83c3b"/>
    </style:style>
    <style:style style:name="P24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f3c66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1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5657b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e8084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aa8ed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e0159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2ba2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40e4e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c4944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9b77b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0" style:family="paragraph" style:parent-style-name="Standard" style:master-page-name="">
      <style:paragraph-properties style:page-number="auto" fo:break-before="auto" fo:break-after="auto"/>
      <style:text-properties officeooo:paragraph-rsid="00a83c3b"/>
    </style:style>
    <style:style style:name="P261" style:family="paragraph" style:parent-style-name="Standard">
      <style:text-properties fo:color="#ffffff" loext:opacity="100%" fo:font-size="18pt" fo:font-weight="bold" officeooo:rsid="00589e44" officeooo:paragraph-rsid="00a83c3b" style:font-size-asian="18pt" style:font-weight-asian="bold" style:font-size-complex="18pt" style:font-weight-complex="bold"/>
    </style:style>
    <style:style style:name="P26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44c90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5c1d9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4c44e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a392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44c90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82b18c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8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ae93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ae93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1ce61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1" style:family="paragraph" style:parent-style-name="Table_20_Contents">
      <style:paragraph-properties fo:text-align="start" style:justify-single-word="false"/>
      <style:text-properties officeooo:rsid="00a1ce61" officeooo:paragraph-rsid="00a83c3b"/>
    </style:style>
    <style:style style:name="P2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5138f6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6c8d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99086e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de43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6" style:family="paragraph" style:parent-style-name="Standard">
      <style:text-properties fo:color="#ffffff" loext:opacity="100%" fo:font-size="18pt" fo:font-weight="bold" officeooo:rsid="00589e44" officeooo:paragraph-rsid="00a83fe0" style:font-size-asian="18pt" style:font-weight-asian="bold" style:font-size-complex="18pt" style:font-weight-complex="bold"/>
    </style:style>
    <style:style style:name="P277" style:family="paragraph" style:parent-style-name="Standard">
      <style:text-properties officeooo:paragraph-rsid="00a94321"/>
    </style:style>
    <style:style style:name="P278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f3c66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5657b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e8084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aa8ed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e0159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2ba2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40e4e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561c80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c4944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9b77b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2" style:family="paragraph" style:parent-style-name="Standard" style:master-page-name="">
      <style:paragraph-properties style:page-number="auto" fo:break-before="auto" fo:break-after="auto"/>
      <style:text-properties officeooo:paragraph-rsid="00a94321"/>
    </style:style>
    <style:style style:name="P293" style:family="paragraph" style:parent-style-name="Standard">
      <style:text-properties fo:color="#ffffff" loext:opacity="100%" fo:font-size="18pt" fo:font-weight="bold" officeooo:rsid="00589e44" officeooo:paragraph-rsid="00a94321" style:font-size-asian="18pt" style:font-weight-asian="bold" style:font-size-complex="18pt" style:font-weight-complex="bold"/>
    </style:style>
    <style:style style:name="P29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44c90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5c1d9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4c44e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a392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83c3b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44c90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82b18c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1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ae93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ae93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a0bb8" officeooo:paragraph-rsid="00aa0b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6c8d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de43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99086e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a5a7f" officeooo:paragraph-rsid="00aa5a7f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f2666" officeooo:paragraph-rsid="00aa5a7f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9" style:family="paragraph" style:parent-style-name="Style2">
      <style:text-properties fo:color="#ffffff" loext:opacity="100%"/>
    </style:style>
    <style:style style:name="P3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c54186" officeooo:paragraph-rsid="00c5418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2ba2" officeooo:paragraph-rsid="00bf0ac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1ce61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3" style:family="paragraph" style:parent-style-name="Table_20_Contents">
      <style:paragraph-properties fo:text-align="start" style:justify-single-word="false"/>
      <style:text-properties officeooo:rsid="00a1ce61" officeooo:paragraph-rsid="00a94321"/>
    </style:style>
    <style:style style:name="P3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5138f6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2e163" officeooo:paragraph-rsid="00aa5a7f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5138f6" officeooo:paragraph-rsid="00aa5a7f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officeooo:rsid="00ae662a"/>
    </style:style>
    <style:style style:name="T2" style:family="text">
      <style:text-properties officeooo:rsid="0070bc54"/>
    </style:style>
    <style:style style:name="T3" style:family="text">
      <style:text-properties officeooo:rsid="00d6967f"/>
    </style:style>
    <style:style style:name="T4" style:family="text">
      <style:text-properties officeooo:rsid="00d29826"/>
    </style:style>
    <style:style style:name="T5" style:family="text">
      <style:text-properties officeooo:rsid="00c8d6fd"/>
    </style:style>
    <style:style style:name="T6" style:family="text">
      <style:text-properties officeooo:rsid="00ceadac"/>
    </style:style>
    <style:style style:name="T7" style:family="text">
      <style:text-properties officeooo:rsid="00721f1d"/>
    </style:style>
    <style:style style:name="T8" style:family="text">
      <style:text-properties fo:font-weight="bold" officeooo:rsid="00cf3549" style:font-weight-asian="bold" style:font-weight-complex="bold"/>
    </style:style>
    <style:style style:name="T9" style:family="text">
      <style:text-properties fo:font-weight="bold" officeooo:rsid="00c8d6fd" style:font-weight-asian="bold" style:font-weight-complex="bold"/>
    </style:style>
    <style:style style:name="T10" style:family="text">
      <style:text-properties fo:font-weight="bold" officeooo:rsid="00d69a58" style:font-weight-asian="bold" style:font-weight-complex="bold"/>
    </style:style>
    <style:style style:name="T11" style:family="text">
      <style:text-properties fo:font-weight="bold" officeooo:rsid="00721f1d" style:font-weight-asian="bold" style:font-weight-complex="bold"/>
    </style:style>
    <style:style style:name="T12" style:family="text">
      <style:text-properties officeooo:rsid="0048f449"/>
    </style:style>
    <style:style style:name="T13" style:family="text">
      <style:text-properties officeooo:rsid="0032b691"/>
    </style:style>
    <style:style style:name="T14" style:family="text">
      <style:text-properties officeooo:rsid="0080510f"/>
    </style:style>
    <style:style style:name="T15" style:family="text">
      <style:text-properties officeooo:rsid="00548391"/>
    </style:style>
    <style:style style:name="T16" style:family="text">
      <style:text-properties officeooo:rsid="0073acfc"/>
    </style:style>
    <style:style style:name="T17" style:family="text">
      <style:text-properties officeooo:rsid="0074c44e"/>
    </style:style>
    <style:style style:name="T18" style:family="text">
      <style:text-properties officeooo:rsid="0092890e"/>
    </style:style>
    <style:style style:name="T19" style:family="text">
      <style:text-properties officeooo:rsid="0088f9dc"/>
    </style:style>
    <style:style style:name="T20" style:family="text">
      <style:text-properties officeooo:rsid="008bada2"/>
    </style:style>
    <style:style style:name="T21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2" style:family="text">
      <style:text-properties officeooo:rsid="003a8e49"/>
    </style:style>
    <style:style style:name="T23" style:family="text">
      <style:text-properties officeooo:rsid="00814bd8"/>
    </style:style>
    <style:style style:name="T24" style:family="text">
      <style:text-properties officeooo:rsid="005cd1a7"/>
    </style:style>
    <style:style style:name="T25" style:family="text">
      <style:text-properties officeooo:rsid="0075ae93"/>
    </style:style>
    <style:style style:name="T26" style:family="text">
      <style:text-properties officeooo:rsid="009529c4"/>
    </style:style>
    <style:style style:name="T27" style:family="text">
      <style:text-properties officeooo:rsid="00967108"/>
    </style:style>
    <style:style style:name="T28" style:family="text">
      <style:text-properties officeooo:rsid="0097c69e"/>
    </style:style>
    <style:style style:name="T29" style:family="text">
      <style:text-properties officeooo:rsid="00983be6"/>
    </style:style>
    <style:style style:name="T30" style:family="text">
      <style:text-properties officeooo:rsid="009a20d2"/>
    </style:style>
    <style:style style:name="T31" style:family="text">
      <style:text-properties officeooo:rsid="009a29fc"/>
    </style:style>
    <style:style style:name="T32" style:family="text">
      <style:text-properties officeooo:rsid="00856318"/>
    </style:style>
    <style:style style:name="T33" style:family="text">
      <style:text-properties officeooo:rsid="00b4c0d1"/>
    </style:style>
    <style:style style:name="T34" style:family="text"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b4c0d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5" style:family="text">
      <style:text-properties officeooo:rsid="00502b8c"/>
    </style:style>
    <style:style style:name="T36" style:family="text">
      <style:text-properties officeooo:rsid="00b9c459"/>
    </style:style>
    <style:style style:name="T37" style:family="text">
      <style:text-properties officeooo:rsid="00aa5a7f"/>
    </style:style>
    <style:style style:name="T38" style:family="text">
      <style:text-properties officeooo:rsid="009d7b0d"/>
    </style:style>
    <style:style style:name="T39" style:family="text">
      <style:text-properties officeooo:rsid="00447091"/>
    </style:style>
    <style:style style:name="T40" style:family="text">
      <style:text-properties officeooo:rsid="00c6bb1e"/>
    </style:style>
    <style:style style:name="T41" style:family="text">
      <style:text-properties officeooo:rsid="00992d21"/>
    </style:style>
    <style:style style:name="T42" style:family="text">
      <style:text-properties officeooo:rsid="009ac930"/>
    </style:style>
    <style:style style:name="T43" style:family="text">
      <style:text-properties officeooo:rsid="00c2a206"/>
    </style:style>
    <style:style style:name="T44" style:family="text">
      <style:text-properties officeooo:rsid="00bc428c"/>
    </style:style>
    <style:style style:name="T45" style:family="text">
      <style:text-properties officeooo:rsid="00a40e4e"/>
    </style:style>
    <style:style style:name="T46" style:family="text">
      <style:text-properties officeooo:rsid="00a44988"/>
    </style:style>
    <style:style style:name="T47" style:family="text">
      <style:text-properties officeooo:rsid="00a5c1d9"/>
    </style:style>
    <style:style style:name="T48" style:family="text">
      <style:text-properties officeooo:rsid="00bf0ac6"/>
    </style:style>
    <style:style style:name="T49" style:family="text">
      <style:text-properties officeooo:rsid="00a83c3b"/>
    </style:style>
    <style:style style:name="T50" style:family="text">
      <style:text-properties officeooo:rsid="00a6bc7d"/>
    </style:style>
    <style:style style:name="T51" style:family="text">
      <style:text-properties officeooo:rsid="00a83fe0"/>
    </style:style>
    <style:style style:name="T52" style:family="text">
      <style:text-properties officeooo:rsid="00a94321"/>
    </style:style>
    <style:style style:name="T53" style:family="text">
      <style:text-properties officeooo:rsid="00c54186"/>
    </style:style>
    <style:style style:name="T54" style:family="text">
      <style:text-properties officeooo:rsid="00bf5927"/>
    </style:style>
    <style:style style:name="fr1" style:family="graphic" style:parent-style-name="Inline_20_Heading">
      <style:graphic-properties style:vertical-pos="middle" style:vertical-rel="text" style:horizontal-pos="from-left" style:horizontal-rel="paragraph-content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51" table:style-name="Table51">
        <table:table-column table:style-name="Table51.A"/>
        <table:table-row>
          <table:table-cell table:style-name="Table51.A1" office:value-type="string">
            <text:p text:style-name="P1">OpenOrganizer: <text:span text:style-name="T1">APIs</text:span></text:p>
          </table:table-cell>
        </table:table-row>
      </table:table>
      <text:p text:style-name="P2"/>
      <text:p text:style-name="P3">Authors: Michael Jagiello, Kevin Sirantoine</text:p>
      <text:p text:style-name="P4"/>
      <text:table-of-content text:style-name="Sect1" text:name="Table of Contents1">
        <text:table-of-content-source text:outline-level="10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Style1"/>
          </text:index-source-styles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"><text:s/><text:a xlink:type="simple" xlink:href="#__RefHeading___Toc27733_1090150907" office:name="About This Document" text:style-name="Index_20_Link" text:visited-style-name="Index_20_Link">About This Document<text:tab/>2</text:a><text:line-break/> <text:a xlink:type="simple" xlink:href="#__RefHeading___Toc11312_3954546579COPY_IS_MOVECOPY_IS_MOVECOPY_IS_MOVECOPY_IS_MOVECOPY_IS_MOVE" office:name="Client Request: /" text:style-name="Index_20_Link" text:visited-style-name="Index_20_Link">/<text:tab/>3</text:a><text:a xlink:type="simple" xlink:href="#__RefHeading___Toc11756_3954546579" office:name="Client Request: /register" text:style-name="Index_20_Link" text:visited-style-name="Index_20_Link"><text:line-break/> /register<text:tab/>4</text:a></text:p>
          <text:p text:style-name="P6"><text:a xlink:type="simple" xlink:href="#__RefHeading___Toc11804_3954546579" office:name="Client Request: /login" text:style-name="Index_20_Link" text:visited-style-name="Index_20_Link"><text:s/>/login<text:tab/>5</text:a></text:p>
          <text:p text:style-name="P6"><text:a xlink:type="simple" xlink:href="#__RefHeading___Toc11802_3954546579" office:name="Client Request: /changelogin" text:style-name="Index_20_Link" text:visited-style-name="Index_20_Link"><text:s/>/changelogin<text:tab/>6</text:a></text:p>
          <text:p text:style-name="P6"><text:a xlink:type="simple" xlink:href="#__RefHeading___Toc11800_3954546579" office:name="Client Request: /lastupdated" text:style-name="Index_20_Link" text:visited-style-name="Index_20_Link"><text:s/>/lastupdated<text:tab/>7</text:a></text:p>
          <text:p text:style-name="P6"><text:a xlink:type="simple" xlink:href="#__RefHeading___Toc11798_3954546579" office:name="Client Request: /syncup/notes" text:style-name="Index_20_Link" text:visited-style-name="Index_20_Link"><text:s/><text:line-break/> /syncup/notes<text:tab/>9</text:a></text:p>
          <text:p text:style-name="P6"><text:a xlink:type="simple" xlink:href="#__RefHeading___Toc11796_3954546579" office:name="Client Request: /syncup/reminders" text:style-name="Index_20_Link" text:visited-style-name="Index_20_Link"><text:s/>/syncup/reminders<text:tab/>10</text:a></text:p>
          <text:p text:style-name="P6"><text:a xlink:type="simple" xlink:href="#__RefHeading___Toc11794_3954546579" office:name="Client Request: /syncup/reminders/daily" text:style-name="Index_20_Link" text:visited-style-name="Index_20_Link"><text:s/>/syncup/reminders/daily<text:tab/>11</text:a></text:p>
          <text:p text:style-name="P6"><text:a xlink:type="simple" xlink:href="#__RefHeading___Toc11792_3954546579" office:name="Client Request: /syncup/reminders/weekly" text:style-name="Index_20_Link" text:visited-style-name="Index_20_Link"><text:s/>/syncup/reminders/weekly<text:tab/>12</text:a></text:p>
          <text:p text:style-name="P6"><text:a xlink:type="simple" xlink:href="#__RefHeading___Toc11790_3954546579" office:name="Client Request: /syncup/reminders/monthly" text:style-name="Index_20_Link" text:visited-style-name="Index_20_Link"><text:s/>/syncup/reminders/monthly<text:tab/>13</text:a></text:p>
          <text:p text:style-name="P6"><text:a xlink:type="simple" xlink:href="#__RefHeading___Toc11788_3954546579" office:name="Client Request: /syncup/reminders/yearly" text:style-name="Index_20_Link" text:visited-style-name="Index_20_Link"><text:s/>/syncup/reminders/yearly<text:tab/>14</text:a></text:p>
          <text:p text:style-name="P6"><text:a xlink:type="simple" xlink:href="#__RefHeading___Toc11786_3954546579" office:name="Client Request: /syncup/extensions" text:style-name="Index_20_Link" text:visited-style-name="Index_20_Link"><text:s/>/syncup/extensions<text:tab/>15</text:a></text:p>
          <text:p text:style-name="P6"><text:a xlink:type="simple" xlink:href="#__RefHeading___Toc11784_3954546579" office:name="Client Request: /syncup/overrides" text:style-name="Index_20_Link" text:visited-style-name="Index_20_Link"><text:s/>/syncup/overrides<text:tab/>16</text:a></text:p>
          <text:p text:style-name="P6"><text:a xlink:type="simple" xlink:href="#__RefHeading___Toc11782_3954546579" office:name="Client Request: /syncup/folders" text:style-name="Index_20_Link" text:visited-style-name="Index_20_Link"><text:s/>/syncup/folders<text:tab/>17</text:a></text:p>
          <text:p text:style-name="P6"><text:a xlink:type="simple" xlink:href="#__RefHeading___Toc11780_3954546579" office:name="Client Request: /syncup/deleted" text:style-name="Index_20_Link" text:visited-style-name="Index_20_Link"><text:s/>/syncup/deleted<text:tab/>18</text:a></text:p>
          <text:p text:style-name="P6"><text:line-break/><text:a xlink:type="simple" xlink:href="#__RefHeading___Toc11778_3954546579" office:name="Client Request: /syncdown/notes" text:style-name="Index_20_Link" text:visited-style-name="Index_20_Link"> /syncdown/notes<text:tab/>20</text:a></text:p>
          <text:p text:style-name="P6"><text:a xlink:type="simple" xlink:href="#__RefHeading___Toc11776_3954546579" office:name="Client Request: /syncdown/reminders" text:style-name="Index_20_Link" text:visited-style-name="Index_20_Link"><text:s/>/syncdown/reminders<text:tab/>21</text:a></text:p>
          <text:p text:style-name="P6"><text:a xlink:type="simple" xlink:href="#__RefHeading___Toc11774_3954546579" office:name="Client Request: /syncdown/reminders/daily" text:style-name="Index_20_Link" text:visited-style-name="Index_20_Link"><text:s/>/syncdown/reminders/daily<text:tab/>22</text:a></text:p>
          <text:p text:style-name="P6"><text:a xlink:type="simple" xlink:href="#__RefHeading___Toc11772_3954546579" office:name="Client Request: /syncdown/reminders/weekly" text:style-name="Index_20_Link" text:visited-style-name="Index_20_Link"><text:s/>/syncdown/reminders/weekly<text:tab/>23</text:a></text:p>
          <text:p text:style-name="P6"><text:a xlink:type="simple" xlink:href="#__RefHeading___Toc11770_3954546579" office:name="Client Request: /syncdown/reminders/monthly" text:style-name="Index_20_Link" text:visited-style-name="Index_20_Link"><text:s/>/syncdown/reminders/monthly<text:tab/>24</text:a></text:p>
          <text:p text:style-name="P6"><text:a xlink:type="simple" xlink:href="#__RefHeading___Toc11768_3954546579" office:name="Client Request: /syncdown/reminders/yearly" text:style-name="Index_20_Link" text:visited-style-name="Index_20_Link"><text:s/>/syncdown/reminders/yearly<text:tab/>25</text:a></text:p>
          <text:p text:style-name="P6"><text:a xlink:type="simple" xlink:href="#__RefHeading___Toc11766_3954546579" office:name="Client Request: /syncdown/extensions" text:style-name="Index_20_Link" text:visited-style-name="Index_20_Link"><text:s/>/syncdown/extensions<text:tab/>26</text:a></text:p>
          <text:p text:style-name="P6"><text:a xlink:type="simple" xlink:href="#__RefHeading___Toc11764_3954546579" office:name="Client Request: /syncdown/overrides" text:style-name="Index_20_Link" text:visited-style-name="Index_20_Link"><text:s/>/syncdown/overrides<text:tab/>27</text:a></text:p>
          <text:p text:style-name="P6"><text:a xlink:type="simple" xlink:href="#__RefHeading___Toc11762_3954546579" office:name="Client Request: /syncdown/folders" text:style-name="Index_20_Link" text:visited-style-name="Index_20_Link"><text:s/>/syncdown/folders<text:tab/>28</text:a></text:p>
          <text:p text:style-name="P6"><text:a xlink:type="simple" xlink:href="#__RefHeading___Toc11758_3954546579" office:name="Client Request: /syncdown/deleted" text:style-name="Index_20_Link" text:visited-style-name="Index_20_Link"><text:s/>/syncdown/deleted<text:tab/>29</text:a></text:p>
        </text:index-body>
      </text:table-of-content>
      <text:p text:style-name="P7"><text:soft-page-break/></text:p>
      <text:p text:style-name="P7"/>
      <text:p text:style-name="P7"/>
      <text:p text:style-name="P7"/>
      <text:p text:style-name="P8"><draw:frame draw:style-name="fr1" draw:name="Frame1" text:anchor-type="as-char" draw:z-index="0"><draw:text-box fo:min-height="0.0161in" fo:min-width="0.0161in"><text:p text:style-name="P9"><text:bookmark-start text:name="__RefHeading___Toc27733_1090150907"/>About <text:span text:style-name="T2">T</text:span>his <text:span text:style-name="T2">D</text:span>ocument<text:bookmark-end text:name="__RefHeading___Toc27733_1090150907"/></text:p></draw:text-box></draw:frame>:</text:p>
      <text:list text:style-name="L1">
        <text:list-item>
          <text:p text:style-name="P10">This document provides a<text:span text:style-name="T3">n overview</text:span><text:span text:style-name="T4"> </text:span><text:span text:style-name="T3">of</text:span> OpenOrganizer’s <text:span text:style-name="T5">HTTP </text:span><text:span text:style-name="T6">client-</text:span><text:span text:style-name="T5">server APIs</text:span><text:span text:style-name="T7">.<text:line-break/></text:span></text:p>
        </text:list-item>
        <text:list-item>
          <text:p text:style-name="P11"><text:span text:style-name="T8">All integer d</text:span><text:span text:style-name="T9">ata is </text:span><text:span text:style-name="T10">formatted</text:span><text:span text:style-name="T9"> using little-endian byte ordering</text:span><text:span text:style-name="T11">.</text:span></text:p>
          <text:p text:style-name="P12"/>
        </text:list-item>
        <text:list-item>
          <text:p text:style-name="P12">All HTTP endpoints validate body size using Content-Length header. If the body is smaller than the header, it will return Status Bad Request. All endpoints other than root ("/") will also verify that the Content-Length header is equal to the specified size for that endpoint. For syncups specifically, the transmitted recordCount is used to determine expected message length.</text:p>
          <text:p text:style-name="P12"/>
        </text:list-item>
        <text:list-item>
          <text:p text:style-name="P12">These listed server responses are contingent on proper client authentication. If the username+password or username+token combination are invalid, the server will respond with Status Unauthorized.</text:p>
        </text:list-item>
      </text:list>
      <table:table table:name="Table9" table:style-name="Table9">
        <table:table-column table:style-name="Table9.A" table:number-columns-repeated="2"/>
        <table:table-column table:style-name="Table9.C"/>
        <table:table-column table:style-name="Table9.D"/>
        <table:table-column table:style-name="Table9.E"/>
        <table:table-column table:style-name="Table9.F"/>
        <table:table-row table:style-name="Table9.1">
          <table:table-cell table:style-name="Table9.A1" office:value-type="string">
            <text:p text:style-name="P13"/>
          </table:table-cell>
          <table:table-cell table:style-name="Table9.B1" table:number-columns-spanned="5" office:value-type="string">
            <text:p text:style-name="P14"><text:bookmark-start text:name="__RefHeading___Toc11312_3954546579COPY_IS_MOVECOPY_IS_MOVECOPY_IS_MOVECOPY_IS_MOVECOPY_IS_MOVE"/>Client Request: /<text:bookmark-end text:name="__RefHeading___Toc11312_3954546579COPY_IS_MOVECOPY_IS_MOVECOPY_IS_MOVECOPY_IS_MOVECOPY_IS_MOVE"/></text:p>
          </table:table-cell>
          <table:covered-table-cell/>
          <table:covered-table-cell/>
          <table:covered-table-cell/>
          <table:covered-table-cell/>
        </table:table-row>
        <table:table-row table:style-name="Table9.1">
          <table:table-cell table:style-name="Table9.A2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1">
          <table:table-cell table:style-name="Table9.A3" office:value-type="string">
            <text:p text:style-name="P13"/>
          </table:table-cell>
          <table:table-cell table:style-name="Table9.B3" office:value-type="string">
            <text:p text:style-name="P15">#</text:p>
          </table:table-cell>
          <table:table-cell table:style-name="Table9.B3" office:value-type="string">
            <text:p text:style-name="P16">Field Name</text:p>
          </table:table-cell>
          <table:table-cell table:style-name="Table9.B3" office:value-type="string">
            <text:p text:style-name="P17">Data Type</text:p>
          </table:table-cell>
          <table:table-cell table:style-name="Table9.B3" office:value-type="string">
            <text:p text:style-name="P17">Size</text:p>
          </table:table-cell>
          <table:table-cell table:style-name="Table9.F3" office:value-type="string">
            <text:p text:style-name="P17">Description</text:p>
          </table:table-cell>
        </table:table-row>
        <table:table-row table:style-name="Table9.4">
          <table:table-cell table:style-name="Table9.A4" table:number-rows-spanned="2" office:value-type="string">
            <text:p text:style-name="P18"/>
          </table:table-cell>
          <table:table-cell table:style-name="Table9.B4" office:value-type="string">
            <text:p text:style-name="P19"/>
          </table:table-cell>
          <table:table-cell table:style-name="Table9.B4" office:value-type="string">
            <text:p text:style-name="P20"/>
          </table:table-cell>
          <table:table-cell table:style-name="Table9.B4" office:value-type="string">
            <text:p text:style-name="P21"/>
          </table:table-cell>
          <table:table-cell table:style-name="Table9.E4">
            <text:p text:style-name="P21"/>
          </table:table-cell>
          <table:table-cell table:style-name="Table9.F4" office:value-type="string">
            <text:p text:style-name="P22"/>
          </table:table-cell>
        </table:table-row>
        <table:table-row table:style-name="Table9.5">
          <table:covered-table-cell table:style-name="Table9.A4"/>
          <table:table-cell table:style-name="Table9.B5" office:value-type="string">
            <text:p text:style-name="P19"/>
          </table:table-cell>
          <table:table-cell table:style-name="Table9.C5" office:value-type="string">
            <text:p text:style-name="P21"/>
          </table:table-cell>
          <table:table-cell table:style-name="Table9.D5" office:value-type="string">
            <text:p text:style-name="P23"/>
          </table:table-cell>
          <table:table-cell table:style-name="Table9.E5">
            <text:p text:style-name="P24"/>
          </table:table-cell>
          <table:table-cell table:style-name="Table9.F5" office:value-type="string">
            <text:p text:style-name="P22"/>
          </table:table-cell>
        </table:table-row>
        <table:table-row table:style-name="Table9.6">
          <table:table-cell table:style-name="Table9.A6" office:value-type="string">
            <text:p text:style-name="P25"/>
          </table:table-cell>
          <table:table-cell table:style-name="Table9.B6" table:number-columns-spanned="2" office:value-type="string">
            <text:p text:style-name="P25"/>
          </table:table-cell>
          <table:covered-table-cell/>
          <table:table-cell table:style-name="Table9.D6" office:value-type="string">
            <text:p text:style-name="P26">Total Size:</text:p>
          </table:table-cell>
          <table:table-cell table:style-name="Table9.E6" office:value-type="float" office:value="0">
            <text:p text:style-name="P27">0</text:p>
          </table:table-cell>
          <table:table-cell table:style-name="Table9.F6" office:value-type="string">
            <text:p text:style-name="P28">bytes</text:p>
          </table:table-cell>
        </table:table-row>
      </table:table>
      <text:p text:style-name="P25"/>
      <text:p text:style-name="P25"/>
      <text:p text:style-name="P25"/>
      <table:table table:name="Table14" table:style-name="Table14">
        <table:table-column table:style-name="Table14.A" table:number-columns-repeated="2"/>
        <table:table-column table:style-name="Table14.C"/>
        <table:table-column table:style-name="Table14.D"/>
        <table:table-column table:style-name="Table14.E"/>
        <table:table-column table:style-name="Table14.F"/>
        <table:table-row table:style-name="Table14.1">
          <table:table-cell table:style-name="Table14.A1" office:value-type="string">
            <text:p text:style-name="P29"/>
          </table:table-cell>
          <table:table-cell table:style-name="Table14.B1" table:number-columns-spanned="5" office:value-type="string">
            <text:p text:style-name="P30">Server Response: /</text:p>
          </table:table-cell>
          <table:covered-table-cell/>
          <table:covered-table-cell/>
          <table:covered-table-cell/>
          <table:covered-table-cell/>
        </table:table-row>
        <table:table-row table:style-name="Table14.1">
          <table:table-cell table:style-name="Table14.A2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4.1">
          <table:table-cell table:style-name="Table14.A3" office:value-type="string">
            <text:p text:style-name="P29"/>
          </table:table-cell>
          <table:table-cell table:style-name="Table14.B3" office:value-type="string">
            <text:p text:style-name="P31">#</text:p>
          </table:table-cell>
          <table:table-cell table:style-name="Table14.B3" office:value-type="string">
            <text:p text:style-name="P32">Field Name</text:p>
          </table:table-cell>
          <table:table-cell table:style-name="Table14.B3" office:value-type="string">
            <text:p text:style-name="P33">Data Type</text:p>
          </table:table-cell>
          <table:table-cell table:style-name="Table14.B3" office:value-type="string">
            <text:p text:style-name="P33">Size</text:p>
          </table:table-cell>
          <table:table-cell table:style-name="Table14.F3" office:value-type="string">
            <text:p text:style-name="P33">Description</text:p>
          </table:table-cell>
        </table:table-row>
        <table:table-row table:style-name="Table14.4">
          <table:table-cell table:style-name="Table14.A4" table:number-rows-spanned="2" office:value-type="string">
            <text:p text:style-name="P34"/>
          </table:table-cell>
          <table:table-cell table:style-name="Table14.B4" office:value-type="string">
            <text:p text:style-name="P27">1</text:p>
          </table:table-cell>
          <table:table-cell table:style-name="Table14.B4" office:value-type="string">
            <text:p text:style-name="P35">maxRecordCount</text:p>
          </table:table-cell>
          <table:table-cell table:style-name="Table14.B4" office:value-type="string">
            <text:p text:style-name="P35">int</text:p>
          </table:table-cell>
          <table:table-cell table:style-name="Table14.E4" office:value-type="float" office:value="4">
            <text:p text:style-name="P35">4</text:p>
          </table:table-cell>
          <table:table-cell table:style-name="Table14.F4" office:value-type="string">
            <text:p text:style-name="P35">maximum number of records being transferred in either direction during syncing</text:p>
          </table:table-cell>
        </table:table-row>
        <table:table-row table:style-name="Table14.5">
          <table:covered-table-cell table:style-name="Table14.A4"/>
          <table:table-cell table:style-name="Table14.B5" office:value-type="string">
            <text:p text:style-name="P35"/>
          </table:table-cell>
          <table:table-cell table:style-name="Table14.C5" office:value-type="string">
            <text:p text:style-name="P36"/>
          </table:table-cell>
          <table:table-cell table:style-name="Table14.D5" office:value-type="string">
            <text:p text:style-name="P37"/>
          </table:table-cell>
          <table:table-cell table:style-name="Table14.E5">
            <text:p text:style-name="P38"/>
          </table:table-cell>
          <table:table-cell table:style-name="Table14.F5" office:value-type="string">
            <text:p text:style-name="P39"/>
          </table:table-cell>
        </table:table-row>
        <table:table-row table:style-name="Table14.6">
          <table:table-cell table:style-name="Table14.A6" office:value-type="string">
            <text:p text:style-name="P40"/>
          </table:table-cell>
          <table:table-cell table:style-name="Table14.B6" table:number-columns-spanned="2" office:value-type="string">
            <text:p text:style-name="P40"/>
          </table:table-cell>
          <table:covered-table-cell/>
          <table:table-cell table:style-name="Table14.D6" office:value-type="string">
            <text:p text:style-name="P41">Total Size:</text:p>
          </table:table-cell>
          <table:table-cell table:style-name="Table14.E6" office:value-type="float" office:value="4">
            <text:p text:style-name="P42">4</text:p>
          </table:table-cell>
          <table:table-cell table:style-name="Table14.F6" office:value-type="string">
            <text:p text:style-name="P28">bytes</text:p>
          </table:table-cell>
        </table:table-row>
      </table:table>
      <text:p text:style-name="P40"/>
      <text:p text:style-name="P40"/>
      <table:table table:name="Table27" table:style-name="Table27">
        <table:table-column table:style-name="Table27.A" table:number-columns-repeated="2"/>
        <table:table-column table:style-name="Table27.C"/>
        <table:table-column table:style-name="Table27.D"/>
        <table:table-column table:style-name="Table27.E"/>
        <table:table-column table:style-name="Table27.F"/>
        <table:table-row table:style-name="Table27.1">
          <table:table-cell table:style-name="Table27.A1" office:value-type="string">
            <text:p text:style-name="P29"/>
          </table:table-cell>
          <table:table-cell table:style-name="Table27.B1" table:number-columns-spanned="5" office:value-type="string">
            <text:p text:style-name="P14"><text:bookmark-start text:name="__RefHeading___Toc11756_3954546579"/>Client Request: /register<text:bookmark-end text:name="__RefHeading___Toc11756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27.2">
          <table:table-cell table:style-name="Table27.A2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7.2">
          <table:table-cell table:style-name="Table27.A3" office:value-type="string">
            <text:p text:style-name="P29"/>
          </table:table-cell>
          <table:table-cell table:style-name="Table27.B3" office:value-type="string">
            <text:p text:style-name="P31">#</text:p>
          </table:table-cell>
          <table:table-cell table:style-name="Table27.B3" office:value-type="string">
            <text:p text:style-name="P32">Field Name</text:p>
          </table:table-cell>
          <table:table-cell table:style-name="Table27.B3" office:value-type="string">
            <text:p text:style-name="P33">Data Type</text:p>
          </table:table-cell>
          <table:table-cell table:style-name="Table27.B3" office:value-type="string">
            <text:p text:style-name="P33">Size</text:p>
          </table:table-cell>
          <table:table-cell table:style-name="Table27.F3" office:value-type="string">
            <text:p text:style-name="P33">Description</text:p>
          </table:table-cell>
        </table:table-row>
        <table:table-row table:style-name="Table27.4">
          <table:table-cell table:style-name="Table27.A4" table:number-rows-spanned="4" office:value-type="string">
            <text:p text:style-name="P34"/>
          </table:table-cell>
          <table:table-cell table:style-name="Table27.B4" office:value-type="string">
            <text:p text:style-name="P43">1</text:p>
          </table:table-cell>
          <table:table-cell table:style-name="Table27.B4" office:value-type="string">
            <text:p text:style-name="P44">user<text:span text:style-name="T12">name</text:span></text:p>
          </table:table-cell>
          <table:table-cell table:style-name="Table27.B4" office:value-type="string">
            <text:p text:style-name="P36">char</text:p>
          </table:table-cell>
          <table:table-cell table:style-name="Table27.E4" office:value-type="float" office:value="32">
            <text:p text:style-name="P36">32</text:p>
          </table:table-cell>
          <table:table-cell table:style-name="Table27.F4" office:value-type="string">
            <text:p text:style-name="P39"><text:span text:style-name="T12">user-created</text:span> <text:span text:style-name="T12">ID </text:span><text:span text:style-name="T13">that uniquely identifies user</text:span></text:p>
          </table:table-cell>
        </table:table-row>
        <table:table-row table:style-name="Table27.5">
          <table:covered-table-cell table:style-name="Table27.A4"/>
          <table:table-cell table:style-name="Table27.B5" office:value-type="string">
            <text:p text:style-name="P43">2</text:p>
          </table:table-cell>
          <table:table-cell table:style-name="Table27.C5" office:value-type="string">
            <text:p text:style-name="P45">passwordHash</text:p>
          </table:table-cell>
          <table:table-cell table:style-name="Table27.D5" office:value-type="string">
            <text:p text:style-name="P45">raw</text:p>
          </table:table-cell>
          <table:table-cell table:style-name="Table27.E5" office:value-type="float" office:value="32">
            <text:p text:style-name="P45">32</text:p>
          </table:table-cell>
          <table:table-cell table:style-name="Table27.F5" office:value-type="string">
            <text:p text:style-name="P45">user-created password for login that is hashed before transmission to keep the original secret</text:p>
          </table:table-cell>
        </table:table-row>
        <table:table-row table:style-name="Table27.6">
          <table:covered-table-cell table:style-name="Table27.A4"/>
          <table:table-cell table:style-name="Table27.B4" office:value-type="string">
            <text:p text:style-name="P46">3</text:p>
          </table:table-cell>
          <table:table-cell table:style-name="Table27.B4" office:value-type="string">
            <text:p text:style-name="P36"><text:span text:style-name="T14">encrP</text:span>rivateKey</text:p>
          </table:table-cell>
          <table:table-cell table:style-name="Table27.B4" office:value-type="string">
            <text:p text:style-name="P36">raw</text:p>
          </table:table-cell>
          <table:table-cell table:style-name="Table27.E4" office:value-type="float" office:value="32">
            <text:p text:style-name="P36">32</text:p>
          </table:table-cell>
          <table:table-cell table:style-name="Table27.F6" office:value-type="string">
            <text:p text:style-name="P47"><text:span text:style-name="T15">symmetrical </text:span>encryption key for user data, encrypted using the original password <text:span text:style-name="T15">on the client</text:span></text:p>
          </table:table-cell>
        </table:table-row>
        <table:table-row table:style-name="Table27.7">
          <table:covered-table-cell table:style-name="Table27.A4"/>
          <table:table-cell table:style-name="Table27.B5" office:value-type="string">
            <text:p text:style-name="P46">4</text:p>
          </table:table-cell>
          <table:table-cell table:style-name="Table27.C5" office:value-type="string">
            <text:p text:style-name="P47"><text:span text:style-name="T14">encrP</text:span>rivateKey2</text:p>
          </table:table-cell>
          <table:table-cell table:style-name="Table27.D5" office:value-type="string">
            <text:p text:style-name="P47">raw</text:p>
          </table:table-cell>
          <table:table-cell table:style-name="Table27.E5" office:value-type="float" office:value="32">
            <text:p text:style-name="P47">32</text:p>
          </table:table-cell>
          <table:table-cell table:style-name="Table27.F5" office:value-type="string">
            <text:p text:style-name="P47">optional backup private key, encrypted using a different security phrase</text:p>
          </table:table-cell>
        </table:table-row>
        <table:table-row table:style-name="Table27.8">
          <table:table-cell table:style-name="Table27.A8" office:value-type="string">
            <text:p text:style-name="P40"/>
          </table:table-cell>
          <table:table-cell table:style-name="Table27.B8" table:number-columns-spanned="2" office:value-type="string">
            <text:p text:style-name="P40"/>
          </table:table-cell>
          <table:covered-table-cell/>
          <table:table-cell table:style-name="Table27.D8" office:value-type="string">
            <text:p text:style-name="P41">Total Size:</text:p>
          </table:table-cell>
          <table:table-cell table:style-name="Table27.E8" office:value-type="float" office:value="128">
            <text:p text:style-name="P48">128</text:p>
          </table:table-cell>
          <table:table-cell table:style-name="Table27.F8" office:value-type="string">
            <text:p text:style-name="P28">bytes</text:p>
          </table:table-cell>
        </table:table-row>
      </table:table>
      <text:p text:style-name="P40"/>
      <text:p text:style-name="P40"/>
      <text:p text:style-name="P40"/>
      <table:table table:name="Table28" table:style-name="Table28">
        <table:table-column table:style-name="Table28.A" table:number-columns-repeated="2"/>
        <table:table-column table:style-name="Table28.C"/>
        <table:table-column table:style-name="Table28.D"/>
        <table:table-column table:style-name="Table28.E"/>
        <table:table-column table:style-name="Table28.F"/>
        <table:table-row table:style-name="Table28.1">
          <table:table-cell table:style-name="Table28.A1" office:value-type="string">
            <text:p text:style-name="P29"/>
          </table:table-cell>
          <table:table-cell table:style-name="Table28.B1" table:number-columns-spanned="5" office:value-type="string">
            <text:p text:style-name="P30">Server Response: /register</text:p>
          </table:table-cell>
          <table:covered-table-cell/>
          <table:covered-table-cell/>
          <table:covered-table-cell/>
          <table:covered-table-cell/>
        </table:table-row>
        <table:table-row table:style-name="Table28.1">
          <table:table-cell table:style-name="Table28.A2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8.1">
          <table:table-cell table:style-name="Table28.A3" office:value-type="string">
            <text:p text:style-name="P29"/>
          </table:table-cell>
          <table:table-cell table:style-name="Table28.B3" office:value-type="string">
            <text:p text:style-name="P31">#</text:p>
          </table:table-cell>
          <table:table-cell table:style-name="Table28.B3" office:value-type="string">
            <text:p text:style-name="P32">Field Name</text:p>
          </table:table-cell>
          <table:table-cell table:style-name="Table28.B3" office:value-type="string">
            <text:p text:style-name="P33">Data Type</text:p>
          </table:table-cell>
          <table:table-cell table:style-name="Table28.B3" office:value-type="string">
            <text:p text:style-name="P33">Size</text:p>
          </table:table-cell>
          <table:table-cell table:style-name="Table28.F3" office:value-type="string">
            <text:p text:style-name="P33">Description</text:p>
          </table:table-cell>
        </table:table-row>
        <table:table-row table:style-name="Table28.4">
          <table:table-cell table:style-name="Table28.A4" table:number-rows-spanned="2" office:value-type="string">
            <text:p text:style-name="P34"/>
          </table:table-cell>
          <table:table-cell table:style-name="Table28.B4" office:value-type="string">
            <text:p text:style-name="P43">1</text:p>
          </table:table-cell>
          <table:table-cell table:style-name="Table28.B4" office:value-type="string">
            <text:p text:style-name="P36">userID</text:p>
          </table:table-cell>
          <table:table-cell table:style-name="Table28.B4" office:value-type="string">
            <text:p text:style-name="P37">bigint</text:p>
          </table:table-cell>
          <table:table-cell table:style-name="Table28.E4" office:value-type="float" office:value="8">
            <text:p text:style-name="P38">8</text:p>
          </table:table-cell>
          <table:table-cell table:style-name="Table28.F4" office:value-type="string">
            <text:p text:style-name="P39">ID <text:span text:style-name="T13">that uniquely identifies user</text:span></text:p>
          </table:table-cell>
        </table:table-row>
        <table:table-row table:style-name="Table28.5">
          <table:covered-table-cell table:style-name="Table28.A4"/>
          <table:table-cell table:style-name="Table28.B5" office:value-type="string">
            <text:p text:style-name="P43">2</text:p>
          </table:table-cell>
          <table:table-cell table:style-name="Table28.C5" office:value-type="string">
            <text:p text:style-name="P49">authToken</text:p>
          </table:table-cell>
          <table:table-cell table:style-name="Table28.D5" office:value-type="string">
            <text:p text:style-name="P50">raw</text:p>
          </table:table-cell>
          <table:table-cell table:style-name="Table28.E5" office:value-type="float" office:value="32">
            <text:p text:style-name="P50">32</text:p>
          </table:table-cell>
          <table:table-cell table:style-name="Table28.F5" office:value-type="string">
            <text:p text:style-name="P51">generated authentication token to validate a login session</text:p>
          </table:table-cell>
        </table:table-row>
        <table:table-row table:style-name="Table28.6">
          <table:table-cell table:style-name="Table28.A6" office:value-type="string">
            <text:p text:style-name="P40"/>
          </table:table-cell>
          <table:table-cell table:style-name="Table28.B6" table:number-columns-spanned="2" office:value-type="string">
            <text:p text:style-name="P40"/>
          </table:table-cell>
          <table:covered-table-cell/>
          <table:table-cell table:style-name="Table28.D6" office:value-type="string">
            <text:p text:style-name="P41">Total Size:</text:p>
          </table:table-cell>
          <table:table-cell table:style-name="Table28.E6" office:value-type="float" office:value="40">
            <text:p text:style-name="P48">40</text:p>
          </table:table-cell>
          <table:table-cell table:style-name="Table28.F6" office:value-type="string">
            <text:p text:style-name="P28">bytes</text:p>
          </table:table-cell>
        </table:table-row>
      </table:table>
      <text:p text:style-name="P40"/>
      <text:p text:style-name="P40"/>
      <table:table table:name="Table8" table:style-name="Table8">
        <table:table-column table:style-name="Table8.A" table:number-columns-repeated="2"/>
        <table:table-column table:style-name="Table8.C"/>
        <table:table-column table:style-name="Table8.D"/>
        <table:table-column table:style-name="Table8.E"/>
        <table:table-column table:style-name="Table8.F"/>
        <table:table-row table:style-name="Table8.1">
          <table:table-cell table:style-name="Table8.A1" office:value-type="string">
            <text:p text:style-name="P13"/>
          </table:table-cell>
          <table:table-cell table:style-name="Table8.B1" table:number-columns-spanned="5" office:value-type="string">
            <text:p text:style-name="P14"><text:bookmark-start text:name="__RefHeading___Toc11804_3954546579"/>Client Request: /login<text:bookmark-end text:name="__RefHeading___Toc11804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8.1">
          <table:table-cell table:style-name="Table8.A2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1">
          <table:table-cell table:style-name="Table8.A3" office:value-type="string">
            <text:p text:style-name="P13"/>
          </table:table-cell>
          <table:table-cell table:style-name="Table8.B3" office:value-type="string">
            <text:p text:style-name="P15">#</text:p>
          </table:table-cell>
          <table:table-cell table:style-name="Table8.B3" office:value-type="string">
            <text:p text:style-name="P16">Field Name</text:p>
          </table:table-cell>
          <table:table-cell table:style-name="Table8.B3" office:value-type="string">
            <text:p text:style-name="P17">Data Type</text:p>
          </table:table-cell>
          <table:table-cell table:style-name="Table8.B3" office:value-type="string">
            <text:p text:style-name="P17">Size</text:p>
          </table:table-cell>
          <table:table-cell table:style-name="Table8.F3" office:value-type="string">
            <text:p text:style-name="P17">Description</text:p>
          </table:table-cell>
        </table:table-row>
        <table:table-row table:style-name="Table8.4">
          <table:table-cell table:style-name="Table8.A4" table:number-rows-spanned="2" office:value-type="string">
            <text:p text:style-name="P18"/>
          </table:table-cell>
          <table:table-cell table:style-name="Table8.B4" office:value-type="string">
            <text:p text:style-name="P43">1</text:p>
          </table:table-cell>
          <table:table-cell table:style-name="Table8.B4" office:value-type="string">
            <text:p text:style-name="P44">user<text:span text:style-name="T12">name</text:span></text:p>
          </table:table-cell>
          <table:table-cell table:style-name="Table8.B4" office:value-type="string">
            <text:p text:style-name="P36">char</text:p>
          </table:table-cell>
          <table:table-cell table:style-name="Table8.E4" office:value-type="float" office:value="32">
            <text:p text:style-name="P36">32</text:p>
          </table:table-cell>
          <table:table-cell table:style-name="Table8.F4" office:value-type="string">
            <text:p text:style-name="P39"><text:span text:style-name="T12">user-created</text:span> <text:span text:style-name="T12">ID </text:span><text:span text:style-name="T13">that uniquely identifies user</text:span></text:p>
          </table:table-cell>
        </table:table-row>
        <table:table-row table:style-name="Table8.5">
          <table:covered-table-cell table:style-name="Table8.A4"/>
          <table:table-cell table:style-name="Table8.B5" office:value-type="string">
            <text:p text:style-name="P43">2</text:p>
          </table:table-cell>
          <table:table-cell table:style-name="Table8.C5" office:value-type="string">
            <text:p text:style-name="P45">passwordHash</text:p>
          </table:table-cell>
          <table:table-cell table:style-name="Table8.D5" office:value-type="string">
            <text:p text:style-name="P45">raw</text:p>
          </table:table-cell>
          <table:table-cell table:style-name="Table8.E5" office:value-type="float" office:value="32">
            <text:p text:style-name="P45">32</text:p>
          </table:table-cell>
          <table:table-cell table:style-name="Table8.F5" office:value-type="string">
            <text:p text:style-name="P45">user-created password for login that is hashed before transmission to keep the original secret</text:p>
          </table:table-cell>
        </table:table-row>
        <table:table-row table:style-name="Table8.6">
          <table:table-cell table:style-name="Table8.A6" office:value-type="string">
            <text:p text:style-name="P25"/>
          </table:table-cell>
          <table:table-cell table:style-name="Table8.B6" table:number-columns-spanned="2" office:value-type="string">
            <text:p text:style-name="P25"/>
          </table:table-cell>
          <table:covered-table-cell/>
          <table:table-cell table:style-name="Table8.D6" office:value-type="string">
            <text:p text:style-name="P26">Total Size:</text:p>
          </table:table-cell>
          <table:table-cell table:style-name="Table8.E6" office:value-type="float" office:value="64">
            <text:p text:style-name="P48">64</text:p>
          </table:table-cell>
          <table:table-cell table:style-name="Table8.F6" office:value-type="string">
            <text:p text:style-name="P28">bytes</text:p>
          </table:table-cell>
        </table:table-row>
      </table:table>
      <text:p text:style-name="P25"/>
      <text:p text:style-name="P25"/>
      <text:p text:style-name="P25"/>
      <table:table table:name="Table15" table:style-name="Table15">
        <table:table-column table:style-name="Table15.A" table:number-columns-repeated="2"/>
        <table:table-column table:style-name="Table15.C"/>
        <table:table-column table:style-name="Table15.D"/>
        <table:table-column table:style-name="Table15.E"/>
        <table:table-column table:style-name="Table15.F"/>
        <table:table-row table:style-name="Table15.1">
          <table:table-cell table:style-name="Table15.A1" office:value-type="string">
            <text:p text:style-name="P29"/>
          </table:table-cell>
          <table:table-cell table:style-name="Table15.B1" table:number-columns-spanned="5" office:value-type="string">
            <text:p text:style-name="P52">Server Response: /login</text:p>
          </table:table-cell>
          <table:covered-table-cell/>
          <table:covered-table-cell/>
          <table:covered-table-cell/>
          <table:covered-table-cell/>
        </table:table-row>
        <table:table-row table:style-name="Table15.1">
          <table:table-cell table:style-name="Table15.A2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5.1">
          <table:table-cell table:style-name="Table15.A3" office:value-type="string">
            <text:p text:style-name="P29"/>
          </table:table-cell>
          <table:table-cell table:style-name="Table15.B3" office:value-type="string">
            <text:p text:style-name="P31">#</text:p>
          </table:table-cell>
          <table:table-cell table:style-name="Table15.B3" office:value-type="string">
            <text:p text:style-name="P32">Field Name</text:p>
          </table:table-cell>
          <table:table-cell table:style-name="Table15.B3" office:value-type="string">
            <text:p text:style-name="P33">Data Type</text:p>
          </table:table-cell>
          <table:table-cell table:style-name="Table15.B3" office:value-type="string">
            <text:p text:style-name="P33">Size</text:p>
          </table:table-cell>
          <table:table-cell table:style-name="Table15.F3" office:value-type="string">
            <text:p text:style-name="P33">Description</text:p>
          </table:table-cell>
        </table:table-row>
        <table:table-row table:style-name="Table15.4">
          <table:table-cell table:style-name="Table15.A4" table:number-rows-spanned="4" office:value-type="string">
            <text:p text:style-name="P34"/>
          </table:table-cell>
          <table:table-cell table:style-name="Table15.B4" office:value-type="string">
            <text:p text:style-name="P43">1</text:p>
          </table:table-cell>
          <table:table-cell table:style-name="Table15.B4" office:value-type="string">
            <text:p text:style-name="P36">userID</text:p>
          </table:table-cell>
          <table:table-cell table:style-name="Table15.B4" office:value-type="string">
            <text:p text:style-name="P37">bigint</text:p>
          </table:table-cell>
          <table:table-cell table:style-name="Table15.E4" office:value-type="float" office:value="8">
            <text:p text:style-name="P38">8</text:p>
          </table:table-cell>
          <table:table-cell table:style-name="Table15.F4" office:value-type="string">
            <text:p text:style-name="P39">ID <text:span text:style-name="T13">that uniquely identifies user</text:span></text:p>
          </table:table-cell>
        </table:table-row>
        <table:table-row table:style-name="Table15.5">
          <table:covered-table-cell table:style-name="Table15.A4"/>
          <table:table-cell table:style-name="Table15.B5" office:value-type="string">
            <text:p text:style-name="P43">2</text:p>
          </table:table-cell>
          <table:table-cell table:style-name="Table15.C5" office:value-type="string">
            <text:p text:style-name="P49">authToken</text:p>
          </table:table-cell>
          <table:table-cell table:style-name="Table15.D5" office:value-type="string">
            <text:p text:style-name="P50">raw</text:p>
          </table:table-cell>
          <table:table-cell table:style-name="Table15.E5" office:value-type="float" office:value="32">
            <text:p text:style-name="P50">32</text:p>
          </table:table-cell>
          <table:table-cell table:style-name="Table15.F5" office:value-type="string">
            <text:p text:style-name="P51">generated authentication token to validate a login session</text:p>
          </table:table-cell>
        </table:table-row>
        <table:table-row table:style-name="Table15.6">
          <table:covered-table-cell table:style-name="Table15.A4"/>
          <table:table-cell table:style-name="Table15.B4" office:value-type="string">
            <text:p text:style-name="P46">3</text:p>
          </table:table-cell>
          <table:table-cell table:style-name="Table15.B4" office:value-type="string">
            <text:p text:style-name="P36"><text:span text:style-name="T14">encrP</text:span>rivateKey</text:p>
          </table:table-cell>
          <table:table-cell table:style-name="Table15.B4" office:value-type="string">
            <text:p text:style-name="P36">raw</text:p>
          </table:table-cell>
          <table:table-cell table:style-name="Table15.E4" office:value-type="float" office:value="32">
            <text:p text:style-name="P36">32</text:p>
          </table:table-cell>
          <table:table-cell table:style-name="Table15.F6" office:value-type="string">
            <text:p text:style-name="P47"><text:span text:style-name="T15">symmetrical </text:span>encryption key for user data, encrypted using the original password <text:span text:style-name="T15">on the client</text:span></text:p>
          </table:table-cell>
        </table:table-row>
        <table:table-row table:style-name="Table15.7">
          <table:covered-table-cell table:style-name="Table15.A4"/>
          <table:table-cell table:style-name="Table15.B7" office:value-type="string">
            <text:p text:style-name="P46">4</text:p>
          </table:table-cell>
          <table:table-cell table:style-name="Table15.C7" office:value-type="string">
            <text:p text:style-name="P47"><text:span text:style-name="T14">encrP</text:span>rivateKey2</text:p>
          </table:table-cell>
          <table:table-cell table:style-name="Table15.D7" office:value-type="string">
            <text:p text:style-name="P47">raw</text:p>
          </table:table-cell>
          <table:table-cell table:style-name="Table15.E5" office:value-type="float" office:value="32">
            <text:p text:style-name="P47">32</text:p>
          </table:table-cell>
          <table:table-cell table:style-name="Table15.F7" office:value-type="string">
            <text:p text:style-name="P47">optional backup private key, encrypted using a different security phrase</text:p>
          </table:table-cell>
        </table:table-row>
        <table:table-row table:style-name="Table15.8">
          <table:table-cell table:style-name="Table15.A8" office:value-type="string">
            <text:p text:style-name="P40"/>
          </table:table-cell>
          <table:table-cell table:style-name="Table15.B8" table:number-columns-spanned="2" office:value-type="string">
            <text:p text:style-name="P40"/>
          </table:table-cell>
          <table:covered-table-cell/>
          <table:table-cell table:style-name="Table15.D8" office:value-type="string">
            <text:p text:style-name="P41">Total Size:</text:p>
          </table:table-cell>
          <table:table-cell table:style-name="Table15.E8" office:value-type="float" office:value="104">
            <text:p text:style-name="P48">104</text:p>
          </table:table-cell>
          <table:table-cell table:style-name="Table15.F8" office:value-type="string">
            <text:p text:style-name="P28">bytes</text:p>
          </table:table-cell>
        </table:table-row>
      </table:table>
      <text:p text:style-name="P40"/>
      <text:p text:style-name="P53"/>
      <table:table table:name="Table16" table:style-name="Table16">
        <table:table-column table:style-name="Table16.A" table:number-columns-repeated="2"/>
        <table:table-column table:style-name="Table16.C"/>
        <table:table-column table:style-name="Table16.D"/>
        <table:table-column table:style-name="Table16.E"/>
        <table:table-column table:style-name="Table16.F"/>
        <table:table-row table:style-name="Table16.1">
          <table:table-cell table:style-name="Table16.A1" office:value-type="string">
            <text:p text:style-name="P54"/>
          </table:table-cell>
          <table:table-cell table:style-name="Table16.B1" table:number-columns-spanned="5" office:value-type="string">
            <text:p text:style-name="P14"><text:bookmark-start text:name="__RefHeading___Toc11802_3954546579"/>Client Request: /<text:span text:style-name="T16">change</text:span><text:span text:style-name="T17">login</text:span><text:bookmark-end text:name="__RefHeading___Toc11802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16.2">
          <table:table-cell table:style-name="Table16.A2" table:number-columns-spanned="6" office:value-type="string">
            <text:p text:style-name="P5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6.2">
          <table:table-cell table:style-name="Table16.A3" office:value-type="string">
            <text:p text:style-name="P54"/>
          </table:table-cell>
          <table:table-cell table:style-name="Table16.B3" office:value-type="string">
            <text:p text:style-name="P55">#</text:p>
          </table:table-cell>
          <table:table-cell table:style-name="Table16.B3" office:value-type="string">
            <text:p text:style-name="P56">Field Name</text:p>
          </table:table-cell>
          <table:table-cell table:style-name="Table16.B3" office:value-type="string">
            <text:p text:style-name="P57">Data Type</text:p>
          </table:table-cell>
          <table:table-cell table:style-name="Table16.B3" office:value-type="string">
            <text:p text:style-name="P57">Size</text:p>
          </table:table-cell>
          <table:table-cell table:style-name="Table16.F3" office:value-type="string">
            <text:p text:style-name="P57">Description</text:p>
          </table:table-cell>
        </table:table-row>
        <table:table-row table:style-name="Table16.4">
          <table:table-cell table:style-name="Table16.A4" table:number-rows-spanned="6" office:value-type="string">
            <text:p text:style-name="P58"/>
          </table:table-cell>
          <table:table-cell table:style-name="Table16.B4" office:value-type="string">
            <text:p text:style-name="P59">1</text:p>
          </table:table-cell>
          <table:table-cell table:style-name="Table16.B4" office:value-type="string">
            <text:p text:style-name="P60">user<text:span text:style-name="T12">name</text:span></text:p>
          </table:table-cell>
          <table:table-cell table:style-name="Table16.B4" office:value-type="string">
            <text:p text:style-name="P61">char</text:p>
          </table:table-cell>
          <table:table-cell table:style-name="Table16.E4" office:value-type="float" office:value="32">
            <text:p text:style-name="P61">32</text:p>
          </table:table-cell>
          <table:table-cell table:style-name="Table16.F4" office:value-type="string">
            <text:p text:style-name="P62"><text:span text:style-name="T12">user-created</text:span> <text:span text:style-name="T12">ID </text:span><text:span text:style-name="T13">that uniquely identifies user</text:span></text:p>
          </table:table-cell>
        </table:table-row>
        <table:table-row table:style-name="Table16.5">
          <table:covered-table-cell table:style-name="Table16.A4"/>
          <table:table-cell table:style-name="Table16.B5" office:value-type="string">
            <text:p text:style-name="P59">2</text:p>
          </table:table-cell>
          <table:table-cell table:style-name="Table16.C5" office:value-type="string">
            <text:p text:style-name="P63">passwordHash</text:p>
          </table:table-cell>
          <table:table-cell table:style-name="Table16.D5" office:value-type="string">
            <text:p text:style-name="P63">raw</text:p>
          </table:table-cell>
          <table:table-cell table:style-name="Table16.E5" office:value-type="float" office:value="32">
            <text:p text:style-name="P63">32</text:p>
          </table:table-cell>
          <table:table-cell table:style-name="Table16.F5" office:value-type="string">
            <text:p text:style-name="P63">user-created password for login that is hashed before transmission to keep the original secret</text:p>
          </table:table-cell>
        </table:table-row>
        <table:table-row table:style-name="Table16.6">
          <table:covered-table-cell table:style-name="Table16.A4"/>
          <table:table-cell table:style-name="Table16.B4" office:value-type="string">
            <text:p text:style-name="P64">3</text:p>
          </table:table-cell>
          <table:table-cell table:style-name="Table16.B4" office:value-type="string">
            <text:p text:style-name="P64">newUsername</text:p>
          </table:table-cell>
          <table:table-cell table:style-name="Table16.B4" office:value-type="string">
            <text:p text:style-name="P64">char</text:p>
          </table:table-cell>
          <table:table-cell table:style-name="Table16.E4" office:value-type="float" office:value="32">
            <text:p text:style-name="P64">32</text:p>
          </table:table-cell>
          <table:table-cell table:style-name="Table16.F6" office:value-type="string">
            <text:p text:style-name="P65">new username to replace the existing field</text:p>
          </table:table-cell>
        </table:table-row>
        <table:table-row table:style-name="Table16.7">
          <table:covered-table-cell table:style-name="Table16.A4"/>
          <table:table-cell table:style-name="Table16.B5" office:value-type="string">
            <text:p text:style-name="P64">4</text:p>
          </table:table-cell>
          <table:table-cell table:style-name="Table16.C5" office:value-type="string">
            <text:p text:style-name="P64">newPasswordHash</text:p>
          </table:table-cell>
          <table:table-cell table:style-name="Table16.D5" office:value-type="string">
            <text:p text:style-name="P64">raw</text:p>
          </table:table-cell>
          <table:table-cell table:style-name="Table16.E5" office:value-type="float" office:value="32">
            <text:p text:style-name="P64">32</text:p>
          </table:table-cell>
          <table:table-cell table:style-name="Table16.F5" office:value-type="string">
            <text:p text:style-name="P65">new password (hash) to replace the existing field</text:p>
          </table:table-cell>
        </table:table-row>
        <table:table-row table:style-name="Table16.8">
          <table:covered-table-cell table:style-name="Table16.A4"/>
          <table:table-cell table:style-name="Table16.B4" office:value-type="string">
            <text:p text:style-name="P64">5</text:p>
          </table:table-cell>
          <table:table-cell table:style-name="Table16.B4" office:value-type="string">
            <text:p text:style-name="P61"><text:span text:style-name="T18">encrP</text:span>rivateKey</text:p>
          </table:table-cell>
          <table:table-cell table:style-name="Table16.B4" office:value-type="string">
            <text:p text:style-name="P61">raw</text:p>
          </table:table-cell>
          <table:table-cell table:style-name="Table16.E4" office:value-type="float" office:value="32">
            <text:p text:style-name="P61">32</text:p>
          </table:table-cell>
          <table:table-cell table:style-name="Table16.F8" office:value-type="string">
            <text:p text:style-name="P66"><text:span text:style-name="T15">symmetrical </text:span>encryption key for user data, encrypted using the original password <text:span text:style-name="T15">on the client</text:span></text:p>
          </table:table-cell>
        </table:table-row>
        <table:table-row table:style-name="Table16.9">
          <table:covered-table-cell table:style-name="Table16.A4"/>
          <table:table-cell table:style-name="Table16.B5" office:value-type="string">
            <text:p text:style-name="P64">6</text:p>
          </table:table-cell>
          <table:table-cell table:style-name="Table16.C5" office:value-type="string">
            <text:p text:style-name="P66"><text:span text:style-name="T18">encrP</text:span>rivateKey2</text:p>
          </table:table-cell>
          <table:table-cell table:style-name="Table16.D5" office:value-type="string">
            <text:p text:style-name="P66">raw</text:p>
          </table:table-cell>
          <table:table-cell table:style-name="Table16.E5" office:value-type="float" office:value="32">
            <text:p text:style-name="P66">32</text:p>
          </table:table-cell>
          <table:table-cell table:style-name="Table16.F5" office:value-type="string">
            <text:p text:style-name="P66">optional backup private key, encrypted using a different security phrase</text:p>
          </table:table-cell>
        </table:table-row>
        <table:table-row table:style-name="Table16.10">
          <table:table-cell table:style-name="Table16.A10" office:value-type="string">
            <text:p text:style-name="P67"/>
          </table:table-cell>
          <table:table-cell table:style-name="Table16.B10" table:number-columns-spanned="2" office:value-type="string">
            <text:p text:style-name="P67"/>
          </table:table-cell>
          <table:covered-table-cell/>
          <table:table-cell table:style-name="Table16.D10" office:value-type="string">
            <text:p text:style-name="P68">Total Size:</text:p>
          </table:table-cell>
          <table:table-cell table:style-name="Table16.E10" office:value-type="float" office:value="192">
            <text:p text:style-name="P48">1<text:span text:style-name="T17">92</text:span></text:p>
          </table:table-cell>
          <table:table-cell table:style-name="Table16.F10" office:value-type="string">
            <text:p text:style-name="P28">bytes</text:p>
          </table:table-cell>
        </table:table-row>
      </table:table>
      <text:p text:style-name="P69"/>
      <text:p text:style-name="P69"/>
      <text:p text:style-name="P69"/>
      <table:table table:name="Table50" table:style-name="Table50">
        <table:table-column table:style-name="Table50.A" table:number-columns-repeated="2"/>
        <table:table-column table:style-name="Table50.C"/>
        <table:table-column table:style-name="Table50.D"/>
        <table:table-column table:style-name="Table50.E"/>
        <table:table-column table:style-name="Table50.F"/>
        <table:table-row table:style-name="Table50.1">
          <table:table-cell table:style-name="Table50.A1" office:value-type="string">
            <text:p text:style-name="P54"/>
          </table:table-cell>
          <table:table-cell table:style-name="Table50.B1" table:number-columns-spanned="5" office:value-type="string">
            <text:p text:style-name="P70">Server Response: /<text:span text:style-name="T16">change</text:span><text:span text:style-name="T17">login</text:span></text:p>
          </table:table-cell>
          <table:covered-table-cell/>
          <table:covered-table-cell/>
          <table:covered-table-cell/>
          <table:covered-table-cell/>
        </table:table-row>
        <table:table-row table:style-name="Table50.1">
          <table:table-cell table:style-name="Table50.A2" table:number-columns-spanned="6" office:value-type="string">
            <text:p text:style-name="P5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0.1">
          <table:table-cell table:style-name="Table50.A3" office:value-type="string">
            <text:p text:style-name="P54"/>
          </table:table-cell>
          <table:table-cell table:style-name="Table50.B3" office:value-type="string">
            <text:p text:style-name="P55">#</text:p>
          </table:table-cell>
          <table:table-cell table:style-name="Table50.B3" office:value-type="string">
            <text:p text:style-name="P56">Field Name</text:p>
          </table:table-cell>
          <table:table-cell table:style-name="Table50.B3" office:value-type="string">
            <text:p text:style-name="P57">Data Type</text:p>
          </table:table-cell>
          <table:table-cell table:style-name="Table50.B3" office:value-type="string">
            <text:p text:style-name="P57">Size</text:p>
          </table:table-cell>
          <table:table-cell table:style-name="Table50.F3" office:value-type="string">
            <text:p text:style-name="P57">Description</text:p>
          </table:table-cell>
        </table:table-row>
        <table:table-row table:style-name="Table50.4">
          <table:table-cell table:style-name="Table50.A4" table:number-rows-spanned="2" office:value-type="string">
            <text:p text:style-name="P58"/>
          </table:table-cell>
          <table:table-cell table:style-name="Table50.B4" office:value-type="string">
            <text:p text:style-name="P59">1</text:p>
          </table:table-cell>
          <table:table-cell table:style-name="Table50.B4" office:value-type="string">
            <text:p text:style-name="P61">userID</text:p>
          </table:table-cell>
          <table:table-cell table:style-name="Table50.B4" office:value-type="string">
            <text:p text:style-name="P71">bigint</text:p>
          </table:table-cell>
          <table:table-cell table:style-name="Table50.E4" office:value-type="float" office:value="8">
            <text:p text:style-name="P72">8</text:p>
          </table:table-cell>
          <table:table-cell table:style-name="Table50.F4" office:value-type="string">
            <text:p text:style-name="P62">ID <text:span text:style-name="T13">that uniquely identifies user</text:span></text:p>
          </table:table-cell>
        </table:table-row>
        <table:table-row table:style-name="Table50.5">
          <table:covered-table-cell table:style-name="Table50.A4"/>
          <table:table-cell table:style-name="Table50.B5" office:value-type="string">
            <text:p text:style-name="P59">2</text:p>
          </table:table-cell>
          <table:table-cell table:style-name="Table50.C5" office:value-type="string">
            <text:p text:style-name="P73">authToken</text:p>
          </table:table-cell>
          <table:table-cell table:style-name="Table50.D5" office:value-type="string">
            <text:p text:style-name="P74">raw</text:p>
          </table:table-cell>
          <table:table-cell table:style-name="Table50.E5" office:value-type="float" office:value="32">
            <text:p text:style-name="P74">32</text:p>
          </table:table-cell>
          <table:table-cell table:style-name="Table50.F5" office:value-type="string">
            <text:p text:style-name="P75">generated authentication token to validate a login session</text:p>
          </table:table-cell>
        </table:table-row>
        <table:table-row table:style-name="Table50.6">
          <table:table-cell table:style-name="Table50.A6" office:value-type="string">
            <text:p text:style-name="P67"/>
          </table:table-cell>
          <table:table-cell table:style-name="Table50.B6" table:number-columns-spanned="2" office:value-type="string">
            <text:p text:style-name="P67"/>
          </table:table-cell>
          <table:covered-table-cell/>
          <table:table-cell table:style-name="Table50.D6" office:value-type="string">
            <text:p text:style-name="P68">Total Size:</text:p>
          </table:table-cell>
          <table:table-cell table:style-name="Table50.E6" office:value-type="float" office:value="40">
            <text:p text:style-name="P48">40</text:p>
          </table:table-cell>
          <table:table-cell table:style-name="Table50.F6" office:value-type="string">
            <text:p text:style-name="P28">bytes</text:p>
          </table:table-cell>
        </table:table-row>
      </table:table>
      <text:p text:style-name="P69"/>
      <text:p text:style-name="P69"/>
      <table:table table:name="Table7" table:style-name="Table7">
        <table:table-column table:style-name="Table7.A" table:number-columns-repeated="2"/>
        <table:table-column table:style-name="Table7.C"/>
        <table:table-column table:style-name="Table7.D"/>
        <table:table-column table:style-name="Table7.E"/>
        <table:table-column table:style-name="Table7.F"/>
        <table:table-row table:style-name="Table7.1">
          <table:table-cell table:style-name="Table7.A1" office:value-type="string">
            <text:p text:style-name="P13"/>
          </table:table-cell>
          <table:table-cell table:style-name="Table7.B1" table:number-columns-spanned="5" office:value-type="string">
            <text:p text:style-name="P14"><text:bookmark-start text:name="__RefHeading___Toc11800_3954546579"/>Client Request: /last<text:span text:style-name="T19">updated</text:span><text:bookmark-end text:name="__RefHeading___Toc11800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3" office:value-type="string">
            <text:p text:style-name="P13"/>
          </table:table-cell>
          <table:table-cell table:style-name="Table7.B3" office:value-type="string">
            <text:p text:style-name="P15">#</text:p>
          </table:table-cell>
          <table:table-cell table:style-name="Table7.B3" office:value-type="string">
            <text:p text:style-name="P16">Field Name</text:p>
          </table:table-cell>
          <table:table-cell table:style-name="Table7.B3" office:value-type="string">
            <text:p text:style-name="P17">Data Type</text:p>
          </table:table-cell>
          <table:table-cell table:style-name="Table7.B3" office:value-type="string">
            <text:p text:style-name="P17">Size</text:p>
          </table:table-cell>
          <table:table-cell table:style-name="Table7.F3" office:value-type="string">
            <text:p text:style-name="P17">Description</text:p>
          </table:table-cell>
        </table:table-row>
        <table:table-row table:style-name="Table7.4">
          <table:table-cell table:style-name="Table7.A4" table:number-rows-spanned="2" office:value-type="string">
            <text:p text:style-name="P18"/>
          </table:table-cell>
          <table:table-cell table:style-name="Table7.B4" office:value-type="string">
            <text:p text:style-name="P19">1</text:p>
          </table:table-cell>
          <table:table-cell table:style-name="Table7.B4" office:value-type="string">
            <text:p text:style-name="P76">userID</text:p>
          </table:table-cell>
          <table:table-cell table:style-name="Table7.B4" office:value-type="string">
            <text:p text:style-name="P23">bigint</text:p>
          </table:table-cell>
          <table:table-cell table:style-name="Table7.E4" office:value-type="float" office:value="8">
            <text:p text:style-name="P24">8</text:p>
          </table:table-cell>
          <table:table-cell table:style-name="Table7.F4" office:value-type="string">
            <text:p text:style-name="P22">ID <text:span text:style-name="T13">that uniquely identifies user</text:span></text:p>
          </table:table-cell>
        </table:table-row>
        <table:table-row table:style-name="Table7.5">
          <table:covered-table-cell table:style-name="Table7.A4"/>
          <table:table-cell table:style-name="Table7.B5" office:value-type="string">
            <text:p text:style-name="P19">2</text:p>
          </table:table-cell>
          <table:table-cell table:style-name="Table7.C5" office:value-type="string">
            <text:p text:style-name="P77">authToken</text:p>
          </table:table-cell>
          <table:table-cell table:style-name="Table7.D5" office:value-type="string">
            <text:p text:style-name="P50">raw</text:p>
          </table:table-cell>
          <table:table-cell table:style-name="Table7.E5" office:value-type="float" office:value="32">
            <text:p text:style-name="P50">32</text:p>
          </table:table-cell>
          <table:table-cell table:style-name="Table7.F5" office:value-type="string">
            <text:p text:style-name="P51">generated authentication token to validate a login session</text:p>
          </table:table-cell>
        </table:table-row>
        <table:table-row table:style-name="Table7.6">
          <table:table-cell table:style-name="Table7.A6" office:value-type="string">
            <text:p text:style-name="P25"/>
          </table:table-cell>
          <table:table-cell table:style-name="Table7.B6" table:number-columns-spanned="2" office:value-type="string">
            <text:p text:style-name="P25"/>
          </table:table-cell>
          <table:covered-table-cell/>
          <table:table-cell table:style-name="Table7.D6" office:value-type="string">
            <text:p text:style-name="P26">Total Size:</text:p>
          </table:table-cell>
          <table:table-cell table:style-name="Table7.E6" office:value-type="float" office:value="40">
            <text:p text:style-name="P78">40</text:p>
          </table:table-cell>
          <table:table-cell table:style-name="Table7.F6" office:value-type="string">
            <text:p text:style-name="P28">bytes</text:p>
          </table:table-cell>
        </table:table-row>
      </table:table>
      <text:p text:style-name="Standard"/>
      <text:p text:style-name="Standard"/>
      <text:p text:style-name="P25"/>
      <table:table table:name="Table49" table:style-name="Table49">
        <table:table-column table:style-name="Table49.A" table:number-columns-repeated="2"/>
        <table:table-column table:style-name="Table49.C"/>
        <table:table-column table:style-name="Table49.D"/>
        <table:table-column table:style-name="Table49.E"/>
        <table:table-column table:style-name="Table49.F"/>
        <table:table-row table:style-name="Table49.1">
          <table:table-cell table:style-name="Table49.A1" office:value-type="string">
            <text:p text:style-name="P79"/>
          </table:table-cell>
          <table:table-cell table:style-name="Table49.B1" table:number-columns-spanned="5" office:value-type="string">
            <text:p text:style-name="P52">Server Response: /last<text:span text:style-name="T19">updated</text:span></text:p>
          </table:table-cell>
          <table:covered-table-cell/>
          <table:covered-table-cell/>
          <table:covered-table-cell/>
          <table:covered-table-cell/>
        </table:table-row>
        <table:table-row table:style-name="Table49.1">
          <table:table-cell table:style-name="Table49.A2" table:number-columns-spanned="6" office:value-type="string">
            <text:p text:style-name="P7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9.1">
          <table:table-cell table:style-name="Table49.A3" office:value-type="string">
            <text:p text:style-name="P79"/>
          </table:table-cell>
          <table:table-cell table:style-name="Table49.B3" office:value-type="string">
            <text:p text:style-name="P80">#</text:p>
          </table:table-cell>
          <table:table-cell table:style-name="Table49.B3" office:value-type="string">
            <text:p text:style-name="P81">Field Name</text:p>
          </table:table-cell>
          <table:table-cell table:style-name="Table49.B3" office:value-type="string">
            <text:p text:style-name="P82">Data Type</text:p>
          </table:table-cell>
          <table:table-cell table:style-name="Table49.B3" office:value-type="string">
            <text:p text:style-name="P82">Size</text:p>
          </table:table-cell>
          <table:table-cell table:style-name="Table49.F3" office:value-type="string">
            <text:p text:style-name="P82">Description</text:p>
          </table:table-cell>
        </table:table-row>
        <table:table-row table:style-name="Table49.4">
          <table:table-cell table:style-name="Table49.A4" table:number-rows-spanned="10" office:value-type="string">
            <text:p text:style-name="P83"/>
          </table:table-cell>
          <table:table-cell table:style-name="Table49.B4" office:value-type="string">
            <text:p text:style-name="P84">1</text:p>
          </table:table-cell>
          <table:table-cell table:style-name="Table49.B4" office:value-type="string">
            <text:p text:style-name="P85">lastUpNotes</text:p>
          </table:table-cell>
          <table:table-cell table:style-name="Table49.B4" office:value-type="string">
            <text:p text:style-name="P86">bigint</text:p>
          </table:table-cell>
          <table:table-cell table:style-name="Table49.E4" office:value-type="float" office:value="8">
            <text:p text:style-name="P86">8</text:p>
          </table:table-cell>
          <table:table-cell table:style-name="Table49.F4" office:value-type="string">
            <text:p text:style-name="P85">last updated time of the Notes table</text:p>
          </table:table-cell>
        </table:table-row>
        <table:table-row table:style-name="Table49.5">
          <table:covered-table-cell table:style-name="Table49.A4"/>
          <table:table-cell table:style-name="Table49.B5" office:value-type="string">
            <text:p text:style-name="P84">2</text:p>
          </table:table-cell>
          <table:table-cell table:style-name="Table49.C5" office:value-type="string">
            <text:p text:style-name="P85">lastUpReminders</text:p>
          </table:table-cell>
          <table:table-cell table:style-name="Table49.D5" office:value-type="string">
            <text:p text:style-name="P86">bigint</text:p>
          </table:table-cell>
          <table:table-cell table:style-name="Table49.E5" office:value-type="float" office:value="8">
            <text:p text:style-name="P86">8</text:p>
          </table:table-cell>
          <table:table-cell table:style-name="Table49.F5" office:value-type="string">
            <text:p text:style-name="P85">last updated time of the Reminders table</text:p>
          </table:table-cell>
        </table:table-row>
        <table:table-row table:style-name="Table49.5">
          <table:covered-table-cell table:style-name="Table49.A4"/>
          <table:table-cell table:style-name="Table49.B4" office:value-type="string">
            <text:p text:style-name="P84">3</text:p>
          </table:table-cell>
          <table:table-cell table:style-name="Table49.C6" office:value-type="string">
            <text:p text:style-name="P85">lastUpDaily</text:p>
          </table:table-cell>
          <table:table-cell table:style-name="Table49.B4" office:value-type="string">
            <text:p text:style-name="P86">bigint</text:p>
          </table:table-cell>
          <table:table-cell table:style-name="Table49.E4" office:value-type="float" office:value="8">
            <text:p text:style-name="P86">8</text:p>
          </table:table-cell>
          <table:table-cell table:style-name="Table49.F6" office:value-type="string">
            <text:p text:style-name="P85">last updated time of the Daily Reminders table</text:p>
          </table:table-cell>
        </table:table-row>
        <table:table-row table:style-name="Table49.5">
          <table:covered-table-cell table:style-name="Table49.A4"/>
          <table:table-cell table:style-name="Table49.B7" office:value-type="string">
            <text:p text:style-name="P84">4</text:p>
          </table:table-cell>
          <table:table-cell table:style-name="Table49.C7" office:value-type="string">
            <text:p text:style-name="P85">lastUpWeekly</text:p>
          </table:table-cell>
          <table:table-cell table:style-name="Table49.D7" office:value-type="string">
            <text:p text:style-name="P86">bigint</text:p>
          </table:table-cell>
          <table:table-cell table:style-name="Table49.E5" office:value-type="float" office:value="8">
            <text:p text:style-name="P86">8</text:p>
          </table:table-cell>
          <table:table-cell table:style-name="Table49.F7" office:value-type="string">
            <text:p text:style-name="P85">last updated time of the Weekly Reminders table</text:p>
          </table:table-cell>
        </table:table-row>
        <table:table-row table:style-name="Table49.5">
          <table:covered-table-cell table:style-name="Table49.A4"/>
          <table:table-cell table:style-name="Table49.B4" office:value-type="string">
            <text:p text:style-name="P84">5</text:p>
          </table:table-cell>
          <table:table-cell table:style-name="Table49.C8" office:value-type="string">
            <text:p text:style-name="P85">lastUpMonthly</text:p>
          </table:table-cell>
          <table:table-cell table:style-name="Table49.B4" office:value-type="string">
            <text:p text:style-name="P86">bigint</text:p>
          </table:table-cell>
          <table:table-cell table:style-name="Table49.E4" office:value-type="float" office:value="8">
            <text:p text:style-name="P86">8</text:p>
          </table:table-cell>
          <table:table-cell table:style-name="Table49.F8" office:value-type="string">
            <text:p text:style-name="P85">last updated time of the Monthly Reminders table</text:p>
          </table:table-cell>
        </table:table-row>
        <table:table-row table:style-name="Table49.5">
          <table:covered-table-cell table:style-name="Table49.A4"/>
          <table:table-cell table:style-name="Table49.B9" office:value-type="string">
            <text:p text:style-name="P84">6</text:p>
          </table:table-cell>
          <table:table-cell table:style-name="Table49.C9" office:value-type="string">
            <text:p text:style-name="P85">lastUpYearly</text:p>
          </table:table-cell>
          <table:table-cell table:style-name="Table49.D9" office:value-type="string">
            <text:p text:style-name="P86">bigint</text:p>
          </table:table-cell>
          <table:table-cell table:style-name="Table49.E5" office:value-type="float" office:value="8">
            <text:p text:style-name="P86">8</text:p>
          </table:table-cell>
          <table:table-cell table:style-name="Table49.F9" office:value-type="string">
            <text:p text:style-name="P85">last updated time of the Yearly Reminders table</text:p>
          </table:table-cell>
        </table:table-row>
        <table:table-row table:style-name="Table49.5">
          <table:covered-table-cell table:style-name="Table49.A4"/>
          <table:table-cell table:style-name="Table49.B4" office:value-type="string">
            <text:p text:style-name="P84">7</text:p>
          </table:table-cell>
          <table:table-cell table:style-name="Table49.C10" office:value-type="string">
            <text:p text:style-name="P85">lastUpExtensions</text:p>
          </table:table-cell>
          <table:table-cell table:style-name="Table49.B4" office:value-type="string">
            <text:p text:style-name="P86">bigint</text:p>
          </table:table-cell>
          <table:table-cell table:style-name="Table49.E4" office:value-type="float" office:value="8">
            <text:p text:style-name="P86">8</text:p>
          </table:table-cell>
          <table:table-cell table:style-name="Table49.F10" office:value-type="string">
            <text:p text:style-name="P85">last updated time of the Extensions table</text:p>
          </table:table-cell>
        </table:table-row>
        <table:table-row table:style-name="Table49.5">
          <table:covered-table-cell table:style-name="Table49.A4"/>
          <table:table-cell table:style-name="Table49.B11" office:value-type="string">
            <text:p text:style-name="P87">8</text:p>
          </table:table-cell>
          <table:table-cell table:style-name="Table49.C11" office:value-type="string">
            <text:p text:style-name="P85">lastUpOverrides</text:p>
          </table:table-cell>
          <table:table-cell table:style-name="Table49.D11" office:value-type="string">
            <text:p text:style-name="P86">bigint</text:p>
          </table:table-cell>
          <table:table-cell table:style-name="Table49.E5" office:value-type="float" office:value="8">
            <text:p text:style-name="P86">8</text:p>
          </table:table-cell>
          <table:table-cell table:style-name="Table49.F11" office:value-type="string">
            <text:p text:style-name="P85">last updated time of the Overrides table</text:p>
          </table:table-cell>
        </table:table-row>
        <table:table-row table:style-name="Table49.5">
          <table:covered-table-cell table:style-name="Table49.A4"/>
          <table:table-cell table:style-name="Table49.B4" office:value-type="string">
            <text:p text:style-name="P84">9</text:p>
          </table:table-cell>
          <table:table-cell table:style-name="Table49.C10" office:value-type="string">
            <text:p text:style-name="P85">lastUpFolders</text:p>
          </table:table-cell>
          <table:table-cell table:style-name="Table49.B4" office:value-type="string">
            <text:p text:style-name="P86">bigint</text:p>
          </table:table-cell>
          <table:table-cell table:style-name="Table49.E4" office:value-type="float" office:value="8">
            <text:p text:style-name="P86">8</text:p>
          </table:table-cell>
          <table:table-cell table:style-name="Table49.F12" office:value-type="string">
            <text:p text:style-name="P85">last updated time of the Folders table</text:p>
          </table:table-cell>
        </table:table-row>
        <table:table-row table:style-name="Table49.5">
          <table:covered-table-cell table:style-name="Table49.A4"/>
          <table:table-cell table:style-name="Table49.B13" office:value-type="string">
            <text:p text:style-name="P85">1<text:span text:style-name="T20">0</text:span></text:p>
          </table:table-cell>
          <table:table-cell table:style-name="Table49.C13" office:value-type="string">
            <text:p text:style-name="P85">lastUpDeleted</text:p>
          </table:table-cell>
          <table:table-cell table:style-name="Table49.D13" office:value-type="string">
            <text:p text:style-name="P86">bigint</text:p>
          </table:table-cell>
          <table:table-cell table:style-name="Table49.E5" office:value-type="float" office:value="8">
            <text:p text:style-name="P86">8</text:p>
          </table:table-cell>
          <table:table-cell table:style-name="Table49.F13" office:value-type="string">
            <text:p text:style-name="P85">last updated time of the Deleted table</text:p>
          </table:table-cell>
        </table:table-row>
        <table:table-row table:style-name="Table49.14">
          <table:table-cell table:style-name="Table49.A14" office:value-type="string">
            <text:p text:style-name="P88"/>
          </table:table-cell>
          <table:table-cell table:style-name="Table49.B14" table:number-columns-spanned="2" office:value-type="string">
            <text:p text:style-name="P88"/>
          </table:table-cell>
          <table:covered-table-cell/>
          <table:table-cell table:style-name="Table49.D14" office:value-type="string">
            <text:p text:style-name="P89">Total Size:</text:p>
          </table:table-cell>
          <table:table-cell table:style-name="Table49.E14" office:value-type="float" office:value="80">
            <text:p text:style-name="P90">80</text:p>
          </table:table-cell>
          <table:table-cell table:style-name="Table49.F14" office:value-type="string">
            <text:p text:style-name="P28">bytes</text:p>
          </table:table-cell>
        </table:table-row>
      </table:table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><text:soft-page-break/></text:p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91"/>
          </table:table-cell>
          <table:table-cell table:style-name="Table3.B1" table:number-columns-spanned="5" office:value-type="string">
            <text:p text:style-name="P14"><text:bookmark-start text:name="__RefHeading___Toc11798_3954546579"/>Client Request: /syncup/notes<text:bookmark-end text:name="__RefHeading___Toc11798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" table:number-columns-spanned="6" office:value-type="string">
            <text:p text:style-name="P9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3" office:value-type="string">
            <text:p text:style-name="P91"/>
          </table:table-cell>
          <table:table-cell table:style-name="Table3.B3" office:value-type="string">
            <text:p text:style-name="P92">#</text:p>
          </table:table-cell>
          <table:table-cell table:style-name="Table3.B3" office:value-type="string">
            <text:p text:style-name="P93">Field Name</text:p>
          </table:table-cell>
          <table:table-cell table:style-name="Table3.B3" office:value-type="string">
            <text:p text:style-name="P94">Data Type</text:p>
          </table:table-cell>
          <table:table-cell table:style-name="Table3.B3" office:value-type="string">
            <text:p text:style-name="P94">Size</text:p>
          </table:table-cell>
          <table:table-cell table:style-name="Table3.F3" office:value-type="string">
            <text:p text:style-name="P94">Description</text:p>
          </table:table-cell>
        </table:table-row>
        <table:table-row table:style-name="Table3.4">
          <table:table-cell table:style-name="Table3.A4" table:number-rows-spanned="3" office:value-type="string">
            <text:p text:style-name="P95">Header</text:p>
          </table:table-cell>
          <table:table-cell table:style-name="Table3.B4" office:value-type="string">
            <text:p text:style-name="P96">1</text:p>
          </table:table-cell>
          <table:table-cell table:style-name="Table3.B4" office:value-type="string">
            <text:p text:style-name="P97">userID</text:p>
          </table:table-cell>
          <table:table-cell table:style-name="Table3.B4" office:value-type="string">
            <text:p text:style-name="P98">bigint</text:p>
          </table:table-cell>
          <table:table-cell table:style-name="Table3.E4" office:value-type="float" office:value="8">
            <text:p text:style-name="P99">8</text:p>
          </table:table-cell>
          <table:table-cell table:style-name="Table3.F4" office:value-type="string">
            <text:p text:style-name="P100">ID <text:span text:style-name="T13">that uniquely identifies user</text:span></text:p>
          </table:table-cell>
        </table:table-row>
        <table:table-row table:style-name="Table3.5">
          <table:covered-table-cell table:style-name="Table3.A4"/>
          <table:table-cell table:style-name="Table3.B5" office:value-type="string">
            <text:p text:style-name="P96">2</text:p>
          </table:table-cell>
          <table:table-cell table:style-name="Table3.C5" office:value-type="string">
            <text:p text:style-name="P64">authToken</text:p>
          </table:table-cell>
          <table:table-cell table:style-name="Table3.D5" office:value-type="string">
            <text:p text:style-name="P64">raw</text:p>
          </table:table-cell>
          <table:table-cell table:style-name="Table3.E5" office:value-type="float" office:value="32">
            <text:p text:style-name="P64">32</text:p>
          </table:table-cell>
          <table:table-cell table:style-name="Table3.F5" office:value-type="string">
            <text:p text:style-name="P101">generated authentication token to validate a login session</text:p>
          </table:table-cell>
        </table:table-row>
        <table:table-row table:style-name="Table3.6">
          <table:covered-table-cell table:style-name="Table3.A4"/>
          <table:table-cell table:style-name="Table3.B6" office:value-type="string">
            <text:p text:style-name="P102">3</text:p>
          </table:table-cell>
          <table:table-cell table:style-name="Table3.C6" office:value-type="string">
            <text:p text:style-name="P64">recordCount</text:p>
          </table:table-cell>
          <table:table-cell table:style-name="Table3.D6" office:value-type="string">
            <text:p text:style-name="P103">int</text:p>
          </table:table-cell>
          <table:table-cell table:style-name="Table3.E6" office:value-type="float" office:value="4">
            <text:p text:style-name="P103">4</text:p>
          </table:table-cell>
          <table:table-cell table:style-name="Table3.F6" office:value-type="string">
            <text:p text:style-name="P104">the number of records in the repeated section</text:p>
          </table:table-cell>
        </table:table-row>
        <table:table-row table:style-name="Table3.7">
          <table:table-cell table:style-name="Table3.A7" office:value-type="string">
            <text:p text:style-name="Standard"/>
          </table:table-cell>
          <table:table-cell table:style-name="Table3.B7" table:number-columns-spanned="2" office:value-type="string">
            <text:p text:style-name="P102"/>
          </table:table-cell>
          <table:covered-table-cell/>
          <table:table-cell table:style-name="Table3.D7" office:value-type="string">
            <text:p text:style-name="P105">Total Size:</text:p>
          </table:table-cell>
          <table:table-cell table:style-name="Table3.E7" office:value-type="float" office:value="44">
            <text:p text:style-name="P105">44</text:p>
          </table:table-cell>
          <table:table-cell table:style-name="Table3.F7" office:value-type="string">
            <text:p text:style-name="P28">bytes</text:p>
          </table:table-cell>
        </table:table-row>
        <table:table-row table:style-name="Table3.8">
          <table:table-cell table:style-name="Table3.A4" table:number-rows-spanned="4" office:value-type="string">
            <text:p text:style-name="P106">Repeated</text:p>
          </table:table-cell>
          <table:table-cell table:style-name="Table3.B8" office:value-type="string">
            <text:p text:style-name="P64">4</text:p>
          </table:table-cell>
          <table:table-cell table:style-name="Table3.C8" office:value-type="string">
            <text:p text:style-name="P64">itemID</text:p>
          </table:table-cell>
          <table:table-cell table:style-name="Table3.D8" office:value-type="string">
            <text:p text:style-name="P107">bigint</text:p>
          </table:table-cell>
          <table:table-cell table:style-name="Table3.E6" office:value-type="float" office:value="8">
            <text:p text:style-name="P107">8</text:p>
          </table:table-cell>
          <table:table-cell table:style-name="Table3.F8" office:value-type="string">
            <text:p text:style-name="P108">unique-<text:span text:style-name="T13">to-user</text:span> ID for notes, reminders, recurring reminders, and overrides</text:p>
          </table:table-cell>
        </table:table-row>
        <table:table-row table:style-name="Table3.8">
          <table:covered-table-cell table:style-name="Table3.A4"/>
          <table:table-cell table:style-name="Table3.B9" office:value-type="string">
            <text:p text:style-name="P64">5</text:p>
          </table:table-cell>
          <table:table-cell table:style-name="Table3.C9" office:value-type="string">
            <text:p text:style-name="P64">lastModified</text:p>
          </table:table-cell>
          <table:table-cell table:style-name="Table3.D9" office:value-type="string">
            <text:p text:style-name="P107">bigint</text:p>
          </table:table-cell>
          <table:table-cell table:style-name="Table3.E5" office:value-type="float" office:value="8">
            <text:p text:style-name="P107">8</text:p>
          </table:table-cell>
          <table:table-cell table:style-name="Table3.F9" office:value-type="string">
            <text:p text:style-name="P108">time in milliseconds since the UNIX epoch of when the item has last been modified by a user</text:p>
          </table:table-cell>
        </table:table-row>
        <table:table-row table:style-name="Table3.10">
          <table:covered-table-cell table:style-name="Table3.A4"/>
          <table:table-cell table:style-name="Table3.B4" office:value-type="string">
            <text:p text:style-name="P64"/>
          </table:table-cell>
          <table:table-cell table:style-name="Table3.B4" office:value-type="string">
            <text:p text:style-name="P109"><text:span text:style-name="T21"/></text:p>
          </table:table-cell>
          <table:table-cell table:style-name="Table3.B4" office:value-type="string">
            <text:p text:style-name="P107"/>
          </table:table-cell>
          <table:table-cell table:style-name="Table3.E4">
            <text:p text:style-name="P107"/>
          </table:table-cell>
          <table:table-cell table:style-name="Table3.F10" office:value-type="string">
            <text:p text:style-name="P110"/>
          </table:table-cell>
        </table:table-row>
        <table:table-row table:style-name="Table3.11">
          <table:covered-table-cell table:style-name="Table3.A4"/>
          <table:table-cell table:style-name="Table3.B11" office:value-type="string">
            <text:p text:style-name="P107">6</text:p>
          </table:table-cell>
          <table:table-cell table:style-name="Table3.C11" office:value-type="string">
            <text:p text:style-name="P111">encryptedData</text:p>
          </table:table-cell>
          <table:table-cell table:style-name="Table3.D11" office:value-type="string">
            <text:p text:style-name="P107">raw</text:p>
          </table:table-cell>
          <table:table-cell table:style-name="Table3.E5" office:value-type="float" office:value="128">
            <text:p text:style-name="P112">128</text:p>
          </table:table-cell>
          <table:table-cell table:style-name="Table3.F11" office:value-type="string">
            <text:p text:style-name="P113">all remaining data stored as <text:span text:style-name="T22">encrypted </text:span>raw</text:p>
          </table:table-cell>
        </table:table-row>
        <table:table-row table:style-name="Table3.12">
          <table:table-cell table:style-name="Table3.A12" office:value-type="string">
            <text:p text:style-name="P114"/>
          </table:table-cell>
          <table:table-cell table:style-name="Table3.B12" table:number-columns-spanned="2" office:value-type="string">
            <text:p text:style-name="P114"/>
          </table:table-cell>
          <table:covered-table-cell/>
          <table:table-cell table:style-name="Table3.D12" office:value-type="string">
            <text:p text:style-name="P115">Total Size:</text:p>
          </table:table-cell>
          <table:table-cell table:style-name="Table3.E12" office:value-type="string">
            <text:p text:style-name="P112">144<text:span text:style-name="T23">n</text:span></text:p>
          </table:table-cell>
          <table:table-cell table:style-name="Table3.F12" office:value-type="string">
            <text:p text:style-name="P28">bytes</text:p>
          </table:table-cell>
        </table:table-row>
      </table:table>
      <text:p text:style-name="P114"/>
      <text:p text:style-name="P116"/>
      <text:p text:style-name="P114"/>
      <table:table table:name="Table17" table:style-name="Table17">
        <table:table-column table:style-name="Table17.A" table:number-columns-repeated="2"/>
        <table:table-column table:style-name="Table17.C"/>
        <table:table-column table:style-name="Table17.D"/>
        <table:table-column table:style-name="Table17.E"/>
        <table:table-column table:style-name="Table17.F"/>
        <table:table-row table:style-name="Table17.1">
          <table:table-cell table:style-name="Table17.A1" office:value-type="string">
            <text:p text:style-name="P117"/>
          </table:table-cell>
          <table:table-cell table:style-name="Table17.B1" table:number-columns-spanned="5" office:value-type="string">
            <text:p text:style-name="P118"><text:span text:style-name="T24">Server Response:</text:span> /syncup/notes</text:p>
          </table:table-cell>
          <table:covered-table-cell/>
          <table:covered-table-cell/>
          <table:covered-table-cell/>
          <table:covered-table-cell/>
        </table:table-row>
        <table:table-row table:style-name="Table17.1">
          <table:table-cell table:style-name="Table17.A2" table:number-columns-spanned="6" office:value-type="string">
            <text:p text:style-name="P1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7.1">
          <table:table-cell table:style-name="Table17.A3" office:value-type="string">
            <text:p text:style-name="P117"/>
          </table:table-cell>
          <table:table-cell table:style-name="Table17.B3" office:value-type="string">
            <text:p text:style-name="P119">#</text:p>
          </table:table-cell>
          <table:table-cell table:style-name="Table17.B3" office:value-type="string">
            <text:p text:style-name="P120">Field Name</text:p>
          </table:table-cell>
          <table:table-cell table:style-name="Table17.B3" office:value-type="string">
            <text:p text:style-name="P121">Data Type</text:p>
          </table:table-cell>
          <table:table-cell table:style-name="Table17.B3" office:value-type="string">
            <text:p text:style-name="P121">Size</text:p>
          </table:table-cell>
          <table:table-cell table:style-name="Table17.F3" office:value-type="string">
            <text:p text:style-name="P121">Description</text:p>
          </table:table-cell>
        </table:table-row>
        <table:table-row table:style-name="Table17.4">
          <table:table-cell table:style-name="Table17.A4" table:number-rows-spanned="2" office:value-type="string">
            <text:p text:style-name="P122"/>
          </table:table-cell>
          <table:table-cell table:style-name="Table17.B4" office:value-type="string">
            <text:p text:style-name="P123">1</text:p>
          </table:table-cell>
          <table:table-cell table:style-name="Table17.B4" office:value-type="string">
            <text:p text:style-name="P103">results</text:p>
          </table:table-cell>
          <table:table-cell table:style-name="Table17.B4" office:value-type="string">
            <text:p text:style-name="P103">raw</text:p>
          </table:table-cell>
          <table:table-cell table:style-name="Table17.B4" office:value-type="string">
            <text:p text:style-name="P103">var</text:p>
          </table:table-cell>
          <table:table-cell table:style-name="Table17.F4" office:value-type="string">
            <text:p text:style-name="P103">bitset of booleans for pass (0) / fail (1), size is c<text:span text:style-name="T25">eil(insertionCount / 8)</text:span></text:p>
          </table:table-cell>
        </table:table-row>
        <table:table-row table:style-name="Table17.5">
          <table:covered-table-cell table:style-name="Table17.A4"/>
          <table:table-cell table:style-name="Table17.B5" office:value-type="string">
            <text:p text:style-name="P103"/>
          </table:table-cell>
          <table:table-cell table:style-name="Table17.B5" office:value-type="string">
            <text:p text:style-name="P103"/>
          </table:table-cell>
          <table:table-cell table:style-name="Table17.B5" office:value-type="string">
            <text:p text:style-name="P103"/>
          </table:table-cell>
          <table:table-cell table:style-name="Table17.B5" office:value-type="string">
            <text:p text:style-name="P103"/>
          </table:table-cell>
          <table:table-cell table:style-name="Table17.F5" office:value-type="string">
            <text:p text:style-name="P103"/>
          </table:table-cell>
        </table:table-row>
        <table:table-row table:style-name="Table17.6">
          <table:table-cell table:style-name="Table17.A6" office:value-type="string">
            <text:p text:style-name="P124"/>
          </table:table-cell>
          <table:table-cell table:style-name="Table17.B6" table:number-columns-spanned="2" office:value-type="string">
            <text:p text:style-name="P124"/>
          </table:table-cell>
          <table:covered-table-cell/>
          <table:table-cell table:style-name="Table17.B6" office:value-type="string">
            <text:p text:style-name="P125">Total Size:</text:p>
          </table:table-cell>
          <table:table-cell table:style-name="Table17.B6" office:value-type="string">
            <text:p text:style-name="P126">var</text:p>
          </table:table-cell>
          <table:table-cell table:style-name="Table17.B6" office:value-type="string">
            <text:p text:style-name="P28">bytes</text:p>
          </table:table-cell>
        </table:table-row>
      </table:table>
      <text:p text:style-name="P127"/>
      <text:p text:style-name="P128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29"/>
          </table:table-cell>
          <table:table-cell table:style-name="Table1.B1" table:number-columns-spanned="5" office:value-type="string">
            <text:p text:style-name="P14"><text:bookmark-start text:name="__RefHeading___Toc11796_3954546579"/>Client Request: /syncup/<text:span text:style-name="T26">reminders</text:span><text:bookmark-end text:name="__RefHeading___Toc11796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6" office:value-type="string">
            <text:p text:style-name="P1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129"/>
          </table:table-cell>
          <table:table-cell table:style-name="Table1.B3" office:value-type="string">
            <text:p text:style-name="P130">#</text:p>
          </table:table-cell>
          <table:table-cell table:style-name="Table1.B3" office:value-type="string">
            <text:p text:style-name="P131">Field Name</text:p>
          </table:table-cell>
          <table:table-cell table:style-name="Table1.B3" office:value-type="string">
            <text:p text:style-name="P132">Data Type</text:p>
          </table:table-cell>
          <table:table-cell table:style-name="Table1.B3" office:value-type="string">
            <text:p text:style-name="P132">Size</text:p>
          </table:table-cell>
          <table:table-cell table:style-name="Table1.F3" office:value-type="string">
            <text:p text:style-name="P132">Description</text:p>
          </table:table-cell>
        </table:table-row>
        <table:table-row table:style-name="Table1.4">
          <table:table-cell table:style-name="Table1.A4" table:number-rows-spanned="3" office:value-type="string">
            <text:p text:style-name="P133">Header</text:p>
          </table:table-cell>
          <table:table-cell table:style-name="Table1.B4" office:value-type="string">
            <text:p text:style-name="P134">1</text:p>
          </table:table-cell>
          <table:table-cell table:style-name="Table1.B4" office:value-type="string">
            <text:p text:style-name="P135">userID</text:p>
          </table:table-cell>
          <table:table-cell table:style-name="Table1.B4" office:value-type="string">
            <text:p text:style-name="P136">bigint</text:p>
          </table:table-cell>
          <table:table-cell table:style-name="Table1.E4" office:value-type="float" office:value="8">
            <text:p text:style-name="P137">8</text:p>
          </table:table-cell>
          <table:table-cell table:style-name="Table1.F4" office:value-type="string">
            <text:p text:style-name="P138">ID <text:span text:style-name="T13">that uniquely identifies user</text:span></text:p>
          </table:table-cell>
        </table:table-row>
        <table:table-row table:style-name="Table1.5">
          <table:covered-table-cell table:style-name="Table1.A4"/>
          <table:table-cell table:style-name="Table1.B5" office:value-type="string">
            <text:p text:style-name="P134">2</text:p>
          </table:table-cell>
          <table:table-cell table:style-name="Table1.C5" office:value-type="string">
            <text:p text:style-name="P139">authToken</text:p>
          </table:table-cell>
          <table:table-cell table:style-name="Table1.D5" office:value-type="string">
            <text:p text:style-name="P139">raw</text:p>
          </table:table-cell>
          <table:table-cell table:style-name="Table1.E5" office:value-type="float" office:value="32">
            <text:p text:style-name="P139">32</text:p>
          </table:table-cell>
          <table:table-cell table:style-name="Table1.F5" office:value-type="string">
            <text:p text:style-name="P140">generated authentication token to validate a login session</text:p>
          </table:table-cell>
        </table:table-row>
        <table:table-row table:style-name="Table1.6">
          <table:covered-table-cell table:style-name="Table1.A4"/>
          <table:table-cell table:style-name="Table1.B4" office:value-type="string">
            <text:p text:style-name="P141">3</text:p>
          </table:table-cell>
          <table:table-cell table:style-name="Table1.B4" office:value-type="string">
            <text:p text:style-name="P139">recordCount</text:p>
          </table:table-cell>
          <table:table-cell table:style-name="Table1.B4" office:value-type="string">
            <text:p text:style-name="P142">int</text:p>
          </table:table-cell>
          <table:table-cell table:style-name="Table1.E4" office:value-type="float" office:value="4">
            <text:p text:style-name="P142">4</text:p>
          </table:table-cell>
          <table:table-cell table:style-name="Table1.F6" office:value-type="string">
            <text:p text:style-name="P104">the number of records in the repeated section</text:p>
          </table:table-cell>
        </table:table-row>
        <table:table-row table:style-name="Table1.7">
          <table:table-cell table:style-name="Table1.A7" office:value-type="string">
            <text:p text:style-name="P128"/>
          </table:table-cell>
          <table:table-cell table:style-name="Table1.B7" office:value-type="string">
            <text:p text:style-name="P143"/>
          </table:table-cell>
          <table:table-cell table:style-name="Table1.C7" office:value-type="string">
            <text:p text:style-name="P143"/>
          </table:table-cell>
          <table:table-cell table:style-name="Table1.D7" office:value-type="string">
            <text:p text:style-name="P143">Total Size:</text:p>
          </table:table-cell>
          <table:table-cell table:style-name="Table1.E7" office:value-type="float" office:value="44">
            <text:p text:style-name="P143">44</text:p>
          </table:table-cell>
          <table:table-cell table:style-name="Table1.F7" office:value-type="string">
            <text:p text:style-name="P143">bytes</text:p>
          </table:table-cell>
        </table:table-row>
        <table:table-row table:style-name="Table1.8">
          <table:table-cell table:style-name="Table1.A4" table:number-rows-spanned="4" office:value-type="string">
            <text:p text:style-name="P144">Repeated</text:p>
          </table:table-cell>
          <table:table-cell table:style-name="Table1.B4" office:value-type="string">
            <text:p text:style-name="P139">4</text:p>
          </table:table-cell>
          <table:table-cell table:style-name="Table1.C8" office:value-type="string">
            <text:p text:style-name="P139">itemID</text:p>
          </table:table-cell>
          <table:table-cell table:style-name="Table1.B4" office:value-type="string">
            <text:p text:style-name="P145">bigint</text:p>
          </table:table-cell>
          <table:table-cell table:style-name="Table1.E4" office:value-type="float" office:value="8">
            <text:p text:style-name="P145">8</text:p>
          </table:table-cell>
          <table:table-cell table:style-name="Table1.F8" office:value-type="string">
            <text:p text:style-name="P138">unique-<text:span text:style-name="T13">to-user</text:span> ID for notes, reminders, recurring reminders, and overrides</text:p>
          </table:table-cell>
        </table:table-row>
        <table:table-row table:style-name="Table1.8">
          <table:covered-table-cell table:style-name="Table1.A4"/>
          <table:table-cell table:style-name="Table1.B9" office:value-type="string">
            <text:p text:style-name="P139">5</text:p>
          </table:table-cell>
          <table:table-cell table:style-name="Table1.C9" office:value-type="string">
            <text:p text:style-name="P139">lastModified</text:p>
          </table:table-cell>
          <table:table-cell table:style-name="Table1.D9" office:value-type="string">
            <text:p text:style-name="P145">bigint</text:p>
          </table:table-cell>
          <table:table-cell table:style-name="Table1.E5" office:value-type="float" office:value="8">
            <text:p text:style-name="P145">8</text:p>
          </table:table-cell>
          <table:table-cell table:style-name="Table1.F9" office:value-type="string">
            <text:p text:style-name="P138">time in milliseconds since the UNIX epoch of when the item has last been modified by a user</text:p>
          </table:table-cell>
        </table:table-row>
        <table:table-row table:style-name="Table1.10">
          <table:covered-table-cell table:style-name="Table1.A4"/>
          <table:table-cell table:style-name="Table1.B4" office:value-type="string">
            <text:p text:style-name="P139"/>
          </table:table-cell>
          <table:table-cell table:style-name="Table1.B4" office:value-type="string">
            <text:p text:style-name="P146"><text:span text:style-name="T21"/></text:p>
          </table:table-cell>
          <table:table-cell table:style-name="Table1.B4" office:value-type="string">
            <text:p text:style-name="P145"/>
          </table:table-cell>
          <table:table-cell table:style-name="Table1.E4">
            <text:p text:style-name="P145"/>
          </table:table-cell>
          <table:table-cell table:style-name="Table1.F10" office:value-type="string">
            <text:p text:style-name="P147"/>
          </table:table-cell>
        </table:table-row>
        <table:table-row table:style-name="Table1.11">
          <table:covered-table-cell table:style-name="Table1.A4"/>
          <table:table-cell table:style-name="Table1.B11" office:value-type="string">
            <text:p text:style-name="P145">6</text:p>
          </table:table-cell>
          <table:table-cell table:style-name="Table1.C11" office:value-type="string">
            <text:p text:style-name="P148">encryptedData</text:p>
          </table:table-cell>
          <table:table-cell table:style-name="Table1.D11" office:value-type="string">
            <text:p text:style-name="P145">raw</text:p>
          </table:table-cell>
          <table:table-cell table:style-name="Table1.E5" office:value-type="float" office:value="96">
            <text:p text:style-name="P149">96</text:p>
          </table:table-cell>
          <table:table-cell table:style-name="Table1.F11" office:value-type="string">
            <text:p text:style-name="P147">all remaining data stored as <text:span text:style-name="T22">encrypted </text:span>raw</text:p>
          </table:table-cell>
        </table:table-row>
        <table:table-row table:style-name="Table1.12">
          <table:table-cell table:style-name="Table1.A12" office:value-type="string">
            <text:p text:style-name="P128"/>
          </table:table-cell>
          <table:table-cell table:style-name="Table1.B12" table:number-columns-spanned="2" office:value-type="string">
            <text:p text:style-name="P128"/>
          </table:table-cell>
          <table:covered-table-cell/>
          <table:table-cell table:style-name="Table1.D12" office:value-type="string">
            <text:p text:style-name="P150">Total Size:</text:p>
          </table:table-cell>
          <table:table-cell table:style-name="Table1.E12" office:value-type="string">
            <text:p text:style-name="P151">1<text:span text:style-name="T26">12</text:span><text:span text:style-name="T23">n</text:span></text:p>
          </table:table-cell>
          <table:table-cell table:style-name="Table1.F12" office:value-type="string">
            <text:p text:style-name="P28">bytes</text:p>
          </table:table-cell>
        </table:table-row>
      </table:table>
      <text:p text:style-name="P128"/>
      <text:p text:style-name="P152"/>
      <text:p text:style-name="P128"/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29"/>
          </table:table-cell>
          <table:table-cell table:style-name="Table2.B1" table:number-columns-spanned="5" office:value-type="string">
            <text:p text:style-name="P153"><text:span text:style-name="T24">Server Response:</text:span> /syncup/<text:span text:style-name="T26">reminder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table:number-columns-spanned="6" office:value-type="string">
            <text:p text:style-name="P1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3" office:value-type="string">
            <text:p text:style-name="P129"/>
          </table:table-cell>
          <table:table-cell table:style-name="Table2.B3" office:value-type="string">
            <text:p text:style-name="P130">#</text:p>
          </table:table-cell>
          <table:table-cell table:style-name="Table2.B3" office:value-type="string">
            <text:p text:style-name="P131">Field Name</text:p>
          </table:table-cell>
          <table:table-cell table:style-name="Table2.B3" office:value-type="string">
            <text:p text:style-name="P132">Data Type</text:p>
          </table:table-cell>
          <table:table-cell table:style-name="Table2.B3" office:value-type="string">
            <text:p text:style-name="P132">Size</text:p>
          </table:table-cell>
          <table:table-cell table:style-name="Table2.F3" office:value-type="string">
            <text:p text:style-name="P132">Description</text:p>
          </table:table-cell>
        </table:table-row>
        <table:table-row table:style-name="Table2.4">
          <table:table-cell table:style-name="Table2.A4" table:number-rows-spanned="2" office:value-type="string">
            <text:p text:style-name="P154"/>
          </table:table-cell>
          <table:table-cell table:style-name="Table2.B4" office:value-type="string">
            <text:p text:style-name="P134">1</text:p>
          </table:table-cell>
          <table:table-cell table:style-name="Table2.B4" office:value-type="string">
            <text:p text:style-name="P142">results</text:p>
          </table:table-cell>
          <table:table-cell table:style-name="Table2.B4" office:value-type="string">
            <text:p text:style-name="P142">raw</text:p>
          </table:table-cell>
          <table:table-cell table:style-name="Table2.B4" office:value-type="string">
            <text:p text:style-name="P142">var</text:p>
          </table:table-cell>
          <table:table-cell table:style-name="Table2.F4" office:value-type="string">
            <text:p text:style-name="P142">bitset of booleans for pass (0) / fail (1), size is c<text:span text:style-name="T25">eil(insertionCount / 8)</text:span></text:p>
          </table:table-cell>
        </table:table-row>
        <table:table-row table:style-name="Table2.5">
          <table:covered-table-cell table:style-name="Table2.A4"/>
          <table:table-cell table:style-name="Table2.B5" office:value-type="string">
            <text:p text:style-name="P142"/>
          </table:table-cell>
          <table:table-cell table:style-name="Table2.B5" office:value-type="string">
            <text:p text:style-name="P142"/>
          </table:table-cell>
          <table:table-cell table:style-name="Table2.B5" office:value-type="string">
            <text:p text:style-name="P142"/>
          </table:table-cell>
          <table:table-cell table:style-name="Table2.B5" office:value-type="string">
            <text:p text:style-name="P142"/>
          </table:table-cell>
          <table:table-cell table:style-name="Table2.F5" office:value-type="string">
            <text:p text:style-name="P142"/>
          </table:table-cell>
        </table:table-row>
        <table:table-row table:style-name="Table2.6">
          <table:table-cell table:style-name="Table2.A6" office:value-type="string">
            <text:p text:style-name="P128"/>
          </table:table-cell>
          <table:table-cell table:style-name="Table2.B6" table:number-columns-spanned="2" office:value-type="string">
            <text:p text:style-name="P128"/>
          </table:table-cell>
          <table:covered-table-cell/>
          <table:table-cell table:style-name="Table2.B6" office:value-type="string">
            <text:p text:style-name="P150">Total Size:</text:p>
          </table:table-cell>
          <table:table-cell table:style-name="Table2.B6" office:value-type="string">
            <text:p text:style-name="P155">var</text:p>
          </table:table-cell>
          <table:table-cell table:style-name="Table2.B6" office:value-type="string">
            <text:p text:style-name="P28">bytes</text:p>
          </table:table-cell>
        </table:table-row>
      </table:table>
      <text:p text:style-name="P152"/>
      <text:p text:style-name="P128"/>
      <table:table table:name="Table4" table:style-name="Table4">
        <table:table-column table:style-name="Table4.A" table:number-columns-repeated="2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office:value-type="string">
            <text:p text:style-name="P129"/>
          </table:table-cell>
          <table:table-cell table:style-name="Table4.B1" table:number-columns-spanned="5" office:value-type="string">
            <text:p text:style-name="P14"><text:bookmark-start text:name="__RefHeading___Toc11794_3954546579"/>Client Request: /syncup/<text:span text:style-name="T26">reminders/</text:span><text:span text:style-name="T27">daily</text:span><text:bookmark-end text:name="__RefHeading___Toc11794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2" table:number-columns-spanned="6" office:value-type="string">
            <text:p text:style-name="P1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3" office:value-type="string">
            <text:p text:style-name="P129"/>
          </table:table-cell>
          <table:table-cell table:style-name="Table4.B3" office:value-type="string">
            <text:p text:style-name="P130">#</text:p>
          </table:table-cell>
          <table:table-cell table:style-name="Table4.B3" office:value-type="string">
            <text:p text:style-name="P131">Field Name</text:p>
          </table:table-cell>
          <table:table-cell table:style-name="Table4.B3" office:value-type="string">
            <text:p text:style-name="P132">Data Type</text:p>
          </table:table-cell>
          <table:table-cell table:style-name="Table4.B3" office:value-type="string">
            <text:p text:style-name="P132">Size</text:p>
          </table:table-cell>
          <table:table-cell table:style-name="Table4.F3" office:value-type="string">
            <text:p text:style-name="P132">Description</text:p>
          </table:table-cell>
        </table:table-row>
        <table:table-row table:style-name="Table4.4">
          <table:table-cell table:style-name="Table4.A4" table:number-rows-spanned="3" office:value-type="string">
            <text:p text:style-name="P133">Header</text:p>
          </table:table-cell>
          <table:table-cell table:style-name="Table4.B4" office:value-type="string">
            <text:p text:style-name="P134">1</text:p>
          </table:table-cell>
          <table:table-cell table:style-name="Table4.B4" office:value-type="string">
            <text:p text:style-name="P135">userID</text:p>
          </table:table-cell>
          <table:table-cell table:style-name="Table4.B4" office:value-type="string">
            <text:p text:style-name="P136">bigint</text:p>
          </table:table-cell>
          <table:table-cell table:style-name="Table4.E4" office:value-type="float" office:value="8">
            <text:p text:style-name="P137">8</text:p>
          </table:table-cell>
          <table:table-cell table:style-name="Table4.F4" office:value-type="string">
            <text:p text:style-name="P138">ID <text:span text:style-name="T13">that uniquely identifies user</text:span></text:p>
          </table:table-cell>
        </table:table-row>
        <table:table-row table:style-name="Table4.5">
          <table:covered-table-cell table:style-name="Table4.A4"/>
          <table:table-cell table:style-name="Table4.B5" office:value-type="string">
            <text:p text:style-name="P134">2</text:p>
          </table:table-cell>
          <table:table-cell table:style-name="Table4.C5" office:value-type="string">
            <text:p text:style-name="P139">authToken</text:p>
          </table:table-cell>
          <table:table-cell table:style-name="Table4.D5" office:value-type="string">
            <text:p text:style-name="P139">raw</text:p>
          </table:table-cell>
          <table:table-cell table:style-name="Table4.E5" office:value-type="float" office:value="32">
            <text:p text:style-name="P139">32</text:p>
          </table:table-cell>
          <table:table-cell table:style-name="Table4.F5" office:value-type="string">
            <text:p text:style-name="P140">generated authentication token to validate a login session</text:p>
          </table:table-cell>
        </table:table-row>
        <table:table-row table:style-name="Table4.6">
          <table:covered-table-cell table:style-name="Table4.A4"/>
          <table:table-cell table:style-name="Table4.B4" office:value-type="string">
            <text:p text:style-name="P141">3</text:p>
          </table:table-cell>
          <table:table-cell table:style-name="Table4.B4" office:value-type="string">
            <text:p text:style-name="P139">recordCount</text:p>
          </table:table-cell>
          <table:table-cell table:style-name="Table4.B4" office:value-type="string">
            <text:p text:style-name="P142">int</text:p>
          </table:table-cell>
          <table:table-cell table:style-name="Table4.E4" office:value-type="float" office:value="4">
            <text:p text:style-name="P142">4</text:p>
          </table:table-cell>
          <table:table-cell table:style-name="Table4.F6" office:value-type="string">
            <text:p text:style-name="P104">the number of records in the repeated section</text:p>
          </table:table-cell>
        </table:table-row>
        <table:table-row table:style-name="Table4.7">
          <table:table-cell table:style-name="Table4.A7" office:value-type="string">
            <text:p text:style-name="P128"/>
          </table:table-cell>
          <table:table-cell table:style-name="Table4.B7" office:value-type="string">
            <text:p text:style-name="P143"/>
          </table:table-cell>
          <table:table-cell table:style-name="Table4.C7" office:value-type="string">
            <text:p text:style-name="P143"/>
          </table:table-cell>
          <table:table-cell table:style-name="Table4.D7" office:value-type="string">
            <text:p text:style-name="P143">Total Size:</text:p>
          </table:table-cell>
          <table:table-cell table:style-name="Table4.E7" office:value-type="float" office:value="44">
            <text:p text:style-name="P143">44</text:p>
          </table:table-cell>
          <table:table-cell table:style-name="Table4.F7" office:value-type="string">
            <text:p text:style-name="P143">bytes</text:p>
          </table:table-cell>
        </table:table-row>
        <table:table-row table:style-name="Table4.8">
          <table:table-cell table:style-name="Table4.A4" table:number-rows-spanned="4" office:value-type="string">
            <text:p text:style-name="P144">Repeated</text:p>
          </table:table-cell>
          <table:table-cell table:style-name="Table4.B4" office:value-type="string">
            <text:p text:style-name="P139">4</text:p>
          </table:table-cell>
          <table:table-cell table:style-name="Table4.C8" office:value-type="string">
            <text:p text:style-name="P139">itemID</text:p>
          </table:table-cell>
          <table:table-cell table:style-name="Table4.B4" office:value-type="string">
            <text:p text:style-name="P145">bigint</text:p>
          </table:table-cell>
          <table:table-cell table:style-name="Table4.E4" office:value-type="float" office:value="8">
            <text:p text:style-name="P145">8</text:p>
          </table:table-cell>
          <table:table-cell table:style-name="Table4.F8" office:value-type="string">
            <text:p text:style-name="P138">unique-<text:span text:style-name="T13">to-user</text:span> ID for notes, reminders, recurring reminders, and overrides</text:p>
          </table:table-cell>
        </table:table-row>
        <table:table-row table:style-name="Table4.8">
          <table:covered-table-cell table:style-name="Table4.A4"/>
          <table:table-cell table:style-name="Table4.B9" office:value-type="string">
            <text:p text:style-name="P139">5</text:p>
          </table:table-cell>
          <table:table-cell table:style-name="Table4.C9" office:value-type="string">
            <text:p text:style-name="P139">lastModified</text:p>
          </table:table-cell>
          <table:table-cell table:style-name="Table4.D9" office:value-type="string">
            <text:p text:style-name="P145">bigint</text:p>
          </table:table-cell>
          <table:table-cell table:style-name="Table4.E5" office:value-type="float" office:value="8">
            <text:p text:style-name="P145">8</text:p>
          </table:table-cell>
          <table:table-cell table:style-name="Table4.F9" office:value-type="string">
            <text:p text:style-name="P138">time in milliseconds since the UNIX epoch of when the item has last been modified by a user</text:p>
          </table:table-cell>
        </table:table-row>
        <table:table-row table:style-name="Table4.10">
          <table:covered-table-cell table:style-name="Table4.A4"/>
          <table:table-cell table:style-name="Table4.B4" office:value-type="string">
            <text:p text:style-name="P139"/>
          </table:table-cell>
          <table:table-cell table:style-name="Table4.B4" office:value-type="string">
            <text:p text:style-name="P146"><text:span text:style-name="T21"/></text:p>
          </table:table-cell>
          <table:table-cell table:style-name="Table4.B4" office:value-type="string">
            <text:p text:style-name="P145"/>
          </table:table-cell>
          <table:table-cell table:style-name="Table4.E4">
            <text:p text:style-name="P145"/>
          </table:table-cell>
          <table:table-cell table:style-name="Table4.F10" office:value-type="string">
            <text:p text:style-name="P147"/>
          </table:table-cell>
        </table:table-row>
        <table:table-row table:style-name="Table4.11">
          <table:covered-table-cell table:style-name="Table4.A4"/>
          <table:table-cell table:style-name="Table4.B11" office:value-type="string">
            <text:p text:style-name="P145">6</text:p>
          </table:table-cell>
          <table:table-cell table:style-name="Table4.C11" office:value-type="string">
            <text:p text:style-name="P148">encryptedData</text:p>
          </table:table-cell>
          <table:table-cell table:style-name="Table4.D11" office:value-type="string">
            <text:p text:style-name="P145">raw</text:p>
          </table:table-cell>
          <table:table-cell table:style-name="Table4.E5" office:value-type="float" office:value="96">
            <text:p text:style-name="P156">96</text:p>
          </table:table-cell>
          <table:table-cell table:style-name="Table4.F11" office:value-type="string">
            <text:p text:style-name="P147">all remaining data stored as <text:span text:style-name="T22">encrypted </text:span>raw</text:p>
          </table:table-cell>
        </table:table-row>
        <table:table-row table:style-name="Table4.12">
          <table:table-cell table:style-name="Table4.A12" office:value-type="string">
            <text:p text:style-name="P128"/>
          </table:table-cell>
          <table:table-cell table:style-name="Table4.B12" table:number-columns-spanned="2" office:value-type="string">
            <text:p text:style-name="P128"/>
          </table:table-cell>
          <table:covered-table-cell/>
          <table:table-cell table:style-name="Table4.D12" office:value-type="string">
            <text:p text:style-name="P150">Total Size:</text:p>
          </table:table-cell>
          <table:table-cell table:style-name="Table4.E12" office:value-type="string">
            <text:p text:style-name="P156">112n</text:p>
          </table:table-cell>
          <table:table-cell table:style-name="Table4.F12" office:value-type="string">
            <text:p text:style-name="P28">bytes</text:p>
          </table:table-cell>
        </table:table-row>
      </table:table>
      <text:p text:style-name="P128"/>
      <text:p text:style-name="P152"/>
      <text:p text:style-name="P128"/>
      <table:table table:name="Table5" table:style-name="Table5">
        <table:table-column table:style-name="Table5.A" table:number-columns-repeated="2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129"/>
          </table:table-cell>
          <table:table-cell table:style-name="Table5.B1" table:number-columns-spanned="5" office:value-type="string">
            <text:p text:style-name="P157"><text:span text:style-name="T24">Server Response:</text:span> /syncup/<text:span text:style-name="T26">reminders/</text:span><text:span text:style-name="T27">daily</text:span>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2" table:number-columns-spanned="6" office:value-type="string">
            <text:p text:style-name="P1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3" office:value-type="string">
            <text:p text:style-name="P129"/>
          </table:table-cell>
          <table:table-cell table:style-name="Table5.B3" office:value-type="string">
            <text:p text:style-name="P130">#</text:p>
          </table:table-cell>
          <table:table-cell table:style-name="Table5.B3" office:value-type="string">
            <text:p text:style-name="P131">Field Name</text:p>
          </table:table-cell>
          <table:table-cell table:style-name="Table5.B3" office:value-type="string">
            <text:p text:style-name="P132">Data Type</text:p>
          </table:table-cell>
          <table:table-cell table:style-name="Table5.B3" office:value-type="string">
            <text:p text:style-name="P132">Size</text:p>
          </table:table-cell>
          <table:table-cell table:style-name="Table5.F3" office:value-type="string">
            <text:p text:style-name="P132">Description</text:p>
          </table:table-cell>
        </table:table-row>
        <table:table-row table:style-name="Table5.4">
          <table:table-cell table:style-name="Table5.A4" table:number-rows-spanned="2" office:value-type="string">
            <text:p text:style-name="P154"/>
          </table:table-cell>
          <table:table-cell table:style-name="Table5.B4" office:value-type="string">
            <text:p text:style-name="P134">1</text:p>
          </table:table-cell>
          <table:table-cell table:style-name="Table5.B4" office:value-type="string">
            <text:p text:style-name="P142">results</text:p>
          </table:table-cell>
          <table:table-cell table:style-name="Table5.B4" office:value-type="string">
            <text:p text:style-name="P142">raw</text:p>
          </table:table-cell>
          <table:table-cell table:style-name="Table5.B4" office:value-type="string">
            <text:p text:style-name="P142">var</text:p>
          </table:table-cell>
          <table:table-cell table:style-name="Table5.F4" office:value-type="string">
            <text:p text:style-name="P142">bitset of booleans for pass (0) / fail (1), size is c<text:span text:style-name="T25">eil(insertionCount / 8)</text:span></text:p>
          </table:table-cell>
        </table:table-row>
        <table:table-row table:style-name="Table5.5">
          <table:covered-table-cell table:style-name="Table5.A4"/>
          <table:table-cell table:style-name="Table5.B5" office:value-type="string">
            <text:p text:style-name="P142"/>
          </table:table-cell>
          <table:table-cell table:style-name="Table5.B5" office:value-type="string">
            <text:p text:style-name="P142"/>
          </table:table-cell>
          <table:table-cell table:style-name="Table5.B5" office:value-type="string">
            <text:p text:style-name="P142"/>
          </table:table-cell>
          <table:table-cell table:style-name="Table5.B5" office:value-type="string">
            <text:p text:style-name="P142"/>
          </table:table-cell>
          <table:table-cell table:style-name="Table5.F5" office:value-type="string">
            <text:p text:style-name="P142"/>
          </table:table-cell>
        </table:table-row>
        <table:table-row table:style-name="Table5.6">
          <table:table-cell table:style-name="Table5.A6" office:value-type="string">
            <text:p text:style-name="P128"/>
          </table:table-cell>
          <table:table-cell table:style-name="Table5.B6" table:number-columns-spanned="2" office:value-type="string">
            <text:p text:style-name="P128"/>
          </table:table-cell>
          <table:covered-table-cell/>
          <table:table-cell table:style-name="Table5.B6" office:value-type="string">
            <text:p text:style-name="P150">Total Size:</text:p>
          </table:table-cell>
          <table:table-cell table:style-name="Table5.B6" office:value-type="string">
            <text:p text:style-name="P155">var</text:p>
          </table:table-cell>
          <table:table-cell table:style-name="Table5.B6" office:value-type="string">
            <text:p text:style-name="P28">bytes</text:p>
          </table:table-cell>
        </table:table-row>
      </table:table>
      <text:p text:style-name="P152"/>
      <text:p text:style-name="P128"/>
      <table:table table:name="Table6" table:style-name="Table6">
        <table:table-column table:style-name="Table6.A" table:number-columns-repeated="2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6.1">
          <table:table-cell table:style-name="Table6.A1" office:value-type="string">
            <text:p text:style-name="P129"/>
          </table:table-cell>
          <table:table-cell table:style-name="Table6.B1" table:number-columns-spanned="5" office:value-type="string">
            <text:p text:style-name="P14"><text:bookmark-start text:name="__RefHeading___Toc11792_3954546579"/>Client Request: /syncup/<text:span text:style-name="T26">reminders/</text:span><text:span text:style-name="T27">weekly</text:span><text:bookmark-end text:name="__RefHeading___Toc11792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2" table:number-columns-spanned="6" office:value-type="string">
            <text:p text:style-name="P1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3" office:value-type="string">
            <text:p text:style-name="P129"/>
          </table:table-cell>
          <table:table-cell table:style-name="Table6.B3" office:value-type="string">
            <text:p text:style-name="P130">#</text:p>
          </table:table-cell>
          <table:table-cell table:style-name="Table6.B3" office:value-type="string">
            <text:p text:style-name="P131">Field Name</text:p>
          </table:table-cell>
          <table:table-cell table:style-name="Table6.B3" office:value-type="string">
            <text:p text:style-name="P132">Data Type</text:p>
          </table:table-cell>
          <table:table-cell table:style-name="Table6.B3" office:value-type="string">
            <text:p text:style-name="P132">Size</text:p>
          </table:table-cell>
          <table:table-cell table:style-name="Table6.F3" office:value-type="string">
            <text:p text:style-name="P132">Description</text:p>
          </table:table-cell>
        </table:table-row>
        <table:table-row table:style-name="Table6.4">
          <table:table-cell table:style-name="Table6.A4" table:number-rows-spanned="3" office:value-type="string">
            <text:p text:style-name="P133">Header</text:p>
          </table:table-cell>
          <table:table-cell table:style-name="Table6.B4" office:value-type="string">
            <text:p text:style-name="P134">1</text:p>
          </table:table-cell>
          <table:table-cell table:style-name="Table6.B4" office:value-type="string">
            <text:p text:style-name="P135">userID</text:p>
          </table:table-cell>
          <table:table-cell table:style-name="Table6.B4" office:value-type="string">
            <text:p text:style-name="P136">bigint</text:p>
          </table:table-cell>
          <table:table-cell table:style-name="Table6.E4" office:value-type="float" office:value="8">
            <text:p text:style-name="P137">8</text:p>
          </table:table-cell>
          <table:table-cell table:style-name="Table6.F4" office:value-type="string">
            <text:p text:style-name="P138">ID <text:span text:style-name="T13">that uniquely identifies user</text:span></text:p>
          </table:table-cell>
        </table:table-row>
        <table:table-row table:style-name="Table6.5">
          <table:covered-table-cell table:style-name="Table6.A4"/>
          <table:table-cell table:style-name="Table6.B5" office:value-type="string">
            <text:p text:style-name="P134">2</text:p>
          </table:table-cell>
          <table:table-cell table:style-name="Table6.C5" office:value-type="string">
            <text:p text:style-name="P139">authToken</text:p>
          </table:table-cell>
          <table:table-cell table:style-name="Table6.D5" office:value-type="string">
            <text:p text:style-name="P139">raw</text:p>
          </table:table-cell>
          <table:table-cell table:style-name="Table6.E5" office:value-type="float" office:value="32">
            <text:p text:style-name="P139">32</text:p>
          </table:table-cell>
          <table:table-cell table:style-name="Table6.F5" office:value-type="string">
            <text:p text:style-name="P140">generated authentication token to validate a login session</text:p>
          </table:table-cell>
        </table:table-row>
        <table:table-row table:style-name="Table6.6">
          <table:covered-table-cell table:style-name="Table6.A4"/>
          <table:table-cell table:style-name="Table6.B4" office:value-type="string">
            <text:p text:style-name="P141">3</text:p>
          </table:table-cell>
          <table:table-cell table:style-name="Table6.B4" office:value-type="string">
            <text:p text:style-name="P139">recordCount</text:p>
          </table:table-cell>
          <table:table-cell table:style-name="Table6.B4" office:value-type="string">
            <text:p text:style-name="P142">int</text:p>
          </table:table-cell>
          <table:table-cell table:style-name="Table6.E4" office:value-type="float" office:value="4">
            <text:p text:style-name="P142">4</text:p>
          </table:table-cell>
          <table:table-cell table:style-name="Table6.F6" office:value-type="string">
            <text:p text:style-name="P104">the number of records in the repeated section</text:p>
          </table:table-cell>
        </table:table-row>
        <table:table-row table:style-name="Table6.7">
          <table:table-cell table:style-name="Table6.A7" office:value-type="string">
            <text:p text:style-name="P128"/>
          </table:table-cell>
          <table:table-cell table:style-name="Table6.B7" office:value-type="string">
            <text:p text:style-name="P143"/>
          </table:table-cell>
          <table:table-cell table:style-name="Table6.C7" office:value-type="string">
            <text:p text:style-name="P143"/>
          </table:table-cell>
          <table:table-cell table:style-name="Table6.D7" office:value-type="string">
            <text:p text:style-name="P143">Total Size:</text:p>
          </table:table-cell>
          <table:table-cell table:style-name="Table6.E7" office:value-type="float" office:value="44">
            <text:p text:style-name="P143">44</text:p>
          </table:table-cell>
          <table:table-cell table:style-name="Table6.F7" office:value-type="string">
            <text:p text:style-name="P143">bytes</text:p>
          </table:table-cell>
        </table:table-row>
        <table:table-row table:style-name="Table6.8">
          <table:table-cell table:style-name="Table6.A4" table:number-rows-spanned="4" office:value-type="string">
            <text:p text:style-name="P144">Repeated</text:p>
          </table:table-cell>
          <table:table-cell table:style-name="Table6.B4" office:value-type="string">
            <text:p text:style-name="P139">4</text:p>
          </table:table-cell>
          <table:table-cell table:style-name="Table6.C8" office:value-type="string">
            <text:p text:style-name="P139">itemID</text:p>
          </table:table-cell>
          <table:table-cell table:style-name="Table6.B4" office:value-type="string">
            <text:p text:style-name="P145">bigint</text:p>
          </table:table-cell>
          <table:table-cell table:style-name="Table6.E4" office:value-type="float" office:value="8">
            <text:p text:style-name="P145">8</text:p>
          </table:table-cell>
          <table:table-cell table:style-name="Table6.F8" office:value-type="string">
            <text:p text:style-name="P138">unique-<text:span text:style-name="T13">to-user</text:span> ID for notes, reminders, recurring reminders, and overrides</text:p>
          </table:table-cell>
        </table:table-row>
        <table:table-row table:style-name="Table6.8">
          <table:covered-table-cell table:style-name="Table6.A4"/>
          <table:table-cell table:style-name="Table6.B9" office:value-type="string">
            <text:p text:style-name="P139">5</text:p>
          </table:table-cell>
          <table:table-cell table:style-name="Table6.C9" office:value-type="string">
            <text:p text:style-name="P139">lastModified</text:p>
          </table:table-cell>
          <table:table-cell table:style-name="Table6.D9" office:value-type="string">
            <text:p text:style-name="P145">bigint</text:p>
          </table:table-cell>
          <table:table-cell table:style-name="Table6.E5" office:value-type="float" office:value="8">
            <text:p text:style-name="P145">8</text:p>
          </table:table-cell>
          <table:table-cell table:style-name="Table6.F9" office:value-type="string">
            <text:p text:style-name="P138">time in milliseconds since the UNIX epoch of when the item has last been modified by a user</text:p>
          </table:table-cell>
        </table:table-row>
        <table:table-row table:style-name="Table6.10">
          <table:covered-table-cell table:style-name="Table6.A4"/>
          <table:table-cell table:style-name="Table6.B4" office:value-type="string">
            <text:p text:style-name="P139"/>
          </table:table-cell>
          <table:table-cell table:style-name="Table6.B4" office:value-type="string">
            <text:p text:style-name="P146"><text:span text:style-name="T21"/></text:p>
          </table:table-cell>
          <table:table-cell table:style-name="Table6.B4" office:value-type="string">
            <text:p text:style-name="P145"/>
          </table:table-cell>
          <table:table-cell table:style-name="Table6.E4">
            <text:p text:style-name="P145"/>
          </table:table-cell>
          <table:table-cell table:style-name="Table6.F10" office:value-type="string">
            <text:p text:style-name="P147"/>
          </table:table-cell>
        </table:table-row>
        <table:table-row table:style-name="Table6.11">
          <table:covered-table-cell table:style-name="Table6.A4"/>
          <table:table-cell table:style-name="Table6.B11" office:value-type="string">
            <text:p text:style-name="P145">6</text:p>
          </table:table-cell>
          <table:table-cell table:style-name="Table6.C11" office:value-type="string">
            <text:p text:style-name="P148">encryptedData</text:p>
          </table:table-cell>
          <table:table-cell table:style-name="Table6.D11" office:value-type="string">
            <text:p text:style-name="P145">raw</text:p>
          </table:table-cell>
          <table:table-cell table:style-name="Table6.E5" office:value-type="float" office:value="96">
            <text:p text:style-name="P158">96</text:p>
          </table:table-cell>
          <table:table-cell table:style-name="Table6.F11" office:value-type="string">
            <text:p text:style-name="P147">all remaining data stored as <text:span text:style-name="T22">encrypted </text:span>raw</text:p>
          </table:table-cell>
        </table:table-row>
        <table:table-row table:style-name="Table6.12">
          <table:table-cell table:style-name="Table6.A12" office:value-type="string">
            <text:p text:style-name="P128"/>
          </table:table-cell>
          <table:table-cell table:style-name="Table6.B12" table:number-columns-spanned="2" office:value-type="string">
            <text:p text:style-name="P128"/>
          </table:table-cell>
          <table:covered-table-cell/>
          <table:table-cell table:style-name="Table6.D12" office:value-type="string">
            <text:p text:style-name="P150">Total Size:</text:p>
          </table:table-cell>
          <table:table-cell table:style-name="Table6.E12" office:value-type="string">
            <text:p text:style-name="P158">112n</text:p>
          </table:table-cell>
          <table:table-cell table:style-name="Table6.F12" office:value-type="string">
            <text:p text:style-name="P28">bytes</text:p>
          </table:table-cell>
        </table:table-row>
      </table:table>
      <text:p text:style-name="P128"/>
      <text:p text:style-name="P152"/>
      <text:p text:style-name="P128"/>
      <table:table table:name="Table18" table:style-name="Table18">
        <table:table-column table:style-name="Table18.A" table:number-columns-repeated="2"/>
        <table:table-column table:style-name="Table18.C"/>
        <table:table-column table:style-name="Table18.D"/>
        <table:table-column table:style-name="Table18.E"/>
        <table:table-column table:style-name="Table18.F"/>
        <table:table-row table:style-name="Table18.1">
          <table:table-cell table:style-name="Table18.A1" office:value-type="string">
            <text:p text:style-name="P129"/>
          </table:table-cell>
          <table:table-cell table:style-name="Table18.B1" table:number-columns-spanned="5" office:value-type="string">
            <text:p text:style-name="P157"><text:span text:style-name="T24">Server Response:</text:span> /syncup/<text:span text:style-name="T26">reminders/</text:span><text:span text:style-name="T27">weekly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8.1">
          <table:table-cell table:style-name="Table18.A2" table:number-columns-spanned="6" office:value-type="string">
            <text:p text:style-name="P1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8.1">
          <table:table-cell table:style-name="Table18.A3" office:value-type="string">
            <text:p text:style-name="P129"/>
          </table:table-cell>
          <table:table-cell table:style-name="Table18.B3" office:value-type="string">
            <text:p text:style-name="P130">#</text:p>
          </table:table-cell>
          <table:table-cell table:style-name="Table18.B3" office:value-type="string">
            <text:p text:style-name="P131">Field Name</text:p>
          </table:table-cell>
          <table:table-cell table:style-name="Table18.B3" office:value-type="string">
            <text:p text:style-name="P132">Data Type</text:p>
          </table:table-cell>
          <table:table-cell table:style-name="Table18.B3" office:value-type="string">
            <text:p text:style-name="P132">Size</text:p>
          </table:table-cell>
          <table:table-cell table:style-name="Table18.F3" office:value-type="string">
            <text:p text:style-name="P132">Description</text:p>
          </table:table-cell>
        </table:table-row>
        <table:table-row table:style-name="Table18.4">
          <table:table-cell table:style-name="Table18.A4" table:number-rows-spanned="2" office:value-type="string">
            <text:p text:style-name="P154"/>
          </table:table-cell>
          <table:table-cell table:style-name="Table18.B4" office:value-type="string">
            <text:p text:style-name="P134">1</text:p>
          </table:table-cell>
          <table:table-cell table:style-name="Table18.B4" office:value-type="string">
            <text:p text:style-name="P142">results</text:p>
          </table:table-cell>
          <table:table-cell table:style-name="Table18.B4" office:value-type="string">
            <text:p text:style-name="P142">raw</text:p>
          </table:table-cell>
          <table:table-cell table:style-name="Table18.B4" office:value-type="string">
            <text:p text:style-name="P142">var</text:p>
          </table:table-cell>
          <table:table-cell table:style-name="Table18.F4" office:value-type="string">
            <text:p text:style-name="P142">bitset of booleans for pass (0) / fail (1), size is c<text:span text:style-name="T25">eil(insertionCount / 8)</text:span></text:p>
          </table:table-cell>
        </table:table-row>
        <table:table-row table:style-name="Table18.5">
          <table:covered-table-cell table:style-name="Table18.A4"/>
          <table:table-cell table:style-name="Table18.B5" office:value-type="string">
            <text:p text:style-name="P142"/>
          </table:table-cell>
          <table:table-cell table:style-name="Table18.B5" office:value-type="string">
            <text:p text:style-name="P142"/>
          </table:table-cell>
          <table:table-cell table:style-name="Table18.B5" office:value-type="string">
            <text:p text:style-name="P142"/>
          </table:table-cell>
          <table:table-cell table:style-name="Table18.B5" office:value-type="string">
            <text:p text:style-name="P142"/>
          </table:table-cell>
          <table:table-cell table:style-name="Table18.F5" office:value-type="string">
            <text:p text:style-name="P142"/>
          </table:table-cell>
        </table:table-row>
        <table:table-row table:style-name="Table18.6">
          <table:table-cell table:style-name="Table18.A6" office:value-type="string">
            <text:p text:style-name="P128"/>
          </table:table-cell>
          <table:table-cell table:style-name="Table18.B6" table:number-columns-spanned="2" office:value-type="string">
            <text:p text:style-name="P128"/>
          </table:table-cell>
          <table:covered-table-cell/>
          <table:table-cell table:style-name="Table18.B6" office:value-type="string">
            <text:p text:style-name="P150">Total Size:</text:p>
          </table:table-cell>
          <table:table-cell table:style-name="Table18.B6" office:value-type="string">
            <text:p text:style-name="P155">var</text:p>
          </table:table-cell>
          <table:table-cell table:style-name="Table18.B6" office:value-type="string">
            <text:p text:style-name="P28">bytes</text:p>
          </table:table-cell>
        </table:table-row>
      </table:table>
      <text:p text:style-name="P152"/>
      <text:p text:style-name="P128"/>
      <table:table table:name="Table19" table:style-name="Table19">
        <table:table-column table:style-name="Table19.A" table:number-columns-repeated="2"/>
        <table:table-column table:style-name="Table19.C"/>
        <table:table-column table:style-name="Table19.D"/>
        <table:table-column table:style-name="Table19.E"/>
        <table:table-column table:style-name="Table19.F"/>
        <table:table-row table:style-name="Table19.1">
          <table:table-cell table:style-name="Table19.A1" office:value-type="string">
            <text:p text:style-name="P129"/>
          </table:table-cell>
          <table:table-cell table:style-name="Table19.B1" table:number-columns-spanned="5" office:value-type="string">
            <text:p text:style-name="P14"><text:bookmark-start text:name="__RefHeading___Toc11790_3954546579"/>Client Request: /syncup/<text:span text:style-name="T26">reminders/</text:span><text:span text:style-name="T28">monthly</text:span><text:bookmark-end text:name="__RefHeading___Toc11790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19.1">
          <table:table-cell table:style-name="Table19.A2" table:number-columns-spanned="6" office:value-type="string">
            <text:p text:style-name="P1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9.1">
          <table:table-cell table:style-name="Table19.A3" office:value-type="string">
            <text:p text:style-name="P129"/>
          </table:table-cell>
          <table:table-cell table:style-name="Table19.B3" office:value-type="string">
            <text:p text:style-name="P130">#</text:p>
          </table:table-cell>
          <table:table-cell table:style-name="Table19.B3" office:value-type="string">
            <text:p text:style-name="P131">Field Name</text:p>
          </table:table-cell>
          <table:table-cell table:style-name="Table19.B3" office:value-type="string">
            <text:p text:style-name="P132">Data Type</text:p>
          </table:table-cell>
          <table:table-cell table:style-name="Table19.B3" office:value-type="string">
            <text:p text:style-name="P132">Size</text:p>
          </table:table-cell>
          <table:table-cell table:style-name="Table19.F3" office:value-type="string">
            <text:p text:style-name="P132">Description</text:p>
          </table:table-cell>
        </table:table-row>
        <table:table-row table:style-name="Table19.4">
          <table:table-cell table:style-name="Table19.A4" table:number-rows-spanned="3" office:value-type="string">
            <text:p text:style-name="P133">Header</text:p>
          </table:table-cell>
          <table:table-cell table:style-name="Table19.B4" office:value-type="string">
            <text:p text:style-name="P134">1</text:p>
          </table:table-cell>
          <table:table-cell table:style-name="Table19.B4" office:value-type="string">
            <text:p text:style-name="P135">userID</text:p>
          </table:table-cell>
          <table:table-cell table:style-name="Table19.B4" office:value-type="string">
            <text:p text:style-name="P136">bigint</text:p>
          </table:table-cell>
          <table:table-cell table:style-name="Table19.E4" office:value-type="float" office:value="8">
            <text:p text:style-name="P137">8</text:p>
          </table:table-cell>
          <table:table-cell table:style-name="Table19.F4" office:value-type="string">
            <text:p text:style-name="P138">ID <text:span text:style-name="T13">that uniquely identifies user</text:span></text:p>
          </table:table-cell>
        </table:table-row>
        <table:table-row table:style-name="Table19.5">
          <table:covered-table-cell table:style-name="Table19.A4"/>
          <table:table-cell table:style-name="Table19.B5" office:value-type="string">
            <text:p text:style-name="P134">2</text:p>
          </table:table-cell>
          <table:table-cell table:style-name="Table19.C5" office:value-type="string">
            <text:p text:style-name="P139">authToken</text:p>
          </table:table-cell>
          <table:table-cell table:style-name="Table19.D5" office:value-type="string">
            <text:p text:style-name="P139">raw</text:p>
          </table:table-cell>
          <table:table-cell table:style-name="Table19.E5" office:value-type="float" office:value="32">
            <text:p text:style-name="P139">32</text:p>
          </table:table-cell>
          <table:table-cell table:style-name="Table19.F5" office:value-type="string">
            <text:p text:style-name="P140">generated authentication token to validate a login session</text:p>
          </table:table-cell>
        </table:table-row>
        <table:table-row table:style-name="Table19.6">
          <table:covered-table-cell table:style-name="Table19.A4"/>
          <table:table-cell table:style-name="Table19.B4" office:value-type="string">
            <text:p text:style-name="P141">3</text:p>
          </table:table-cell>
          <table:table-cell table:style-name="Table19.B4" office:value-type="string">
            <text:p text:style-name="P139">recordCount</text:p>
          </table:table-cell>
          <table:table-cell table:style-name="Table19.B4" office:value-type="string">
            <text:p text:style-name="P142">int</text:p>
          </table:table-cell>
          <table:table-cell table:style-name="Table19.E4" office:value-type="float" office:value="4">
            <text:p text:style-name="P142">4</text:p>
          </table:table-cell>
          <table:table-cell table:style-name="Table19.F6" office:value-type="string">
            <text:p text:style-name="P104">the number of records in the repeated section</text:p>
          </table:table-cell>
        </table:table-row>
        <table:table-row table:style-name="Table19.7">
          <table:table-cell table:style-name="Table19.A7" office:value-type="string">
            <text:p text:style-name="P128"/>
          </table:table-cell>
          <table:table-cell table:style-name="Table19.B7" office:value-type="string">
            <text:p text:style-name="P143"/>
          </table:table-cell>
          <table:table-cell table:style-name="Table19.C7" office:value-type="string">
            <text:p text:style-name="P143"/>
          </table:table-cell>
          <table:table-cell table:style-name="Table19.D7" office:value-type="string">
            <text:p text:style-name="P143">Total Size:</text:p>
          </table:table-cell>
          <table:table-cell table:style-name="Table19.E7" office:value-type="float" office:value="44">
            <text:p text:style-name="P143">44</text:p>
          </table:table-cell>
          <table:table-cell table:style-name="Table19.F7" office:value-type="string">
            <text:p text:style-name="P143">bytes</text:p>
          </table:table-cell>
        </table:table-row>
        <table:table-row table:style-name="Table19.8">
          <table:table-cell table:style-name="Table19.A4" table:number-rows-spanned="4" office:value-type="string">
            <text:p text:style-name="P144">Repeated</text:p>
          </table:table-cell>
          <table:table-cell table:style-name="Table19.B4" office:value-type="string">
            <text:p text:style-name="P139">4</text:p>
          </table:table-cell>
          <table:table-cell table:style-name="Table19.C8" office:value-type="string">
            <text:p text:style-name="P139">itemID</text:p>
          </table:table-cell>
          <table:table-cell table:style-name="Table19.B4" office:value-type="string">
            <text:p text:style-name="P145">bigint</text:p>
          </table:table-cell>
          <table:table-cell table:style-name="Table19.E4" office:value-type="float" office:value="8">
            <text:p text:style-name="P145">8</text:p>
          </table:table-cell>
          <table:table-cell table:style-name="Table19.F8" office:value-type="string">
            <text:p text:style-name="P138">unique-<text:span text:style-name="T13">to-user</text:span> ID for notes, reminders, recurring reminders, and overrides</text:p>
          </table:table-cell>
        </table:table-row>
        <table:table-row table:style-name="Table19.8">
          <table:covered-table-cell table:style-name="Table19.A4"/>
          <table:table-cell table:style-name="Table19.B9" office:value-type="string">
            <text:p text:style-name="P139">5</text:p>
          </table:table-cell>
          <table:table-cell table:style-name="Table19.C9" office:value-type="string">
            <text:p text:style-name="P139">lastModified</text:p>
          </table:table-cell>
          <table:table-cell table:style-name="Table19.D9" office:value-type="string">
            <text:p text:style-name="P145">bigint</text:p>
          </table:table-cell>
          <table:table-cell table:style-name="Table19.E5" office:value-type="float" office:value="8">
            <text:p text:style-name="P145">8</text:p>
          </table:table-cell>
          <table:table-cell table:style-name="Table19.F9" office:value-type="string">
            <text:p text:style-name="P138">time in milliseconds since the UNIX epoch of when the item has last been modified by a user</text:p>
          </table:table-cell>
        </table:table-row>
        <table:table-row table:style-name="Table19.10">
          <table:covered-table-cell table:style-name="Table19.A4"/>
          <table:table-cell table:style-name="Table19.B4" office:value-type="string">
            <text:p text:style-name="P139"/>
          </table:table-cell>
          <table:table-cell table:style-name="Table19.B4" office:value-type="string">
            <text:p text:style-name="P146"><text:span text:style-name="T21"/></text:p>
          </table:table-cell>
          <table:table-cell table:style-name="Table19.B4" office:value-type="string">
            <text:p text:style-name="P145"/>
          </table:table-cell>
          <table:table-cell table:style-name="Table19.E4">
            <text:p text:style-name="P145"/>
          </table:table-cell>
          <table:table-cell table:style-name="Table19.F10" office:value-type="string">
            <text:p text:style-name="P147"/>
          </table:table-cell>
        </table:table-row>
        <table:table-row table:style-name="Table19.11">
          <table:covered-table-cell table:style-name="Table19.A4"/>
          <table:table-cell table:style-name="Table19.B11" office:value-type="string">
            <text:p text:style-name="P145">6</text:p>
          </table:table-cell>
          <table:table-cell table:style-name="Table19.C11" office:value-type="string">
            <text:p text:style-name="P148">encryptedData</text:p>
          </table:table-cell>
          <table:table-cell table:style-name="Table19.D11" office:value-type="string">
            <text:p text:style-name="P145">raw</text:p>
          </table:table-cell>
          <table:table-cell table:style-name="Table19.E5" office:value-type="float" office:value="96">
            <text:p text:style-name="P158">96</text:p>
          </table:table-cell>
          <table:table-cell table:style-name="Table19.F11" office:value-type="string">
            <text:p text:style-name="P147">all remaining data stored as <text:span text:style-name="T22">encrypted </text:span>raw</text:p>
          </table:table-cell>
        </table:table-row>
        <table:table-row table:style-name="Table19.12">
          <table:table-cell table:style-name="Table19.A12" office:value-type="string">
            <text:p text:style-name="P128"/>
          </table:table-cell>
          <table:table-cell table:style-name="Table19.B12" table:number-columns-spanned="2" office:value-type="string">
            <text:p text:style-name="P128"/>
          </table:table-cell>
          <table:covered-table-cell/>
          <table:table-cell table:style-name="Table19.D12" office:value-type="string">
            <text:p text:style-name="P150">Total Size:</text:p>
          </table:table-cell>
          <table:table-cell table:style-name="Table19.E12" office:value-type="string">
            <text:p text:style-name="P158">112n</text:p>
          </table:table-cell>
          <table:table-cell table:style-name="Table19.F12" office:value-type="string">
            <text:p text:style-name="P28">bytes</text:p>
          </table:table-cell>
        </table:table-row>
      </table:table>
      <text:p text:style-name="P128"/>
      <text:p text:style-name="P152"/>
      <text:p text:style-name="P128"/>
      <table:table table:name="Table20" table:style-name="Table20">
        <table:table-column table:style-name="Table20.A" table:number-columns-repeated="2"/>
        <table:table-column table:style-name="Table20.C"/>
        <table:table-column table:style-name="Table20.D"/>
        <table:table-column table:style-name="Table20.E"/>
        <table:table-column table:style-name="Table20.F"/>
        <table:table-row table:style-name="Table20.1">
          <table:table-cell table:style-name="Table20.A1" office:value-type="string">
            <text:p text:style-name="P129"/>
          </table:table-cell>
          <table:table-cell table:style-name="Table20.B1" table:number-columns-spanned="5" office:value-type="string">
            <text:p text:style-name="P159"><text:span text:style-name="T24">Server Response:</text:span> /syncup/<text:span text:style-name="T26">reminders/</text:span><text:span text:style-name="T29">monthly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0.1">
          <table:table-cell table:style-name="Table20.A2" table:number-columns-spanned="6" office:value-type="string">
            <text:p text:style-name="P1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0.1">
          <table:table-cell table:style-name="Table20.A3" office:value-type="string">
            <text:p text:style-name="P129"/>
          </table:table-cell>
          <table:table-cell table:style-name="Table20.B3" office:value-type="string">
            <text:p text:style-name="P130">#</text:p>
          </table:table-cell>
          <table:table-cell table:style-name="Table20.B3" office:value-type="string">
            <text:p text:style-name="P131">Field Name</text:p>
          </table:table-cell>
          <table:table-cell table:style-name="Table20.B3" office:value-type="string">
            <text:p text:style-name="P132">Data Type</text:p>
          </table:table-cell>
          <table:table-cell table:style-name="Table20.B3" office:value-type="string">
            <text:p text:style-name="P132">Size</text:p>
          </table:table-cell>
          <table:table-cell table:style-name="Table20.F3" office:value-type="string">
            <text:p text:style-name="P132">Description</text:p>
          </table:table-cell>
        </table:table-row>
        <table:table-row table:style-name="Table20.4">
          <table:table-cell table:style-name="Table20.A4" table:number-rows-spanned="2" office:value-type="string">
            <text:p text:style-name="P154"/>
          </table:table-cell>
          <table:table-cell table:style-name="Table20.B4" office:value-type="string">
            <text:p text:style-name="P134">1</text:p>
          </table:table-cell>
          <table:table-cell table:style-name="Table20.B4" office:value-type="string">
            <text:p text:style-name="P142">results</text:p>
          </table:table-cell>
          <table:table-cell table:style-name="Table20.B4" office:value-type="string">
            <text:p text:style-name="P142">raw</text:p>
          </table:table-cell>
          <table:table-cell table:style-name="Table20.B4" office:value-type="string">
            <text:p text:style-name="P142">var</text:p>
          </table:table-cell>
          <table:table-cell table:style-name="Table20.F4" office:value-type="string">
            <text:p text:style-name="P142">bitset of booleans for pass (0) / fail (1), size is c<text:span text:style-name="T25">eil(insertionCount / 8)</text:span></text:p>
          </table:table-cell>
        </table:table-row>
        <table:table-row table:style-name="Table20.5">
          <table:covered-table-cell table:style-name="Table20.A4"/>
          <table:table-cell table:style-name="Table20.B5" office:value-type="string">
            <text:p text:style-name="P142"/>
          </table:table-cell>
          <table:table-cell table:style-name="Table20.B5" office:value-type="string">
            <text:p text:style-name="P142"/>
          </table:table-cell>
          <table:table-cell table:style-name="Table20.B5" office:value-type="string">
            <text:p text:style-name="P142"/>
          </table:table-cell>
          <table:table-cell table:style-name="Table20.B5" office:value-type="string">
            <text:p text:style-name="P142"/>
          </table:table-cell>
          <table:table-cell table:style-name="Table20.F5" office:value-type="string">
            <text:p text:style-name="P142"/>
          </table:table-cell>
        </table:table-row>
        <table:table-row table:style-name="Table20.6">
          <table:table-cell table:style-name="Table20.A6" office:value-type="string">
            <text:p text:style-name="P128"/>
          </table:table-cell>
          <table:table-cell table:style-name="Table20.B6" table:number-columns-spanned="2" office:value-type="string">
            <text:p text:style-name="P128"/>
          </table:table-cell>
          <table:covered-table-cell/>
          <table:table-cell table:style-name="Table20.B6" office:value-type="string">
            <text:p text:style-name="P150">Total Size:</text:p>
          </table:table-cell>
          <table:table-cell table:style-name="Table20.B6" office:value-type="string">
            <text:p text:style-name="P155">var</text:p>
          </table:table-cell>
          <table:table-cell table:style-name="Table20.B6" office:value-type="string">
            <text:p text:style-name="P28">bytes</text:p>
          </table:table-cell>
        </table:table-row>
      </table:table>
      <text:p text:style-name="P152"/>
      <text:p text:style-name="P128"/>
      <table:table table:name="Table21" table:style-name="Table21">
        <table:table-column table:style-name="Table21.A" table:number-columns-repeated="2"/>
        <table:table-column table:style-name="Table21.C"/>
        <table:table-column table:style-name="Table21.D"/>
        <table:table-column table:style-name="Table21.E"/>
        <table:table-column table:style-name="Table21.F"/>
        <table:table-row table:style-name="Table21.1">
          <table:table-cell table:style-name="Table21.A1" office:value-type="string">
            <text:p text:style-name="P129"/>
          </table:table-cell>
          <table:table-cell table:style-name="Table21.B1" table:number-columns-spanned="5" office:value-type="string">
            <text:p text:style-name="P14"><text:bookmark-start text:name="__RefHeading___Toc11788_3954546579"/>Client Request: /syncup/<text:span text:style-name="T26">reminders/</text:span><text:span text:style-name="T29">yearly</text:span><text:bookmark-end text:name="__RefHeading___Toc11788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21.1">
          <table:table-cell table:style-name="Table21.A2" table:number-columns-spanned="6" office:value-type="string">
            <text:p text:style-name="P1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1.1">
          <table:table-cell table:style-name="Table21.A3" office:value-type="string">
            <text:p text:style-name="P129"/>
          </table:table-cell>
          <table:table-cell table:style-name="Table21.B3" office:value-type="string">
            <text:p text:style-name="P130">#</text:p>
          </table:table-cell>
          <table:table-cell table:style-name="Table21.B3" office:value-type="string">
            <text:p text:style-name="P131">Field Name</text:p>
          </table:table-cell>
          <table:table-cell table:style-name="Table21.B3" office:value-type="string">
            <text:p text:style-name="P132">Data Type</text:p>
          </table:table-cell>
          <table:table-cell table:style-name="Table21.B3" office:value-type="string">
            <text:p text:style-name="P132">Size</text:p>
          </table:table-cell>
          <table:table-cell table:style-name="Table21.F3" office:value-type="string">
            <text:p text:style-name="P132">Description</text:p>
          </table:table-cell>
        </table:table-row>
        <table:table-row table:style-name="Table21.4">
          <table:table-cell table:style-name="Table21.A4" table:number-rows-spanned="3" office:value-type="string">
            <text:p text:style-name="P133">Header</text:p>
          </table:table-cell>
          <table:table-cell table:style-name="Table21.B4" office:value-type="string">
            <text:p text:style-name="P134">1</text:p>
          </table:table-cell>
          <table:table-cell table:style-name="Table21.B4" office:value-type="string">
            <text:p text:style-name="P135">userID</text:p>
          </table:table-cell>
          <table:table-cell table:style-name="Table21.B4" office:value-type="string">
            <text:p text:style-name="P136">bigint</text:p>
          </table:table-cell>
          <table:table-cell table:style-name="Table21.E4" office:value-type="float" office:value="8">
            <text:p text:style-name="P137">8</text:p>
          </table:table-cell>
          <table:table-cell table:style-name="Table21.F4" office:value-type="string">
            <text:p text:style-name="P138">ID <text:span text:style-name="T13">that uniquely identifies user</text:span></text:p>
          </table:table-cell>
        </table:table-row>
        <table:table-row table:style-name="Table21.5">
          <table:covered-table-cell table:style-name="Table21.A4"/>
          <table:table-cell table:style-name="Table21.B5" office:value-type="string">
            <text:p text:style-name="P134">2</text:p>
          </table:table-cell>
          <table:table-cell table:style-name="Table21.C5" office:value-type="string">
            <text:p text:style-name="P139">authToken</text:p>
          </table:table-cell>
          <table:table-cell table:style-name="Table21.D5" office:value-type="string">
            <text:p text:style-name="P139">raw</text:p>
          </table:table-cell>
          <table:table-cell table:style-name="Table21.E5" office:value-type="float" office:value="32">
            <text:p text:style-name="P139">32</text:p>
          </table:table-cell>
          <table:table-cell table:style-name="Table21.F5" office:value-type="string">
            <text:p text:style-name="P140">generated authentication token to validate a login session</text:p>
          </table:table-cell>
        </table:table-row>
        <table:table-row table:style-name="Table21.6">
          <table:covered-table-cell table:style-name="Table21.A4"/>
          <table:table-cell table:style-name="Table21.B4" office:value-type="string">
            <text:p text:style-name="P141">3</text:p>
          </table:table-cell>
          <table:table-cell table:style-name="Table21.B4" office:value-type="string">
            <text:p text:style-name="P139">recordCount</text:p>
          </table:table-cell>
          <table:table-cell table:style-name="Table21.B4" office:value-type="string">
            <text:p text:style-name="P142">int</text:p>
          </table:table-cell>
          <table:table-cell table:style-name="Table21.E4" office:value-type="float" office:value="4">
            <text:p text:style-name="P142">4</text:p>
          </table:table-cell>
          <table:table-cell table:style-name="Table21.F6" office:value-type="string">
            <text:p text:style-name="P104">the number of records in the repeated section</text:p>
          </table:table-cell>
        </table:table-row>
        <table:table-row table:style-name="Table21.7">
          <table:table-cell table:style-name="Table21.A7" office:value-type="string">
            <text:p text:style-name="P128"/>
          </table:table-cell>
          <table:table-cell table:style-name="Table21.B7" office:value-type="string">
            <text:p text:style-name="P143"/>
          </table:table-cell>
          <table:table-cell table:style-name="Table21.C7" office:value-type="string">
            <text:p text:style-name="P143"/>
          </table:table-cell>
          <table:table-cell table:style-name="Table21.D7" office:value-type="string">
            <text:p text:style-name="P143">Total Size:</text:p>
          </table:table-cell>
          <table:table-cell table:style-name="Table21.E7" office:value-type="float" office:value="44">
            <text:p text:style-name="P143">44</text:p>
          </table:table-cell>
          <table:table-cell table:style-name="Table21.F7" office:value-type="string">
            <text:p text:style-name="P143">bytes</text:p>
          </table:table-cell>
        </table:table-row>
        <table:table-row table:style-name="Table21.8">
          <table:table-cell table:style-name="Table21.A4" table:number-rows-spanned="4" office:value-type="string">
            <text:p text:style-name="P144">Repeated</text:p>
          </table:table-cell>
          <table:table-cell table:style-name="Table21.B4" office:value-type="string">
            <text:p text:style-name="P139">4</text:p>
          </table:table-cell>
          <table:table-cell table:style-name="Table21.C8" office:value-type="string">
            <text:p text:style-name="P139">itemID</text:p>
          </table:table-cell>
          <table:table-cell table:style-name="Table21.B4" office:value-type="string">
            <text:p text:style-name="P145">bigint</text:p>
          </table:table-cell>
          <table:table-cell table:style-name="Table21.E4" office:value-type="float" office:value="8">
            <text:p text:style-name="P145">8</text:p>
          </table:table-cell>
          <table:table-cell table:style-name="Table21.F8" office:value-type="string">
            <text:p text:style-name="P138">unique-<text:span text:style-name="T13">to-user</text:span> ID for notes, reminders, recurring reminders, and overrides</text:p>
          </table:table-cell>
        </table:table-row>
        <table:table-row table:style-name="Table21.8">
          <table:covered-table-cell table:style-name="Table21.A4"/>
          <table:table-cell table:style-name="Table21.B9" office:value-type="string">
            <text:p text:style-name="P139">5</text:p>
          </table:table-cell>
          <table:table-cell table:style-name="Table21.C9" office:value-type="string">
            <text:p text:style-name="P139">lastModified</text:p>
          </table:table-cell>
          <table:table-cell table:style-name="Table21.D9" office:value-type="string">
            <text:p text:style-name="P145">bigint</text:p>
          </table:table-cell>
          <table:table-cell table:style-name="Table21.E5" office:value-type="float" office:value="8">
            <text:p text:style-name="P145">8</text:p>
          </table:table-cell>
          <table:table-cell table:style-name="Table21.F9" office:value-type="string">
            <text:p text:style-name="P138">time in milliseconds since the UNIX epoch of when the item has last been modified by a user</text:p>
          </table:table-cell>
        </table:table-row>
        <table:table-row table:style-name="Table21.10">
          <table:covered-table-cell table:style-name="Table21.A4"/>
          <table:table-cell table:style-name="Table21.B4" office:value-type="string">
            <text:p text:style-name="P139"/>
          </table:table-cell>
          <table:table-cell table:style-name="Table21.B4" office:value-type="string">
            <text:p text:style-name="P146"><text:span text:style-name="T21"/></text:p>
          </table:table-cell>
          <table:table-cell table:style-name="Table21.B4" office:value-type="string">
            <text:p text:style-name="P145"/>
          </table:table-cell>
          <table:table-cell table:style-name="Table21.E4">
            <text:p text:style-name="P145"/>
          </table:table-cell>
          <table:table-cell table:style-name="Table21.F10" office:value-type="string">
            <text:p text:style-name="P147"/>
          </table:table-cell>
        </table:table-row>
        <table:table-row table:style-name="Table21.11">
          <table:covered-table-cell table:style-name="Table21.A4"/>
          <table:table-cell table:style-name="Table21.B11" office:value-type="string">
            <text:p text:style-name="P145">6</text:p>
          </table:table-cell>
          <table:table-cell table:style-name="Table21.C11" office:value-type="string">
            <text:p text:style-name="P148">encryptedData</text:p>
          </table:table-cell>
          <table:table-cell table:style-name="Table21.D11" office:value-type="string">
            <text:p text:style-name="P145">raw</text:p>
          </table:table-cell>
          <table:table-cell table:style-name="Table21.E5" office:value-type="float" office:value="96">
            <text:p text:style-name="P160">96</text:p>
          </table:table-cell>
          <table:table-cell table:style-name="Table21.F11" office:value-type="string">
            <text:p text:style-name="P147">all remaining data stored as <text:span text:style-name="T22">encrypted </text:span>raw</text:p>
          </table:table-cell>
        </table:table-row>
        <table:table-row table:style-name="Table21.12">
          <table:table-cell table:style-name="Table21.A12" office:value-type="string">
            <text:p text:style-name="P128"/>
          </table:table-cell>
          <table:table-cell table:style-name="Table21.B12" table:number-columns-spanned="2" office:value-type="string">
            <text:p text:style-name="P128"/>
          </table:table-cell>
          <table:covered-table-cell/>
          <table:table-cell table:style-name="Table21.D12" office:value-type="string">
            <text:p text:style-name="P150">Total Size:</text:p>
          </table:table-cell>
          <table:table-cell table:style-name="Table21.E12" office:value-type="string">
            <text:p text:style-name="P160">112n</text:p>
          </table:table-cell>
          <table:table-cell table:style-name="Table21.F12" office:value-type="string">
            <text:p text:style-name="P28">bytes</text:p>
          </table:table-cell>
        </table:table-row>
      </table:table>
      <text:p text:style-name="P128"/>
      <text:p text:style-name="P152"/>
      <text:p text:style-name="P128"/>
      <table:table table:name="Table29" table:style-name="Table29">
        <table:table-column table:style-name="Table29.A" table:number-columns-repeated="2"/>
        <table:table-column table:style-name="Table29.C"/>
        <table:table-column table:style-name="Table29.D"/>
        <table:table-column table:style-name="Table29.E"/>
        <table:table-column table:style-name="Table29.F"/>
        <table:table-row table:style-name="Table29.1">
          <table:table-cell table:style-name="Table29.A1" office:value-type="string">
            <text:p text:style-name="P129"/>
          </table:table-cell>
          <table:table-cell table:style-name="Table29.B1" table:number-columns-spanned="5" office:value-type="string">
            <text:p text:style-name="P159"><text:span text:style-name="T24">Server Response:</text:span> /syncup/<text:span text:style-name="T26">reminders/</text:span><text:span text:style-name="T29">yearly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9.1">
          <table:table-cell table:style-name="Table29.A2" table:number-columns-spanned="6" office:value-type="string">
            <text:p text:style-name="P1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9.1">
          <table:table-cell table:style-name="Table29.A3" office:value-type="string">
            <text:p text:style-name="P129"/>
          </table:table-cell>
          <table:table-cell table:style-name="Table29.B3" office:value-type="string">
            <text:p text:style-name="P130">#</text:p>
          </table:table-cell>
          <table:table-cell table:style-name="Table29.B3" office:value-type="string">
            <text:p text:style-name="P131">Field Name</text:p>
          </table:table-cell>
          <table:table-cell table:style-name="Table29.B3" office:value-type="string">
            <text:p text:style-name="P132">Data Type</text:p>
          </table:table-cell>
          <table:table-cell table:style-name="Table29.B3" office:value-type="string">
            <text:p text:style-name="P132">Size</text:p>
          </table:table-cell>
          <table:table-cell table:style-name="Table29.F3" office:value-type="string">
            <text:p text:style-name="P132">Description</text:p>
          </table:table-cell>
        </table:table-row>
        <table:table-row table:style-name="Table29.4">
          <table:table-cell table:style-name="Table29.A4" table:number-rows-spanned="2" office:value-type="string">
            <text:p text:style-name="P154"/>
          </table:table-cell>
          <table:table-cell table:style-name="Table29.B4" office:value-type="string">
            <text:p text:style-name="P134">1</text:p>
          </table:table-cell>
          <table:table-cell table:style-name="Table29.B4" office:value-type="string">
            <text:p text:style-name="P142">results</text:p>
          </table:table-cell>
          <table:table-cell table:style-name="Table29.B4" office:value-type="string">
            <text:p text:style-name="P142">raw</text:p>
          </table:table-cell>
          <table:table-cell table:style-name="Table29.B4" office:value-type="string">
            <text:p text:style-name="P142">var</text:p>
          </table:table-cell>
          <table:table-cell table:style-name="Table29.F4" office:value-type="string">
            <text:p text:style-name="P142">bitset of booleans for pass (0) / fail (1), size is c<text:span text:style-name="T25">eil(insertionCount / 8)</text:span></text:p>
          </table:table-cell>
        </table:table-row>
        <table:table-row table:style-name="Table29.5">
          <table:covered-table-cell table:style-name="Table29.A4"/>
          <table:table-cell table:style-name="Table29.B5" office:value-type="string">
            <text:p text:style-name="P142"/>
          </table:table-cell>
          <table:table-cell table:style-name="Table29.B5" office:value-type="string">
            <text:p text:style-name="P142"/>
          </table:table-cell>
          <table:table-cell table:style-name="Table29.B5" office:value-type="string">
            <text:p text:style-name="P142"/>
          </table:table-cell>
          <table:table-cell table:style-name="Table29.B5" office:value-type="string">
            <text:p text:style-name="P142"/>
          </table:table-cell>
          <table:table-cell table:style-name="Table29.F5" office:value-type="string">
            <text:p text:style-name="P142"/>
          </table:table-cell>
        </table:table-row>
        <table:table-row table:style-name="Table29.6">
          <table:table-cell table:style-name="Table29.A6" office:value-type="string">
            <text:p text:style-name="P128"/>
          </table:table-cell>
          <table:table-cell table:style-name="Table29.B6" table:number-columns-spanned="2" office:value-type="string">
            <text:p text:style-name="P128"/>
          </table:table-cell>
          <table:covered-table-cell/>
          <table:table-cell table:style-name="Table29.B6" office:value-type="string">
            <text:p text:style-name="P150">Total Size:</text:p>
          </table:table-cell>
          <table:table-cell table:style-name="Table29.B6" office:value-type="string">
            <text:p text:style-name="P155">var</text:p>
          </table:table-cell>
          <table:table-cell table:style-name="Table29.B6" office:value-type="string">
            <text:p text:style-name="P28">bytes</text:p>
          </table:table-cell>
        </table:table-row>
      </table:table>
      <text:p text:style-name="P152"/>
      <text:p text:style-name="P128"/>
      <text:p text:style-name="P161"/>
      <text:p text:style-name="P162"/>
      <text:p text:style-name="P163"/>
      <text:p text:style-name="P164"/>
      <text:p text:style-name="P161"/>
      <text:p text:style-name="P162"/>
      <text:p text:style-name="P163"/>
      <text:p text:style-name="P165"/>
      <table:table table:name="Table10" table:style-name="Table10">
        <table:table-column table:style-name="Table10.A" table:number-columns-repeated="2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10.1">
          <table:table-cell table:style-name="Table10.A1" office:value-type="string">
            <text:p text:style-name="P166"/>
          </table:table-cell>
          <table:table-cell table:style-name="Table10.B1" table:number-columns-spanned="5" office:value-type="string">
            <text:p text:style-name="P14"><text:bookmark-start text:name="__RefHeading___Toc11786_3954546579"/>Client Request: /syncup/<text:span text:style-name="T30">extensions</text:span><text:bookmark-end text:name="__RefHeading___Toc11786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10.1">
          <table:table-cell table:style-name="Table10.A2" table:number-columns-spanned="6" office:value-type="string">
            <text:p text:style-name="P16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1">
          <table:table-cell table:style-name="Table10.A3" office:value-type="string">
            <text:p text:style-name="P166"/>
          </table:table-cell>
          <table:table-cell table:style-name="Table10.B3" office:value-type="string">
            <text:p text:style-name="P167">#</text:p>
          </table:table-cell>
          <table:table-cell table:style-name="Table10.B3" office:value-type="string">
            <text:p text:style-name="P168">Field Name</text:p>
          </table:table-cell>
          <table:table-cell table:style-name="Table10.B3" office:value-type="string">
            <text:p text:style-name="P169">Data Type</text:p>
          </table:table-cell>
          <table:table-cell table:style-name="Table10.B3" office:value-type="string">
            <text:p text:style-name="P169">Size</text:p>
          </table:table-cell>
          <table:table-cell table:style-name="Table10.F3" office:value-type="string">
            <text:p text:style-name="P169">Description</text:p>
          </table:table-cell>
        </table:table-row>
        <table:table-row table:style-name="Table10.4">
          <table:table-cell table:style-name="Table10.A4" table:number-rows-spanned="3" office:value-type="string">
            <text:p text:style-name="P170">Header</text:p>
          </table:table-cell>
          <table:table-cell table:style-name="Table10.B4" office:value-type="string">
            <text:p text:style-name="P171">1</text:p>
          </table:table-cell>
          <table:table-cell table:style-name="Table10.B4" office:value-type="string">
            <text:p text:style-name="P172">userID</text:p>
          </table:table-cell>
          <table:table-cell table:style-name="Table10.B4" office:value-type="string">
            <text:p text:style-name="P173">bigint</text:p>
          </table:table-cell>
          <table:table-cell table:style-name="Table10.E4" office:value-type="float" office:value="8">
            <text:p text:style-name="P174">8</text:p>
          </table:table-cell>
          <table:table-cell table:style-name="Table10.F4" office:value-type="string">
            <text:p text:style-name="P175">ID <text:span text:style-name="T13">that uniquely identifies user</text:span></text:p>
          </table:table-cell>
        </table:table-row>
        <table:table-row table:style-name="Table10.5">
          <table:covered-table-cell table:style-name="Table10.A4"/>
          <table:table-cell table:style-name="Table10.B5" office:value-type="string">
            <text:p text:style-name="P171">2</text:p>
          </table:table-cell>
          <table:table-cell table:style-name="Table10.C5" office:value-type="string">
            <text:p text:style-name="P176">authToken</text:p>
          </table:table-cell>
          <table:table-cell table:style-name="Table10.D5" office:value-type="string">
            <text:p text:style-name="P176">raw</text:p>
          </table:table-cell>
          <table:table-cell table:style-name="Table10.E5" office:value-type="float" office:value="32">
            <text:p text:style-name="P176">32</text:p>
          </table:table-cell>
          <table:table-cell table:style-name="Table10.F5" office:value-type="string">
            <text:p text:style-name="P177">generated authentication token to validate a login session</text:p>
          </table:table-cell>
        </table:table-row>
        <table:table-row table:style-name="Table10.6">
          <table:covered-table-cell table:style-name="Table10.A4"/>
          <table:table-cell table:style-name="Table10.B4" office:value-type="string">
            <text:p text:style-name="P178">3</text:p>
          </table:table-cell>
          <table:table-cell table:style-name="Table10.B4" office:value-type="string">
            <text:p text:style-name="P176">recordCount</text:p>
          </table:table-cell>
          <table:table-cell table:style-name="Table10.B4" office:value-type="string">
            <text:p text:style-name="P179">int</text:p>
          </table:table-cell>
          <table:table-cell table:style-name="Table10.E4" office:value-type="float" office:value="4">
            <text:p text:style-name="P179">4</text:p>
          </table:table-cell>
          <table:table-cell table:style-name="Table10.F6" office:value-type="string">
            <text:p text:style-name="P104">the number of records in the repeated section</text:p>
          </table:table-cell>
        </table:table-row>
        <table:table-row table:style-name="Table10.7">
          <table:table-cell table:style-name="Table10.A7" office:value-type="string">
            <text:p text:style-name="P165"/>
          </table:table-cell>
          <table:table-cell table:style-name="Table10.B7" office:value-type="string">
            <text:p text:style-name="P143"/>
          </table:table-cell>
          <table:table-cell table:style-name="Table10.C7" office:value-type="string">
            <text:p text:style-name="P143"/>
          </table:table-cell>
          <table:table-cell table:style-name="Table10.D7" office:value-type="string">
            <text:p text:style-name="P143">Total Size:</text:p>
          </table:table-cell>
          <table:table-cell table:style-name="Table10.E7" office:value-type="float" office:value="44">
            <text:p text:style-name="P143">44</text:p>
          </table:table-cell>
          <table:table-cell table:style-name="Table10.F7" office:value-type="string">
            <text:p text:style-name="P143">bytes</text:p>
          </table:table-cell>
        </table:table-row>
        <table:table-row table:style-name="Table10.8">
          <table:table-cell table:style-name="Table10.A4" table:number-rows-spanned="4" office:value-type="string">
            <text:p text:style-name="P180">Repeated</text:p>
          </table:table-cell>
          <table:table-cell table:style-name="Table10.B4" office:value-type="string">
            <text:p text:style-name="P176">4</text:p>
          </table:table-cell>
          <table:table-cell table:style-name="Table10.C8" office:value-type="string">
            <text:p text:style-name="P176">itemID</text:p>
          </table:table-cell>
          <table:table-cell table:style-name="Table10.B4" office:value-type="string">
            <text:p text:style-name="P181">bigint</text:p>
          </table:table-cell>
          <table:table-cell table:style-name="Table10.E4" office:value-type="float" office:value="8">
            <text:p text:style-name="P181">8</text:p>
          </table:table-cell>
          <table:table-cell table:style-name="Table10.F8" office:value-type="string">
            <text:p text:style-name="P175">unique-<text:span text:style-name="T13">to-user</text:span> ID for notes, reminders, recurring reminders, and overrides</text:p>
          </table:table-cell>
        </table:table-row>
        <table:table-row table:style-name="Table10.8">
          <table:covered-table-cell table:style-name="Table10.A4"/>
          <table:table-cell table:style-name="Table10.B9" office:value-type="string">
            <text:p text:style-name="P176">5</text:p>
          </table:table-cell>
          <table:table-cell table:style-name="Table10.C9" office:value-type="string">
            <text:p text:style-name="P176">lastModified</text:p>
          </table:table-cell>
          <table:table-cell table:style-name="Table10.D9" office:value-type="string">
            <text:p text:style-name="P181">bigint</text:p>
          </table:table-cell>
          <table:table-cell table:style-name="Table10.E5" office:value-type="float" office:value="8">
            <text:p text:style-name="P181">8</text:p>
          </table:table-cell>
          <table:table-cell table:style-name="Table10.F9" office:value-type="string">
            <text:p text:style-name="P175">time in milliseconds since the UNIX epoch of when the item has last been modified by a user</text:p>
          </table:table-cell>
        </table:table-row>
        <table:table-row table:style-name="Table10.10">
          <table:covered-table-cell table:style-name="Table10.A4"/>
          <table:table-cell table:style-name="Table10.B4" office:value-type="string">
            <text:p text:style-name="P182">6</text:p>
          </table:table-cell>
          <table:table-cell table:style-name="Table10.B4" office:value-type="string">
            <text:p text:style-name="P182">sequenceNum</text:p>
          </table:table-cell>
          <table:table-cell table:style-name="Table10.B4" office:value-type="string">
            <text:p text:style-name="P183">int</text:p>
          </table:table-cell>
          <table:table-cell table:style-name="Table10.E4" office:value-type="float" office:value="4">
            <text:p text:style-name="P183">4</text:p>
          </table:table-cell>
          <table:table-cell table:style-name="Table10.F10" office:value-type="string">
            <text:p text:style-name="P184"><text:span text:style-name="T31">i</text:span>ndicates position of th<text:span text:style-name="T32">is</text:span> extension for <text:span text:style-name="T32">the</text:span> item</text:p>
          </table:table-cell>
        </table:table-row>
        <table:table-row table:style-name="Table10.11">
          <table:covered-table-cell table:style-name="Table10.A4"/>
          <table:table-cell table:style-name="Table10.B11" office:value-type="string">
            <text:p text:style-name="P182">7</text:p>
          </table:table-cell>
          <table:table-cell table:style-name="Table10.C11" office:value-type="string">
            <text:p text:style-name="P185">encryptedData</text:p>
          </table:table-cell>
          <table:table-cell table:style-name="Table10.D11" office:value-type="string">
            <text:p text:style-name="P181">raw</text:p>
          </table:table-cell>
          <table:table-cell table:style-name="Table10.E5" office:value-type="float" office:value="64">
            <text:p text:style-name="P186">64</text:p>
          </table:table-cell>
          <table:table-cell table:style-name="Table10.F11" office:value-type="string">
            <text:p text:style-name="P187">all remaining data stored as <text:span text:style-name="T22">encrypted </text:span>raw</text:p>
          </table:table-cell>
        </table:table-row>
        <table:table-row table:style-name="Table10.12">
          <table:table-cell table:style-name="Table10.A12" office:value-type="string">
            <text:p text:style-name="P165"/>
          </table:table-cell>
          <table:table-cell table:style-name="Table10.B12" table:number-columns-spanned="2" office:value-type="string">
            <text:p text:style-name="P165"/>
          </table:table-cell>
          <table:covered-table-cell/>
          <table:table-cell table:style-name="Table10.D12" office:value-type="string">
            <text:p text:style-name="P188">Total Size:</text:p>
          </table:table-cell>
          <table:table-cell table:style-name="Table10.E12" office:value-type="string">
            <text:p text:style-name="P189"><text:span text:style-name="T33">84</text:span>n</text:p>
          </table:table-cell>
          <table:table-cell table:style-name="Table10.F12" office:value-type="string">
            <text:p text:style-name="P28">bytes</text:p>
          </table:table-cell>
        </table:table-row>
      </table:table>
      <text:p text:style-name="P165"/>
      <text:p text:style-name="P190"/>
      <text:p text:style-name="P165"/>
      <table:table table:name="Table11" table:style-name="Table11">
        <table:table-column table:style-name="Table11.A" table:number-columns-repeated="2"/>
        <table:table-column table:style-name="Table11.C"/>
        <table:table-column table:style-name="Table11.D"/>
        <table:table-column table:style-name="Table11.E"/>
        <table:table-column table:style-name="Table11.F"/>
        <table:table-row table:style-name="Table11.1">
          <table:table-cell table:style-name="Table11.A1" office:value-type="string">
            <text:p text:style-name="P166"/>
          </table:table-cell>
          <table:table-cell table:style-name="Table11.B1" table:number-columns-spanned="5" office:value-type="string">
            <text:p text:style-name="P191"><text:span text:style-name="T24">Server Response:</text:span> /syncup/<text:span text:style-name="T30">extension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A2" table:number-columns-spanned="6" office:value-type="string">
            <text:p text:style-name="P16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A3" office:value-type="string">
            <text:p text:style-name="P166"/>
          </table:table-cell>
          <table:table-cell table:style-name="Table11.B3" office:value-type="string">
            <text:p text:style-name="P167">#</text:p>
          </table:table-cell>
          <table:table-cell table:style-name="Table11.B3" office:value-type="string">
            <text:p text:style-name="P168">Field Name</text:p>
          </table:table-cell>
          <table:table-cell table:style-name="Table11.B3" office:value-type="string">
            <text:p text:style-name="P169">Data Type</text:p>
          </table:table-cell>
          <table:table-cell table:style-name="Table11.B3" office:value-type="string">
            <text:p text:style-name="P169">Size</text:p>
          </table:table-cell>
          <table:table-cell table:style-name="Table11.F3" office:value-type="string">
            <text:p text:style-name="P169">Description</text:p>
          </table:table-cell>
        </table:table-row>
        <table:table-row table:style-name="Table11.4">
          <table:table-cell table:style-name="Table11.A4" table:number-rows-spanned="2" office:value-type="string">
            <text:p text:style-name="P192"/>
          </table:table-cell>
          <table:table-cell table:style-name="Table11.B4" office:value-type="string">
            <text:p text:style-name="P171">1</text:p>
          </table:table-cell>
          <table:table-cell table:style-name="Table11.B4" office:value-type="string">
            <text:p text:style-name="P179">results</text:p>
          </table:table-cell>
          <table:table-cell table:style-name="Table11.B4" office:value-type="string">
            <text:p text:style-name="P179">raw</text:p>
          </table:table-cell>
          <table:table-cell table:style-name="Table11.B4" office:value-type="string">
            <text:p text:style-name="P179">var</text:p>
          </table:table-cell>
          <table:table-cell table:style-name="Table11.F4" office:value-type="string">
            <text:p text:style-name="P179">bitset of booleans for pass (0) / fail (1), size is c<text:span text:style-name="T25">eil(insertionCount / 8)</text:span></text:p>
          </table:table-cell>
        </table:table-row>
        <table:table-row table:style-name="Table11.5">
          <table:covered-table-cell table:style-name="Table11.A4"/>
          <table:table-cell table:style-name="Table11.B5" office:value-type="string">
            <text:p text:style-name="P179"/>
          </table:table-cell>
          <table:table-cell table:style-name="Table11.B5" office:value-type="string">
            <text:p text:style-name="P179"/>
          </table:table-cell>
          <table:table-cell table:style-name="Table11.B5" office:value-type="string">
            <text:p text:style-name="P179"/>
          </table:table-cell>
          <table:table-cell table:style-name="Table11.B5" office:value-type="string">
            <text:p text:style-name="P179"/>
          </table:table-cell>
          <table:table-cell table:style-name="Table11.F5" office:value-type="string">
            <text:p text:style-name="P179"/>
          </table:table-cell>
        </table:table-row>
        <table:table-row table:style-name="Table11.4">
          <table:table-cell table:style-name="Table11.A6" office:value-type="string">
            <text:p text:style-name="P165"/>
          </table:table-cell>
          <table:table-cell table:style-name="Table11.B6" table:number-columns-spanned="2" office:value-type="string">
            <text:p text:style-name="P165"/>
          </table:table-cell>
          <table:covered-table-cell/>
          <table:table-cell table:style-name="Table11.B6" office:value-type="string">
            <text:p text:style-name="P188">Total Size:</text:p>
          </table:table-cell>
          <table:table-cell table:style-name="Table11.B6" office:value-type="string">
            <text:p text:style-name="P193">var</text:p>
          </table:table-cell>
          <table:table-cell table:style-name="Table11.B6" office:value-type="string">
            <text:p text:style-name="P28">bytes</text:p>
          </table:table-cell>
        </table:table-row>
      </table:table>
      <text:p text:style-name="P190"/>
      <text:p text:style-name="P165"/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column table:style-name="Table12.E"/>
        <table:table-column table:style-name="Table12.F"/>
        <table:table-row table:style-name="Table12.1">
          <table:table-cell table:style-name="Table12.A1" office:value-type="string">
            <text:p text:style-name="P166"/>
          </table:table-cell>
          <table:table-cell table:style-name="Table12.B1" table:number-columns-spanned="5" office:value-type="string">
            <text:p text:style-name="P14"><text:bookmark-start text:name="__RefHeading___Toc11784_3954546579"/>Client Request: /syncup/<text:span text:style-name="T30">overrides</text:span><text:bookmark-end text:name="__RefHeading___Toc11784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12.1">
          <table:table-cell table:style-name="Table12.A2" table:number-columns-spanned="6" office:value-type="string">
            <text:p text:style-name="P16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2.1">
          <table:table-cell table:style-name="Table12.A3" office:value-type="string">
            <text:p text:style-name="P166"/>
          </table:table-cell>
          <table:table-cell table:style-name="Table12.B3" office:value-type="string">
            <text:p text:style-name="P167">#</text:p>
          </table:table-cell>
          <table:table-cell table:style-name="Table12.B3" office:value-type="string">
            <text:p text:style-name="P168">Field Name</text:p>
          </table:table-cell>
          <table:table-cell table:style-name="Table12.B3" office:value-type="string">
            <text:p text:style-name="P169">Data Type</text:p>
          </table:table-cell>
          <table:table-cell table:style-name="Table12.B3" office:value-type="string">
            <text:p text:style-name="P169">Size</text:p>
          </table:table-cell>
          <table:table-cell table:style-name="Table12.F3" office:value-type="string">
            <text:p text:style-name="P169">Description</text:p>
          </table:table-cell>
        </table:table-row>
        <table:table-row table:style-name="Table12.4">
          <table:table-cell table:style-name="Table12.A4" table:number-rows-spanned="3" office:value-type="string">
            <text:p text:style-name="P170">Header</text:p>
          </table:table-cell>
          <table:table-cell table:style-name="Table12.B4" office:value-type="string">
            <text:p text:style-name="P171">1</text:p>
          </table:table-cell>
          <table:table-cell table:style-name="Table12.B4" office:value-type="string">
            <text:p text:style-name="P172">userID</text:p>
          </table:table-cell>
          <table:table-cell table:style-name="Table12.B4" office:value-type="string">
            <text:p text:style-name="P173">bigint</text:p>
          </table:table-cell>
          <table:table-cell table:style-name="Table12.E4" office:value-type="float" office:value="8">
            <text:p text:style-name="P174">8</text:p>
          </table:table-cell>
          <table:table-cell table:style-name="Table12.F4" office:value-type="string">
            <text:p text:style-name="P175">ID <text:span text:style-name="T13">that uniquely identifies user</text:span></text:p>
          </table:table-cell>
        </table:table-row>
        <table:table-row table:style-name="Table12.5">
          <table:covered-table-cell table:style-name="Table12.A4"/>
          <table:table-cell table:style-name="Table12.B5" office:value-type="string">
            <text:p text:style-name="P171">2</text:p>
          </table:table-cell>
          <table:table-cell table:style-name="Table12.C5" office:value-type="string">
            <text:p text:style-name="P176">authToken</text:p>
          </table:table-cell>
          <table:table-cell table:style-name="Table12.D5" office:value-type="string">
            <text:p text:style-name="P176">raw</text:p>
          </table:table-cell>
          <table:table-cell table:style-name="Table12.E5" office:value-type="float" office:value="32">
            <text:p text:style-name="P176">32</text:p>
          </table:table-cell>
          <table:table-cell table:style-name="Table12.F5" office:value-type="string">
            <text:p text:style-name="P177">generated authentication token to validate a login session</text:p>
          </table:table-cell>
        </table:table-row>
        <table:table-row table:style-name="Table12.6">
          <table:covered-table-cell table:style-name="Table12.A4"/>
          <table:table-cell table:style-name="Table12.B4" office:value-type="string">
            <text:p text:style-name="P178">3</text:p>
          </table:table-cell>
          <table:table-cell table:style-name="Table12.B4" office:value-type="string">
            <text:p text:style-name="P176">recordCount</text:p>
          </table:table-cell>
          <table:table-cell table:style-name="Table12.B4" office:value-type="string">
            <text:p text:style-name="P179">int</text:p>
          </table:table-cell>
          <table:table-cell table:style-name="Table12.E4" office:value-type="float" office:value="4">
            <text:p text:style-name="P179">4</text:p>
          </table:table-cell>
          <table:table-cell table:style-name="Table12.F6" office:value-type="string">
            <text:p text:style-name="P104">the number of records in the repeated section</text:p>
          </table:table-cell>
        </table:table-row>
        <table:table-row table:style-name="Table12.7">
          <table:table-cell table:style-name="Table12.A7" office:value-type="string">
            <text:p text:style-name="P194"><text:span text:style-name="T34"/></text:p>
          </table:table-cell>
          <table:table-cell table:style-name="Table12.B7" office:value-type="string">
            <text:p text:style-name="P143"/>
          </table:table-cell>
          <table:table-cell table:style-name="Table12.C7" office:value-type="string">
            <text:p text:style-name="P143"/>
          </table:table-cell>
          <table:table-cell table:style-name="Table12.D7" office:value-type="string">
            <text:p text:style-name="P143">Total Size:</text:p>
          </table:table-cell>
          <table:table-cell table:style-name="Table12.E7" office:value-type="float" office:value="44">
            <text:p text:style-name="P143">44</text:p>
          </table:table-cell>
          <table:table-cell table:style-name="Table12.F7" office:value-type="string">
            <text:p text:style-name="P143">bytes</text:p>
          </table:table-cell>
        </table:table-row>
        <table:table-row table:style-name="Table12.8">
          <table:table-cell table:style-name="Table12.A8" table:number-rows-spanned="4" office:value-type="string">
            <text:p text:style-name="P195">Repeated</text:p>
          </table:table-cell>
          <table:table-cell table:style-name="Table12.B4" office:value-type="string">
            <text:p text:style-name="P176">4</text:p>
          </table:table-cell>
          <table:table-cell table:style-name="Table12.C8" office:value-type="string">
            <text:p text:style-name="P176">itemID</text:p>
          </table:table-cell>
          <table:table-cell table:style-name="Table12.B4" office:value-type="string">
            <text:p text:style-name="P181">bigint</text:p>
          </table:table-cell>
          <table:table-cell table:style-name="Table12.E4" office:value-type="float" office:value="8">
            <text:p text:style-name="P181">8</text:p>
          </table:table-cell>
          <table:table-cell table:style-name="Table12.F8" office:value-type="string">
            <text:p text:style-name="P175">unique-<text:span text:style-name="T13">to-user</text:span> ID for notes, reminders, recurring reminders, and overrides</text:p>
          </table:table-cell>
        </table:table-row>
        <table:table-row table:style-name="Table12.8">
          <table:covered-table-cell table:style-name="Table12.A8"/>
          <table:table-cell table:style-name="Table12.B9" office:value-type="string">
            <text:p text:style-name="P176">5</text:p>
          </table:table-cell>
          <table:table-cell table:style-name="Table12.C9" office:value-type="string">
            <text:p text:style-name="P176">lastModified</text:p>
          </table:table-cell>
          <table:table-cell table:style-name="Table12.D9" office:value-type="string">
            <text:p text:style-name="P181">bigint</text:p>
          </table:table-cell>
          <table:table-cell table:style-name="Table12.E9" office:value-type="string">
            <text:p text:style-name="P181">8</text:p>
          </table:table-cell>
          <table:table-cell table:style-name="Table12.F9" office:value-type="string">
            <text:p text:style-name="P175">time in milliseconds since the UNIX epoch of when the item has last been modified by a user</text:p>
          </table:table-cell>
        </table:table-row>
        <table:table-row table:style-name="Table12.10">
          <table:covered-table-cell table:style-name="Table12.A8"/>
          <table:table-cell table:style-name="Table12.B4" office:value-type="string">
            <text:p text:style-name="P196">6</text:p>
          </table:table-cell>
          <table:table-cell table:style-name="Table12.B4" office:value-type="string">
            <text:p text:style-name="P196">linkedItemID</text:p>
          </table:table-cell>
          <table:table-cell table:style-name="Table12.B4" office:value-type="string">
            <text:p text:style-name="P196">bigint</text:p>
          </table:table-cell>
          <table:table-cell table:style-name="Table12.E4" office:value-type="float" office:value="8">
            <text:p text:style-name="P196">8</text:p>
          </table:table-cell>
          <table:table-cell table:style-name="Table12.F10" office:value-type="string">
            <text:p text:style-name="P197">unique-to-user ID of the recurring reminder that this <text:span text:style-name="T35">entry overrides</text:span></text:p>
          </table:table-cell>
        </table:table-row>
        <table:table-row table:style-name="Table12.11">
          <table:covered-table-cell table:style-name="Table12.A8"/>
          <table:table-cell table:style-name="Table12.B11" office:value-type="string">
            <text:p text:style-name="P196">7</text:p>
          </table:table-cell>
          <table:table-cell table:style-name="Table12.C11" office:value-type="string">
            <text:p text:style-name="P185">encryptedData</text:p>
          </table:table-cell>
          <table:table-cell table:style-name="Table12.D11" office:value-type="string">
            <text:p text:style-name="P181">raw</text:p>
          </table:table-cell>
          <table:table-cell table:style-name="Table12.E5" office:value-type="float" office:value="64">
            <text:p text:style-name="P198">64</text:p>
          </table:table-cell>
          <table:table-cell table:style-name="Table12.F11" office:value-type="string">
            <text:p text:style-name="P187">all remaining data stored as <text:span text:style-name="T22">encrypted </text:span>raw</text:p>
          </table:table-cell>
        </table:table-row>
        <table:table-row table:style-name="Table12.4">
          <table:table-cell table:style-name="Table12.A12" office:value-type="string">
            <text:p text:style-name="P165"/>
          </table:table-cell>
          <table:table-cell table:style-name="Table12.B12" table:number-columns-spanned="2" office:value-type="string">
            <text:p text:style-name="P165"/>
          </table:table-cell>
          <table:covered-table-cell/>
          <table:table-cell table:style-name="Table12.D12" office:value-type="string">
            <text:p text:style-name="P188">Total Size:</text:p>
          </table:table-cell>
          <table:table-cell table:style-name="Table12.E12" office:value-type="string">
            <text:p text:style-name="P189"><text:span text:style-name="T36">88</text:span>n</text:p>
          </table:table-cell>
          <table:table-cell table:style-name="Table12.F12" office:value-type="string">
            <text:p text:style-name="P28">bytes</text:p>
          </table:table-cell>
        </table:table-row>
      </table:table>
      <text:p text:style-name="Standard"/>
      <text:p text:style-name="P190"/>
      <text:p text:style-name="P165"/>
      <table:table table:name="Table13" table:style-name="Table13">
        <table:table-column table:style-name="Table13.A" table:number-columns-repeated="2"/>
        <table:table-column table:style-name="Table13.C"/>
        <table:table-column table:style-name="Table13.D"/>
        <table:table-column table:style-name="Table13.E"/>
        <table:table-column table:style-name="Table13.F"/>
        <table:table-row table:style-name="Table13.1">
          <table:table-cell table:style-name="Table13.A1" office:value-type="string">
            <text:p text:style-name="P166"/>
          </table:table-cell>
          <table:table-cell table:style-name="Table13.B1" table:number-columns-spanned="5" office:value-type="string">
            <text:p text:style-name="P191"><text:span text:style-name="T24">Server Response:</text:span> /syncup/<text:span text:style-name="T30">override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3.1">
          <table:table-cell table:style-name="Table13.A2" table:number-columns-spanned="6" office:value-type="string">
            <text:p text:style-name="P16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3.1">
          <table:table-cell table:style-name="Table13.A3" office:value-type="string">
            <text:p text:style-name="P166"/>
          </table:table-cell>
          <table:table-cell table:style-name="Table13.B3" office:value-type="string">
            <text:p text:style-name="P167">#</text:p>
          </table:table-cell>
          <table:table-cell table:style-name="Table13.B3" office:value-type="string">
            <text:p text:style-name="P168">Field Name</text:p>
          </table:table-cell>
          <table:table-cell table:style-name="Table13.B3" office:value-type="string">
            <text:p text:style-name="P169">Data Type</text:p>
          </table:table-cell>
          <table:table-cell table:style-name="Table13.B3" office:value-type="string">
            <text:p text:style-name="P169">Size</text:p>
          </table:table-cell>
          <table:table-cell table:style-name="Table13.F3" office:value-type="string">
            <text:p text:style-name="P169">Description</text:p>
          </table:table-cell>
        </table:table-row>
        <table:table-row table:style-name="Table13.4">
          <table:table-cell table:style-name="Table13.A4" table:number-rows-spanned="2" office:value-type="string">
            <text:p text:style-name="P192"/>
          </table:table-cell>
          <table:table-cell table:style-name="Table13.B4" office:value-type="string">
            <text:p text:style-name="P171">1</text:p>
          </table:table-cell>
          <table:table-cell table:style-name="Table13.B4" office:value-type="string">
            <text:p text:style-name="P179">results</text:p>
          </table:table-cell>
          <table:table-cell table:style-name="Table13.B4" office:value-type="string">
            <text:p text:style-name="P179">raw</text:p>
          </table:table-cell>
          <table:table-cell table:style-name="Table13.B4" office:value-type="string">
            <text:p text:style-name="P179">var</text:p>
          </table:table-cell>
          <table:table-cell table:style-name="Table13.F4" office:value-type="string">
            <text:p text:style-name="P179"><text:span text:style-name="T37">bitset of</text:span> booleans for pass (0) / fail (1), size is <text:span text:style-name="T25">ceil(insertionCount / 8)</text:span></text:p>
          </table:table-cell>
        </table:table-row>
        <table:table-row table:style-name="Table13.5">
          <table:covered-table-cell table:style-name="Table13.A4"/>
          <table:table-cell table:style-name="Table13.B5" office:value-type="string">
            <text:p text:style-name="P179"/>
          </table:table-cell>
          <table:table-cell table:style-name="Table13.B5" office:value-type="string">
            <text:p text:style-name="P179"/>
          </table:table-cell>
          <table:table-cell table:style-name="Table13.B5" office:value-type="string">
            <text:p text:style-name="P179"/>
          </table:table-cell>
          <table:table-cell table:style-name="Table13.B5" office:value-type="string">
            <text:p text:style-name="P179"/>
          </table:table-cell>
          <table:table-cell table:style-name="Table13.F5" office:value-type="string">
            <text:p text:style-name="P179"/>
          </table:table-cell>
        </table:table-row>
        <table:table-row table:style-name="Table13.6">
          <table:table-cell table:style-name="Table13.A6" office:value-type="string">
            <text:p text:style-name="P165"/>
          </table:table-cell>
          <table:table-cell table:style-name="Table13.B6" table:number-columns-spanned="2" office:value-type="string">
            <text:p text:style-name="P165"/>
          </table:table-cell>
          <table:covered-table-cell/>
          <table:table-cell table:style-name="Table13.B6" office:value-type="string">
            <text:p text:style-name="P188">Total Size:</text:p>
          </table:table-cell>
          <table:table-cell table:style-name="Table13.B6" office:value-type="string">
            <text:p text:style-name="P193">var</text:p>
          </table:table-cell>
          <table:table-cell table:style-name="Table13.B6" office:value-type="string">
            <text:p text:style-name="P28">bytes</text:p>
          </table:table-cell>
        </table:table-row>
      </table:table>
      <text:p text:style-name="P190"/>
      <text:p text:style-name="P165"/>
      <table:table table:name="Table22" table:style-name="Table22">
        <table:table-column table:style-name="Table22.A" table:number-columns-repeated="2"/>
        <table:table-column table:style-name="Table22.C"/>
        <table:table-column table:style-name="Table22.D"/>
        <table:table-column table:style-name="Table22.E"/>
        <table:table-column table:style-name="Table22.F"/>
        <table:table-row table:style-name="Table22.1">
          <table:table-cell table:style-name="Table22.A1" office:value-type="string">
            <text:p text:style-name="P166"/>
          </table:table-cell>
          <table:table-cell table:style-name="Table22.B1" table:number-columns-spanned="5" office:value-type="string">
            <text:p text:style-name="P14"><text:bookmark-start text:name="__RefHeading___Toc11782_3954546579"/>Client Request: /syncup/<text:span text:style-name="T30">folders</text:span><text:bookmark-end text:name="__RefHeading___Toc11782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22.1">
          <table:table-cell table:style-name="Table22.A2" table:number-columns-spanned="6" office:value-type="string">
            <text:p text:style-name="P16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2.1">
          <table:table-cell table:style-name="Table22.A3" office:value-type="string">
            <text:p text:style-name="P166"/>
          </table:table-cell>
          <table:table-cell table:style-name="Table22.B3" office:value-type="string">
            <text:p text:style-name="P167">#</text:p>
          </table:table-cell>
          <table:table-cell table:style-name="Table22.B3" office:value-type="string">
            <text:p text:style-name="P168">Field Name</text:p>
          </table:table-cell>
          <table:table-cell table:style-name="Table22.B3" office:value-type="string">
            <text:p text:style-name="P169">Data Type</text:p>
          </table:table-cell>
          <table:table-cell table:style-name="Table22.B3" office:value-type="string">
            <text:p text:style-name="P169">Size</text:p>
          </table:table-cell>
          <table:table-cell table:style-name="Table22.F3" office:value-type="string">
            <text:p text:style-name="P169">Description</text:p>
          </table:table-cell>
        </table:table-row>
        <table:table-row table:style-name="Table22.4">
          <table:table-cell table:style-name="Table22.A4" table:number-rows-spanned="3" office:value-type="string">
            <text:p text:style-name="P170">Header</text:p>
          </table:table-cell>
          <table:table-cell table:style-name="Table22.B4" office:value-type="string">
            <text:p text:style-name="P171">1</text:p>
          </table:table-cell>
          <table:table-cell table:style-name="Table22.B4" office:value-type="string">
            <text:p text:style-name="P172">userID</text:p>
          </table:table-cell>
          <table:table-cell table:style-name="Table22.B4" office:value-type="string">
            <text:p text:style-name="P173">bigint</text:p>
          </table:table-cell>
          <table:table-cell table:style-name="Table22.E4" office:value-type="float" office:value="8">
            <text:p text:style-name="P174">8</text:p>
          </table:table-cell>
          <table:table-cell table:style-name="Table22.F4" office:value-type="string">
            <text:p text:style-name="P175">ID <text:span text:style-name="T13">that uniquely identifies user</text:span></text:p>
          </table:table-cell>
        </table:table-row>
        <table:table-row table:style-name="Table22.5">
          <table:covered-table-cell table:style-name="Table22.A4"/>
          <table:table-cell table:style-name="Table22.B5" office:value-type="string">
            <text:p text:style-name="P171">2</text:p>
          </table:table-cell>
          <table:table-cell table:style-name="Table22.C5" office:value-type="string">
            <text:p text:style-name="P176">authToken</text:p>
          </table:table-cell>
          <table:table-cell table:style-name="Table22.D5" office:value-type="string">
            <text:p text:style-name="P176">raw</text:p>
          </table:table-cell>
          <table:table-cell table:style-name="Table22.E5" office:value-type="float" office:value="32">
            <text:p text:style-name="P176">32</text:p>
          </table:table-cell>
          <table:table-cell table:style-name="Table22.F5" office:value-type="string">
            <text:p text:style-name="P177">generated authentication token to validate a login session</text:p>
          </table:table-cell>
        </table:table-row>
        <table:table-row table:style-name="Table22.6">
          <table:covered-table-cell table:style-name="Table22.A4"/>
          <table:table-cell table:style-name="Table22.B4" office:value-type="string">
            <text:p text:style-name="P178">3</text:p>
          </table:table-cell>
          <table:table-cell table:style-name="Table22.B4" office:value-type="string">
            <text:p text:style-name="P176">recordCount</text:p>
          </table:table-cell>
          <table:table-cell table:style-name="Table22.B4" office:value-type="string">
            <text:p text:style-name="P179">int</text:p>
          </table:table-cell>
          <table:table-cell table:style-name="Table22.E4" office:value-type="float" office:value="4">
            <text:p text:style-name="P179">4</text:p>
          </table:table-cell>
          <table:table-cell table:style-name="Table22.F6" office:value-type="string">
            <text:p text:style-name="P104">the number of records in the repeated section</text:p>
          </table:table-cell>
        </table:table-row>
        <table:table-row table:style-name="Table22.7">
          <table:table-cell table:style-name="Table22.A7" office:value-type="string">
            <text:p text:style-name="P165"/>
          </table:table-cell>
          <table:table-cell table:style-name="Table22.B7" office:value-type="string">
            <text:p text:style-name="P143"/>
          </table:table-cell>
          <table:table-cell table:style-name="Table22.C7" office:value-type="string">
            <text:p text:style-name="P143"/>
          </table:table-cell>
          <table:table-cell table:style-name="Table22.D7" office:value-type="string">
            <text:p text:style-name="P143">Total Size:</text:p>
          </table:table-cell>
          <table:table-cell table:style-name="Table22.E7" office:value-type="float" office:value="44">
            <text:p text:style-name="P143">44</text:p>
          </table:table-cell>
          <table:table-cell table:style-name="Table22.F7" office:value-type="string">
            <text:p text:style-name="P143">bytes</text:p>
          </table:table-cell>
        </table:table-row>
        <table:table-row table:style-name="Table22.8">
          <table:table-cell table:style-name="Table22.A4" table:number-rows-spanned="4" office:value-type="string">
            <text:p text:style-name="P180">Repeated</text:p>
          </table:table-cell>
          <table:table-cell table:style-name="Table22.B4" office:value-type="string">
            <text:p text:style-name="P176">4</text:p>
          </table:table-cell>
          <table:table-cell table:style-name="Table22.C8" office:value-type="string">
            <text:p text:style-name="P176"><text:span text:style-name="T38">folder</text:span>ID</text:p>
          </table:table-cell>
          <table:table-cell table:style-name="Table22.B4" office:value-type="string">
            <text:p text:style-name="P199">bigint</text:p>
          </table:table-cell>
          <table:table-cell table:style-name="Table22.E4" office:value-type="float" office:value="8">
            <text:p text:style-name="P199">8</text:p>
          </table:table-cell>
          <table:table-cell table:style-name="Table22.F8" office:value-type="string">
            <text:p text:style-name="P200">unique-<text:span text:style-name="T13">to-user</text:span> ID <text:span text:style-name="T39">for the folder </text:span><text:span text:style-name="T40">(</text:span><text:span text:style-name="T41">functionally identical to </text:span><text:span text:style-name="T42">itemID</text:span><text:span text:style-name="T40">)</text:span></text:p>
          </table:table-cell>
        </table:table-row>
        <table:table-row table:style-name="Table22.8">
          <table:covered-table-cell table:style-name="Table22.A4"/>
          <table:table-cell table:style-name="Table22.B9" office:value-type="string">
            <text:p text:style-name="P176">5</text:p>
          </table:table-cell>
          <table:table-cell table:style-name="Table22.C9" office:value-type="string">
            <text:p text:style-name="P176">lastModified</text:p>
          </table:table-cell>
          <table:table-cell table:style-name="Table22.D9" office:value-type="string">
            <text:p text:style-name="P181">bigint</text:p>
          </table:table-cell>
          <table:table-cell table:style-name="Table22.E5" office:value-type="float" office:value="8">
            <text:p text:style-name="P181">8</text:p>
          </table:table-cell>
          <table:table-cell table:style-name="Table22.F9" office:value-type="string">
            <text:p text:style-name="P175">time in milliseconds since the UNIX epoch of when the item has last been modified by a user</text:p>
          </table:table-cell>
        </table:table-row>
        <table:table-row table:style-name="Table22.10">
          <table:covered-table-cell table:style-name="Table22.A4"/>
          <table:table-cell table:style-name="Table22.B4" office:value-type="string">
            <text:p text:style-name="P176"/>
          </table:table-cell>
          <table:table-cell table:style-name="Table22.B4" office:value-type="string">
            <text:p text:style-name="P201"><text:span text:style-name="T21"/></text:p>
          </table:table-cell>
          <table:table-cell table:style-name="Table22.B4" office:value-type="string">
            <text:p text:style-name="P181"/>
          </table:table-cell>
          <table:table-cell table:style-name="Table22.E4">
            <text:p text:style-name="P181"/>
          </table:table-cell>
          <table:table-cell table:style-name="Table22.F10" office:value-type="string">
            <text:p text:style-name="P187"/>
          </table:table-cell>
        </table:table-row>
        <table:table-row table:style-name="Table22.11">
          <table:covered-table-cell table:style-name="Table22.A4"/>
          <table:table-cell table:style-name="Table22.B11" office:value-type="string">
            <text:p text:style-name="P181">6</text:p>
          </table:table-cell>
          <table:table-cell table:style-name="Table22.C11" office:value-type="string">
            <text:p text:style-name="P185">encryptedData</text:p>
          </table:table-cell>
          <table:table-cell table:style-name="Table22.D11" office:value-type="string">
            <text:p text:style-name="P181">raw</text:p>
          </table:table-cell>
          <table:table-cell table:style-name="Table22.E5" office:value-type="float" office:value="64">
            <text:p text:style-name="P202">64</text:p>
          </table:table-cell>
          <table:table-cell table:style-name="Table22.F11" office:value-type="string">
            <text:p text:style-name="P187">all remaining data stored as <text:span text:style-name="T22">encrypted </text:span>raw</text:p>
          </table:table-cell>
        </table:table-row>
        <table:table-row table:style-name="Table22.12">
          <table:table-cell table:style-name="Table22.A12" office:value-type="string">
            <text:p text:style-name="P165"/>
          </table:table-cell>
          <table:table-cell table:style-name="Table22.B12" table:number-columns-spanned="2" office:value-type="string">
            <text:p text:style-name="P165"/>
          </table:table-cell>
          <table:covered-table-cell/>
          <table:table-cell table:style-name="Table22.D12" office:value-type="string">
            <text:p text:style-name="P188">Total Size:</text:p>
          </table:table-cell>
          <table:table-cell table:style-name="Table22.E12" office:value-type="string">
            <text:p text:style-name="P189"><text:span text:style-name="T43">80</text:span>n</text:p>
          </table:table-cell>
          <table:table-cell table:style-name="Table22.F12" office:value-type="string">
            <text:p text:style-name="P28">bytes</text:p>
          </table:table-cell>
        </table:table-row>
      </table:table>
      <text:p text:style-name="P165"/>
      <text:p text:style-name="P190"/>
      <text:p text:style-name="P165"/>
      <table:table table:name="Table23" table:style-name="Table23">
        <table:table-column table:style-name="Table23.A" table:number-columns-repeated="2"/>
        <table:table-column table:style-name="Table23.C"/>
        <table:table-column table:style-name="Table23.D"/>
        <table:table-column table:style-name="Table23.E"/>
        <table:table-column table:style-name="Table23.F"/>
        <table:table-row table:style-name="Table23.1">
          <table:table-cell table:style-name="Table23.A1" office:value-type="string">
            <text:p text:style-name="P166"/>
          </table:table-cell>
          <table:table-cell table:style-name="Table23.B1" table:number-columns-spanned="5" office:value-type="string">
            <text:p text:style-name="P191"><text:span text:style-name="T24">Server Response:</text:span> /syncup/<text:span text:style-name="T30">folder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3.1">
          <table:table-cell table:style-name="Table23.A2" table:number-columns-spanned="6" office:value-type="string">
            <text:p text:style-name="P16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3.1">
          <table:table-cell table:style-name="Table23.A3" office:value-type="string">
            <text:p text:style-name="P166"/>
          </table:table-cell>
          <table:table-cell table:style-name="Table23.B3" office:value-type="string">
            <text:p text:style-name="P167">#</text:p>
          </table:table-cell>
          <table:table-cell table:style-name="Table23.B3" office:value-type="string">
            <text:p text:style-name="P168">Field Name</text:p>
          </table:table-cell>
          <table:table-cell table:style-name="Table23.B3" office:value-type="string">
            <text:p text:style-name="P169">Data Type</text:p>
          </table:table-cell>
          <table:table-cell table:style-name="Table23.B3" office:value-type="string">
            <text:p text:style-name="P169">Size</text:p>
          </table:table-cell>
          <table:table-cell table:style-name="Table23.F3" office:value-type="string">
            <text:p text:style-name="P169">Description</text:p>
          </table:table-cell>
        </table:table-row>
        <table:table-row table:style-name="Table23.4">
          <table:table-cell table:style-name="Table23.A4" table:number-rows-spanned="2" office:value-type="string">
            <text:p text:style-name="P192"/>
          </table:table-cell>
          <table:table-cell table:style-name="Table23.B4" office:value-type="string">
            <text:p text:style-name="P171">1</text:p>
          </table:table-cell>
          <table:table-cell table:style-name="Table23.B4" office:value-type="string">
            <text:p text:style-name="P179">results</text:p>
          </table:table-cell>
          <table:table-cell table:style-name="Table23.B4" office:value-type="string">
            <text:p text:style-name="P179">raw</text:p>
          </table:table-cell>
          <table:table-cell table:style-name="Table23.B4" office:value-type="string">
            <text:p text:style-name="P179">var</text:p>
          </table:table-cell>
          <table:table-cell table:style-name="Table23.F4" office:value-type="string">
            <text:p text:style-name="P179">bitset of booleans for pass (0) / fail (1), size is c<text:span text:style-name="T25">eil(insertionCount / 8)</text:span></text:p>
          </table:table-cell>
        </table:table-row>
        <table:table-row table:style-name="Table23.5">
          <table:covered-table-cell table:style-name="Table23.A4"/>
          <table:table-cell table:style-name="Table23.B5" office:value-type="string">
            <text:p text:style-name="P179"/>
          </table:table-cell>
          <table:table-cell table:style-name="Table23.B5" office:value-type="string">
            <text:p text:style-name="P179"/>
          </table:table-cell>
          <table:table-cell table:style-name="Table23.B5" office:value-type="string">
            <text:p text:style-name="P179"/>
          </table:table-cell>
          <table:table-cell table:style-name="Table23.B5" office:value-type="string">
            <text:p text:style-name="P179"/>
          </table:table-cell>
          <table:table-cell table:style-name="Table23.F5" office:value-type="string">
            <text:p text:style-name="P179"/>
          </table:table-cell>
        </table:table-row>
        <table:table-row table:style-name="Table23.6">
          <table:table-cell table:style-name="Table23.A6" office:value-type="string">
            <text:p text:style-name="P165"/>
          </table:table-cell>
          <table:table-cell table:style-name="Table23.B6" table:number-columns-spanned="2" office:value-type="string">
            <text:p text:style-name="P165"/>
          </table:table-cell>
          <table:covered-table-cell/>
          <table:table-cell table:style-name="Table23.B6" office:value-type="string">
            <text:p text:style-name="P188">Total Size:</text:p>
          </table:table-cell>
          <table:table-cell table:style-name="Table23.B6" office:value-type="string">
            <text:p text:style-name="P193">var</text:p>
          </table:table-cell>
          <table:table-cell table:style-name="Table23.B6" office:value-type="string">
            <text:p text:style-name="P28">bytes</text:p>
          </table:table-cell>
        </table:table-row>
      </table:table>
      <text:p text:style-name="P190"/>
      <text:p text:style-name="P165"/>
      <table:table table:name="Table24" table:style-name="Table24">
        <table:table-column table:style-name="Table24.A" table:number-columns-repeated="2"/>
        <table:table-column table:style-name="Table24.C"/>
        <table:table-column table:style-name="Table24.D"/>
        <table:table-column table:style-name="Table24.E"/>
        <table:table-column table:style-name="Table24.F"/>
        <table:table-row table:style-name="Table24.1">
          <table:table-cell table:style-name="Table24.A1" office:value-type="string">
            <text:p text:style-name="P166"/>
          </table:table-cell>
          <table:table-cell table:style-name="Table24.B1" table:number-columns-spanned="5" office:value-type="string">
            <text:p text:style-name="P14"><text:bookmark-start text:name="__RefHeading___Toc11780_3954546579"/>Client Request: /syncup/<text:span text:style-name="T30">deleted</text:span><text:bookmark-end text:name="__RefHeading___Toc11780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24.1">
          <table:table-cell table:style-name="Table24.A2" table:number-columns-spanned="6" office:value-type="string">
            <text:p text:style-name="P16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4.1">
          <table:table-cell table:style-name="Table24.A3" office:value-type="string">
            <text:p text:style-name="P166"/>
          </table:table-cell>
          <table:table-cell table:style-name="Table24.B3" office:value-type="string">
            <text:p text:style-name="P167">#</text:p>
          </table:table-cell>
          <table:table-cell table:style-name="Table24.B3" office:value-type="string">
            <text:p text:style-name="P168">Field Name</text:p>
          </table:table-cell>
          <table:table-cell table:style-name="Table24.B3" office:value-type="string">
            <text:p text:style-name="P169">Data Type</text:p>
          </table:table-cell>
          <table:table-cell table:style-name="Table24.B3" office:value-type="string">
            <text:p text:style-name="P169">Size</text:p>
          </table:table-cell>
          <table:table-cell table:style-name="Table24.F3" office:value-type="string">
            <text:p text:style-name="P169">Description</text:p>
          </table:table-cell>
        </table:table-row>
        <table:table-row table:style-name="Table24.4">
          <table:table-cell table:style-name="Table24.A4" table:number-rows-spanned="3" office:value-type="string">
            <text:p text:style-name="P170">Header</text:p>
          </table:table-cell>
          <table:table-cell table:style-name="Table24.B4" office:value-type="string">
            <text:p text:style-name="P171">1</text:p>
          </table:table-cell>
          <table:table-cell table:style-name="Table24.B4" office:value-type="string">
            <text:p text:style-name="P172">userID</text:p>
          </table:table-cell>
          <table:table-cell table:style-name="Table24.B4" office:value-type="string">
            <text:p text:style-name="P173">bigint</text:p>
          </table:table-cell>
          <table:table-cell table:style-name="Table24.E4" office:value-type="float" office:value="8">
            <text:p text:style-name="P174">8</text:p>
          </table:table-cell>
          <table:table-cell table:style-name="Table24.F4" office:value-type="string">
            <text:p text:style-name="P175">ID <text:span text:style-name="T13">that uniquely identifies user</text:span></text:p>
          </table:table-cell>
        </table:table-row>
        <table:table-row table:style-name="Table24.5">
          <table:covered-table-cell table:style-name="Table24.A4"/>
          <table:table-cell table:style-name="Table24.B5" office:value-type="string">
            <text:p text:style-name="P171">2</text:p>
          </table:table-cell>
          <table:table-cell table:style-name="Table24.C5" office:value-type="string">
            <text:p text:style-name="P176">authToken</text:p>
          </table:table-cell>
          <table:table-cell table:style-name="Table24.D5" office:value-type="string">
            <text:p text:style-name="P176">raw</text:p>
          </table:table-cell>
          <table:table-cell table:style-name="Table24.E5" office:value-type="float" office:value="32">
            <text:p text:style-name="P176">32</text:p>
          </table:table-cell>
          <table:table-cell table:style-name="Table24.F5" office:value-type="string">
            <text:p text:style-name="P177">generated authentication token to validate a login session</text:p>
          </table:table-cell>
        </table:table-row>
        <table:table-row table:style-name="Table24.6">
          <table:covered-table-cell table:style-name="Table24.A4"/>
          <table:table-cell table:style-name="Table24.B4" office:value-type="string">
            <text:p text:style-name="P178">3</text:p>
          </table:table-cell>
          <table:table-cell table:style-name="Table24.B4" office:value-type="string">
            <text:p text:style-name="P176">recordCount</text:p>
          </table:table-cell>
          <table:table-cell table:style-name="Table24.B4" office:value-type="string">
            <text:p text:style-name="P179">int</text:p>
          </table:table-cell>
          <table:table-cell table:style-name="Table24.E4" office:value-type="float" office:value="4">
            <text:p text:style-name="P179">4</text:p>
          </table:table-cell>
          <table:table-cell table:style-name="Table24.F6" office:value-type="string">
            <text:p text:style-name="P104">the number of records in the repeated section</text:p>
          </table:table-cell>
        </table:table-row>
        <table:table-row table:style-name="Table24.7">
          <table:table-cell table:style-name="Table24.A7" office:value-type="string">
            <text:p text:style-name="P165"/>
          </table:table-cell>
          <table:table-cell table:style-name="Table24.B7" office:value-type="string">
            <text:p text:style-name="P143"/>
          </table:table-cell>
          <table:table-cell table:style-name="Table24.C7" office:value-type="string">
            <text:p text:style-name="P143"/>
          </table:table-cell>
          <table:table-cell table:style-name="Table24.D7" office:value-type="string">
            <text:p text:style-name="P143">Total Size:</text:p>
          </table:table-cell>
          <table:table-cell table:style-name="Table24.E7" office:value-type="float" office:value="44">
            <text:p text:style-name="P143">44</text:p>
          </table:table-cell>
          <table:table-cell table:style-name="Table24.F7" office:value-type="string">
            <text:p text:style-name="P143">bytes</text:p>
          </table:table-cell>
        </table:table-row>
        <table:table-row table:style-name="Table24.8">
          <table:table-cell table:style-name="Table24.A4" table:number-rows-spanned="4" office:value-type="string">
            <text:p text:style-name="P180">Repeated</text:p>
          </table:table-cell>
          <table:table-cell table:style-name="Table24.B4" office:value-type="string">
            <text:p text:style-name="P176">4</text:p>
          </table:table-cell>
          <table:table-cell table:style-name="Table24.C8" office:value-type="string">
            <text:p text:style-name="P176">itemID</text:p>
          </table:table-cell>
          <table:table-cell table:style-name="Table24.B4" office:value-type="string">
            <text:p text:style-name="P181">bigint</text:p>
          </table:table-cell>
          <table:table-cell table:style-name="Table24.E4" office:value-type="float" office:value="8">
            <text:p text:style-name="P181">8</text:p>
          </table:table-cell>
          <table:table-cell table:style-name="Table24.F8" office:value-type="string">
            <text:p text:style-name="P175">unique-<text:span text:style-name="T13">to-user</text:span> ID for notes, reminders, recurring reminders, and overrides</text:p>
          </table:table-cell>
        </table:table-row>
        <table:table-row table:style-name="Table24.8">
          <table:covered-table-cell table:style-name="Table24.A4"/>
          <table:table-cell table:style-name="Table24.B9" office:value-type="string">
            <text:p text:style-name="P176">5</text:p>
          </table:table-cell>
          <table:table-cell table:style-name="Table24.C9" office:value-type="string">
            <text:p text:style-name="P176">lastModified</text:p>
          </table:table-cell>
          <table:table-cell table:style-name="Table24.D9" office:value-type="string">
            <text:p text:style-name="P181">bigint</text:p>
          </table:table-cell>
          <table:table-cell table:style-name="Table24.E5" office:value-type="float" office:value="8">
            <text:p text:style-name="P181">8</text:p>
          </table:table-cell>
          <table:table-cell table:style-name="Table24.F9" office:value-type="string">
            <text:p text:style-name="P175">time in milliseconds since the UNIX epoch of when the item has last been modified by a user</text:p>
          </table:table-cell>
        </table:table-row>
        <table:table-row table:style-name="Table24.10">
          <table:covered-table-cell table:style-name="Table24.A4"/>
          <table:table-cell table:style-name="Table24.B4" office:value-type="string">
            <text:p text:style-name="P203">6</text:p>
          </table:table-cell>
          <table:table-cell table:style-name="Table24.B4" office:value-type="string">
            <text:p text:style-name="P203">itemTable</text:p>
          </table:table-cell>
          <table:table-cell table:style-name="Table24.B4" office:value-type="string">
            <text:p text:style-name="P203">smallint</text:p>
          </table:table-cell>
          <table:table-cell table:style-name="Table24.E4" office:value-type="float" office:value="2">
            <text:p text:style-name="P203">2</text:p>
          </table:table-cell>
          <table:table-cell table:style-name="Table24.F10" office:value-type="string">
            <text:p text:style-name="P204">integer value that corresponds to item home table for quicker lookup</text:p>
          </table:table-cell>
        </table:table-row>
        <table:table-row table:style-name="Table24.11">
          <table:covered-table-cell table:style-name="Table24.A4"/>
          <table:table-cell table:style-name="Table24.B11" office:value-type="string">
            <text:p text:style-name="P203"/>
          </table:table-cell>
          <table:table-cell table:style-name="Table24.C11" office:value-type="string">
            <text:p text:style-name="P185"/>
          </table:table-cell>
          <table:table-cell table:style-name="Table24.D11" office:value-type="string">
            <text:p text:style-name="P181"/>
          </table:table-cell>
          <table:table-cell table:style-name="Table24.E5">
            <text:p text:style-name="P189"/>
          </table:table-cell>
          <table:table-cell table:style-name="Table24.F11" office:value-type="string">
            <text:p text:style-name="P187"/>
          </table:table-cell>
        </table:table-row>
        <table:table-row table:style-name="Table24.4">
          <table:table-cell table:style-name="Table24.A12" office:value-type="string">
            <text:p text:style-name="P165"/>
          </table:table-cell>
          <table:table-cell table:style-name="Table24.B12" table:number-columns-spanned="2" office:value-type="string">
            <text:p text:style-name="P165"/>
          </table:table-cell>
          <table:covered-table-cell/>
          <table:table-cell table:style-name="Table24.D12" office:value-type="string">
            <text:p text:style-name="P188">Total Size:</text:p>
          </table:table-cell>
          <table:table-cell table:style-name="Table24.E12" office:value-type="string">
            <text:p text:style-name="P189"><text:span text:style-name="T44">18</text:span>n</text:p>
          </table:table-cell>
          <table:table-cell table:style-name="Table24.F12" office:value-type="string">
            <text:p text:style-name="P28">bytes</text:p>
          </table:table-cell>
        </table:table-row>
      </table:table>
      <text:p text:style-name="P165"/>
      <text:p text:style-name="P190"/>
      <text:p text:style-name="P165"/>
      <table:table table:name="Table25" table:style-name="Table25">
        <table:table-column table:style-name="Table25.A" table:number-columns-repeated="2"/>
        <table:table-column table:style-name="Table25.C"/>
        <table:table-column table:style-name="Table25.D"/>
        <table:table-column table:style-name="Table25.E"/>
        <table:table-column table:style-name="Table25.F"/>
        <table:table-row table:style-name="Table25.1">
          <table:table-cell table:style-name="Table25.A1" office:value-type="string">
            <text:p text:style-name="P166"/>
          </table:table-cell>
          <table:table-cell table:style-name="Table25.B1" table:number-columns-spanned="5" office:value-type="string">
            <text:p text:style-name="P191"><text:span text:style-name="T24">Server Response:</text:span> /syncup/<text:span text:style-name="T30">deleted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5.1">
          <table:table-cell table:style-name="Table25.A2" table:number-columns-spanned="6" office:value-type="string">
            <text:p text:style-name="P16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5.1">
          <table:table-cell table:style-name="Table25.A3" office:value-type="string">
            <text:p text:style-name="P166"/>
          </table:table-cell>
          <table:table-cell table:style-name="Table25.B3" office:value-type="string">
            <text:p text:style-name="P167">#</text:p>
          </table:table-cell>
          <table:table-cell table:style-name="Table25.B3" office:value-type="string">
            <text:p text:style-name="P168">Field Name</text:p>
          </table:table-cell>
          <table:table-cell table:style-name="Table25.B3" office:value-type="string">
            <text:p text:style-name="P169">Data Type</text:p>
          </table:table-cell>
          <table:table-cell table:style-name="Table25.B3" office:value-type="string">
            <text:p text:style-name="P169">Size</text:p>
          </table:table-cell>
          <table:table-cell table:style-name="Table25.F3" office:value-type="string">
            <text:p text:style-name="P169">Description</text:p>
          </table:table-cell>
        </table:table-row>
        <table:table-row table:style-name="Table25.4">
          <table:table-cell table:style-name="Table25.A4" table:number-rows-spanned="2" office:value-type="string">
            <text:p text:style-name="P192"/>
          </table:table-cell>
          <table:table-cell table:style-name="Table25.B4" office:value-type="string">
            <text:p text:style-name="P171">1</text:p>
          </table:table-cell>
          <table:table-cell table:style-name="Table25.B4" office:value-type="string">
            <text:p text:style-name="P179">results</text:p>
          </table:table-cell>
          <table:table-cell table:style-name="Table25.B4" office:value-type="string">
            <text:p text:style-name="P179">raw</text:p>
          </table:table-cell>
          <table:table-cell table:style-name="Table25.B4" office:value-type="string">
            <text:p text:style-name="P179">var</text:p>
          </table:table-cell>
          <table:table-cell table:style-name="Table25.F4" office:value-type="string">
            <text:p text:style-name="P179">bitset of booleans for pass (0) / fail (1), size is c<text:span text:style-name="T25">eil(insertionCount / 8)</text:span></text:p>
          </table:table-cell>
        </table:table-row>
        <table:table-row table:style-name="Table25.5">
          <table:covered-table-cell table:style-name="Table25.A4"/>
          <table:table-cell table:style-name="Table25.B5" office:value-type="string">
            <text:p text:style-name="P179"/>
          </table:table-cell>
          <table:table-cell table:style-name="Table25.B5" office:value-type="string">
            <text:p text:style-name="P179"/>
          </table:table-cell>
          <table:table-cell table:style-name="Table25.B5" office:value-type="string">
            <text:p text:style-name="P179"/>
          </table:table-cell>
          <table:table-cell table:style-name="Table25.B5" office:value-type="string">
            <text:p text:style-name="P179"/>
          </table:table-cell>
          <table:table-cell table:style-name="Table25.F5" office:value-type="string">
            <text:p text:style-name="P179"/>
          </table:table-cell>
        </table:table-row>
        <table:table-row table:style-name="Table25.4">
          <table:table-cell table:style-name="Table25.A6" office:value-type="string">
            <text:p text:style-name="P165"/>
          </table:table-cell>
          <table:table-cell table:style-name="Table25.B6" table:number-columns-spanned="2" office:value-type="string">
            <text:p text:style-name="P165"/>
          </table:table-cell>
          <table:covered-table-cell/>
          <table:table-cell table:style-name="Table25.B6" office:value-type="string">
            <text:p text:style-name="P188">Total Size:</text:p>
          </table:table-cell>
          <table:table-cell table:style-name="Table25.B6" office:value-type="string">
            <text:p text:style-name="P193">var</text:p>
          </table:table-cell>
          <table:table-cell table:style-name="Table25.B6" office:value-type="string">
            <text:p text:style-name="P28">bytes</text:p>
          </table:table-cell>
        </table:table-row>
      </table:table>
      <text:p text:style-name="P190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><text:soft-page-break/></text:p>
      <table:table table:name="Table26" table:style-name="Table26">
        <table:table-column table:style-name="Table26.A" table:number-columns-repeated="2"/>
        <table:table-column table:style-name="Table26.C"/>
        <table:table-column table:style-name="Table26.D"/>
        <table:table-column table:style-name="Table26.E"/>
        <table:table-column table:style-name="Table26.F"/>
        <table:table-row table:style-name="Table26.1">
          <table:table-cell table:style-name="Table26.A1" office:value-type="string">
            <text:p text:style-name="P205"/>
          </table:table-cell>
          <table:table-cell table:style-name="Table26.B1" table:number-columns-spanned="5" office:value-type="string">
            <text:p text:style-name="P14"><text:bookmark-start text:name="__RefHeading___Toc11778_3954546579"/>Client Request: /syncdown/notes<text:bookmark-end text:name="__RefHeading___Toc11778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26.1">
          <table:table-cell table:style-name="Table26.A2" table:number-columns-spanned="6" office:value-type="string">
            <text:p text:style-name="P20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6.1">
          <table:table-cell table:style-name="Table26.A3" office:value-type="string">
            <text:p text:style-name="P205"/>
          </table:table-cell>
          <table:table-cell table:style-name="Table26.B3" office:value-type="string">
            <text:p text:style-name="P206">#</text:p>
          </table:table-cell>
          <table:table-cell table:style-name="Table26.B3" office:value-type="string">
            <text:p text:style-name="P207">Field Name</text:p>
          </table:table-cell>
          <table:table-cell table:style-name="Table26.B3" office:value-type="string">
            <text:p text:style-name="P208">Data Type</text:p>
          </table:table-cell>
          <table:table-cell table:style-name="Table26.B3" office:value-type="string">
            <text:p text:style-name="P208">Size</text:p>
          </table:table-cell>
          <table:table-cell table:style-name="Table26.F3" office:value-type="string">
            <text:p text:style-name="P208">Description</text:p>
          </table:table-cell>
        </table:table-row>
        <table:table-row table:style-name="Table26.4">
          <table:table-cell table:style-name="Table26.A4" table:number-rows-spanned="4" office:value-type="string">
            <text:p text:style-name="P209"/>
          </table:table-cell>
          <table:table-cell table:style-name="Table26.B4" office:value-type="string">
            <text:p text:style-name="P210">1</text:p>
          </table:table-cell>
          <table:table-cell table:style-name="Table26.B4" office:value-type="string">
            <text:p text:style-name="P211">userID</text:p>
          </table:table-cell>
          <table:table-cell table:style-name="Table26.B4" office:value-type="string">
            <text:p text:style-name="P212">bigint</text:p>
          </table:table-cell>
          <table:table-cell table:style-name="Table26.E4" office:value-type="float" office:value="8">
            <text:p text:style-name="P213">8</text:p>
          </table:table-cell>
          <table:table-cell table:style-name="Table26.F4" office:value-type="string">
            <text:p text:style-name="P214">ID <text:span text:style-name="T13">that uniquely identifies user</text:span></text:p>
          </table:table-cell>
        </table:table-row>
        <table:table-row table:style-name="Table26.5">
          <table:covered-table-cell table:style-name="Table26.A4"/>
          <table:table-cell table:style-name="Table26.B5" office:value-type="string">
            <text:p text:style-name="P210">2</text:p>
          </table:table-cell>
          <table:table-cell table:style-name="Table26.C5" office:value-type="string">
            <text:p text:style-name="P215">authToken</text:p>
          </table:table-cell>
          <table:table-cell table:style-name="Table26.D5" office:value-type="string">
            <text:p text:style-name="P215">raw</text:p>
          </table:table-cell>
          <table:table-cell table:style-name="Table26.E5" office:value-type="float" office:value="32">
            <text:p text:style-name="P215">32</text:p>
          </table:table-cell>
          <table:table-cell table:style-name="Table26.F5" office:value-type="string">
            <text:p text:style-name="P216">generated authentication token to validate a login session</text:p>
          </table:table-cell>
        </table:table-row>
        <table:table-row table:style-name="Table26.6">
          <table:covered-table-cell table:style-name="Table26.A4"/>
          <table:table-cell table:style-name="Table26.B4" office:value-type="string">
            <text:p text:style-name="P217">3</text:p>
          </table:table-cell>
          <table:table-cell table:style-name="Table26.B4" office:value-type="string">
            <text:p text:style-name="P215">startTime</text:p>
          </table:table-cell>
          <table:table-cell table:style-name="Table26.B4" office:value-type="string">
            <text:p text:style-name="P211">bigint</text:p>
          </table:table-cell>
          <table:table-cell table:style-name="Table26.E4" office:value-type="float" office:value="8">
            <text:p text:style-name="P211">8</text:p>
          </table:table-cell>
          <table:table-cell table:style-name="Table26.F6" office:value-type="string">
            <text:p text:style-name="P214">time in milliseconds since the UNIX epoch of <text:span text:style-name="T45">the least recently updated items to fetch</text:span></text:p>
          </table:table-cell>
        </table:table-row>
        <table:table-row table:style-name="Table26.7">
          <table:covered-table-cell table:style-name="Table26.A4"/>
          <table:table-cell table:style-name="Table26.B7" office:value-type="string">
            <text:p text:style-name="P217">4</text:p>
          </table:table-cell>
          <table:table-cell table:style-name="Table26.C7" office:value-type="string">
            <text:p text:style-name="P215">endTime</text:p>
          </table:table-cell>
          <table:table-cell table:style-name="Table26.D7" office:value-type="string">
            <text:p text:style-name="P211">bigint</text:p>
          </table:table-cell>
          <table:table-cell table:style-name="Table26.E5" office:value-type="float" office:value="8">
            <text:p text:style-name="P211">8</text:p>
          </table:table-cell>
          <table:table-cell table:style-name="Table26.F7" office:value-type="string">
            <text:p text:style-name="P214">time in milliseconds since the UNIX epoch of <text:span text:style-name="T45">the most recently updated items to fetch</text:span></text:p>
          </table:table-cell>
        </table:table-row>
        <table:table-row table:style-name="Table26.8">
          <table:table-cell table:style-name="Table26.A8" office:value-type="string">
            <text:p text:style-name="P218"/>
          </table:table-cell>
          <table:table-cell table:style-name="Table26.B8" table:number-columns-spanned="2" office:value-type="string">
            <text:p text:style-name="P218"/>
          </table:table-cell>
          <table:covered-table-cell/>
          <table:table-cell table:style-name="Table26.D8" office:value-type="string">
            <text:p text:style-name="P219">Total Size:</text:p>
          </table:table-cell>
          <table:table-cell table:style-name="Table26.E8" office:value-type="float" office:value="56">
            <text:p text:style-name="P215">56</text:p>
          </table:table-cell>
          <table:table-cell table:style-name="Table26.F8" office:value-type="string">
            <text:p text:style-name="P28">bytes</text:p>
          </table:table-cell>
        </table:table-row>
      </table:table>
      <text:p text:style-name="P218"/>
      <text:p text:style-name="P218"/>
      <text:p text:style-name="P220"/>
      <table:table table:name="Table30" table:style-name="Table30">
        <table:table-column table:style-name="Table30.A" table:number-columns-repeated="2"/>
        <table:table-column table:style-name="Table30.C"/>
        <table:table-column table:style-name="Table30.D"/>
        <table:table-column table:style-name="Table30.E"/>
        <table:table-column table:style-name="Table30.F"/>
        <table:table-row table:style-name="Table30.1">
          <table:table-cell table:style-name="Table30.A1" office:value-type="string">
            <text:p text:style-name="P221"/>
          </table:table-cell>
          <table:table-cell table:style-name="Table30.B1" table:number-columns-spanned="5" office:value-type="string">
            <text:p text:style-name="P222"><text:span text:style-name="T46">Server Response:</text:span> /<text:span text:style-name="T46">syncdown</text:span>/<text:span text:style-name="T46">note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30.1">
          <table:table-cell table:style-name="Table30.A2" table:number-columns-spanned="6" office:value-type="string">
            <text:p text:style-name="P2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0.1">
          <table:table-cell table:style-name="Table30.A3" office:value-type="string">
            <text:p text:style-name="P221"/>
          </table:table-cell>
          <table:table-cell table:style-name="Table30.B3" office:value-type="string">
            <text:p text:style-name="P223">#</text:p>
          </table:table-cell>
          <table:table-cell table:style-name="Table30.B3" office:value-type="string">
            <text:p text:style-name="P224">Field Name</text:p>
          </table:table-cell>
          <table:table-cell table:style-name="Table30.B3" office:value-type="string">
            <text:p text:style-name="P225">Data Type</text:p>
          </table:table-cell>
          <table:table-cell table:style-name="Table30.B3" office:value-type="string">
            <text:p text:style-name="P225">Size</text:p>
          </table:table-cell>
          <table:table-cell table:style-name="Table30.F3" office:value-type="string">
            <text:p text:style-name="P225">Description</text:p>
          </table:table-cell>
        </table:table-row>
        <table:table-row table:style-name="Table30.4">
          <table:table-cell table:style-name="Table30.A4" table:number-rows-spanned="3" office:value-type="string">
            <text:p text:style-name="P226">H<text:span text:style-name="T47">eader</text:span></text:p>
          </table:table-cell>
          <table:table-cell table:style-name="Table30.B4" office:value-type="string">
            <text:p text:style-name="P227">1</text:p>
          </table:table-cell>
          <table:table-cell table:style-name="Table30.B4" office:value-type="string">
            <text:p text:style-name="P228">recordCount</text:p>
          </table:table-cell>
          <table:table-cell table:style-name="Table30.B4" office:value-type="string">
            <text:p text:style-name="P229">int</text:p>
          </table:table-cell>
          <table:table-cell table:style-name="Table30.E4" office:value-type="float" office:value="4">
            <text:p text:style-name="P229">4</text:p>
          </table:table-cell>
          <table:table-cell table:style-name="Table30.F4" office:value-type="string">
            <text:p text:style-name="P104">the number of records in the repeated section</text:p>
          </table:table-cell>
        </table:table-row>
        <table:table-row table:style-name="Table30.5">
          <table:covered-table-cell table:style-name="Table30.A4"/>
          <table:table-cell table:style-name="Table30.B5" office:value-type="string">
            <text:p text:style-name="P230"/>
          </table:table-cell>
          <table:table-cell table:style-name="Table30.C5" office:value-type="string">
            <text:p text:style-name="P228"/>
          </table:table-cell>
          <table:table-cell table:style-name="Table30.D5" office:value-type="string">
            <text:p text:style-name="P228"/>
          </table:table-cell>
          <table:table-cell table:style-name="Table30.E5">
            <text:p text:style-name="P228"/>
          </table:table-cell>
          <table:table-cell table:style-name="Table30.F5" office:value-type="string">
            <text:p text:style-name="P231"/>
          </table:table-cell>
        </table:table-row>
        <table:table-row table:style-name="Table30.6">
          <table:covered-table-cell table:style-name="Table30.A4"/>
          <table:table-cell table:style-name="Table30.B4" office:value-type="string">
            <text:p text:style-name="P232"/>
          </table:table-cell>
          <table:table-cell table:style-name="Table30.B4" office:value-type="string">
            <text:p text:style-name="P228"/>
          </table:table-cell>
          <table:table-cell table:style-name="Table30.B4" office:value-type="string">
            <text:p text:style-name="P229"/>
          </table:table-cell>
          <table:table-cell table:style-name="Table30.E4">
            <text:p text:style-name="P229"/>
          </table:table-cell>
          <table:table-cell table:style-name="Table30.F6" office:value-type="string">
            <text:p text:style-name="P233"/>
          </table:table-cell>
        </table:table-row>
        <table:table-row table:style-name="Table30.7">
          <table:table-cell table:style-name="Table30.A7" office:value-type="string">
            <text:p text:style-name="P234"/>
          </table:table-cell>
          <table:table-cell table:style-name="Table30.B7" office:value-type="string">
            <text:p text:style-name="P143"/>
          </table:table-cell>
          <table:table-cell table:style-name="Table30.C7" office:value-type="string">
            <text:p text:style-name="P143"/>
          </table:table-cell>
          <table:table-cell table:style-name="Table30.D7" office:value-type="string">
            <text:p text:style-name="P143">Total Size:</text:p>
          </table:table-cell>
          <table:table-cell table:style-name="Table30.E7" office:value-type="float" office:value="4">
            <text:p text:style-name="P143">4</text:p>
          </table:table-cell>
          <table:table-cell table:style-name="Table30.F7" office:value-type="string">
            <text:p text:style-name="P143">bytes</text:p>
          </table:table-cell>
        </table:table-row>
        <table:table-row table:style-name="Table30.8">
          <table:table-cell table:style-name="Table30.A4" table:number-rows-spanned="4" office:value-type="string">
            <text:p text:style-name="P235">Repeated</text:p>
          </table:table-cell>
          <table:table-cell table:style-name="Table30.B4" office:value-type="string">
            <text:p text:style-name="P227">2</text:p>
          </table:table-cell>
          <table:table-cell table:style-name="Table30.C8" office:value-type="string">
            <text:p text:style-name="P228">itemID</text:p>
          </table:table-cell>
          <table:table-cell table:style-name="Table30.B4" office:value-type="string">
            <text:p text:style-name="P236">bigint</text:p>
          </table:table-cell>
          <table:table-cell table:style-name="Table30.E4" office:value-type="float" office:value="8">
            <text:p text:style-name="P236">8</text:p>
          </table:table-cell>
          <table:table-cell table:style-name="Table30.F8" office:value-type="string">
            <text:p text:style-name="P237">unique-<text:span text:style-name="T13">to-user</text:span> ID for notes, reminders, recurring reminders, and overrides</text:p>
          </table:table-cell>
        </table:table-row>
        <table:table-row table:style-name="Table30.8">
          <table:covered-table-cell table:style-name="Table30.A4"/>
          <table:table-cell table:style-name="Table30.B9" office:value-type="string">
            <text:p text:style-name="P227">3</text:p>
          </table:table-cell>
          <table:table-cell table:style-name="Table30.C9" office:value-type="string">
            <text:p text:style-name="P228">lastModified</text:p>
          </table:table-cell>
          <table:table-cell table:style-name="Table30.D9" office:value-type="string">
            <text:p text:style-name="P236">bigint</text:p>
          </table:table-cell>
          <table:table-cell table:style-name="Table30.E5" office:value-type="float" office:value="8">
            <text:p text:style-name="P236">8</text:p>
          </table:table-cell>
          <table:table-cell table:style-name="Table30.F9" office:value-type="string">
            <text:p text:style-name="P237">time in milliseconds since the UNIX epoch of when the item has last been modified by a user</text:p>
          </table:table-cell>
        </table:table-row>
        <table:table-row table:style-name="Table30.10">
          <table:covered-table-cell table:style-name="Table30.A4"/>
          <table:table-cell table:style-name="Table30.B4" office:value-type="string">
            <text:p text:style-name="P238"/>
          </table:table-cell>
          <table:table-cell table:style-name="Table30.B4" office:value-type="string">
            <text:p text:style-name="P239"><text:span text:style-name="T21"/></text:p>
          </table:table-cell>
          <table:table-cell table:style-name="Table30.B4" office:value-type="string">
            <text:p text:style-name="P238"/>
          </table:table-cell>
          <table:table-cell table:style-name="Table30.E4">
            <text:p text:style-name="P238"/>
          </table:table-cell>
          <table:table-cell table:style-name="Table30.F10" office:value-type="string">
            <text:p text:style-name="P240"/>
          </table:table-cell>
        </table:table-row>
        <table:table-row table:style-name="Table30.11">
          <table:covered-table-cell table:style-name="Table30.A4"/>
          <table:table-cell table:style-name="Table30.B11" office:value-type="string">
            <text:p text:style-name="P227">4</text:p>
          </table:table-cell>
          <table:table-cell table:style-name="Table30.C11" office:value-type="string">
            <text:p text:style-name="P241">encryptedData</text:p>
          </table:table-cell>
          <table:table-cell table:style-name="Table30.D11" office:value-type="string">
            <text:p text:style-name="P236">raw</text:p>
          </table:table-cell>
          <table:table-cell table:style-name="Table30.E5" office:value-type="float" office:value="128">
            <text:p text:style-name="P242">128</text:p>
          </table:table-cell>
          <table:table-cell table:style-name="Table30.F11" office:value-type="string">
            <text:p text:style-name="P243">all remaining data stored as <text:span text:style-name="T22">encrypted </text:span>raw</text:p>
          </table:table-cell>
        </table:table-row>
        <table:table-row table:style-name="Table30.12">
          <table:table-cell table:style-name="Table30.A12" office:value-type="string">
            <text:p text:style-name="P234"/>
          </table:table-cell>
          <table:table-cell table:style-name="Table30.B12" table:number-columns-spanned="2" office:value-type="string">
            <text:p text:style-name="P234"/>
          </table:table-cell>
          <table:covered-table-cell/>
          <table:table-cell table:style-name="Table30.D12" office:value-type="string">
            <text:p text:style-name="P244">Total Size:</text:p>
          </table:table-cell>
          <table:table-cell table:style-name="Table30.E12" office:value-type="string">
            <text:p text:style-name="P245">1<text:span text:style-name="T48">44</text:span>n</text:p>
          </table:table-cell>
          <table:table-cell table:style-name="Table30.F12" office:value-type="string">
            <text:p text:style-name="P28">bytes</text:p>
          </table:table-cell>
        </table:table-row>
      </table:table>
      <text:p text:style-name="P234"/>
      <text:p text:style-name="P246"/>
      <table:table table:name="Table31" table:style-name="Table31">
        <table:table-column table:style-name="Table31.A" table:number-columns-repeated="2"/>
        <table:table-column table:style-name="Table31.C"/>
        <table:table-column table:style-name="Table31.D"/>
        <table:table-column table:style-name="Table31.E"/>
        <table:table-column table:style-name="Table31.F"/>
        <table:table-row table:style-name="Table31.1">
          <table:table-cell table:style-name="Table31.A1" office:value-type="string">
            <text:p text:style-name="P247"/>
          </table:table-cell>
          <table:table-cell table:style-name="Table31.B1" table:number-columns-spanned="5" office:value-type="string">
            <text:p text:style-name="P14"><text:bookmark-start text:name="__RefHeading___Toc11776_3954546579"/>Client Request: /syncdown/<text:span text:style-name="T49">reminders</text:span><text:bookmark-end text:name="__RefHeading___Toc11776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31.1">
          <table:table-cell table:style-name="Table31.A2" table:number-columns-spanned="6" office:value-type="string">
            <text:p text:style-name="P24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1.1">
          <table:table-cell table:style-name="Table31.A3" office:value-type="string">
            <text:p text:style-name="P247"/>
          </table:table-cell>
          <table:table-cell table:style-name="Table31.B3" office:value-type="string">
            <text:p text:style-name="P248">#</text:p>
          </table:table-cell>
          <table:table-cell table:style-name="Table31.B3" office:value-type="string">
            <text:p text:style-name="P249">Field Name</text:p>
          </table:table-cell>
          <table:table-cell table:style-name="Table31.B3" office:value-type="string">
            <text:p text:style-name="P250">Data Type</text:p>
          </table:table-cell>
          <table:table-cell table:style-name="Table31.B3" office:value-type="string">
            <text:p text:style-name="P250">Size</text:p>
          </table:table-cell>
          <table:table-cell table:style-name="Table31.F3" office:value-type="string">
            <text:p text:style-name="P250">Description</text:p>
          </table:table-cell>
        </table:table-row>
        <table:table-row table:style-name="Table31.4">
          <table:table-cell table:style-name="Table31.A4" table:number-rows-spanned="4" office:value-type="string">
            <text:p text:style-name="P251"/>
          </table:table-cell>
          <table:table-cell table:style-name="Table31.B4" office:value-type="string">
            <text:p text:style-name="P252">1</text:p>
          </table:table-cell>
          <table:table-cell table:style-name="Table31.B4" office:value-type="string">
            <text:p text:style-name="P253">userID</text:p>
          </table:table-cell>
          <table:table-cell table:style-name="Table31.B4" office:value-type="string">
            <text:p text:style-name="P254">bigint</text:p>
          </table:table-cell>
          <table:table-cell table:style-name="Table31.E4" office:value-type="float" office:value="8">
            <text:p text:style-name="P255">8</text:p>
          </table:table-cell>
          <table:table-cell table:style-name="Table31.F4" office:value-type="string">
            <text:p text:style-name="P256">ID <text:span text:style-name="T13">that uniquely identifies user</text:span></text:p>
          </table:table-cell>
        </table:table-row>
        <table:table-row table:style-name="Table31.5">
          <table:covered-table-cell table:style-name="Table31.A4"/>
          <table:table-cell table:style-name="Table31.B5" office:value-type="string">
            <text:p text:style-name="P252">2</text:p>
          </table:table-cell>
          <table:table-cell table:style-name="Table31.C5" office:value-type="string">
            <text:p text:style-name="P257">authToken</text:p>
          </table:table-cell>
          <table:table-cell table:style-name="Table31.D5" office:value-type="string">
            <text:p text:style-name="P257">raw</text:p>
          </table:table-cell>
          <table:table-cell table:style-name="Table31.E5" office:value-type="float" office:value="32">
            <text:p text:style-name="P257">32</text:p>
          </table:table-cell>
          <table:table-cell table:style-name="Table31.F5" office:value-type="string">
            <text:p text:style-name="P216">generated authentication token to validate a login session</text:p>
          </table:table-cell>
        </table:table-row>
        <table:table-row table:style-name="Table31.6">
          <table:covered-table-cell table:style-name="Table31.A4"/>
          <table:table-cell table:style-name="Table31.B4" office:value-type="string">
            <text:p text:style-name="P258">3</text:p>
          </table:table-cell>
          <table:table-cell table:style-name="Table31.B4" office:value-type="string">
            <text:p text:style-name="P257">startTime</text:p>
          </table:table-cell>
          <table:table-cell table:style-name="Table31.B4" office:value-type="string">
            <text:p text:style-name="P253">bigint</text:p>
          </table:table-cell>
          <table:table-cell table:style-name="Table31.E4" office:value-type="float" office:value="8">
            <text:p text:style-name="P253">8</text:p>
          </table:table-cell>
          <table:table-cell table:style-name="Table31.F6" office:value-type="string">
            <text:p text:style-name="P256">time in milliseconds since the UNIX epoch of <text:span text:style-name="T45">the least recently updated items to fetch</text:span></text:p>
          </table:table-cell>
        </table:table-row>
        <table:table-row table:style-name="Table31.7">
          <table:covered-table-cell table:style-name="Table31.A4"/>
          <table:table-cell table:style-name="Table31.B7" office:value-type="string">
            <text:p text:style-name="P258">4</text:p>
          </table:table-cell>
          <table:table-cell table:style-name="Table31.C7" office:value-type="string">
            <text:p text:style-name="P257">endTime</text:p>
          </table:table-cell>
          <table:table-cell table:style-name="Table31.D7" office:value-type="string">
            <text:p text:style-name="P253">bigint</text:p>
          </table:table-cell>
          <table:table-cell table:style-name="Table31.E5" office:value-type="float" office:value="8">
            <text:p text:style-name="P253">8</text:p>
          </table:table-cell>
          <table:table-cell table:style-name="Table31.F7" office:value-type="string">
            <text:p text:style-name="P256">time in milliseconds since the UNIX epoch of <text:span text:style-name="T45">the most recently updated items to fetch</text:span></text:p>
          </table:table-cell>
        </table:table-row>
        <table:table-row table:style-name="Table31.8">
          <table:table-cell table:style-name="Table31.A8" office:value-type="string">
            <text:p text:style-name="P246"/>
          </table:table-cell>
          <table:table-cell table:style-name="Table31.B8" table:number-columns-spanned="2" office:value-type="string">
            <text:p text:style-name="P246"/>
          </table:table-cell>
          <table:covered-table-cell/>
          <table:table-cell table:style-name="Table31.D8" office:value-type="string">
            <text:p text:style-name="P259">Total Size:</text:p>
          </table:table-cell>
          <table:table-cell table:style-name="Table31.E8" office:value-type="float" office:value="56">
            <text:p text:style-name="P257">56</text:p>
          </table:table-cell>
          <table:table-cell table:style-name="Table31.F8" office:value-type="string">
            <text:p text:style-name="P28">bytes</text:p>
          </table:table-cell>
        </table:table-row>
      </table:table>
      <text:p text:style-name="P246"/>
      <text:p text:style-name="P246"/>
      <text:p text:style-name="P260"/>
      <table:table table:name="Table32" table:style-name="Table32">
        <table:table-column table:style-name="Table32.A" table:number-columns-repeated="2"/>
        <table:table-column table:style-name="Table32.C"/>
        <table:table-column table:style-name="Table32.D"/>
        <table:table-column table:style-name="Table32.E"/>
        <table:table-column table:style-name="Table32.F"/>
        <table:table-row table:style-name="Table32.1">
          <table:table-cell table:style-name="Table32.A1" office:value-type="string">
            <text:p text:style-name="P247"/>
          </table:table-cell>
          <table:table-cell table:style-name="Table32.B1" table:number-columns-spanned="5" office:value-type="string">
            <text:p text:style-name="P261"><text:span text:style-name="T46">Server Response:</text:span> /<text:span text:style-name="T46">syncdown</text:span>/<text:span text:style-name="T49">reminder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32.1">
          <table:table-cell table:style-name="Table32.A2" table:number-columns-spanned="6" office:value-type="string">
            <text:p text:style-name="P24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2.1">
          <table:table-cell table:style-name="Table32.A3" office:value-type="string">
            <text:p text:style-name="P247"/>
          </table:table-cell>
          <table:table-cell table:style-name="Table32.B3" office:value-type="string">
            <text:p text:style-name="P248">#</text:p>
          </table:table-cell>
          <table:table-cell table:style-name="Table32.B3" office:value-type="string">
            <text:p text:style-name="P249">Field Name</text:p>
          </table:table-cell>
          <table:table-cell table:style-name="Table32.B3" office:value-type="string">
            <text:p text:style-name="P250">Data Type</text:p>
          </table:table-cell>
          <table:table-cell table:style-name="Table32.B3" office:value-type="string">
            <text:p text:style-name="P250">Size</text:p>
          </table:table-cell>
          <table:table-cell table:style-name="Table32.F3" office:value-type="string">
            <text:p text:style-name="P250">Description</text:p>
          </table:table-cell>
        </table:table-row>
        <table:table-row table:style-name="Table32.4">
          <table:table-cell table:style-name="Table32.A4" table:number-rows-spanned="3" office:value-type="string">
            <text:p text:style-name="P262">H<text:span text:style-name="T47">eader</text:span></text:p>
          </table:table-cell>
          <table:table-cell table:style-name="Table32.B4" office:value-type="string">
            <text:p text:style-name="P263">1</text:p>
          </table:table-cell>
          <table:table-cell table:style-name="Table32.B4" office:value-type="string">
            <text:p text:style-name="P264">recordCount</text:p>
          </table:table-cell>
          <table:table-cell table:style-name="Table32.B4" office:value-type="string">
            <text:p text:style-name="P265">int</text:p>
          </table:table-cell>
          <table:table-cell table:style-name="Table32.E4" office:value-type="float" office:value="4">
            <text:p text:style-name="P265">4</text:p>
          </table:table-cell>
          <table:table-cell table:style-name="Table32.F4" office:value-type="string">
            <text:p text:style-name="P104">the number of records in the repeated section</text:p>
          </table:table-cell>
        </table:table-row>
        <table:table-row table:style-name="Table32.5">
          <table:covered-table-cell table:style-name="Table32.A4"/>
          <table:table-cell table:style-name="Table32.B5" office:value-type="string">
            <text:p text:style-name="P252"/>
          </table:table-cell>
          <table:table-cell table:style-name="Table32.C5" office:value-type="string">
            <text:p text:style-name="P264"/>
          </table:table-cell>
          <table:table-cell table:style-name="Table32.D5" office:value-type="string">
            <text:p text:style-name="P264"/>
          </table:table-cell>
          <table:table-cell table:style-name="Table32.E5">
            <text:p text:style-name="P264"/>
          </table:table-cell>
          <table:table-cell table:style-name="Table32.F5" office:value-type="string">
            <text:p text:style-name="P216"/>
          </table:table-cell>
        </table:table-row>
        <table:table-row table:style-name="Table32.6">
          <table:covered-table-cell table:style-name="Table32.A4"/>
          <table:table-cell table:style-name="Table32.B4" office:value-type="string">
            <text:p text:style-name="P266"/>
          </table:table-cell>
          <table:table-cell table:style-name="Table32.B4" office:value-type="string">
            <text:p text:style-name="P264"/>
          </table:table-cell>
          <table:table-cell table:style-name="Table32.B4" office:value-type="string">
            <text:p text:style-name="P265"/>
          </table:table-cell>
          <table:table-cell table:style-name="Table32.E4">
            <text:p text:style-name="P265"/>
          </table:table-cell>
          <table:table-cell table:style-name="Table32.F6" office:value-type="string">
            <text:p text:style-name="P267"/>
          </table:table-cell>
        </table:table-row>
        <table:table-row table:style-name="Table32.7">
          <table:table-cell table:style-name="Table32.A7" office:value-type="string">
            <text:p text:style-name="P246"/>
          </table:table-cell>
          <table:table-cell table:style-name="Table32.B7" office:value-type="string">
            <text:p text:style-name="P143"/>
          </table:table-cell>
          <table:table-cell table:style-name="Table32.C7" office:value-type="string">
            <text:p text:style-name="P143"/>
          </table:table-cell>
          <table:table-cell table:style-name="Table32.D7" office:value-type="string">
            <text:p text:style-name="P143">Total Size:</text:p>
          </table:table-cell>
          <table:table-cell table:style-name="Table32.E7" office:value-type="float" office:value="4">
            <text:p text:style-name="P143">4</text:p>
          </table:table-cell>
          <table:table-cell table:style-name="Table32.F7" office:value-type="string">
            <text:p text:style-name="P143">bytes</text:p>
          </table:table-cell>
        </table:table-row>
        <table:table-row table:style-name="Table32.8">
          <table:table-cell table:style-name="Table32.A4" table:number-rows-spanned="4" office:value-type="string">
            <text:p text:style-name="P268">Repeated</text:p>
          </table:table-cell>
          <table:table-cell table:style-name="Table32.B4" office:value-type="string">
            <text:p text:style-name="P263">2</text:p>
          </table:table-cell>
          <table:table-cell table:style-name="Table32.C8" office:value-type="string">
            <text:p text:style-name="P264">itemID</text:p>
          </table:table-cell>
          <table:table-cell table:style-name="Table32.B4" office:value-type="string">
            <text:p text:style-name="P269">bigint</text:p>
          </table:table-cell>
          <table:table-cell table:style-name="Table32.E4" office:value-type="float" office:value="8">
            <text:p text:style-name="P269">8</text:p>
          </table:table-cell>
          <table:table-cell table:style-name="Table32.F8" office:value-type="string">
            <text:p text:style-name="P256">unique-<text:span text:style-name="T13">to-user</text:span> ID for notes, reminders, recurring reminders, and overrides</text:p>
          </table:table-cell>
        </table:table-row>
        <table:table-row table:style-name="Table32.8">
          <table:covered-table-cell table:style-name="Table32.A4"/>
          <table:table-cell table:style-name="Table32.B9" office:value-type="string">
            <text:p text:style-name="P263">3</text:p>
          </table:table-cell>
          <table:table-cell table:style-name="Table32.C9" office:value-type="string">
            <text:p text:style-name="P264">lastModified</text:p>
          </table:table-cell>
          <table:table-cell table:style-name="Table32.D9" office:value-type="string">
            <text:p text:style-name="P269">bigint</text:p>
          </table:table-cell>
          <table:table-cell table:style-name="Table32.E5" office:value-type="float" office:value="8">
            <text:p text:style-name="P269">8</text:p>
          </table:table-cell>
          <table:table-cell table:style-name="Table32.F9" office:value-type="string">
            <text:p text:style-name="P256">time in milliseconds since the UNIX epoch of when the item has last been modified by a user</text:p>
          </table:table-cell>
        </table:table-row>
        <table:table-row table:style-name="Table32.10">
          <table:covered-table-cell table:style-name="Table32.A4"/>
          <table:table-cell table:style-name="Table32.B4" office:value-type="string">
            <text:p text:style-name="P270"/>
          </table:table-cell>
          <table:table-cell table:style-name="Table32.B4" office:value-type="string">
            <text:p text:style-name="P271"><text:span text:style-name="T21"/></text:p>
          </table:table-cell>
          <table:table-cell table:style-name="Table32.B4" office:value-type="string">
            <text:p text:style-name="P270"/>
          </table:table-cell>
          <table:table-cell table:style-name="Table32.E4">
            <text:p text:style-name="P270"/>
          </table:table-cell>
          <table:table-cell table:style-name="Table32.F10" office:value-type="string">
            <text:p text:style-name="P272"/>
          </table:table-cell>
        </table:table-row>
        <table:table-row table:style-name="Table32.11">
          <table:covered-table-cell table:style-name="Table32.A4"/>
          <table:table-cell table:style-name="Table32.B11" office:value-type="string">
            <text:p text:style-name="P263">4</text:p>
          </table:table-cell>
          <table:table-cell table:style-name="Table32.C11" office:value-type="string">
            <text:p text:style-name="P273">encryptedData</text:p>
          </table:table-cell>
          <table:table-cell table:style-name="Table32.D11" office:value-type="string">
            <text:p text:style-name="P269">raw</text:p>
          </table:table-cell>
          <table:table-cell table:style-name="Table32.E5" office:value-type="float" office:value="96">
            <text:p text:style-name="P274">96</text:p>
          </table:table-cell>
          <table:table-cell table:style-name="Table32.F11" office:value-type="string">
            <text:p text:style-name="P275">all remaining data stored as <text:span text:style-name="T22">encrypted </text:span>raw</text:p>
          </table:table-cell>
        </table:table-row>
        <table:table-row table:style-name="Table32.12">
          <table:table-cell table:style-name="Table32.A12" office:value-type="string">
            <text:p text:style-name="P246"/>
          </table:table-cell>
          <table:table-cell table:style-name="Table32.B12" table:number-columns-spanned="2" office:value-type="string">
            <text:p text:style-name="P246"/>
          </table:table-cell>
          <table:covered-table-cell/>
          <table:table-cell table:style-name="Table32.D12" office:value-type="string">
            <text:p text:style-name="P259">Total Size:</text:p>
          </table:table-cell>
          <table:table-cell table:style-name="Table32.E12" office:value-type="string">
            <text:p text:style-name="P274">11<text:span text:style-name="T50">2</text:span>n</text:p>
          </table:table-cell>
          <table:table-cell table:style-name="Table32.F12" office:value-type="string">
            <text:p text:style-name="P28">bytes</text:p>
          </table:table-cell>
        </table:table-row>
      </table:table>
      <text:p text:style-name="P246"/>
      <text:p text:style-name="P246"/>
      <table:table table:name="Table33" table:style-name="Table33">
        <table:table-column table:style-name="Table33.A" table:number-columns-repeated="2"/>
        <table:table-column table:style-name="Table33.C"/>
        <table:table-column table:style-name="Table33.D"/>
        <table:table-column table:style-name="Table33.E"/>
        <table:table-column table:style-name="Table33.F"/>
        <table:table-row table:style-name="Table33.1">
          <table:table-cell table:style-name="Table33.A1" office:value-type="string">
            <text:p text:style-name="P247"/>
          </table:table-cell>
          <table:table-cell table:style-name="Table33.B1" table:number-columns-spanned="5" office:value-type="string">
            <text:p text:style-name="P14"><text:bookmark-start text:name="__RefHeading___Toc11774_3954546579"/>Client Request: /syncdown/<text:span text:style-name="T49">reminders/daily</text:span><text:bookmark-end text:name="__RefHeading___Toc11774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33.1">
          <table:table-cell table:style-name="Table33.A2" table:number-columns-spanned="6" office:value-type="string">
            <text:p text:style-name="P24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3.1">
          <table:table-cell table:style-name="Table33.A3" office:value-type="string">
            <text:p text:style-name="P247"/>
          </table:table-cell>
          <table:table-cell table:style-name="Table33.B3" office:value-type="string">
            <text:p text:style-name="P248">#</text:p>
          </table:table-cell>
          <table:table-cell table:style-name="Table33.B3" office:value-type="string">
            <text:p text:style-name="P249">Field Name</text:p>
          </table:table-cell>
          <table:table-cell table:style-name="Table33.B3" office:value-type="string">
            <text:p text:style-name="P250">Data Type</text:p>
          </table:table-cell>
          <table:table-cell table:style-name="Table33.B3" office:value-type="string">
            <text:p text:style-name="P250">Size</text:p>
          </table:table-cell>
          <table:table-cell table:style-name="Table33.F3" office:value-type="string">
            <text:p text:style-name="P250">Description</text:p>
          </table:table-cell>
        </table:table-row>
        <table:table-row table:style-name="Table33.4">
          <table:table-cell table:style-name="Table33.A4" table:number-rows-spanned="4" office:value-type="string">
            <text:p text:style-name="P251"/>
          </table:table-cell>
          <table:table-cell table:style-name="Table33.B4" office:value-type="string">
            <text:p text:style-name="P252">1</text:p>
          </table:table-cell>
          <table:table-cell table:style-name="Table33.B4" office:value-type="string">
            <text:p text:style-name="P253">userID</text:p>
          </table:table-cell>
          <table:table-cell table:style-name="Table33.B4" office:value-type="string">
            <text:p text:style-name="P254">bigint</text:p>
          </table:table-cell>
          <table:table-cell table:style-name="Table33.E4" office:value-type="float" office:value="8">
            <text:p text:style-name="P255">8</text:p>
          </table:table-cell>
          <table:table-cell table:style-name="Table33.F4" office:value-type="string">
            <text:p text:style-name="P256">ID <text:span text:style-name="T13">that uniquely identifies user</text:span></text:p>
          </table:table-cell>
        </table:table-row>
        <table:table-row table:style-name="Table33.5">
          <table:covered-table-cell table:style-name="Table33.A4"/>
          <table:table-cell table:style-name="Table33.B5" office:value-type="string">
            <text:p text:style-name="P252">2</text:p>
          </table:table-cell>
          <table:table-cell table:style-name="Table33.C5" office:value-type="string">
            <text:p text:style-name="P257">authToken</text:p>
          </table:table-cell>
          <table:table-cell table:style-name="Table33.D5" office:value-type="string">
            <text:p text:style-name="P257">raw</text:p>
          </table:table-cell>
          <table:table-cell table:style-name="Table33.E5" office:value-type="float" office:value="32">
            <text:p text:style-name="P257">32</text:p>
          </table:table-cell>
          <table:table-cell table:style-name="Table33.F5" office:value-type="string">
            <text:p text:style-name="P216">generated authentication token to validate a login session</text:p>
          </table:table-cell>
        </table:table-row>
        <table:table-row table:style-name="Table33.6">
          <table:covered-table-cell table:style-name="Table33.A4"/>
          <table:table-cell table:style-name="Table33.B4" office:value-type="string">
            <text:p text:style-name="P258">3</text:p>
          </table:table-cell>
          <table:table-cell table:style-name="Table33.B4" office:value-type="string">
            <text:p text:style-name="P257">startTime</text:p>
          </table:table-cell>
          <table:table-cell table:style-name="Table33.B4" office:value-type="string">
            <text:p text:style-name="P253">bigint</text:p>
          </table:table-cell>
          <table:table-cell table:style-name="Table33.E4" office:value-type="float" office:value="8">
            <text:p text:style-name="P253">8</text:p>
          </table:table-cell>
          <table:table-cell table:style-name="Table33.F6" office:value-type="string">
            <text:p text:style-name="P256">time in milliseconds since the UNIX epoch of <text:span text:style-name="T45">the least recently updated items to fetch</text:span></text:p>
          </table:table-cell>
        </table:table-row>
        <table:table-row table:style-name="Table33.7">
          <table:covered-table-cell table:style-name="Table33.A4"/>
          <table:table-cell table:style-name="Table33.B7" office:value-type="string">
            <text:p text:style-name="P258">4</text:p>
          </table:table-cell>
          <table:table-cell table:style-name="Table33.C7" office:value-type="string">
            <text:p text:style-name="P257">endTime</text:p>
          </table:table-cell>
          <table:table-cell table:style-name="Table33.D7" office:value-type="string">
            <text:p text:style-name="P253">bigint</text:p>
          </table:table-cell>
          <table:table-cell table:style-name="Table33.E5" office:value-type="float" office:value="8">
            <text:p text:style-name="P253">8</text:p>
          </table:table-cell>
          <table:table-cell table:style-name="Table33.F7" office:value-type="string">
            <text:p text:style-name="P256">time in milliseconds since the UNIX epoch of <text:span text:style-name="T45">the most recently updated items to fetch</text:span></text:p>
          </table:table-cell>
        </table:table-row>
        <table:table-row table:style-name="Table33.8">
          <table:table-cell table:style-name="Table33.A8" office:value-type="string">
            <text:p text:style-name="P246"/>
          </table:table-cell>
          <table:table-cell table:style-name="Table33.B8" table:number-columns-spanned="2" office:value-type="string">
            <text:p text:style-name="P246"/>
          </table:table-cell>
          <table:covered-table-cell/>
          <table:table-cell table:style-name="Table33.D8" office:value-type="string">
            <text:p text:style-name="P259">Total Size:</text:p>
          </table:table-cell>
          <table:table-cell table:style-name="Table33.E8" office:value-type="float" office:value="56">
            <text:p text:style-name="P257">56</text:p>
          </table:table-cell>
          <table:table-cell table:style-name="Table33.F8" office:value-type="string">
            <text:p text:style-name="P28">bytes</text:p>
          </table:table-cell>
        </table:table-row>
      </table:table>
      <text:p text:style-name="P246"/>
      <text:p text:style-name="P246"/>
      <text:p text:style-name="P260"/>
      <table:table table:name="Table34" table:style-name="Table34">
        <table:table-column table:style-name="Table34.A" table:number-columns-repeated="2"/>
        <table:table-column table:style-name="Table34.C"/>
        <table:table-column table:style-name="Table34.D"/>
        <table:table-column table:style-name="Table34.E"/>
        <table:table-column table:style-name="Table34.F"/>
        <table:table-row table:style-name="Table34.1">
          <table:table-cell table:style-name="Table34.A1" office:value-type="string">
            <text:p text:style-name="P247"/>
          </table:table-cell>
          <table:table-cell table:style-name="Table34.B1" table:number-columns-spanned="5" office:value-type="string">
            <text:p text:style-name="P261"><text:span text:style-name="T46">Server Response:</text:span> /<text:span text:style-name="T46">syncdown</text:span>/<text:span text:style-name="T49">reminders/daily</text:span></text:p>
          </table:table-cell>
          <table:covered-table-cell/>
          <table:covered-table-cell/>
          <table:covered-table-cell/>
          <table:covered-table-cell/>
        </table:table-row>
        <table:table-row table:style-name="Table34.1">
          <table:table-cell table:style-name="Table34.A2" table:number-columns-spanned="6" office:value-type="string">
            <text:p text:style-name="P24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4.1">
          <table:table-cell table:style-name="Table34.A3" office:value-type="string">
            <text:p text:style-name="P247"/>
          </table:table-cell>
          <table:table-cell table:style-name="Table34.B3" office:value-type="string">
            <text:p text:style-name="P248">#</text:p>
          </table:table-cell>
          <table:table-cell table:style-name="Table34.B3" office:value-type="string">
            <text:p text:style-name="P249">Field Name</text:p>
          </table:table-cell>
          <table:table-cell table:style-name="Table34.B3" office:value-type="string">
            <text:p text:style-name="P250">Data Type</text:p>
          </table:table-cell>
          <table:table-cell table:style-name="Table34.B3" office:value-type="string">
            <text:p text:style-name="P250">Size</text:p>
          </table:table-cell>
          <table:table-cell table:style-name="Table34.F3" office:value-type="string">
            <text:p text:style-name="P250">Description</text:p>
          </table:table-cell>
        </table:table-row>
        <table:table-row table:style-name="Table34.4">
          <table:table-cell table:style-name="Table34.A4" table:number-rows-spanned="3" office:value-type="string">
            <text:p text:style-name="P262">H<text:span text:style-name="T47">eader</text:span></text:p>
          </table:table-cell>
          <table:table-cell table:style-name="Table34.B4" office:value-type="string">
            <text:p text:style-name="P263">1</text:p>
          </table:table-cell>
          <table:table-cell table:style-name="Table34.B4" office:value-type="string">
            <text:p text:style-name="P264">recordCount</text:p>
          </table:table-cell>
          <table:table-cell table:style-name="Table34.B4" office:value-type="string">
            <text:p text:style-name="P265">int</text:p>
          </table:table-cell>
          <table:table-cell table:style-name="Table34.E4" office:value-type="float" office:value="4">
            <text:p text:style-name="P265">4</text:p>
          </table:table-cell>
          <table:table-cell table:style-name="Table34.F4" office:value-type="string">
            <text:p text:style-name="P104">the number of records in the repeated section</text:p>
          </table:table-cell>
        </table:table-row>
        <table:table-row table:style-name="Table34.5">
          <table:covered-table-cell table:style-name="Table34.A4"/>
          <table:table-cell table:style-name="Table34.B5" office:value-type="string">
            <text:p text:style-name="P252"/>
          </table:table-cell>
          <table:table-cell table:style-name="Table34.C5" office:value-type="string">
            <text:p text:style-name="P264"/>
          </table:table-cell>
          <table:table-cell table:style-name="Table34.D5" office:value-type="string">
            <text:p text:style-name="P264"/>
          </table:table-cell>
          <table:table-cell table:style-name="Table34.E5">
            <text:p text:style-name="P264"/>
          </table:table-cell>
          <table:table-cell table:style-name="Table34.F5" office:value-type="string">
            <text:p text:style-name="P216"/>
          </table:table-cell>
        </table:table-row>
        <table:table-row table:style-name="Table34.6">
          <table:covered-table-cell table:style-name="Table34.A4"/>
          <table:table-cell table:style-name="Table34.B4" office:value-type="string">
            <text:p text:style-name="P266"/>
          </table:table-cell>
          <table:table-cell table:style-name="Table34.B4" office:value-type="string">
            <text:p text:style-name="P264"/>
          </table:table-cell>
          <table:table-cell table:style-name="Table34.B4" office:value-type="string">
            <text:p text:style-name="P265"/>
          </table:table-cell>
          <table:table-cell table:style-name="Table34.E4">
            <text:p text:style-name="P265"/>
          </table:table-cell>
          <table:table-cell table:style-name="Table34.F6" office:value-type="string">
            <text:p text:style-name="P267"/>
          </table:table-cell>
        </table:table-row>
        <table:table-row table:style-name="Table34.7">
          <table:table-cell table:style-name="Table34.A7" office:value-type="string">
            <text:p text:style-name="P246"/>
          </table:table-cell>
          <table:table-cell table:style-name="Table34.B7" office:value-type="string">
            <text:p text:style-name="P143"/>
          </table:table-cell>
          <table:table-cell table:style-name="Table34.C7" office:value-type="string">
            <text:p text:style-name="P143"/>
          </table:table-cell>
          <table:table-cell table:style-name="Table34.D7" office:value-type="string">
            <text:p text:style-name="P143">Total Size:</text:p>
          </table:table-cell>
          <table:table-cell table:style-name="Table34.E7" office:value-type="float" office:value="4">
            <text:p text:style-name="P143">4</text:p>
          </table:table-cell>
          <table:table-cell table:style-name="Table34.F7" office:value-type="string">
            <text:p text:style-name="P143">bytes</text:p>
          </table:table-cell>
        </table:table-row>
        <table:table-row table:style-name="Table34.8">
          <table:table-cell table:style-name="Table34.A4" table:number-rows-spanned="4" office:value-type="string">
            <text:p text:style-name="P268">Repeated</text:p>
          </table:table-cell>
          <table:table-cell table:style-name="Table34.B4" office:value-type="string">
            <text:p text:style-name="P263">2</text:p>
          </table:table-cell>
          <table:table-cell table:style-name="Table34.C8" office:value-type="string">
            <text:p text:style-name="P264">itemID</text:p>
          </table:table-cell>
          <table:table-cell table:style-name="Table34.B4" office:value-type="string">
            <text:p text:style-name="P269">bigint</text:p>
          </table:table-cell>
          <table:table-cell table:style-name="Table34.E4" office:value-type="float" office:value="8">
            <text:p text:style-name="P269">8</text:p>
          </table:table-cell>
          <table:table-cell table:style-name="Table34.F8" office:value-type="string">
            <text:p text:style-name="P256">unique-<text:span text:style-name="T13">to-user</text:span> ID for notes, reminders, recurring reminders, and overrides</text:p>
          </table:table-cell>
        </table:table-row>
        <table:table-row table:style-name="Table34.8">
          <table:covered-table-cell table:style-name="Table34.A4"/>
          <table:table-cell table:style-name="Table34.B9" office:value-type="string">
            <text:p text:style-name="P263">3</text:p>
          </table:table-cell>
          <table:table-cell table:style-name="Table34.C9" office:value-type="string">
            <text:p text:style-name="P264">lastModified</text:p>
          </table:table-cell>
          <table:table-cell table:style-name="Table34.D9" office:value-type="string">
            <text:p text:style-name="P269">bigint</text:p>
          </table:table-cell>
          <table:table-cell table:style-name="Table34.E5" office:value-type="float" office:value="8">
            <text:p text:style-name="P269">8</text:p>
          </table:table-cell>
          <table:table-cell table:style-name="Table34.F9" office:value-type="string">
            <text:p text:style-name="P256">time in milliseconds since the UNIX epoch of when the item has last been modified by a user</text:p>
          </table:table-cell>
        </table:table-row>
        <table:table-row table:style-name="Table34.10">
          <table:covered-table-cell table:style-name="Table34.A4"/>
          <table:table-cell table:style-name="Table34.B4" office:value-type="string">
            <text:p text:style-name="P270"/>
          </table:table-cell>
          <table:table-cell table:style-name="Table34.B4" office:value-type="string">
            <text:p text:style-name="P271"><text:span text:style-name="T21"/></text:p>
          </table:table-cell>
          <table:table-cell table:style-name="Table34.B4" office:value-type="string">
            <text:p text:style-name="P270"/>
          </table:table-cell>
          <table:table-cell table:style-name="Table34.E4">
            <text:p text:style-name="P270"/>
          </table:table-cell>
          <table:table-cell table:style-name="Table34.F10" office:value-type="string">
            <text:p text:style-name="P272"/>
          </table:table-cell>
        </table:table-row>
        <table:table-row table:style-name="Table34.11">
          <table:covered-table-cell table:style-name="Table34.A4"/>
          <table:table-cell table:style-name="Table34.B11" office:value-type="string">
            <text:p text:style-name="P263">4</text:p>
          </table:table-cell>
          <table:table-cell table:style-name="Table34.C11" office:value-type="string">
            <text:p text:style-name="P273">encryptedData</text:p>
          </table:table-cell>
          <table:table-cell table:style-name="Table34.D11" office:value-type="string">
            <text:p text:style-name="P269">raw</text:p>
          </table:table-cell>
          <table:table-cell table:style-name="Table34.E5" office:value-type="float" office:value="96">
            <text:p text:style-name="P274">96</text:p>
          </table:table-cell>
          <table:table-cell table:style-name="Table34.F11" office:value-type="string">
            <text:p text:style-name="P275">all remaining data stored as <text:span text:style-name="T22">encrypted </text:span>raw</text:p>
          </table:table-cell>
        </table:table-row>
        <table:table-row table:style-name="Table34.12">
          <table:table-cell table:style-name="Table34.A12" office:value-type="string">
            <text:p text:style-name="P246"/>
          </table:table-cell>
          <table:table-cell table:style-name="Table34.B12" table:number-columns-spanned="2" office:value-type="string">
            <text:p text:style-name="P246"/>
          </table:table-cell>
          <table:covered-table-cell/>
          <table:table-cell table:style-name="Table34.D12" office:value-type="string">
            <text:p text:style-name="P259">Total Size:</text:p>
          </table:table-cell>
          <table:table-cell table:style-name="Table34.E12" office:value-type="string">
            <text:p text:style-name="P274">11<text:span text:style-name="T50">2</text:span>n</text:p>
          </table:table-cell>
          <table:table-cell table:style-name="Table34.F12" office:value-type="string">
            <text:p text:style-name="P28">bytes</text:p>
          </table:table-cell>
        </table:table-row>
      </table:table>
      <text:p text:style-name="P246"/>
      <text:p text:style-name="P246"/>
      <table:table table:name="Table35" table:style-name="Table35">
        <table:table-column table:style-name="Table35.A" table:number-columns-repeated="2"/>
        <table:table-column table:style-name="Table35.C"/>
        <table:table-column table:style-name="Table35.D"/>
        <table:table-column table:style-name="Table35.E"/>
        <table:table-column table:style-name="Table35.F"/>
        <table:table-row table:style-name="Table35.1">
          <table:table-cell table:style-name="Table35.A1" office:value-type="string">
            <text:p text:style-name="P247"/>
          </table:table-cell>
          <table:table-cell table:style-name="Table35.B1" table:number-columns-spanned="5" office:value-type="string">
            <text:p text:style-name="P14"><text:bookmark-start text:name="__RefHeading___Toc11772_3954546579"/>Client Request: /syncdown/<text:span text:style-name="T49">reminders/weekly</text:span><text:bookmark-end text:name="__RefHeading___Toc11772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35.1">
          <table:table-cell table:style-name="Table35.A2" table:number-columns-spanned="6" office:value-type="string">
            <text:p text:style-name="P24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5.1">
          <table:table-cell table:style-name="Table35.A3" office:value-type="string">
            <text:p text:style-name="P247"/>
          </table:table-cell>
          <table:table-cell table:style-name="Table35.B3" office:value-type="string">
            <text:p text:style-name="P248">#</text:p>
          </table:table-cell>
          <table:table-cell table:style-name="Table35.B3" office:value-type="string">
            <text:p text:style-name="P249">Field Name</text:p>
          </table:table-cell>
          <table:table-cell table:style-name="Table35.B3" office:value-type="string">
            <text:p text:style-name="P250">Data Type</text:p>
          </table:table-cell>
          <table:table-cell table:style-name="Table35.B3" office:value-type="string">
            <text:p text:style-name="P250">Size</text:p>
          </table:table-cell>
          <table:table-cell table:style-name="Table35.F3" office:value-type="string">
            <text:p text:style-name="P250">Description</text:p>
          </table:table-cell>
        </table:table-row>
        <table:table-row table:style-name="Table35.4">
          <table:table-cell table:style-name="Table35.A4" table:number-rows-spanned="4" office:value-type="string">
            <text:p text:style-name="P251"/>
          </table:table-cell>
          <table:table-cell table:style-name="Table35.B4" office:value-type="string">
            <text:p text:style-name="P252">1</text:p>
          </table:table-cell>
          <table:table-cell table:style-name="Table35.B4" office:value-type="string">
            <text:p text:style-name="P253">userID</text:p>
          </table:table-cell>
          <table:table-cell table:style-name="Table35.B4" office:value-type="string">
            <text:p text:style-name="P254">bigint</text:p>
          </table:table-cell>
          <table:table-cell table:style-name="Table35.E4" office:value-type="float" office:value="8">
            <text:p text:style-name="P255">8</text:p>
          </table:table-cell>
          <table:table-cell table:style-name="Table35.F4" office:value-type="string">
            <text:p text:style-name="P256">ID <text:span text:style-name="T13">that uniquely identifies user</text:span></text:p>
          </table:table-cell>
        </table:table-row>
        <table:table-row table:style-name="Table35.5">
          <table:covered-table-cell table:style-name="Table35.A4"/>
          <table:table-cell table:style-name="Table35.B5" office:value-type="string">
            <text:p text:style-name="P252">2</text:p>
          </table:table-cell>
          <table:table-cell table:style-name="Table35.C5" office:value-type="string">
            <text:p text:style-name="P257">authToken</text:p>
          </table:table-cell>
          <table:table-cell table:style-name="Table35.D5" office:value-type="string">
            <text:p text:style-name="P257">raw</text:p>
          </table:table-cell>
          <table:table-cell table:style-name="Table35.E5" office:value-type="float" office:value="32">
            <text:p text:style-name="P257">32</text:p>
          </table:table-cell>
          <table:table-cell table:style-name="Table35.F5" office:value-type="string">
            <text:p text:style-name="P216">generated authentication token to validate a login session</text:p>
          </table:table-cell>
        </table:table-row>
        <table:table-row table:style-name="Table35.6">
          <table:covered-table-cell table:style-name="Table35.A4"/>
          <table:table-cell table:style-name="Table35.B4" office:value-type="string">
            <text:p text:style-name="P258">3</text:p>
          </table:table-cell>
          <table:table-cell table:style-name="Table35.B4" office:value-type="string">
            <text:p text:style-name="P257">startTime</text:p>
          </table:table-cell>
          <table:table-cell table:style-name="Table35.B4" office:value-type="string">
            <text:p text:style-name="P253">bigint</text:p>
          </table:table-cell>
          <table:table-cell table:style-name="Table35.E4" office:value-type="float" office:value="8">
            <text:p text:style-name="P253">8</text:p>
          </table:table-cell>
          <table:table-cell table:style-name="Table35.F6" office:value-type="string">
            <text:p text:style-name="P256">time in milliseconds since the UNIX epoch of <text:span text:style-name="T45">the least recently updated items to fetch</text:span></text:p>
          </table:table-cell>
        </table:table-row>
        <table:table-row table:style-name="Table35.7">
          <table:covered-table-cell table:style-name="Table35.A4"/>
          <table:table-cell table:style-name="Table35.B7" office:value-type="string">
            <text:p text:style-name="P258">4</text:p>
          </table:table-cell>
          <table:table-cell table:style-name="Table35.C7" office:value-type="string">
            <text:p text:style-name="P257">endTime</text:p>
          </table:table-cell>
          <table:table-cell table:style-name="Table35.D7" office:value-type="string">
            <text:p text:style-name="P253">bigint</text:p>
          </table:table-cell>
          <table:table-cell table:style-name="Table35.E5" office:value-type="float" office:value="8">
            <text:p text:style-name="P253">8</text:p>
          </table:table-cell>
          <table:table-cell table:style-name="Table35.F7" office:value-type="string">
            <text:p text:style-name="P256">time in milliseconds since the UNIX epoch of <text:span text:style-name="T45">the most recently updated items to fetch</text:span></text:p>
          </table:table-cell>
        </table:table-row>
        <table:table-row table:style-name="Table35.8">
          <table:table-cell table:style-name="Table35.A8" office:value-type="string">
            <text:p text:style-name="P246"/>
          </table:table-cell>
          <table:table-cell table:style-name="Table35.B8" table:number-columns-spanned="2" office:value-type="string">
            <text:p text:style-name="P246"/>
          </table:table-cell>
          <table:covered-table-cell/>
          <table:table-cell table:style-name="Table35.D8" office:value-type="string">
            <text:p text:style-name="P259">Total Size:</text:p>
          </table:table-cell>
          <table:table-cell table:style-name="Table35.E8" office:value-type="float" office:value="56">
            <text:p text:style-name="P257">56</text:p>
          </table:table-cell>
          <table:table-cell table:style-name="Table35.F8" office:value-type="string">
            <text:p text:style-name="P28">bytes</text:p>
          </table:table-cell>
        </table:table-row>
      </table:table>
      <text:p text:style-name="P246"/>
      <text:p text:style-name="P246"/>
      <text:p text:style-name="P260"/>
      <table:table table:name="Table36" table:style-name="Table36">
        <table:table-column table:style-name="Table36.A" table:number-columns-repeated="2"/>
        <table:table-column table:style-name="Table36.C"/>
        <table:table-column table:style-name="Table36.D"/>
        <table:table-column table:style-name="Table36.E"/>
        <table:table-column table:style-name="Table36.F"/>
        <table:table-row table:style-name="Table36.1">
          <table:table-cell table:style-name="Table36.A1" office:value-type="string">
            <text:p text:style-name="P247"/>
          </table:table-cell>
          <table:table-cell table:style-name="Table36.B1" table:number-columns-spanned="5" office:value-type="string">
            <text:p text:style-name="P261"><text:span text:style-name="T46">Server Response:</text:span> /<text:span text:style-name="T46">syncdown</text:span>/<text:span text:style-name="T49">reminders/weekly</text:span></text:p>
          </table:table-cell>
          <table:covered-table-cell/>
          <table:covered-table-cell/>
          <table:covered-table-cell/>
          <table:covered-table-cell/>
        </table:table-row>
        <table:table-row table:style-name="Table36.1">
          <table:table-cell table:style-name="Table36.A2" table:number-columns-spanned="6" office:value-type="string">
            <text:p text:style-name="P24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6.1">
          <table:table-cell table:style-name="Table36.A3" office:value-type="string">
            <text:p text:style-name="P247"/>
          </table:table-cell>
          <table:table-cell table:style-name="Table36.B3" office:value-type="string">
            <text:p text:style-name="P248">#</text:p>
          </table:table-cell>
          <table:table-cell table:style-name="Table36.B3" office:value-type="string">
            <text:p text:style-name="P249">Field Name</text:p>
          </table:table-cell>
          <table:table-cell table:style-name="Table36.B3" office:value-type="string">
            <text:p text:style-name="P250">Data Type</text:p>
          </table:table-cell>
          <table:table-cell table:style-name="Table36.B3" office:value-type="string">
            <text:p text:style-name="P250">Size</text:p>
          </table:table-cell>
          <table:table-cell table:style-name="Table36.F3" office:value-type="string">
            <text:p text:style-name="P250">Description</text:p>
          </table:table-cell>
        </table:table-row>
        <table:table-row table:style-name="Table36.4">
          <table:table-cell table:style-name="Table36.A4" table:number-rows-spanned="3" office:value-type="string">
            <text:p text:style-name="P262">H<text:span text:style-name="T47">eader</text:span></text:p>
          </table:table-cell>
          <table:table-cell table:style-name="Table36.B4" office:value-type="string">
            <text:p text:style-name="P263">1</text:p>
          </table:table-cell>
          <table:table-cell table:style-name="Table36.B4" office:value-type="string">
            <text:p text:style-name="P264">recordCount</text:p>
          </table:table-cell>
          <table:table-cell table:style-name="Table36.B4" office:value-type="string">
            <text:p text:style-name="P265">int</text:p>
          </table:table-cell>
          <table:table-cell table:style-name="Table36.E4" office:value-type="float" office:value="4">
            <text:p text:style-name="P265">4</text:p>
          </table:table-cell>
          <table:table-cell table:style-name="Table36.F4" office:value-type="string">
            <text:p text:style-name="P104">the number of records in the repeated section</text:p>
          </table:table-cell>
        </table:table-row>
        <table:table-row table:style-name="Table36.5">
          <table:covered-table-cell table:style-name="Table36.A4"/>
          <table:table-cell table:style-name="Table36.B5" office:value-type="string">
            <text:p text:style-name="P252"/>
          </table:table-cell>
          <table:table-cell table:style-name="Table36.C5" office:value-type="string">
            <text:p text:style-name="P264"/>
          </table:table-cell>
          <table:table-cell table:style-name="Table36.D5" office:value-type="string">
            <text:p text:style-name="P264"/>
          </table:table-cell>
          <table:table-cell table:style-name="Table36.E5">
            <text:p text:style-name="P264"/>
          </table:table-cell>
          <table:table-cell table:style-name="Table36.F5" office:value-type="string">
            <text:p text:style-name="P216"/>
          </table:table-cell>
        </table:table-row>
        <table:table-row table:style-name="Table36.6">
          <table:covered-table-cell table:style-name="Table36.A4"/>
          <table:table-cell table:style-name="Table36.B4" office:value-type="string">
            <text:p text:style-name="P266"/>
          </table:table-cell>
          <table:table-cell table:style-name="Table36.B4" office:value-type="string">
            <text:p text:style-name="P264"/>
          </table:table-cell>
          <table:table-cell table:style-name="Table36.B4" office:value-type="string">
            <text:p text:style-name="P265"/>
          </table:table-cell>
          <table:table-cell table:style-name="Table36.E4">
            <text:p text:style-name="P265"/>
          </table:table-cell>
          <table:table-cell table:style-name="Table36.F6" office:value-type="string">
            <text:p text:style-name="P267"/>
          </table:table-cell>
        </table:table-row>
        <table:table-row table:style-name="Table36.7">
          <table:table-cell table:style-name="Table36.A7" office:value-type="string">
            <text:p text:style-name="P246"/>
          </table:table-cell>
          <table:table-cell table:style-name="Table36.B7" office:value-type="string">
            <text:p text:style-name="P143"/>
          </table:table-cell>
          <table:table-cell table:style-name="Table36.C7" office:value-type="string">
            <text:p text:style-name="P143"/>
          </table:table-cell>
          <table:table-cell table:style-name="Table36.D7" office:value-type="string">
            <text:p text:style-name="P143">Total Size:</text:p>
          </table:table-cell>
          <table:table-cell table:style-name="Table36.E7" office:value-type="float" office:value="4">
            <text:p text:style-name="P143">4</text:p>
          </table:table-cell>
          <table:table-cell table:style-name="Table36.F7" office:value-type="string">
            <text:p text:style-name="P143">bytes</text:p>
          </table:table-cell>
        </table:table-row>
        <table:table-row table:style-name="Table36.8">
          <table:table-cell table:style-name="Table36.A4" table:number-rows-spanned="4" office:value-type="string">
            <text:p text:style-name="P268">Repeated</text:p>
          </table:table-cell>
          <table:table-cell table:style-name="Table36.B4" office:value-type="string">
            <text:p text:style-name="P263">2</text:p>
          </table:table-cell>
          <table:table-cell table:style-name="Table36.C8" office:value-type="string">
            <text:p text:style-name="P264">itemID</text:p>
          </table:table-cell>
          <table:table-cell table:style-name="Table36.B4" office:value-type="string">
            <text:p text:style-name="P269">bigint</text:p>
          </table:table-cell>
          <table:table-cell table:style-name="Table36.E4" office:value-type="float" office:value="8">
            <text:p text:style-name="P269">8</text:p>
          </table:table-cell>
          <table:table-cell table:style-name="Table36.F8" office:value-type="string">
            <text:p text:style-name="P256">unique-<text:span text:style-name="T13">to-user</text:span> ID for notes, reminders, recurring reminders, and overrides</text:p>
          </table:table-cell>
        </table:table-row>
        <table:table-row table:style-name="Table36.8">
          <table:covered-table-cell table:style-name="Table36.A4"/>
          <table:table-cell table:style-name="Table36.B9" office:value-type="string">
            <text:p text:style-name="P263">3</text:p>
          </table:table-cell>
          <table:table-cell table:style-name="Table36.C9" office:value-type="string">
            <text:p text:style-name="P264">lastModified</text:p>
          </table:table-cell>
          <table:table-cell table:style-name="Table36.D9" office:value-type="string">
            <text:p text:style-name="P269">bigint</text:p>
          </table:table-cell>
          <table:table-cell table:style-name="Table36.E5" office:value-type="float" office:value="8">
            <text:p text:style-name="P269">8</text:p>
          </table:table-cell>
          <table:table-cell table:style-name="Table36.F9" office:value-type="string">
            <text:p text:style-name="P256">time in milliseconds since the UNIX epoch of when the item has last been modified by a user</text:p>
          </table:table-cell>
        </table:table-row>
        <table:table-row table:style-name="Table36.10">
          <table:covered-table-cell table:style-name="Table36.A4"/>
          <table:table-cell table:style-name="Table36.B4" office:value-type="string">
            <text:p text:style-name="P270"/>
          </table:table-cell>
          <table:table-cell table:style-name="Table36.B4" office:value-type="string">
            <text:p text:style-name="P271"><text:span text:style-name="T21"/></text:p>
          </table:table-cell>
          <table:table-cell table:style-name="Table36.B4" office:value-type="string">
            <text:p text:style-name="P270"/>
          </table:table-cell>
          <table:table-cell table:style-name="Table36.E4">
            <text:p text:style-name="P270"/>
          </table:table-cell>
          <table:table-cell table:style-name="Table36.F10" office:value-type="string">
            <text:p text:style-name="P272"/>
          </table:table-cell>
        </table:table-row>
        <table:table-row table:style-name="Table36.11">
          <table:covered-table-cell table:style-name="Table36.A4"/>
          <table:table-cell table:style-name="Table36.B11" office:value-type="string">
            <text:p text:style-name="P263">4</text:p>
          </table:table-cell>
          <table:table-cell table:style-name="Table36.C11" office:value-type="string">
            <text:p text:style-name="P273">encryptedData</text:p>
          </table:table-cell>
          <table:table-cell table:style-name="Table36.D11" office:value-type="string">
            <text:p text:style-name="P269">raw</text:p>
          </table:table-cell>
          <table:table-cell table:style-name="Table36.E5" office:value-type="float" office:value="96">
            <text:p text:style-name="P274">96</text:p>
          </table:table-cell>
          <table:table-cell table:style-name="Table36.F11" office:value-type="string">
            <text:p text:style-name="P275">all remaining data stored as <text:span text:style-name="T22">encrypted </text:span>raw</text:p>
          </table:table-cell>
        </table:table-row>
        <table:table-row table:style-name="Table36.12">
          <table:table-cell table:style-name="Table36.A12" office:value-type="string">
            <text:p text:style-name="P246"/>
          </table:table-cell>
          <table:table-cell table:style-name="Table36.B12" table:number-columns-spanned="2" office:value-type="string">
            <text:p text:style-name="P246"/>
          </table:table-cell>
          <table:covered-table-cell/>
          <table:table-cell table:style-name="Table36.D12" office:value-type="string">
            <text:p text:style-name="P259">Total Size:</text:p>
          </table:table-cell>
          <table:table-cell table:style-name="Table36.E12" office:value-type="string">
            <text:p text:style-name="P274">11<text:span text:style-name="T50">2</text:span>n</text:p>
          </table:table-cell>
          <table:table-cell table:style-name="Table36.F12" office:value-type="string">
            <text:p text:style-name="P28">bytes</text:p>
          </table:table-cell>
        </table:table-row>
      </table:table>
      <text:p text:style-name="P246"/>
      <text:p text:style-name="P246"/>
      <table:table table:name="Table37" table:style-name="Table37">
        <table:table-column table:style-name="Table37.A" table:number-columns-repeated="2"/>
        <table:table-column table:style-name="Table37.C"/>
        <table:table-column table:style-name="Table37.D"/>
        <table:table-column table:style-name="Table37.E"/>
        <table:table-column table:style-name="Table37.F"/>
        <table:table-row table:style-name="Table37.1">
          <table:table-cell table:style-name="Table37.A1" office:value-type="string">
            <text:p text:style-name="P247"/>
          </table:table-cell>
          <table:table-cell table:style-name="Table37.B1" table:number-columns-spanned="5" office:value-type="string">
            <text:p text:style-name="P14"><text:bookmark-start text:name="__RefHeading___Toc11770_3954546579"/>Client Request: /syncdown/<text:span text:style-name="T49">reminders/monthly</text:span><text:bookmark-end text:name="__RefHeading___Toc11770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37.1">
          <table:table-cell table:style-name="Table37.A2" table:number-columns-spanned="6" office:value-type="string">
            <text:p text:style-name="P24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7.1">
          <table:table-cell table:style-name="Table37.A3" office:value-type="string">
            <text:p text:style-name="P247"/>
          </table:table-cell>
          <table:table-cell table:style-name="Table37.B3" office:value-type="string">
            <text:p text:style-name="P248">#</text:p>
          </table:table-cell>
          <table:table-cell table:style-name="Table37.B3" office:value-type="string">
            <text:p text:style-name="P249">Field Name</text:p>
          </table:table-cell>
          <table:table-cell table:style-name="Table37.B3" office:value-type="string">
            <text:p text:style-name="P250">Data Type</text:p>
          </table:table-cell>
          <table:table-cell table:style-name="Table37.B3" office:value-type="string">
            <text:p text:style-name="P250">Size</text:p>
          </table:table-cell>
          <table:table-cell table:style-name="Table37.F3" office:value-type="string">
            <text:p text:style-name="P250">Description</text:p>
          </table:table-cell>
        </table:table-row>
        <table:table-row table:style-name="Table37.4">
          <table:table-cell table:style-name="Table37.A4" table:number-rows-spanned="4" office:value-type="string">
            <text:p text:style-name="P251"/>
          </table:table-cell>
          <table:table-cell table:style-name="Table37.B4" office:value-type="string">
            <text:p text:style-name="P252">1</text:p>
          </table:table-cell>
          <table:table-cell table:style-name="Table37.B4" office:value-type="string">
            <text:p text:style-name="P253">userID</text:p>
          </table:table-cell>
          <table:table-cell table:style-name="Table37.B4" office:value-type="string">
            <text:p text:style-name="P254">bigint</text:p>
          </table:table-cell>
          <table:table-cell table:style-name="Table37.E4" office:value-type="float" office:value="8">
            <text:p text:style-name="P255">8</text:p>
          </table:table-cell>
          <table:table-cell table:style-name="Table37.F4" office:value-type="string">
            <text:p text:style-name="P256">ID <text:span text:style-name="T13">that uniquely identifies user</text:span></text:p>
          </table:table-cell>
        </table:table-row>
        <table:table-row table:style-name="Table37.5">
          <table:covered-table-cell table:style-name="Table37.A4"/>
          <table:table-cell table:style-name="Table37.B5" office:value-type="string">
            <text:p text:style-name="P252">2</text:p>
          </table:table-cell>
          <table:table-cell table:style-name="Table37.C5" office:value-type="string">
            <text:p text:style-name="P257">authToken</text:p>
          </table:table-cell>
          <table:table-cell table:style-name="Table37.D5" office:value-type="string">
            <text:p text:style-name="P257">raw</text:p>
          </table:table-cell>
          <table:table-cell table:style-name="Table37.E5" office:value-type="float" office:value="32">
            <text:p text:style-name="P257">32</text:p>
          </table:table-cell>
          <table:table-cell table:style-name="Table37.F5" office:value-type="string">
            <text:p text:style-name="P216">generated authentication token to validate a login session</text:p>
          </table:table-cell>
        </table:table-row>
        <table:table-row table:style-name="Table37.6">
          <table:covered-table-cell table:style-name="Table37.A4"/>
          <table:table-cell table:style-name="Table37.B4" office:value-type="string">
            <text:p text:style-name="P258">3</text:p>
          </table:table-cell>
          <table:table-cell table:style-name="Table37.B4" office:value-type="string">
            <text:p text:style-name="P257">startTime</text:p>
          </table:table-cell>
          <table:table-cell table:style-name="Table37.B4" office:value-type="string">
            <text:p text:style-name="P253">bigint</text:p>
          </table:table-cell>
          <table:table-cell table:style-name="Table37.E4" office:value-type="float" office:value="8">
            <text:p text:style-name="P253">8</text:p>
          </table:table-cell>
          <table:table-cell table:style-name="Table37.F6" office:value-type="string">
            <text:p text:style-name="P256">time in milliseconds since the UNIX epoch of <text:span text:style-name="T45">the least recently updated items to fetch</text:span></text:p>
          </table:table-cell>
        </table:table-row>
        <table:table-row table:style-name="Table37.7">
          <table:covered-table-cell table:style-name="Table37.A4"/>
          <table:table-cell table:style-name="Table37.B7" office:value-type="string">
            <text:p text:style-name="P258">4</text:p>
          </table:table-cell>
          <table:table-cell table:style-name="Table37.C7" office:value-type="string">
            <text:p text:style-name="P257">endTime</text:p>
          </table:table-cell>
          <table:table-cell table:style-name="Table37.D7" office:value-type="string">
            <text:p text:style-name="P253">bigint</text:p>
          </table:table-cell>
          <table:table-cell table:style-name="Table37.E5" office:value-type="float" office:value="8">
            <text:p text:style-name="P253">8</text:p>
          </table:table-cell>
          <table:table-cell table:style-name="Table37.F7" office:value-type="string">
            <text:p text:style-name="P256">time in milliseconds since the UNIX epoch of <text:span text:style-name="T45">the most recently updated items to fetch</text:span></text:p>
          </table:table-cell>
        </table:table-row>
        <table:table-row table:style-name="Table37.8">
          <table:table-cell table:style-name="Table37.A8" office:value-type="string">
            <text:p text:style-name="P246"/>
          </table:table-cell>
          <table:table-cell table:style-name="Table37.B8" table:number-columns-spanned="2" office:value-type="string">
            <text:p text:style-name="P246"/>
          </table:table-cell>
          <table:covered-table-cell/>
          <table:table-cell table:style-name="Table37.D8" office:value-type="string">
            <text:p text:style-name="P259">Total Size:</text:p>
          </table:table-cell>
          <table:table-cell table:style-name="Table37.E8" office:value-type="float" office:value="56">
            <text:p text:style-name="P257">56</text:p>
          </table:table-cell>
          <table:table-cell table:style-name="Table37.F8" office:value-type="string">
            <text:p text:style-name="P28">bytes</text:p>
          </table:table-cell>
        </table:table-row>
      </table:table>
      <text:p text:style-name="P246"/>
      <text:p text:style-name="P246"/>
      <text:p text:style-name="P260"/>
      <table:table table:name="Table38" table:style-name="Table38">
        <table:table-column table:style-name="Table38.A" table:number-columns-repeated="2"/>
        <table:table-column table:style-name="Table38.C"/>
        <table:table-column table:style-name="Table38.D"/>
        <table:table-column table:style-name="Table38.E"/>
        <table:table-column table:style-name="Table38.F"/>
        <table:table-row table:style-name="Table38.1">
          <table:table-cell table:style-name="Table38.A1" office:value-type="string">
            <text:p text:style-name="P247"/>
          </table:table-cell>
          <table:table-cell table:style-name="Table38.B1" table:number-columns-spanned="5" office:value-type="string">
            <text:p text:style-name="P261"><text:span text:style-name="T46">Server Response:</text:span> /<text:span text:style-name="T46">syncdown</text:span>/<text:span text:style-name="T49">reminders/monthly</text:span></text:p>
          </table:table-cell>
          <table:covered-table-cell/>
          <table:covered-table-cell/>
          <table:covered-table-cell/>
          <table:covered-table-cell/>
        </table:table-row>
        <table:table-row table:style-name="Table38.1">
          <table:table-cell table:style-name="Table38.A2" table:number-columns-spanned="6" office:value-type="string">
            <text:p text:style-name="P24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8.1">
          <table:table-cell table:style-name="Table38.A3" office:value-type="string">
            <text:p text:style-name="P247"/>
          </table:table-cell>
          <table:table-cell table:style-name="Table38.B3" office:value-type="string">
            <text:p text:style-name="P248">#</text:p>
          </table:table-cell>
          <table:table-cell table:style-name="Table38.B3" office:value-type="string">
            <text:p text:style-name="P249">Field Name</text:p>
          </table:table-cell>
          <table:table-cell table:style-name="Table38.B3" office:value-type="string">
            <text:p text:style-name="P250">Data Type</text:p>
          </table:table-cell>
          <table:table-cell table:style-name="Table38.B3" office:value-type="string">
            <text:p text:style-name="P250">Size</text:p>
          </table:table-cell>
          <table:table-cell table:style-name="Table38.F3" office:value-type="string">
            <text:p text:style-name="P250">Description</text:p>
          </table:table-cell>
        </table:table-row>
        <table:table-row table:style-name="Table38.4">
          <table:table-cell table:style-name="Table38.A4" table:number-rows-spanned="3" office:value-type="string">
            <text:p text:style-name="P262">H<text:span text:style-name="T47">eader</text:span></text:p>
          </table:table-cell>
          <table:table-cell table:style-name="Table38.B4" office:value-type="string">
            <text:p text:style-name="P263">1</text:p>
          </table:table-cell>
          <table:table-cell table:style-name="Table38.B4" office:value-type="string">
            <text:p text:style-name="P264">recordCount</text:p>
          </table:table-cell>
          <table:table-cell table:style-name="Table38.B4" office:value-type="string">
            <text:p text:style-name="P265">int</text:p>
          </table:table-cell>
          <table:table-cell table:style-name="Table38.E4" office:value-type="float" office:value="4">
            <text:p text:style-name="P265">4</text:p>
          </table:table-cell>
          <table:table-cell table:style-name="Table38.F4" office:value-type="string">
            <text:p text:style-name="P104">the number of records in the repeated section</text:p>
          </table:table-cell>
        </table:table-row>
        <table:table-row table:style-name="Table38.5">
          <table:covered-table-cell table:style-name="Table38.A4"/>
          <table:table-cell table:style-name="Table38.B5" office:value-type="string">
            <text:p text:style-name="P252"/>
          </table:table-cell>
          <table:table-cell table:style-name="Table38.C5" office:value-type="string">
            <text:p text:style-name="P264"/>
          </table:table-cell>
          <table:table-cell table:style-name="Table38.D5" office:value-type="string">
            <text:p text:style-name="P264"/>
          </table:table-cell>
          <table:table-cell table:style-name="Table38.E5">
            <text:p text:style-name="P264"/>
          </table:table-cell>
          <table:table-cell table:style-name="Table38.F5" office:value-type="string">
            <text:p text:style-name="P216"/>
          </table:table-cell>
        </table:table-row>
        <table:table-row table:style-name="Table38.6">
          <table:covered-table-cell table:style-name="Table38.A4"/>
          <table:table-cell table:style-name="Table38.B4" office:value-type="string">
            <text:p text:style-name="P266"/>
          </table:table-cell>
          <table:table-cell table:style-name="Table38.B4" office:value-type="string">
            <text:p text:style-name="P264"/>
          </table:table-cell>
          <table:table-cell table:style-name="Table38.B4" office:value-type="string">
            <text:p text:style-name="P265"/>
          </table:table-cell>
          <table:table-cell table:style-name="Table38.E4">
            <text:p text:style-name="P265"/>
          </table:table-cell>
          <table:table-cell table:style-name="Table38.F6" office:value-type="string">
            <text:p text:style-name="P267"/>
          </table:table-cell>
        </table:table-row>
        <table:table-row table:style-name="Table38.7">
          <table:table-cell table:style-name="Table38.A7" office:value-type="string">
            <text:p text:style-name="P246"/>
          </table:table-cell>
          <table:table-cell table:style-name="Table38.B7" office:value-type="string">
            <text:p text:style-name="P143"/>
          </table:table-cell>
          <table:table-cell table:style-name="Table38.C7" office:value-type="string">
            <text:p text:style-name="P143"/>
          </table:table-cell>
          <table:table-cell table:style-name="Table38.D7" office:value-type="string">
            <text:p text:style-name="P143">Total Size:</text:p>
          </table:table-cell>
          <table:table-cell table:style-name="Table38.E7" office:value-type="float" office:value="4">
            <text:p text:style-name="P143">4</text:p>
          </table:table-cell>
          <table:table-cell table:style-name="Table38.F7" office:value-type="string">
            <text:p text:style-name="P143">bytes</text:p>
          </table:table-cell>
        </table:table-row>
        <table:table-row table:style-name="Table38.8">
          <table:table-cell table:style-name="Table38.A4" table:number-rows-spanned="4" office:value-type="string">
            <text:p text:style-name="P268">Repeated</text:p>
          </table:table-cell>
          <table:table-cell table:style-name="Table38.B4" office:value-type="string">
            <text:p text:style-name="P263">2</text:p>
          </table:table-cell>
          <table:table-cell table:style-name="Table38.C8" office:value-type="string">
            <text:p text:style-name="P264">itemID</text:p>
          </table:table-cell>
          <table:table-cell table:style-name="Table38.B4" office:value-type="string">
            <text:p text:style-name="P269">bigint</text:p>
          </table:table-cell>
          <table:table-cell table:style-name="Table38.E4" office:value-type="float" office:value="8">
            <text:p text:style-name="P269">8</text:p>
          </table:table-cell>
          <table:table-cell table:style-name="Table38.F8" office:value-type="string">
            <text:p text:style-name="P256">unique-<text:span text:style-name="T13">to-user</text:span> ID for notes, reminders, recurring reminders, and overrides</text:p>
          </table:table-cell>
        </table:table-row>
        <table:table-row table:style-name="Table38.8">
          <table:covered-table-cell table:style-name="Table38.A4"/>
          <table:table-cell table:style-name="Table38.B9" office:value-type="string">
            <text:p text:style-name="P263">3</text:p>
          </table:table-cell>
          <table:table-cell table:style-name="Table38.C9" office:value-type="string">
            <text:p text:style-name="P264">lastModified</text:p>
          </table:table-cell>
          <table:table-cell table:style-name="Table38.D9" office:value-type="string">
            <text:p text:style-name="P269">bigint</text:p>
          </table:table-cell>
          <table:table-cell table:style-name="Table38.E5" office:value-type="float" office:value="8">
            <text:p text:style-name="P269">8</text:p>
          </table:table-cell>
          <table:table-cell table:style-name="Table38.F9" office:value-type="string">
            <text:p text:style-name="P256">time in milliseconds since the UNIX epoch of when the item has last been modified by a user</text:p>
          </table:table-cell>
        </table:table-row>
        <table:table-row table:style-name="Table38.10">
          <table:covered-table-cell table:style-name="Table38.A4"/>
          <table:table-cell table:style-name="Table38.B4" office:value-type="string">
            <text:p text:style-name="P270"/>
          </table:table-cell>
          <table:table-cell table:style-name="Table38.B4" office:value-type="string">
            <text:p text:style-name="P271"><text:span text:style-name="T21"/></text:p>
          </table:table-cell>
          <table:table-cell table:style-name="Table38.B4" office:value-type="string">
            <text:p text:style-name="P270"/>
          </table:table-cell>
          <table:table-cell table:style-name="Table38.E4">
            <text:p text:style-name="P270"/>
          </table:table-cell>
          <table:table-cell table:style-name="Table38.F10" office:value-type="string">
            <text:p text:style-name="P272"/>
          </table:table-cell>
        </table:table-row>
        <table:table-row table:style-name="Table38.11">
          <table:covered-table-cell table:style-name="Table38.A4"/>
          <table:table-cell table:style-name="Table38.B11" office:value-type="string">
            <text:p text:style-name="P263">4</text:p>
          </table:table-cell>
          <table:table-cell table:style-name="Table38.C11" office:value-type="string">
            <text:p text:style-name="P273">encryptedData</text:p>
          </table:table-cell>
          <table:table-cell table:style-name="Table38.D11" office:value-type="string">
            <text:p text:style-name="P269">raw</text:p>
          </table:table-cell>
          <table:table-cell table:style-name="Table38.E5" office:value-type="float" office:value="96">
            <text:p text:style-name="P274">96</text:p>
          </table:table-cell>
          <table:table-cell table:style-name="Table38.F11" office:value-type="string">
            <text:p text:style-name="P275">all remaining data stored as <text:span text:style-name="T22">encrypted </text:span>raw</text:p>
          </table:table-cell>
        </table:table-row>
        <table:table-row table:style-name="Table38.12">
          <table:table-cell table:style-name="Table38.A12" office:value-type="string">
            <text:p text:style-name="P246"/>
          </table:table-cell>
          <table:table-cell table:style-name="Table38.B12" table:number-columns-spanned="2" office:value-type="string">
            <text:p text:style-name="P246"/>
          </table:table-cell>
          <table:covered-table-cell/>
          <table:table-cell table:style-name="Table38.D12" office:value-type="string">
            <text:p text:style-name="P259">Total Size:</text:p>
          </table:table-cell>
          <table:table-cell table:style-name="Table38.E12" office:value-type="string">
            <text:p text:style-name="P274">11<text:span text:style-name="T50">2</text:span>n</text:p>
          </table:table-cell>
          <table:table-cell table:style-name="Table38.F12" office:value-type="string">
            <text:p text:style-name="P28">bytes</text:p>
          </table:table-cell>
        </table:table-row>
      </table:table>
      <text:p text:style-name="P246"/>
      <text:p text:style-name="P246"/>
      <table:table table:name="Table39" table:style-name="Table39">
        <table:table-column table:style-name="Table39.A" table:number-columns-repeated="2"/>
        <table:table-column table:style-name="Table39.C"/>
        <table:table-column table:style-name="Table39.D"/>
        <table:table-column table:style-name="Table39.E"/>
        <table:table-column table:style-name="Table39.F"/>
        <table:table-row table:style-name="Table39.1">
          <table:table-cell table:style-name="Table39.A1" office:value-type="string">
            <text:p text:style-name="P247"/>
          </table:table-cell>
          <table:table-cell table:style-name="Table39.B1" table:number-columns-spanned="5" office:value-type="string">
            <text:p text:style-name="P14"><text:bookmark-start text:name="__RefHeading___Toc11768_3954546579"/>Client Request: /syncdown/<text:span text:style-name="T49">reminders/</text:span><text:span text:style-name="T51">yearly</text:span><text:bookmark-end text:name="__RefHeading___Toc11768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39.1">
          <table:table-cell table:style-name="Table39.A2" table:number-columns-spanned="6" office:value-type="string">
            <text:p text:style-name="P24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9.1">
          <table:table-cell table:style-name="Table39.A3" office:value-type="string">
            <text:p text:style-name="P247"/>
          </table:table-cell>
          <table:table-cell table:style-name="Table39.B3" office:value-type="string">
            <text:p text:style-name="P248">#</text:p>
          </table:table-cell>
          <table:table-cell table:style-name="Table39.B3" office:value-type="string">
            <text:p text:style-name="P249">Field Name</text:p>
          </table:table-cell>
          <table:table-cell table:style-name="Table39.B3" office:value-type="string">
            <text:p text:style-name="P250">Data Type</text:p>
          </table:table-cell>
          <table:table-cell table:style-name="Table39.B3" office:value-type="string">
            <text:p text:style-name="P250">Size</text:p>
          </table:table-cell>
          <table:table-cell table:style-name="Table39.F3" office:value-type="string">
            <text:p text:style-name="P250">Description</text:p>
          </table:table-cell>
        </table:table-row>
        <table:table-row table:style-name="Table39.4">
          <table:table-cell table:style-name="Table39.A4" table:number-rows-spanned="4" office:value-type="string">
            <text:p text:style-name="P251"/>
          </table:table-cell>
          <table:table-cell table:style-name="Table39.B4" office:value-type="string">
            <text:p text:style-name="P252">1</text:p>
          </table:table-cell>
          <table:table-cell table:style-name="Table39.B4" office:value-type="string">
            <text:p text:style-name="P253">userID</text:p>
          </table:table-cell>
          <table:table-cell table:style-name="Table39.B4" office:value-type="string">
            <text:p text:style-name="P254">bigint</text:p>
          </table:table-cell>
          <table:table-cell table:style-name="Table39.E4" office:value-type="float" office:value="8">
            <text:p text:style-name="P255">8</text:p>
          </table:table-cell>
          <table:table-cell table:style-name="Table39.F4" office:value-type="string">
            <text:p text:style-name="P256">ID <text:span text:style-name="T13">that uniquely identifies user</text:span></text:p>
          </table:table-cell>
        </table:table-row>
        <table:table-row table:style-name="Table39.5">
          <table:covered-table-cell table:style-name="Table39.A4"/>
          <table:table-cell table:style-name="Table39.B5" office:value-type="string">
            <text:p text:style-name="P252">2</text:p>
          </table:table-cell>
          <table:table-cell table:style-name="Table39.C5" office:value-type="string">
            <text:p text:style-name="P257">authToken</text:p>
          </table:table-cell>
          <table:table-cell table:style-name="Table39.D5" office:value-type="string">
            <text:p text:style-name="P257">raw</text:p>
          </table:table-cell>
          <table:table-cell table:style-name="Table39.E5" office:value-type="float" office:value="32">
            <text:p text:style-name="P257">32</text:p>
          </table:table-cell>
          <table:table-cell table:style-name="Table39.F5" office:value-type="string">
            <text:p text:style-name="P216">generated authentication token to validate a login session</text:p>
          </table:table-cell>
        </table:table-row>
        <table:table-row table:style-name="Table39.6">
          <table:covered-table-cell table:style-name="Table39.A4"/>
          <table:table-cell table:style-name="Table39.B4" office:value-type="string">
            <text:p text:style-name="P258">3</text:p>
          </table:table-cell>
          <table:table-cell table:style-name="Table39.B4" office:value-type="string">
            <text:p text:style-name="P257">startTime</text:p>
          </table:table-cell>
          <table:table-cell table:style-name="Table39.B4" office:value-type="string">
            <text:p text:style-name="P253">bigint</text:p>
          </table:table-cell>
          <table:table-cell table:style-name="Table39.E4" office:value-type="float" office:value="8">
            <text:p text:style-name="P253">8</text:p>
          </table:table-cell>
          <table:table-cell table:style-name="Table39.F6" office:value-type="string">
            <text:p text:style-name="P256">time in milliseconds since the UNIX epoch of <text:span text:style-name="T45">the least recently updated items to fetch</text:span></text:p>
          </table:table-cell>
        </table:table-row>
        <table:table-row table:style-name="Table39.7">
          <table:covered-table-cell table:style-name="Table39.A4"/>
          <table:table-cell table:style-name="Table39.B7" office:value-type="string">
            <text:p text:style-name="P258">4</text:p>
          </table:table-cell>
          <table:table-cell table:style-name="Table39.C7" office:value-type="string">
            <text:p text:style-name="P257">endTime</text:p>
          </table:table-cell>
          <table:table-cell table:style-name="Table39.D7" office:value-type="string">
            <text:p text:style-name="P253">bigint</text:p>
          </table:table-cell>
          <table:table-cell table:style-name="Table39.E5" office:value-type="float" office:value="8">
            <text:p text:style-name="P253">8</text:p>
          </table:table-cell>
          <table:table-cell table:style-name="Table39.F7" office:value-type="string">
            <text:p text:style-name="P256">time in milliseconds since the UNIX epoch of <text:span text:style-name="T45">the most recently updated items to fetch</text:span></text:p>
          </table:table-cell>
        </table:table-row>
        <table:table-row table:style-name="Table39.8">
          <table:table-cell table:style-name="Table39.A8" office:value-type="string">
            <text:p text:style-name="P246"/>
          </table:table-cell>
          <table:table-cell table:style-name="Table39.B8" table:number-columns-spanned="2" office:value-type="string">
            <text:p text:style-name="P246"/>
          </table:table-cell>
          <table:covered-table-cell/>
          <table:table-cell table:style-name="Table39.D8" office:value-type="string">
            <text:p text:style-name="P259">Total Size:</text:p>
          </table:table-cell>
          <table:table-cell table:style-name="Table39.E8" office:value-type="float" office:value="56">
            <text:p text:style-name="P257">56</text:p>
          </table:table-cell>
          <table:table-cell table:style-name="Table39.F8" office:value-type="string">
            <text:p text:style-name="P28">bytes</text:p>
          </table:table-cell>
        </table:table-row>
      </table:table>
      <text:p text:style-name="P246"/>
      <text:p text:style-name="P246"/>
      <text:p text:style-name="P260"/>
      <table:table table:name="Table40" table:style-name="Table40">
        <table:table-column table:style-name="Table40.A" table:number-columns-repeated="2"/>
        <table:table-column table:style-name="Table40.C"/>
        <table:table-column table:style-name="Table40.D"/>
        <table:table-column table:style-name="Table40.E"/>
        <table:table-column table:style-name="Table40.F"/>
        <table:table-row table:style-name="Table40.1">
          <table:table-cell table:style-name="Table40.A1" office:value-type="string">
            <text:p text:style-name="P247"/>
          </table:table-cell>
          <table:table-cell table:style-name="Table40.B1" table:number-columns-spanned="5" office:value-type="string">
            <text:p text:style-name="P276"><text:span text:style-name="T46">Server Response:</text:span> /<text:span text:style-name="T46">syncdown</text:span>/<text:span text:style-name="T49">reminders/</text:span><text:span text:style-name="T51">yearly</text:span></text:p>
          </table:table-cell>
          <table:covered-table-cell/>
          <table:covered-table-cell/>
          <table:covered-table-cell/>
          <table:covered-table-cell/>
        </table:table-row>
        <table:table-row table:style-name="Table40.1">
          <table:table-cell table:style-name="Table40.A2" table:number-columns-spanned="6" office:value-type="string">
            <text:p text:style-name="P24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0.1">
          <table:table-cell table:style-name="Table40.A3" office:value-type="string">
            <text:p text:style-name="P247"/>
          </table:table-cell>
          <table:table-cell table:style-name="Table40.B3" office:value-type="string">
            <text:p text:style-name="P248">#</text:p>
          </table:table-cell>
          <table:table-cell table:style-name="Table40.B3" office:value-type="string">
            <text:p text:style-name="P249">Field Name</text:p>
          </table:table-cell>
          <table:table-cell table:style-name="Table40.B3" office:value-type="string">
            <text:p text:style-name="P250">Data Type</text:p>
          </table:table-cell>
          <table:table-cell table:style-name="Table40.B3" office:value-type="string">
            <text:p text:style-name="P250">Size</text:p>
          </table:table-cell>
          <table:table-cell table:style-name="Table40.F3" office:value-type="string">
            <text:p text:style-name="P250">Description</text:p>
          </table:table-cell>
        </table:table-row>
        <table:table-row table:style-name="Table40.4">
          <table:table-cell table:style-name="Table40.A4" table:number-rows-spanned="3" office:value-type="string">
            <text:p text:style-name="P262">H<text:span text:style-name="T47">eader</text:span></text:p>
          </table:table-cell>
          <table:table-cell table:style-name="Table40.B4" office:value-type="string">
            <text:p text:style-name="P263">1</text:p>
          </table:table-cell>
          <table:table-cell table:style-name="Table40.B4" office:value-type="string">
            <text:p text:style-name="P264">recordCount</text:p>
          </table:table-cell>
          <table:table-cell table:style-name="Table40.B4" office:value-type="string">
            <text:p text:style-name="P265">int</text:p>
          </table:table-cell>
          <table:table-cell table:style-name="Table40.E4" office:value-type="float" office:value="4">
            <text:p text:style-name="P265">4</text:p>
          </table:table-cell>
          <table:table-cell table:style-name="Table40.F4" office:value-type="string">
            <text:p text:style-name="P104">the number of records in the repeated section</text:p>
          </table:table-cell>
        </table:table-row>
        <table:table-row table:style-name="Table40.5">
          <table:covered-table-cell table:style-name="Table40.A4"/>
          <table:table-cell table:style-name="Table40.B5" office:value-type="string">
            <text:p text:style-name="P252"/>
          </table:table-cell>
          <table:table-cell table:style-name="Table40.C5" office:value-type="string">
            <text:p text:style-name="P264"/>
          </table:table-cell>
          <table:table-cell table:style-name="Table40.D5" office:value-type="string">
            <text:p text:style-name="P264"/>
          </table:table-cell>
          <table:table-cell table:style-name="Table40.E5">
            <text:p text:style-name="P264"/>
          </table:table-cell>
          <table:table-cell table:style-name="Table40.F5" office:value-type="string">
            <text:p text:style-name="P216"/>
          </table:table-cell>
        </table:table-row>
        <table:table-row table:style-name="Table40.6">
          <table:covered-table-cell table:style-name="Table40.A4"/>
          <table:table-cell table:style-name="Table40.B4" office:value-type="string">
            <text:p text:style-name="P266"/>
          </table:table-cell>
          <table:table-cell table:style-name="Table40.B4" office:value-type="string">
            <text:p text:style-name="P264"/>
          </table:table-cell>
          <table:table-cell table:style-name="Table40.B4" office:value-type="string">
            <text:p text:style-name="P265"/>
          </table:table-cell>
          <table:table-cell table:style-name="Table40.E4">
            <text:p text:style-name="P265"/>
          </table:table-cell>
          <table:table-cell table:style-name="Table40.F6" office:value-type="string">
            <text:p text:style-name="P267"/>
          </table:table-cell>
        </table:table-row>
        <table:table-row table:style-name="Table40.7">
          <table:table-cell table:style-name="Table40.A7" office:value-type="string">
            <text:p text:style-name="P246"/>
          </table:table-cell>
          <table:table-cell table:style-name="Table40.B7" office:value-type="string">
            <text:p text:style-name="P143"/>
          </table:table-cell>
          <table:table-cell table:style-name="Table40.C7" office:value-type="string">
            <text:p text:style-name="P143"/>
          </table:table-cell>
          <table:table-cell table:style-name="Table40.D7" office:value-type="string">
            <text:p text:style-name="P143">Total Size:</text:p>
          </table:table-cell>
          <table:table-cell table:style-name="Table40.E7" office:value-type="float" office:value="4">
            <text:p text:style-name="P143">4</text:p>
          </table:table-cell>
          <table:table-cell table:style-name="Table40.F7" office:value-type="string">
            <text:p text:style-name="P143">bytes</text:p>
          </table:table-cell>
        </table:table-row>
        <table:table-row table:style-name="Table40.8">
          <table:table-cell table:style-name="Table40.A4" table:number-rows-spanned="4" office:value-type="string">
            <text:p text:style-name="P268">Repeated</text:p>
          </table:table-cell>
          <table:table-cell table:style-name="Table40.B4" office:value-type="string">
            <text:p text:style-name="P263">2</text:p>
          </table:table-cell>
          <table:table-cell table:style-name="Table40.C8" office:value-type="string">
            <text:p text:style-name="P264">itemID</text:p>
          </table:table-cell>
          <table:table-cell table:style-name="Table40.B4" office:value-type="string">
            <text:p text:style-name="P269">bigint</text:p>
          </table:table-cell>
          <table:table-cell table:style-name="Table40.E4" office:value-type="float" office:value="8">
            <text:p text:style-name="P269">8</text:p>
          </table:table-cell>
          <table:table-cell table:style-name="Table40.F8" office:value-type="string">
            <text:p text:style-name="P256">unique-<text:span text:style-name="T13">to-user</text:span> ID for notes, reminders, recurring reminders, and overrides</text:p>
          </table:table-cell>
        </table:table-row>
        <table:table-row table:style-name="Table40.8">
          <table:covered-table-cell table:style-name="Table40.A4"/>
          <table:table-cell table:style-name="Table40.B9" office:value-type="string">
            <text:p text:style-name="P263">3</text:p>
          </table:table-cell>
          <table:table-cell table:style-name="Table40.C9" office:value-type="string">
            <text:p text:style-name="P264">lastModified</text:p>
          </table:table-cell>
          <table:table-cell table:style-name="Table40.D9" office:value-type="string">
            <text:p text:style-name="P269">bigint</text:p>
          </table:table-cell>
          <table:table-cell table:style-name="Table40.E5" office:value-type="float" office:value="8">
            <text:p text:style-name="P269">8</text:p>
          </table:table-cell>
          <table:table-cell table:style-name="Table40.F9" office:value-type="string">
            <text:p text:style-name="P256">time in milliseconds since the UNIX epoch of when the item has last been modified by a user</text:p>
          </table:table-cell>
        </table:table-row>
        <table:table-row table:style-name="Table40.10">
          <table:covered-table-cell table:style-name="Table40.A4"/>
          <table:table-cell table:style-name="Table40.B4" office:value-type="string">
            <text:p text:style-name="P270"/>
          </table:table-cell>
          <table:table-cell table:style-name="Table40.B4" office:value-type="string">
            <text:p text:style-name="P271"><text:span text:style-name="T21"/></text:p>
          </table:table-cell>
          <table:table-cell table:style-name="Table40.B4" office:value-type="string">
            <text:p text:style-name="P270"/>
          </table:table-cell>
          <table:table-cell table:style-name="Table40.E4">
            <text:p text:style-name="P270"/>
          </table:table-cell>
          <table:table-cell table:style-name="Table40.F10" office:value-type="string">
            <text:p text:style-name="P272"/>
          </table:table-cell>
        </table:table-row>
        <table:table-row table:style-name="Table40.11">
          <table:covered-table-cell table:style-name="Table40.A4"/>
          <table:table-cell table:style-name="Table40.B11" office:value-type="string">
            <text:p text:style-name="P263">4</text:p>
          </table:table-cell>
          <table:table-cell table:style-name="Table40.C11" office:value-type="string">
            <text:p text:style-name="P273">encryptedData</text:p>
          </table:table-cell>
          <table:table-cell table:style-name="Table40.D11" office:value-type="string">
            <text:p text:style-name="P269">raw</text:p>
          </table:table-cell>
          <table:table-cell table:style-name="Table40.E5" office:value-type="float" office:value="96">
            <text:p text:style-name="P274">96</text:p>
          </table:table-cell>
          <table:table-cell table:style-name="Table40.F11" office:value-type="string">
            <text:p text:style-name="P275">all remaining data stored as <text:span text:style-name="T22">encrypted </text:span>raw</text:p>
          </table:table-cell>
        </table:table-row>
        <table:table-row table:style-name="Table40.12">
          <table:table-cell table:style-name="Table40.A12" office:value-type="string">
            <text:p text:style-name="P246"/>
          </table:table-cell>
          <table:table-cell table:style-name="Table40.B12" table:number-columns-spanned="2" office:value-type="string">
            <text:p text:style-name="P246"/>
          </table:table-cell>
          <table:covered-table-cell/>
          <table:table-cell table:style-name="Table40.D12" office:value-type="string">
            <text:p text:style-name="P259">Total Size:</text:p>
          </table:table-cell>
          <table:table-cell table:style-name="Table40.E12" office:value-type="string">
            <text:p text:style-name="P274">11<text:span text:style-name="T50">2</text:span>n</text:p>
          </table:table-cell>
          <table:table-cell table:style-name="Table40.F12" office:value-type="string">
            <text:p text:style-name="P28">bytes</text:p>
          </table:table-cell>
        </table:table-row>
      </table:table>
      <text:p text:style-name="P246"/>
      <text:p text:style-name="P277"/>
      <table:table table:name="Table41" table:style-name="Table41">
        <table:table-column table:style-name="Table41.A" table:number-columns-repeated="2"/>
        <table:table-column table:style-name="Table41.C"/>
        <table:table-column table:style-name="Table41.D"/>
        <table:table-column table:style-name="Table41.E"/>
        <table:table-column table:style-name="Table41.F"/>
        <table:table-row table:style-name="Table41.1">
          <table:table-cell table:style-name="Table41.A1" office:value-type="string">
            <text:p text:style-name="P278"/>
          </table:table-cell>
          <table:table-cell table:style-name="Table41.B1" table:number-columns-spanned="5" office:value-type="string">
            <text:p text:style-name="P14"><text:bookmark-start text:name="__RefHeading___Toc11766_3954546579"/>Client Request: /syncdown/<text:span text:style-name="T52">extensions</text:span><text:bookmark-end text:name="__RefHeading___Toc11766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41.1">
          <table:table-cell table:style-name="Table41.A2" table:number-columns-spanned="6" office:value-type="string">
            <text:p text:style-name="P27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1.1">
          <table:table-cell table:style-name="Table41.A3" office:value-type="string">
            <text:p text:style-name="P278"/>
          </table:table-cell>
          <table:table-cell table:style-name="Table41.B3" office:value-type="string">
            <text:p text:style-name="P279">#</text:p>
          </table:table-cell>
          <table:table-cell table:style-name="Table41.B3" office:value-type="string">
            <text:p text:style-name="P280">Field Name</text:p>
          </table:table-cell>
          <table:table-cell table:style-name="Table41.B3" office:value-type="string">
            <text:p text:style-name="P281">Data Type</text:p>
          </table:table-cell>
          <table:table-cell table:style-name="Table41.B3" office:value-type="string">
            <text:p text:style-name="P281">Size</text:p>
          </table:table-cell>
          <table:table-cell table:style-name="Table41.F3" office:value-type="string">
            <text:p text:style-name="P281">Description</text:p>
          </table:table-cell>
        </table:table-row>
        <table:table-row table:style-name="Table41.4">
          <table:table-cell table:style-name="Table41.A4" table:number-rows-spanned="4" office:value-type="string">
            <text:p text:style-name="P282"/>
          </table:table-cell>
          <table:table-cell table:style-name="Table41.B4" office:value-type="string">
            <text:p text:style-name="P283">1</text:p>
          </table:table-cell>
          <table:table-cell table:style-name="Table41.B4" office:value-type="string">
            <text:p text:style-name="P284">userID</text:p>
          </table:table-cell>
          <table:table-cell table:style-name="Table41.B4" office:value-type="string">
            <text:p text:style-name="P285">bigint</text:p>
          </table:table-cell>
          <table:table-cell table:style-name="Table41.E4" office:value-type="float" office:value="8">
            <text:p text:style-name="P286">8</text:p>
          </table:table-cell>
          <table:table-cell table:style-name="Table41.F4" office:value-type="string">
            <text:p text:style-name="P287">ID <text:span text:style-name="T13">that uniquely identifies user</text:span></text:p>
          </table:table-cell>
        </table:table-row>
        <table:table-row table:style-name="Table41.5">
          <table:covered-table-cell table:style-name="Table41.A4"/>
          <table:table-cell table:style-name="Table41.B5" office:value-type="string">
            <text:p text:style-name="P283">2</text:p>
          </table:table-cell>
          <table:table-cell table:style-name="Table41.C5" office:value-type="string">
            <text:p text:style-name="P288">authToken</text:p>
          </table:table-cell>
          <table:table-cell table:style-name="Table41.D5" office:value-type="string">
            <text:p text:style-name="P288">raw</text:p>
          </table:table-cell>
          <table:table-cell table:style-name="Table41.E5" office:value-type="float" office:value="32">
            <text:p text:style-name="P288">32</text:p>
          </table:table-cell>
          <table:table-cell table:style-name="Table41.F5" office:value-type="string">
            <text:p text:style-name="P289">generated authentication token to validate a login session</text:p>
          </table:table-cell>
        </table:table-row>
        <table:table-row table:style-name="Table41.6">
          <table:covered-table-cell table:style-name="Table41.A4"/>
          <table:table-cell table:style-name="Table41.B4" office:value-type="string">
            <text:p text:style-name="P290">3</text:p>
          </table:table-cell>
          <table:table-cell table:style-name="Table41.B4" office:value-type="string">
            <text:p text:style-name="P288">startTime</text:p>
          </table:table-cell>
          <table:table-cell table:style-name="Table41.B4" office:value-type="string">
            <text:p text:style-name="P284">bigint</text:p>
          </table:table-cell>
          <table:table-cell table:style-name="Table41.E4" office:value-type="float" office:value="8">
            <text:p text:style-name="P284">8</text:p>
          </table:table-cell>
          <table:table-cell table:style-name="Table41.F6" office:value-type="string">
            <text:p text:style-name="P287">time in milliseconds since the UNIX epoch of <text:span text:style-name="T45">the least recently updated items to fetch</text:span></text:p>
          </table:table-cell>
        </table:table-row>
        <table:table-row table:style-name="Table41.7">
          <table:covered-table-cell table:style-name="Table41.A4"/>
          <table:table-cell table:style-name="Table41.B7" office:value-type="string">
            <text:p text:style-name="P290">4</text:p>
          </table:table-cell>
          <table:table-cell table:style-name="Table41.C7" office:value-type="string">
            <text:p text:style-name="P288">endTime</text:p>
          </table:table-cell>
          <table:table-cell table:style-name="Table41.D7" office:value-type="string">
            <text:p text:style-name="P284">bigint</text:p>
          </table:table-cell>
          <table:table-cell table:style-name="Table41.E5" office:value-type="float" office:value="8">
            <text:p text:style-name="P284">8</text:p>
          </table:table-cell>
          <table:table-cell table:style-name="Table41.F7" office:value-type="string">
            <text:p text:style-name="P287">time in milliseconds since the UNIX epoch of <text:span text:style-name="T45">the most recently updated items to fetch</text:span></text:p>
          </table:table-cell>
        </table:table-row>
        <table:table-row table:style-name="Table41.8">
          <table:table-cell table:style-name="Table41.A8" office:value-type="string">
            <text:p text:style-name="P277"/>
          </table:table-cell>
          <table:table-cell table:style-name="Table41.B8" table:number-columns-spanned="2" office:value-type="string">
            <text:p text:style-name="P277"/>
          </table:table-cell>
          <table:covered-table-cell/>
          <table:table-cell table:style-name="Table41.D8" office:value-type="string">
            <text:p text:style-name="P291">Total Size:</text:p>
          </table:table-cell>
          <table:table-cell table:style-name="Table41.E8" office:value-type="float" office:value="56">
            <text:p text:style-name="P288">56</text:p>
          </table:table-cell>
          <table:table-cell table:style-name="Table41.F8" office:value-type="string">
            <text:p text:style-name="P28">bytes</text:p>
          </table:table-cell>
        </table:table-row>
      </table:table>
      <text:p text:style-name="P277"/>
      <text:p text:style-name="P277"/>
      <text:p text:style-name="P292"/>
      <table:table table:name="Table42" table:style-name="Table42">
        <table:table-column table:style-name="Table42.A" table:number-columns-repeated="2"/>
        <table:table-column table:style-name="Table42.C"/>
        <table:table-column table:style-name="Table42.D"/>
        <table:table-column table:style-name="Table42.E"/>
        <table:table-column table:style-name="Table42.F"/>
        <table:table-row table:style-name="Table42.1">
          <table:table-cell table:style-name="Table42.A1" office:value-type="string">
            <text:p text:style-name="P278"/>
          </table:table-cell>
          <table:table-cell table:style-name="Table42.B1" table:number-columns-spanned="5" office:value-type="string">
            <text:p text:style-name="P293"><text:span text:style-name="T46">Server Response:</text:span> /<text:span text:style-name="T46">syncdown</text:span>/<text:span text:style-name="T52">extension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42.1">
          <table:table-cell table:style-name="Table42.A2" table:number-columns-spanned="6" office:value-type="string">
            <text:p text:style-name="P27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2.1">
          <table:table-cell table:style-name="Table42.A3" office:value-type="string">
            <text:p text:style-name="P278"/>
          </table:table-cell>
          <table:table-cell table:style-name="Table42.B3" office:value-type="string">
            <text:p text:style-name="P279">#</text:p>
          </table:table-cell>
          <table:table-cell table:style-name="Table42.B3" office:value-type="string">
            <text:p text:style-name="P280">Field Name</text:p>
          </table:table-cell>
          <table:table-cell table:style-name="Table42.B3" office:value-type="string">
            <text:p text:style-name="P281">Data Type</text:p>
          </table:table-cell>
          <table:table-cell table:style-name="Table42.B3" office:value-type="string">
            <text:p text:style-name="P281">Size</text:p>
          </table:table-cell>
          <table:table-cell table:style-name="Table42.F3" office:value-type="string">
            <text:p text:style-name="P281">Description</text:p>
          </table:table-cell>
        </table:table-row>
        <table:table-row table:style-name="Table42.4">
          <table:table-cell table:style-name="Table42.A4" table:number-rows-spanned="3" office:value-type="string">
            <text:p text:style-name="P294">H<text:span text:style-name="T47">eader</text:span></text:p>
          </table:table-cell>
          <table:table-cell table:style-name="Table42.B4" office:value-type="string">
            <text:p text:style-name="P295">1</text:p>
          </table:table-cell>
          <table:table-cell table:style-name="Table42.B4" office:value-type="string">
            <text:p text:style-name="P296">recordCount</text:p>
          </table:table-cell>
          <table:table-cell table:style-name="Table42.B4" office:value-type="string">
            <text:p text:style-name="P297">int</text:p>
          </table:table-cell>
          <table:table-cell table:style-name="Table42.E4" office:value-type="float" office:value="4">
            <text:p text:style-name="P297">4</text:p>
          </table:table-cell>
          <table:table-cell table:style-name="Table42.F4" office:value-type="string">
            <text:p text:style-name="P298">the number of records in the repeated section</text:p>
          </table:table-cell>
        </table:table-row>
        <table:table-row table:style-name="Table42.5">
          <table:covered-table-cell table:style-name="Table42.A4"/>
          <table:table-cell table:style-name="Table42.B5" office:value-type="string">
            <text:p text:style-name="P283"/>
          </table:table-cell>
          <table:table-cell table:style-name="Table42.C5" office:value-type="string">
            <text:p text:style-name="P296"/>
          </table:table-cell>
          <table:table-cell table:style-name="Table42.D5" office:value-type="string">
            <text:p text:style-name="P296"/>
          </table:table-cell>
          <table:table-cell table:style-name="Table42.E5">
            <text:p text:style-name="P296"/>
          </table:table-cell>
          <table:table-cell table:style-name="Table42.F5" office:value-type="string">
            <text:p text:style-name="P289"/>
          </table:table-cell>
        </table:table-row>
        <table:table-row table:style-name="Table42.6">
          <table:covered-table-cell table:style-name="Table42.A4"/>
          <table:table-cell table:style-name="Table42.B4" office:value-type="string">
            <text:p text:style-name="P299"/>
          </table:table-cell>
          <table:table-cell table:style-name="Table42.B4" office:value-type="string">
            <text:p text:style-name="P296"/>
          </table:table-cell>
          <table:table-cell table:style-name="Table42.B4" office:value-type="string">
            <text:p text:style-name="P297"/>
          </table:table-cell>
          <table:table-cell table:style-name="Table42.E4">
            <text:p text:style-name="P297"/>
          </table:table-cell>
          <table:table-cell table:style-name="Table42.F6" office:value-type="string">
            <text:p text:style-name="P300"/>
          </table:table-cell>
        </table:table-row>
        <table:table-row table:style-name="Table42.7">
          <table:table-cell table:style-name="Table42.A7" office:value-type="string">
            <text:p text:style-name="P277"/>
          </table:table-cell>
          <table:table-cell table:style-name="Table42.B7" office:value-type="string">
            <text:p text:style-name="P143"/>
          </table:table-cell>
          <table:table-cell table:style-name="Table42.C7" office:value-type="string">
            <text:p text:style-name="P143"/>
          </table:table-cell>
          <table:table-cell table:style-name="Table42.D7" office:value-type="string">
            <text:p text:style-name="P143">Total Size:</text:p>
          </table:table-cell>
          <table:table-cell table:style-name="Table42.E7" office:value-type="float" office:value="4">
            <text:p text:style-name="P143">4</text:p>
          </table:table-cell>
          <table:table-cell table:style-name="Table42.F7" office:value-type="string">
            <text:p text:style-name="P143">bytes</text:p>
          </table:table-cell>
        </table:table-row>
        <table:table-row table:style-name="Table42.8">
          <table:table-cell table:style-name="Table42.A4" table:number-rows-spanned="4" office:value-type="string">
            <text:p text:style-name="P301">Repeated</text:p>
          </table:table-cell>
          <table:table-cell table:style-name="Table42.B4" office:value-type="string">
            <text:p text:style-name="P295">2</text:p>
          </table:table-cell>
          <table:table-cell table:style-name="Table42.C8" office:value-type="string">
            <text:p text:style-name="P296">itemID</text:p>
          </table:table-cell>
          <table:table-cell table:style-name="Table42.B4" office:value-type="string">
            <text:p text:style-name="P302">bigint</text:p>
          </table:table-cell>
          <table:table-cell table:style-name="Table42.E4" office:value-type="float" office:value="8">
            <text:p text:style-name="P302">8</text:p>
          </table:table-cell>
          <table:table-cell table:style-name="Table42.F8" office:value-type="string">
            <text:p text:style-name="P287">unique-<text:span text:style-name="T13">to-user</text:span> ID for notes, reminders, recurring reminders, and overrides</text:p>
          </table:table-cell>
        </table:table-row>
        <table:table-row table:style-name="Table42.8">
          <table:covered-table-cell table:style-name="Table42.A4"/>
          <table:table-cell table:style-name="Table42.B9" office:value-type="string">
            <text:p text:style-name="P295">3</text:p>
          </table:table-cell>
          <table:table-cell table:style-name="Table42.C9" office:value-type="string">
            <text:p text:style-name="P296">lastModified</text:p>
          </table:table-cell>
          <table:table-cell table:style-name="Table42.D9" office:value-type="string">
            <text:p text:style-name="P302">bigint</text:p>
          </table:table-cell>
          <table:table-cell table:style-name="Table42.E5" office:value-type="float" office:value="8">
            <text:p text:style-name="P302">8</text:p>
          </table:table-cell>
          <table:table-cell table:style-name="Table42.F9" office:value-type="string">
            <text:p text:style-name="P287">time in milliseconds since the UNIX epoch of when the item has last been modified by a user</text:p>
          </table:table-cell>
        </table:table-row>
        <table:table-row table:style-name="Table42.10">
          <table:covered-table-cell table:style-name="Table42.A4"/>
          <table:table-cell table:style-name="Table42.B4" office:value-type="string">
            <text:p text:style-name="P303">4</text:p>
          </table:table-cell>
          <table:table-cell table:style-name="Table42.B4" office:value-type="string">
            <text:p text:style-name="P303">sequenceNum</text:p>
          </table:table-cell>
          <table:table-cell table:style-name="Table42.B4" office:value-type="string">
            <text:p text:style-name="P303">int</text:p>
          </table:table-cell>
          <table:table-cell table:style-name="Table42.E4" office:value-type="float" office:value="4">
            <text:p text:style-name="P303">4</text:p>
          </table:table-cell>
          <table:table-cell table:style-name="Table42.F10" office:value-type="string">
            <text:p text:style-name="P303">indicates position of this extension for the item</text:p>
          </table:table-cell>
        </table:table-row>
        <table:table-row table:style-name="Table42.11">
          <table:covered-table-cell table:style-name="Table42.A4"/>
          <table:table-cell table:style-name="Table42.B11" office:value-type="string">
            <text:p text:style-name="P303">5</text:p>
          </table:table-cell>
          <table:table-cell table:style-name="Table42.C11" office:value-type="string">
            <text:p text:style-name="P304">encryptedData</text:p>
          </table:table-cell>
          <table:table-cell table:style-name="Table42.D11" office:value-type="string">
            <text:p text:style-name="P302">raw</text:p>
          </table:table-cell>
          <table:table-cell table:style-name="Table42.E5" office:value-type="float" office:value="64">
            <text:p text:style-name="P242">64</text:p>
          </table:table-cell>
          <table:table-cell table:style-name="Table42.F11" office:value-type="string">
            <text:p text:style-name="P305">all remaining data stored as <text:span text:style-name="T22">encrypted </text:span>raw</text:p>
          </table:table-cell>
        </table:table-row>
        <table:table-row table:style-name="Table42.12">
          <table:table-cell table:style-name="Table42.A12" office:value-type="string">
            <text:p text:style-name="P277"/>
          </table:table-cell>
          <table:table-cell table:style-name="Table42.B12" table:number-columns-spanned="2" office:value-type="string">
            <text:p text:style-name="P277"/>
          </table:table-cell>
          <table:covered-table-cell/>
          <table:table-cell table:style-name="Table42.D12" office:value-type="string">
            <text:p text:style-name="P291">Total Size:</text:p>
          </table:table-cell>
          <table:table-cell table:style-name="Table42.E12" office:value-type="string">
            <text:p text:style-name="P306"><text:span text:style-name="T48">84</text:span>n</text:p>
          </table:table-cell>
          <table:table-cell table:style-name="Table42.F12" office:value-type="string">
            <text:p text:style-name="P28">bytes</text:p>
          </table:table-cell>
        </table:table-row>
      </table:table>
      <text:p text:style-name="P277"/>
      <text:p text:style-name="P277"/>
      <table:table table:name="Table43" table:style-name="Table43">
        <table:table-column table:style-name="Table43.A" table:number-columns-repeated="2"/>
        <table:table-column table:style-name="Table43.C"/>
        <table:table-column table:style-name="Table43.D"/>
        <table:table-column table:style-name="Table43.E"/>
        <table:table-column table:style-name="Table43.F"/>
        <table:table-row table:style-name="Table43.1">
          <table:table-cell table:style-name="Table43.A1" office:value-type="string">
            <text:p text:style-name="P278"/>
          </table:table-cell>
          <table:table-cell table:style-name="Table43.B1" table:number-columns-spanned="5" office:value-type="string">
            <text:p text:style-name="P14"><text:bookmark-start text:name="__RefHeading___Toc11764_3954546579"/>Client Request: /syncdown/<text:span text:style-name="T52">overrides</text:span><text:bookmark-end text:name="__RefHeading___Toc11764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43.1">
          <table:table-cell table:style-name="Table43.A2" table:number-columns-spanned="6" office:value-type="string">
            <text:p text:style-name="P27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3.1">
          <table:table-cell table:style-name="Table43.A3" office:value-type="string">
            <text:p text:style-name="P278"/>
          </table:table-cell>
          <table:table-cell table:style-name="Table43.B3" office:value-type="string">
            <text:p text:style-name="P279">#</text:p>
          </table:table-cell>
          <table:table-cell table:style-name="Table43.B3" office:value-type="string">
            <text:p text:style-name="P280">Field Name</text:p>
          </table:table-cell>
          <table:table-cell table:style-name="Table43.B3" office:value-type="string">
            <text:p text:style-name="P281">Data Type</text:p>
          </table:table-cell>
          <table:table-cell table:style-name="Table43.B3" office:value-type="string">
            <text:p text:style-name="P281">Size</text:p>
          </table:table-cell>
          <table:table-cell table:style-name="Table43.F3" office:value-type="string">
            <text:p text:style-name="P281">Description</text:p>
          </table:table-cell>
        </table:table-row>
        <table:table-row table:style-name="Table43.4">
          <table:table-cell table:style-name="Table43.A4" table:number-rows-spanned="4" office:value-type="string">
            <text:p text:style-name="P282"/>
          </table:table-cell>
          <table:table-cell table:style-name="Table43.B4" office:value-type="string">
            <text:p text:style-name="P283">1</text:p>
          </table:table-cell>
          <table:table-cell table:style-name="Table43.B4" office:value-type="string">
            <text:p text:style-name="P284">userID</text:p>
          </table:table-cell>
          <table:table-cell table:style-name="Table43.B4" office:value-type="string">
            <text:p text:style-name="P285">bigint</text:p>
          </table:table-cell>
          <table:table-cell table:style-name="Table43.E4" office:value-type="float" office:value="8">
            <text:p text:style-name="P286">8</text:p>
          </table:table-cell>
          <table:table-cell table:style-name="Table43.F4" office:value-type="string">
            <text:p text:style-name="P287">ID <text:span text:style-name="T13">that uniquely identifies user</text:span></text:p>
          </table:table-cell>
        </table:table-row>
        <table:table-row table:style-name="Table43.5">
          <table:covered-table-cell table:style-name="Table43.A4"/>
          <table:table-cell table:style-name="Table43.B5" office:value-type="string">
            <text:p text:style-name="P283">2</text:p>
          </table:table-cell>
          <table:table-cell table:style-name="Table43.C5" office:value-type="string">
            <text:p text:style-name="P288">authToken</text:p>
          </table:table-cell>
          <table:table-cell table:style-name="Table43.D5" office:value-type="string">
            <text:p text:style-name="P288">raw</text:p>
          </table:table-cell>
          <table:table-cell table:style-name="Table43.E5" office:value-type="float" office:value="32">
            <text:p text:style-name="P288">32</text:p>
          </table:table-cell>
          <table:table-cell table:style-name="Table43.F5" office:value-type="string">
            <text:p text:style-name="P289">generated authentication token to validate a login session</text:p>
          </table:table-cell>
        </table:table-row>
        <table:table-row table:style-name="Table43.6">
          <table:covered-table-cell table:style-name="Table43.A4"/>
          <table:table-cell table:style-name="Table43.B4" office:value-type="string">
            <text:p text:style-name="P290">3</text:p>
          </table:table-cell>
          <table:table-cell table:style-name="Table43.B4" office:value-type="string">
            <text:p text:style-name="P288">startTime</text:p>
          </table:table-cell>
          <table:table-cell table:style-name="Table43.B4" office:value-type="string">
            <text:p text:style-name="P284">bigint</text:p>
          </table:table-cell>
          <table:table-cell table:style-name="Table43.E4" office:value-type="float" office:value="8">
            <text:p text:style-name="P284">8</text:p>
          </table:table-cell>
          <table:table-cell table:style-name="Table43.F6" office:value-type="string">
            <text:p text:style-name="P287">time in milliseconds since the UNIX epoch of <text:span text:style-name="T45">the least recently updated items to fetch</text:span></text:p>
          </table:table-cell>
        </table:table-row>
        <table:table-row table:style-name="Table43.7">
          <table:covered-table-cell table:style-name="Table43.A4"/>
          <table:table-cell table:style-name="Table43.B7" office:value-type="string">
            <text:p text:style-name="P290">4</text:p>
          </table:table-cell>
          <table:table-cell table:style-name="Table43.C7" office:value-type="string">
            <text:p text:style-name="P288">endTime</text:p>
          </table:table-cell>
          <table:table-cell table:style-name="Table43.D7" office:value-type="string">
            <text:p text:style-name="P284">bigint</text:p>
          </table:table-cell>
          <table:table-cell table:style-name="Table43.E5" office:value-type="float" office:value="8">
            <text:p text:style-name="P284">8</text:p>
          </table:table-cell>
          <table:table-cell table:style-name="Table43.F7" office:value-type="string">
            <text:p text:style-name="P287">time in milliseconds since the UNIX epoch of <text:span text:style-name="T45">the most recently updated items to fetch</text:span></text:p>
          </table:table-cell>
        </table:table-row>
        <table:table-row table:style-name="Table43.8">
          <table:table-cell table:style-name="Table43.A8" office:value-type="string">
            <text:p text:style-name="P277"/>
          </table:table-cell>
          <table:table-cell table:style-name="Table43.B8" table:number-columns-spanned="2" office:value-type="string">
            <text:p text:style-name="P277"/>
          </table:table-cell>
          <table:covered-table-cell/>
          <table:table-cell table:style-name="Table43.D8" office:value-type="string">
            <text:p text:style-name="P291">Total Size:</text:p>
          </table:table-cell>
          <table:table-cell table:style-name="Table43.E8" office:value-type="float" office:value="56">
            <text:p text:style-name="P288">56</text:p>
          </table:table-cell>
          <table:table-cell table:style-name="Table43.F8" office:value-type="string">
            <text:p text:style-name="P28">bytes</text:p>
          </table:table-cell>
        </table:table-row>
      </table:table>
      <text:p text:style-name="P277"/>
      <text:p text:style-name="P277"/>
      <text:p text:style-name="P292"/>
      <table:table table:name="Table44" table:style-name="Table44">
        <table:table-column table:style-name="Table44.A" table:number-columns-repeated="2"/>
        <table:table-column table:style-name="Table44.C"/>
        <table:table-column table:style-name="Table44.D"/>
        <table:table-column table:style-name="Table44.E"/>
        <table:table-column table:style-name="Table44.F"/>
        <table:table-row table:style-name="Table44.1">
          <table:table-cell table:style-name="Table44.A1" office:value-type="string">
            <text:p text:style-name="P278"/>
          </table:table-cell>
          <table:table-cell table:style-name="Table44.B1" table:number-columns-spanned="5" office:value-type="string">
            <text:p text:style-name="P293"><text:span text:style-name="T46">Server Response:</text:span> /<text:span text:style-name="T46">syncdown</text:span>/<text:span text:style-name="T52">override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44.1">
          <table:table-cell table:style-name="Table44.A2" table:number-columns-spanned="6" office:value-type="string">
            <text:p text:style-name="P27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4.1">
          <table:table-cell table:style-name="Table44.A3" office:value-type="string">
            <text:p text:style-name="P278"/>
          </table:table-cell>
          <table:table-cell table:style-name="Table44.B3" office:value-type="string">
            <text:p text:style-name="P279">#</text:p>
          </table:table-cell>
          <table:table-cell table:style-name="Table44.B3" office:value-type="string">
            <text:p text:style-name="P280">Field Name</text:p>
          </table:table-cell>
          <table:table-cell table:style-name="Table44.B3" office:value-type="string">
            <text:p text:style-name="P281">Data Type</text:p>
          </table:table-cell>
          <table:table-cell table:style-name="Table44.B3" office:value-type="string">
            <text:p text:style-name="P281">Size</text:p>
          </table:table-cell>
          <table:table-cell table:style-name="Table44.F3" office:value-type="string">
            <text:p text:style-name="P281">Description</text:p>
          </table:table-cell>
        </table:table-row>
        <table:table-row table:style-name="Table44.4">
          <table:table-cell table:style-name="Table44.A4" table:number-rows-spanned="3" office:value-type="string">
            <text:p text:style-name="P294">H<text:span text:style-name="T47">eader</text:span></text:p>
          </table:table-cell>
          <table:table-cell table:style-name="Table44.B4" office:value-type="string">
            <text:p text:style-name="P295">1</text:p>
          </table:table-cell>
          <table:table-cell table:style-name="Table44.B4" office:value-type="string">
            <text:p text:style-name="P296">recordCount</text:p>
          </table:table-cell>
          <table:table-cell table:style-name="Table44.B4" office:value-type="string">
            <text:p text:style-name="P297">int</text:p>
          </table:table-cell>
          <table:table-cell table:style-name="Table44.E4" office:value-type="float" office:value="4">
            <text:p text:style-name="P297">4</text:p>
          </table:table-cell>
          <table:table-cell table:style-name="Table44.F4" office:value-type="string">
            <text:p text:style-name="P298">the number of records in the repeated section</text:p>
          </table:table-cell>
        </table:table-row>
        <table:table-row table:style-name="Table44.5">
          <table:covered-table-cell table:style-name="Table44.A4"/>
          <table:table-cell table:style-name="Table44.B5" office:value-type="string">
            <text:p text:style-name="P283"/>
          </table:table-cell>
          <table:table-cell table:style-name="Table44.C5" office:value-type="string">
            <text:p text:style-name="P296"/>
          </table:table-cell>
          <table:table-cell table:style-name="Table44.D5" office:value-type="string">
            <text:p text:style-name="P296"/>
          </table:table-cell>
          <table:table-cell table:style-name="Table44.E5">
            <text:p text:style-name="P296"/>
          </table:table-cell>
          <table:table-cell table:style-name="Table44.F5" office:value-type="string">
            <text:p text:style-name="P289"/>
          </table:table-cell>
        </table:table-row>
        <table:table-row table:style-name="Table44.6">
          <table:covered-table-cell table:style-name="Table44.A4"/>
          <table:table-cell table:style-name="Table44.B4" office:value-type="string">
            <text:p text:style-name="P299"/>
          </table:table-cell>
          <table:table-cell table:style-name="Table44.B4" office:value-type="string">
            <text:p text:style-name="P296"/>
          </table:table-cell>
          <table:table-cell table:style-name="Table44.B4" office:value-type="string">
            <text:p text:style-name="P297"/>
          </table:table-cell>
          <table:table-cell table:style-name="Table44.E4">
            <text:p text:style-name="P297"/>
          </table:table-cell>
          <table:table-cell table:style-name="Table44.F6" office:value-type="string">
            <text:p text:style-name="P300"/>
          </table:table-cell>
        </table:table-row>
        <table:table-row table:style-name="Table44.7">
          <table:table-cell table:style-name="Table44.A7" office:value-type="string">
            <text:p text:style-name="P277"/>
          </table:table-cell>
          <table:table-cell table:style-name="Table44.B7" office:value-type="string">
            <text:p text:style-name="P143"/>
          </table:table-cell>
          <table:table-cell table:style-name="Table44.C7" office:value-type="string">
            <text:p text:style-name="P143"/>
          </table:table-cell>
          <table:table-cell table:style-name="Table44.D7" office:value-type="string">
            <text:p text:style-name="P143">Total Size:</text:p>
          </table:table-cell>
          <table:table-cell table:style-name="Table44.E7" office:value-type="float" office:value="4">
            <text:p text:style-name="P143">4</text:p>
          </table:table-cell>
          <table:table-cell table:style-name="Table44.F7" office:value-type="string">
            <text:p text:style-name="P143">bytes</text:p>
          </table:table-cell>
        </table:table-row>
        <table:table-row table:style-name="Table44.8">
          <table:table-cell table:style-name="Table44.A4" table:number-rows-spanned="4" office:value-type="string">
            <text:p text:style-name="P301">Repeated</text:p>
          </table:table-cell>
          <table:table-cell table:style-name="Table44.B4" office:value-type="string">
            <text:p text:style-name="P295">2</text:p>
          </table:table-cell>
          <table:table-cell table:style-name="Table44.C8" office:value-type="string">
            <text:p text:style-name="P296">itemID</text:p>
          </table:table-cell>
          <table:table-cell table:style-name="Table44.B4" office:value-type="string">
            <text:p text:style-name="P302">bigint</text:p>
          </table:table-cell>
          <table:table-cell table:style-name="Table44.E4" office:value-type="float" office:value="8">
            <text:p text:style-name="P302">8</text:p>
          </table:table-cell>
          <table:table-cell table:style-name="Table44.F8" office:value-type="string">
            <text:p text:style-name="P287">unique-<text:span text:style-name="T13">to-user</text:span> ID for notes, reminders, recurring reminders, and overrides</text:p>
          </table:table-cell>
        </table:table-row>
        <table:table-row table:style-name="Table44.8">
          <table:covered-table-cell table:style-name="Table44.A4"/>
          <table:table-cell table:style-name="Table44.B9" office:value-type="string">
            <text:p text:style-name="P295">3</text:p>
          </table:table-cell>
          <table:table-cell table:style-name="Table44.C9" office:value-type="string">
            <text:p text:style-name="P296">lastModified</text:p>
          </table:table-cell>
          <table:table-cell table:style-name="Table44.D9" office:value-type="string">
            <text:p text:style-name="P302">bigint</text:p>
          </table:table-cell>
          <table:table-cell table:style-name="Table44.E5" office:value-type="float" office:value="8">
            <text:p text:style-name="P302">8</text:p>
          </table:table-cell>
          <table:table-cell table:style-name="Table44.F9" office:value-type="string">
            <text:p text:style-name="P287">time in milliseconds since the UNIX epoch of when the item has last been modified by a user</text:p>
          </table:table-cell>
        </table:table-row>
        <table:table-row table:style-name="Table44.10">
          <table:covered-table-cell table:style-name="Table44.A4"/>
          <table:table-cell table:style-name="Table44.B4" office:value-type="string">
            <text:p text:style-name="P307">4</text:p>
          </table:table-cell>
          <table:table-cell table:style-name="Table44.B4" office:value-type="string">
            <text:p text:style-name="P307">linkedItemID</text:p>
          </table:table-cell>
          <table:table-cell table:style-name="Table44.B4" office:value-type="string">
            <text:p text:style-name="P307">bigint</text:p>
          </table:table-cell>
          <table:table-cell table:style-name="Table44.E4" office:value-type="float" office:value="8">
            <text:p text:style-name="P307">8</text:p>
          </table:table-cell>
          <table:table-cell table:style-name="Table44.F10" office:value-type="string">
            <text:p text:style-name="P308">unique-to-user ID of the recurring reminder that this <text:span text:style-name="T35">entry overrides</text:span></text:p>
          </table:table-cell>
        </table:table-row>
        <table:table-row table:style-name="Table44.11">
          <table:covered-table-cell table:style-name="Table44.A4"/>
          <table:table-cell table:style-name="Table44.B11" office:value-type="string">
            <text:p text:style-name="P307">5</text:p>
          </table:table-cell>
          <table:table-cell table:style-name="Table44.C11" office:value-type="string">
            <text:p text:style-name="P304">encryptedData</text:p>
          </table:table-cell>
          <table:table-cell table:style-name="Table44.D11" office:value-type="string">
            <text:p text:style-name="P302">raw</text:p>
          </table:table-cell>
          <table:table-cell table:style-name="Table44.E5" office:value-type="float" office:value="64">
            <text:p text:style-name="P242">64</text:p>
          </table:table-cell>
          <table:table-cell table:style-name="Table44.F11" office:value-type="string">
            <text:p text:style-name="P305">all remaining data stored as <text:span text:style-name="T22">encrypted </text:span>raw</text:p>
          </table:table-cell>
        </table:table-row>
        <table:table-row table:style-name="Table44.12">
          <table:table-cell table:style-name="Table44.A12" office:value-type="string">
            <text:p text:style-name="P277"/>
          </table:table-cell>
          <table:table-cell table:style-name="Table44.B12" table:number-columns-spanned="2" office:value-type="string">
            <text:p text:style-name="P277"/>
          </table:table-cell>
          <table:covered-table-cell/>
          <table:table-cell table:style-name="Table44.D12" office:value-type="string">
            <text:p text:style-name="P291">Total Size:</text:p>
          </table:table-cell>
          <table:table-cell table:style-name="Table44.E12" office:value-type="string">
            <text:p text:style-name="P306"><text:span text:style-name="T48">88</text:span>n</text:p>
          </table:table-cell>
          <table:table-cell table:style-name="Table44.F12" office:value-type="string">
            <text:p text:style-name="P28">bytes</text:p>
          </table:table-cell>
        </table:table-row>
      </table:table>
      <text:p text:style-name="P277"/>
      <text:p text:style-name="P277"/>
      <table:table table:name="Table45" table:style-name="Table45">
        <table:table-column table:style-name="Table45.A" table:number-columns-repeated="2"/>
        <table:table-column table:style-name="Table45.C"/>
        <table:table-column table:style-name="Table45.D"/>
        <table:table-column table:style-name="Table45.E"/>
        <table:table-column table:style-name="Table45.F"/>
        <table:table-row table:style-name="Table45.1">
          <table:table-cell table:style-name="Table45.A1" office:value-type="string">
            <text:p text:style-name="P278"/>
          </table:table-cell>
          <table:table-cell table:style-name="Table45.B1" table:number-columns-spanned="5" office:value-type="string">
            <text:p text:style-name="P14"><text:bookmark-start text:name="__RefHeading___Toc11762_3954546579"/>Client Request: /syncdown/<text:span text:style-name="T52">folders</text:span><text:bookmark-end text:name="__RefHeading___Toc11762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45.1">
          <table:table-cell table:style-name="Table45.A2" table:number-columns-spanned="6" office:value-type="string">
            <text:p text:style-name="P27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5.1">
          <table:table-cell table:style-name="Table45.A3" office:value-type="string">
            <text:p text:style-name="P278"/>
          </table:table-cell>
          <table:table-cell table:style-name="Table45.B3" office:value-type="string">
            <text:p text:style-name="P279">#</text:p>
          </table:table-cell>
          <table:table-cell table:style-name="Table45.B3" office:value-type="string">
            <text:p text:style-name="P280">Field Name</text:p>
          </table:table-cell>
          <table:table-cell table:style-name="Table45.B3" office:value-type="string">
            <text:p text:style-name="P281">Data Type</text:p>
          </table:table-cell>
          <table:table-cell table:style-name="Table45.B3" office:value-type="string">
            <text:p text:style-name="P281">Size</text:p>
          </table:table-cell>
          <table:table-cell table:style-name="Table45.F3" office:value-type="string">
            <text:p text:style-name="P281">Description</text:p>
          </table:table-cell>
        </table:table-row>
        <table:table-row table:style-name="Table45.4">
          <table:table-cell table:style-name="Table45.A4" table:number-rows-spanned="4" office:value-type="string">
            <text:p text:style-name="P282"/>
          </table:table-cell>
          <table:table-cell table:style-name="Table45.B4" office:value-type="string">
            <text:p text:style-name="P283">1</text:p>
          </table:table-cell>
          <table:table-cell table:style-name="Table45.B4" office:value-type="string">
            <text:p text:style-name="P284">userID</text:p>
          </table:table-cell>
          <table:table-cell table:style-name="Table45.B4" office:value-type="string">
            <text:p text:style-name="P285">bigint</text:p>
          </table:table-cell>
          <table:table-cell table:style-name="Table45.E4" office:value-type="float" office:value="8">
            <text:p text:style-name="P286">8</text:p>
          </table:table-cell>
          <table:table-cell table:style-name="Table45.F4" office:value-type="string">
            <text:p text:style-name="P287">ID <text:span text:style-name="T13">that uniquely identifies user</text:span></text:p>
          </table:table-cell>
        </table:table-row>
        <table:table-row table:style-name="Table45.5">
          <table:covered-table-cell table:style-name="Table45.A4"/>
          <table:table-cell table:style-name="Table45.B5" office:value-type="string">
            <text:p text:style-name="P283">2</text:p>
          </table:table-cell>
          <table:table-cell table:style-name="Table45.C5" office:value-type="string">
            <text:p text:style-name="P288">authToken</text:p>
          </table:table-cell>
          <table:table-cell table:style-name="Table45.D5" office:value-type="string">
            <text:p text:style-name="P288">raw</text:p>
          </table:table-cell>
          <table:table-cell table:style-name="Table45.E5" office:value-type="float" office:value="32">
            <text:p text:style-name="P288">32</text:p>
          </table:table-cell>
          <table:table-cell table:style-name="Table45.F5" office:value-type="string">
            <text:p text:style-name="P289">generated authentication token to validate a login session</text:p>
          </table:table-cell>
        </table:table-row>
        <table:table-row table:style-name="Table45.6">
          <table:covered-table-cell table:style-name="Table45.A4"/>
          <table:table-cell table:style-name="Table45.B4" office:value-type="string">
            <text:p text:style-name="P290">3</text:p>
          </table:table-cell>
          <table:table-cell table:style-name="Table45.B4" office:value-type="string">
            <text:p text:style-name="P288">startTime</text:p>
          </table:table-cell>
          <table:table-cell table:style-name="Table45.B4" office:value-type="string">
            <text:p text:style-name="P284">bigint</text:p>
          </table:table-cell>
          <table:table-cell table:style-name="Table45.E4" office:value-type="float" office:value="8">
            <text:p text:style-name="P284">8</text:p>
          </table:table-cell>
          <table:table-cell table:style-name="Table45.F6" office:value-type="string">
            <text:p text:style-name="P287">time in milliseconds since the UNIX epoch of <text:span text:style-name="T45">the least recently updated items to fetch</text:span></text:p>
          </table:table-cell>
        </table:table-row>
        <table:table-row table:style-name="Table45.7">
          <table:covered-table-cell table:style-name="Table45.A4"/>
          <table:table-cell table:style-name="Table45.B7" office:value-type="string">
            <text:p text:style-name="P290">4</text:p>
          </table:table-cell>
          <table:table-cell table:style-name="Table45.C7" office:value-type="string">
            <text:p text:style-name="P288">endTime</text:p>
          </table:table-cell>
          <table:table-cell table:style-name="Table45.D7" office:value-type="string">
            <text:p text:style-name="P284">bigint</text:p>
          </table:table-cell>
          <table:table-cell table:style-name="Table45.E5" office:value-type="float" office:value="8">
            <text:p text:style-name="P284">8</text:p>
          </table:table-cell>
          <table:table-cell table:style-name="Table45.F7" office:value-type="string">
            <text:p text:style-name="P287">time in milliseconds since the UNIX epoch of <text:span text:style-name="T45">the most recently updated items to fetch</text:span></text:p>
          </table:table-cell>
        </table:table-row>
        <table:table-row table:style-name="Table45.8">
          <table:table-cell table:style-name="Table45.A8" office:value-type="string">
            <text:p text:style-name="P277"/>
          </table:table-cell>
          <table:table-cell table:style-name="Table45.B8" table:number-columns-spanned="2" office:value-type="string">
            <text:p text:style-name="P277"/>
          </table:table-cell>
          <table:covered-table-cell/>
          <table:table-cell table:style-name="Table45.D8" office:value-type="string">
            <text:p text:style-name="P291">Total Size:</text:p>
          </table:table-cell>
          <table:table-cell table:style-name="Table45.E8" office:value-type="float" office:value="56">
            <text:p text:style-name="P288">56</text:p>
          </table:table-cell>
          <table:table-cell table:style-name="Table45.F8" office:value-type="string">
            <text:p text:style-name="P28">bytes</text:p>
          </table:table-cell>
        </table:table-row>
      </table:table>
      <text:p text:style-name="P277"/>
      <text:p text:style-name="P277"/>
      <text:p text:style-name="P292"/>
      <table:table table:name="Table46" table:style-name="Table46">
        <table:table-column table:style-name="Table46.A" table:number-columns-repeated="2"/>
        <table:table-column table:style-name="Table46.C"/>
        <table:table-column table:style-name="Table46.D"/>
        <table:table-column table:style-name="Table46.E"/>
        <table:table-column table:style-name="Table46.F"/>
        <table:table-row table:style-name="Table46.1">
          <table:table-cell table:style-name="Table46.A1" office:value-type="string">
            <text:p text:style-name="P278"/>
          </table:table-cell>
          <table:table-cell table:style-name="Table46.B1" table:number-columns-spanned="5" office:value-type="string">
            <text:p text:style-name="P309"><text:bookmark-start text:name="__RefHeading___Toc11760_3954546579"/><text:span text:style-name="T46">Server Response:</text:span> /<text:span text:style-name="T46">syncdown</text:span>/<text:span text:style-name="T52">folders</text:span><text:bookmark-end text:name="__RefHeading___Toc11760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46.1">
          <table:table-cell table:style-name="Table46.A2" table:number-columns-spanned="6" office:value-type="string">
            <text:p text:style-name="P27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6.1">
          <table:table-cell table:style-name="Table46.A3" office:value-type="string">
            <text:p text:style-name="P278"/>
          </table:table-cell>
          <table:table-cell table:style-name="Table46.B3" office:value-type="string">
            <text:p text:style-name="P279">#</text:p>
          </table:table-cell>
          <table:table-cell table:style-name="Table46.B3" office:value-type="string">
            <text:p text:style-name="P280">Field Name</text:p>
          </table:table-cell>
          <table:table-cell table:style-name="Table46.B3" office:value-type="string">
            <text:p text:style-name="P281">Data Type</text:p>
          </table:table-cell>
          <table:table-cell table:style-name="Table46.B3" office:value-type="string">
            <text:p text:style-name="P281">Size</text:p>
          </table:table-cell>
          <table:table-cell table:style-name="Table46.F3" office:value-type="string">
            <text:p text:style-name="P281">Description</text:p>
          </table:table-cell>
        </table:table-row>
        <table:table-row table:style-name="Table46.4">
          <table:table-cell table:style-name="Table46.A4" table:number-rows-spanned="3" office:value-type="string">
            <text:p text:style-name="P294">H<text:span text:style-name="T47">eader</text:span></text:p>
          </table:table-cell>
          <table:table-cell table:style-name="Table46.B4" office:value-type="string">
            <text:p text:style-name="P295">1</text:p>
          </table:table-cell>
          <table:table-cell table:style-name="Table46.B4" office:value-type="string">
            <text:p text:style-name="P296">recordCount</text:p>
          </table:table-cell>
          <table:table-cell table:style-name="Table46.B4" office:value-type="string">
            <text:p text:style-name="P297">int</text:p>
          </table:table-cell>
          <table:table-cell table:style-name="Table46.E4" office:value-type="float" office:value="4">
            <text:p text:style-name="P297">4</text:p>
          </table:table-cell>
          <table:table-cell table:style-name="Table46.F4" office:value-type="string">
            <text:p text:style-name="P298">the number of records in the repeated section</text:p>
          </table:table-cell>
        </table:table-row>
        <table:table-row table:style-name="Table46.5">
          <table:covered-table-cell table:style-name="Table46.A4"/>
          <table:table-cell table:style-name="Table46.B5" office:value-type="string">
            <text:p text:style-name="P283"/>
          </table:table-cell>
          <table:table-cell table:style-name="Table46.C5" office:value-type="string">
            <text:p text:style-name="P296"/>
          </table:table-cell>
          <table:table-cell table:style-name="Table46.D5" office:value-type="string">
            <text:p text:style-name="P296"/>
          </table:table-cell>
          <table:table-cell table:style-name="Table46.E5">
            <text:p text:style-name="P296"/>
          </table:table-cell>
          <table:table-cell table:style-name="Table46.F5" office:value-type="string">
            <text:p text:style-name="P289"/>
          </table:table-cell>
        </table:table-row>
        <table:table-row table:style-name="Table46.6">
          <table:covered-table-cell table:style-name="Table46.A4"/>
          <table:table-cell table:style-name="Table46.B4" office:value-type="string">
            <text:p text:style-name="P299"/>
          </table:table-cell>
          <table:table-cell table:style-name="Table46.B4" office:value-type="string">
            <text:p text:style-name="P296"/>
          </table:table-cell>
          <table:table-cell table:style-name="Table46.B4" office:value-type="string">
            <text:p text:style-name="P297"/>
          </table:table-cell>
          <table:table-cell table:style-name="Table46.E4">
            <text:p text:style-name="P297"/>
          </table:table-cell>
          <table:table-cell table:style-name="Table46.F6" office:value-type="string">
            <text:p text:style-name="P300"/>
          </table:table-cell>
        </table:table-row>
        <table:table-row table:style-name="Table46.7">
          <table:table-cell table:style-name="Table46.A7" office:value-type="string">
            <text:p text:style-name="P277"/>
          </table:table-cell>
          <table:table-cell table:style-name="Table46.B7" office:value-type="string">
            <text:p text:style-name="P143"/>
          </table:table-cell>
          <table:table-cell table:style-name="Table46.C7" office:value-type="string">
            <text:p text:style-name="P143"/>
          </table:table-cell>
          <table:table-cell table:style-name="Table46.D7" office:value-type="string">
            <text:p text:style-name="P143">Total Size:</text:p>
          </table:table-cell>
          <table:table-cell table:style-name="Table46.E7" office:value-type="float" office:value="4">
            <text:p text:style-name="P143">4</text:p>
          </table:table-cell>
          <table:table-cell table:style-name="Table46.F7" office:value-type="string">
            <text:p text:style-name="P143">bytes</text:p>
          </table:table-cell>
        </table:table-row>
        <table:table-row table:style-name="Table46.8">
          <table:table-cell table:style-name="Table46.A4" table:number-rows-spanned="4" office:value-type="string">
            <text:p text:style-name="P301">Repeated</text:p>
          </table:table-cell>
          <table:table-cell table:style-name="Table46.B4" office:value-type="string">
            <text:p text:style-name="P295">2</text:p>
          </table:table-cell>
          <table:table-cell table:style-name="Table46.C8" office:value-type="string">
            <text:p text:style-name="P296"><text:span text:style-name="T37">folder</text:span>ID</text:p>
          </table:table-cell>
          <table:table-cell table:style-name="Table46.B4" office:value-type="string">
            <text:p text:style-name="P310">bigint</text:p>
          </table:table-cell>
          <table:table-cell table:style-name="Table46.E4" office:value-type="float" office:value="8">
            <text:p text:style-name="P310">8</text:p>
          </table:table-cell>
          <table:table-cell table:style-name="Table46.F8" office:value-type="string">
            <text:p text:style-name="P311">unique-<text:span text:style-name="T13">to-user</text:span> ID <text:span text:style-name="T39">for the folder </text:span><text:span text:style-name="T40">(</text:span><text:span text:style-name="T41">functionally identical to </text:span><text:span text:style-name="T42">itemID</text:span><text:span text:style-name="T40">)</text:span></text:p>
          </table:table-cell>
        </table:table-row>
        <table:table-row table:style-name="Table46.8">
          <table:covered-table-cell table:style-name="Table46.A4"/>
          <table:table-cell table:style-name="Table46.B9" office:value-type="string">
            <text:p text:style-name="P295">3</text:p>
          </table:table-cell>
          <table:table-cell table:style-name="Table46.C9" office:value-type="string">
            <text:p text:style-name="P296">lastModified</text:p>
          </table:table-cell>
          <table:table-cell table:style-name="Table46.D9" office:value-type="string">
            <text:p text:style-name="P302">bigint</text:p>
          </table:table-cell>
          <table:table-cell table:style-name="Table46.E5" office:value-type="float" office:value="8">
            <text:p text:style-name="P302">8</text:p>
          </table:table-cell>
          <table:table-cell table:style-name="Table46.F9" office:value-type="string">
            <text:p text:style-name="P287">time in milliseconds since the UNIX epoch of when the item has last been modified by a user</text:p>
          </table:table-cell>
        </table:table-row>
        <table:table-row table:style-name="Table46.10">
          <table:covered-table-cell table:style-name="Table46.A4"/>
          <table:table-cell table:style-name="Table46.B4" office:value-type="string">
            <text:p text:style-name="P312"/>
          </table:table-cell>
          <table:table-cell table:style-name="Table46.B4" office:value-type="string">
            <text:p text:style-name="P313"><text:span text:style-name="T21"/></text:p>
          </table:table-cell>
          <table:table-cell table:style-name="Table46.B4" office:value-type="string">
            <text:p text:style-name="P312"/>
          </table:table-cell>
          <table:table-cell table:style-name="Table46.E4">
            <text:p text:style-name="P312"/>
          </table:table-cell>
          <table:table-cell table:style-name="Table46.F10" office:value-type="string">
            <text:p text:style-name="P314"/>
          </table:table-cell>
        </table:table-row>
        <table:table-row table:style-name="Table46.11">
          <table:covered-table-cell table:style-name="Table46.A4"/>
          <table:table-cell table:style-name="Table46.B11" office:value-type="string">
            <text:p text:style-name="P295">4</text:p>
          </table:table-cell>
          <table:table-cell table:style-name="Table46.C11" office:value-type="string">
            <text:p text:style-name="P304">encryptedData</text:p>
          </table:table-cell>
          <table:table-cell table:style-name="Table46.D11" office:value-type="string">
            <text:p text:style-name="P302">raw</text:p>
          </table:table-cell>
          <table:table-cell table:style-name="Table46.E5" office:value-type="float" office:value="64">
            <text:p text:style-name="P242">64</text:p>
          </table:table-cell>
          <table:table-cell table:style-name="Table46.F11" office:value-type="string">
            <text:p text:style-name="P305">all remaining data stored as <text:span text:style-name="T22">encrypted </text:span>raw</text:p>
          </table:table-cell>
        </table:table-row>
        <table:table-row table:style-name="Table46.12">
          <table:table-cell table:style-name="Table46.A12" office:value-type="string">
            <text:p text:style-name="P277"/>
          </table:table-cell>
          <table:table-cell table:style-name="Table46.B12" table:number-columns-spanned="2" office:value-type="string">
            <text:p text:style-name="P277"/>
          </table:table-cell>
          <table:covered-table-cell/>
          <table:table-cell table:style-name="Table46.D12" office:value-type="string">
            <text:p text:style-name="P291">Total Size:</text:p>
          </table:table-cell>
          <table:table-cell table:style-name="Table46.E12" office:value-type="string">
            <text:p text:style-name="P306"><text:span text:style-name="T53">80</text:span>n</text:p>
          </table:table-cell>
          <table:table-cell table:style-name="Table46.F12" office:value-type="string">
            <text:p text:style-name="P28">bytes</text:p>
          </table:table-cell>
        </table:table-row>
      </table:table>
      <text:p text:style-name="P277"/>
      <text:p text:style-name="P277"/>
      <table:table table:name="Table47" table:style-name="Table47">
        <table:table-column table:style-name="Table47.A" table:number-columns-repeated="2"/>
        <table:table-column table:style-name="Table47.C"/>
        <table:table-column table:style-name="Table47.D"/>
        <table:table-column table:style-name="Table47.E"/>
        <table:table-column table:style-name="Table47.F"/>
        <table:table-row table:style-name="Table47.1">
          <table:table-cell table:style-name="Table47.A1" office:value-type="string">
            <text:p text:style-name="P278"/>
          </table:table-cell>
          <table:table-cell table:style-name="Table47.B1" table:number-columns-spanned="5" office:value-type="string">
            <text:p text:style-name="P14"><text:bookmark-start text:name="__RefHeading___Toc11758_3954546579"/>Client Request: /syncdown/<text:span text:style-name="T52">deleted</text:span><text:bookmark-end text:name="__RefHeading___Toc11758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47.1">
          <table:table-cell table:style-name="Table47.A2" table:number-columns-spanned="6" office:value-type="string">
            <text:p text:style-name="P27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7.1">
          <table:table-cell table:style-name="Table47.A3" office:value-type="string">
            <text:p text:style-name="P278"/>
          </table:table-cell>
          <table:table-cell table:style-name="Table47.B3" office:value-type="string">
            <text:p text:style-name="P279">#</text:p>
          </table:table-cell>
          <table:table-cell table:style-name="Table47.B3" office:value-type="string">
            <text:p text:style-name="P280">Field Name</text:p>
          </table:table-cell>
          <table:table-cell table:style-name="Table47.B3" office:value-type="string">
            <text:p text:style-name="P281">Data Type</text:p>
          </table:table-cell>
          <table:table-cell table:style-name="Table47.B3" office:value-type="string">
            <text:p text:style-name="P281">Size</text:p>
          </table:table-cell>
          <table:table-cell table:style-name="Table47.F3" office:value-type="string">
            <text:p text:style-name="P281">Description</text:p>
          </table:table-cell>
        </table:table-row>
        <table:table-row table:style-name="Table47.4">
          <table:table-cell table:style-name="Table47.A4" table:number-rows-spanned="4" office:value-type="string">
            <text:p text:style-name="P282"/>
          </table:table-cell>
          <table:table-cell table:style-name="Table47.B4" office:value-type="string">
            <text:p text:style-name="P283">1</text:p>
          </table:table-cell>
          <table:table-cell table:style-name="Table47.B4" office:value-type="string">
            <text:p text:style-name="P284">userID</text:p>
          </table:table-cell>
          <table:table-cell table:style-name="Table47.B4" office:value-type="string">
            <text:p text:style-name="P285">bigint</text:p>
          </table:table-cell>
          <table:table-cell table:style-name="Table47.E4" office:value-type="float" office:value="8">
            <text:p text:style-name="P286">8</text:p>
          </table:table-cell>
          <table:table-cell table:style-name="Table47.F4" office:value-type="string">
            <text:p text:style-name="P287">ID <text:span text:style-name="T13">that uniquely identifies user</text:span></text:p>
          </table:table-cell>
        </table:table-row>
        <table:table-row table:style-name="Table47.5">
          <table:covered-table-cell table:style-name="Table47.A4"/>
          <table:table-cell table:style-name="Table47.B5" office:value-type="string">
            <text:p text:style-name="P283">2</text:p>
          </table:table-cell>
          <table:table-cell table:style-name="Table47.C5" office:value-type="string">
            <text:p text:style-name="P288">authToken</text:p>
          </table:table-cell>
          <table:table-cell table:style-name="Table47.D5" office:value-type="string">
            <text:p text:style-name="P288">raw</text:p>
          </table:table-cell>
          <table:table-cell table:style-name="Table47.E5" office:value-type="float" office:value="32">
            <text:p text:style-name="P288">32</text:p>
          </table:table-cell>
          <table:table-cell table:style-name="Table47.F5" office:value-type="string">
            <text:p text:style-name="P289">generated authentication token to validate a login session</text:p>
          </table:table-cell>
        </table:table-row>
        <table:table-row table:style-name="Table47.6">
          <table:covered-table-cell table:style-name="Table47.A4"/>
          <table:table-cell table:style-name="Table47.B4" office:value-type="string">
            <text:p text:style-name="P290">3</text:p>
          </table:table-cell>
          <table:table-cell table:style-name="Table47.B4" office:value-type="string">
            <text:p text:style-name="P288">startTime</text:p>
          </table:table-cell>
          <table:table-cell table:style-name="Table47.B4" office:value-type="string">
            <text:p text:style-name="P284">bigint</text:p>
          </table:table-cell>
          <table:table-cell table:style-name="Table47.E4" office:value-type="float" office:value="8">
            <text:p text:style-name="P284">8</text:p>
          </table:table-cell>
          <table:table-cell table:style-name="Table47.F6" office:value-type="string">
            <text:p text:style-name="P287">time in milliseconds since the UNIX epoch of <text:span text:style-name="T45">the least recently updated items to fetch</text:span></text:p>
          </table:table-cell>
        </table:table-row>
        <table:table-row table:style-name="Table47.7">
          <table:covered-table-cell table:style-name="Table47.A4"/>
          <table:table-cell table:style-name="Table47.B7" office:value-type="string">
            <text:p text:style-name="P290">4</text:p>
          </table:table-cell>
          <table:table-cell table:style-name="Table47.C7" office:value-type="string">
            <text:p text:style-name="P288">endTime</text:p>
          </table:table-cell>
          <table:table-cell table:style-name="Table47.D7" office:value-type="string">
            <text:p text:style-name="P284">bigint</text:p>
          </table:table-cell>
          <table:table-cell table:style-name="Table47.E5" office:value-type="float" office:value="8">
            <text:p text:style-name="P284">8</text:p>
          </table:table-cell>
          <table:table-cell table:style-name="Table47.F7" office:value-type="string">
            <text:p text:style-name="P287">time in milliseconds since the UNIX epoch of <text:span text:style-name="T45">the most recently updated items to fetch</text:span></text:p>
          </table:table-cell>
        </table:table-row>
        <table:table-row table:style-name="Table47.8">
          <table:table-cell table:style-name="Table47.A8" office:value-type="string">
            <text:p text:style-name="P277"/>
          </table:table-cell>
          <table:table-cell table:style-name="Table47.B8" table:number-columns-spanned="2" office:value-type="string">
            <text:p text:style-name="P277"/>
          </table:table-cell>
          <table:covered-table-cell/>
          <table:table-cell table:style-name="Table47.D8" office:value-type="string">
            <text:p text:style-name="P291">Total Size:</text:p>
          </table:table-cell>
          <table:table-cell table:style-name="Table47.E8" office:value-type="float" office:value="56">
            <text:p text:style-name="P288">56</text:p>
          </table:table-cell>
          <table:table-cell table:style-name="Table47.F8" office:value-type="string">
            <text:p text:style-name="P28">bytes</text:p>
          </table:table-cell>
        </table:table-row>
      </table:table>
      <text:p text:style-name="P277"/>
      <text:p text:style-name="P277"/>
      <text:p text:style-name="P292"/>
      <table:table table:name="Table48" table:style-name="Table48">
        <table:table-column table:style-name="Table48.A" table:number-columns-repeated="2"/>
        <table:table-column table:style-name="Table48.C"/>
        <table:table-column table:style-name="Table48.D"/>
        <table:table-column table:style-name="Table48.E"/>
        <table:table-column table:style-name="Table48.F"/>
        <table:table-row table:style-name="Table48.1">
          <table:table-cell table:style-name="Table48.A1" office:value-type="string">
            <text:p text:style-name="P278"/>
          </table:table-cell>
          <table:table-cell table:style-name="Table48.B1" table:number-columns-spanned="5" office:value-type="string">
            <text:p text:style-name="P293"><text:span text:style-name="T46">Server Response:</text:span> /<text:span text:style-name="T46">syncdown</text:span>/<text:span text:style-name="T52">deleted</text:span></text:p>
          </table:table-cell>
          <table:covered-table-cell/>
          <table:covered-table-cell/>
          <table:covered-table-cell/>
          <table:covered-table-cell/>
        </table:table-row>
        <table:table-row table:style-name="Table48.1">
          <table:table-cell table:style-name="Table48.A2" table:number-columns-spanned="6" office:value-type="string">
            <text:p text:style-name="P27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8.1">
          <table:table-cell table:style-name="Table48.A3" office:value-type="string">
            <text:p text:style-name="P278"/>
          </table:table-cell>
          <table:table-cell table:style-name="Table48.B3" office:value-type="string">
            <text:p text:style-name="P279">#</text:p>
          </table:table-cell>
          <table:table-cell table:style-name="Table48.B3" office:value-type="string">
            <text:p text:style-name="P280">Field Name</text:p>
          </table:table-cell>
          <table:table-cell table:style-name="Table48.B3" office:value-type="string">
            <text:p text:style-name="P281">Data Type</text:p>
          </table:table-cell>
          <table:table-cell table:style-name="Table48.B3" office:value-type="string">
            <text:p text:style-name="P281">Size</text:p>
          </table:table-cell>
          <table:table-cell table:style-name="Table48.F3" office:value-type="string">
            <text:p text:style-name="P281">Description</text:p>
          </table:table-cell>
        </table:table-row>
        <table:table-row table:style-name="Table48.4">
          <table:table-cell table:style-name="Table48.A4" table:number-rows-spanned="3" office:value-type="string">
            <text:p text:style-name="P294">H<text:span text:style-name="T47">eader</text:span></text:p>
          </table:table-cell>
          <table:table-cell table:style-name="Table48.B4" office:value-type="string">
            <text:p text:style-name="P295">1</text:p>
          </table:table-cell>
          <table:table-cell table:style-name="Table48.B4" office:value-type="string">
            <text:p text:style-name="P296">recordCount</text:p>
          </table:table-cell>
          <table:table-cell table:style-name="Table48.B4" office:value-type="string">
            <text:p text:style-name="P297">int</text:p>
          </table:table-cell>
          <table:table-cell table:style-name="Table48.E4" office:value-type="float" office:value="4">
            <text:p text:style-name="P297">4</text:p>
          </table:table-cell>
          <table:table-cell table:style-name="Table48.F4" office:value-type="string">
            <text:p text:style-name="P298">the number of records in the repeated section</text:p>
          </table:table-cell>
        </table:table-row>
        <table:table-row table:style-name="Table48.5">
          <table:covered-table-cell table:style-name="Table48.A4"/>
          <table:table-cell table:style-name="Table48.B5" office:value-type="string">
            <text:p text:style-name="P283"/>
          </table:table-cell>
          <table:table-cell table:style-name="Table48.C5" office:value-type="string">
            <text:p text:style-name="P296"/>
          </table:table-cell>
          <table:table-cell table:style-name="Table48.D5" office:value-type="string">
            <text:p text:style-name="P296"/>
          </table:table-cell>
          <table:table-cell table:style-name="Table48.E5">
            <text:p text:style-name="P296"/>
          </table:table-cell>
          <table:table-cell table:style-name="Table48.F5" office:value-type="string">
            <text:p text:style-name="P289"/>
          </table:table-cell>
        </table:table-row>
        <table:table-row table:style-name="Table48.6">
          <table:covered-table-cell table:style-name="Table48.A4"/>
          <table:table-cell table:style-name="Table48.B4" office:value-type="string">
            <text:p text:style-name="P299"/>
          </table:table-cell>
          <table:table-cell table:style-name="Table48.B4" office:value-type="string">
            <text:p text:style-name="P296"/>
          </table:table-cell>
          <table:table-cell table:style-name="Table48.B4" office:value-type="string">
            <text:p text:style-name="P297"/>
          </table:table-cell>
          <table:table-cell table:style-name="Table48.E4">
            <text:p text:style-name="P297"/>
          </table:table-cell>
          <table:table-cell table:style-name="Table48.F6" office:value-type="string">
            <text:p text:style-name="P300"/>
          </table:table-cell>
        </table:table-row>
        <table:table-row table:style-name="Table48.7">
          <table:table-cell table:style-name="Table48.A7" office:value-type="string">
            <text:p text:style-name="P277"/>
          </table:table-cell>
          <table:table-cell table:style-name="Table48.B7" office:value-type="string">
            <text:p text:style-name="P143"/>
          </table:table-cell>
          <table:table-cell table:style-name="Table48.C7" office:value-type="string">
            <text:p text:style-name="P143"/>
          </table:table-cell>
          <table:table-cell table:style-name="Table48.D7" office:value-type="string">
            <text:p text:style-name="P143">Total Size:</text:p>
          </table:table-cell>
          <table:table-cell table:style-name="Table48.E7" office:value-type="float" office:value="4">
            <text:p text:style-name="P143">4</text:p>
          </table:table-cell>
          <table:table-cell table:style-name="Table48.F7" office:value-type="string">
            <text:p text:style-name="P143">bytes</text:p>
          </table:table-cell>
        </table:table-row>
        <table:table-row table:style-name="Table48.8">
          <table:table-cell table:style-name="Table48.A4" table:number-rows-spanned="4" office:value-type="string">
            <text:p text:style-name="P301">Repeated</text:p>
          </table:table-cell>
          <table:table-cell table:style-name="Table48.B4" office:value-type="string">
            <text:p text:style-name="P295">2</text:p>
          </table:table-cell>
          <table:table-cell table:style-name="Table48.C8" office:value-type="string">
            <text:p text:style-name="P296">itemID</text:p>
          </table:table-cell>
          <table:table-cell table:style-name="Table48.B4" office:value-type="string">
            <text:p text:style-name="P302">bigint</text:p>
          </table:table-cell>
          <table:table-cell table:style-name="Table48.E4" office:value-type="float" office:value="8">
            <text:p text:style-name="P302">8</text:p>
          </table:table-cell>
          <table:table-cell table:style-name="Table48.F8" office:value-type="string">
            <text:p text:style-name="P287">unique-<text:span text:style-name="T13">to-user</text:span> ID for notes, reminders, recurring reminders, and overrides</text:p>
          </table:table-cell>
        </table:table-row>
        <table:table-row table:style-name="Table48.8">
          <table:covered-table-cell table:style-name="Table48.A4"/>
          <table:table-cell table:style-name="Table48.B9" office:value-type="string">
            <text:p text:style-name="P295">3</text:p>
          </table:table-cell>
          <table:table-cell table:style-name="Table48.C9" office:value-type="string">
            <text:p text:style-name="P296">lastModified</text:p>
          </table:table-cell>
          <table:table-cell table:style-name="Table48.D9" office:value-type="string">
            <text:p text:style-name="P302">bigint</text:p>
          </table:table-cell>
          <table:table-cell table:style-name="Table48.E5" office:value-type="float" office:value="8">
            <text:p text:style-name="P302">8</text:p>
          </table:table-cell>
          <table:table-cell table:style-name="Table48.F9" office:value-type="string">
            <text:p text:style-name="P287">time in milliseconds since the UNIX epoch of when the item has last been modified by a user</text:p>
          </table:table-cell>
        </table:table-row>
        <table:table-row table:style-name="Table48.10">
          <table:covered-table-cell table:style-name="Table48.A4"/>
          <table:table-cell table:style-name="Table48.B4" office:value-type="string">
            <text:p text:style-name="P307">4</text:p>
          </table:table-cell>
          <table:table-cell table:style-name="Table48.B4" office:value-type="string">
            <text:p text:style-name="P315">itemTable</text:p>
          </table:table-cell>
          <table:table-cell table:style-name="Table48.B4" office:value-type="string">
            <text:p text:style-name="P307">smallint</text:p>
          </table:table-cell>
          <table:table-cell table:style-name="Table48.E4" office:value-type="float" office:value="2">
            <text:p text:style-name="P307">2</text:p>
          </table:table-cell>
          <table:table-cell table:style-name="Table48.F10" office:value-type="string">
            <text:p text:style-name="P316">integer value that corresponds to item home table for quicker lookup</text:p>
          </table:table-cell>
        </table:table-row>
        <table:table-row table:style-name="Table48.11">
          <table:covered-table-cell table:style-name="Table48.A4"/>
          <table:table-cell table:style-name="Table48.B11" office:value-type="string">
            <text:p text:style-name="P307"/>
          </table:table-cell>
          <table:table-cell table:style-name="Table48.C11" office:value-type="string">
            <text:p text:style-name="P304"/>
          </table:table-cell>
          <table:table-cell table:style-name="Table48.D11" office:value-type="string">
            <text:p text:style-name="P302"/>
          </table:table-cell>
          <table:table-cell table:style-name="Table48.E5">
            <text:p text:style-name="P306"/>
          </table:table-cell>
          <table:table-cell table:style-name="Table48.F11" office:value-type="string">
            <text:p text:style-name="P305"/>
          </table:table-cell>
        </table:table-row>
        <table:table-row table:style-name="Table48.12">
          <table:table-cell table:style-name="Table48.A12" office:value-type="string">
            <text:p text:style-name="P277"/>
          </table:table-cell>
          <table:table-cell table:style-name="Table48.B12" table:number-columns-spanned="2" office:value-type="string">
            <text:p text:style-name="P277"/>
          </table:table-cell>
          <table:covered-table-cell/>
          <table:table-cell table:style-name="Table48.D12" office:value-type="string">
            <text:p text:style-name="P291">Total Size:</text:p>
          </table:table-cell>
          <table:table-cell table:style-name="Table48.E12" office:value-type="string">
            <text:p text:style-name="P306">1<text:span text:style-name="T54">8</text:span>n</text:p>
          </table:table-cell>
          <table:table-cell table:style-name="Table48.F12" office:value-type="string">
            <text:p text:style-name="P28">bytes</text:p>
          </table:table-cell>
        </table:table-row>
      </table:table>
      <text:p text:style-name="P277"/>
      <text:p text:style-name="P14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NSimSun" style:font-size-asian="10.5pt" style:language-asian="zxx" style:country-asian="none" style:font-name-complex="Lucida Sans1" style:font-size-complex="12pt" style:language-complex="zxx" style:country-complex="none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zxx" fo:country="none" style:letter-kerning="true" style:font-name-asian="NSimSun" style:font-size-asian="10.5pt" style:language-asian="zxx" style:country-asian="none" style:font-name-complex="Lucida Sans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Style1" style:family="paragraph" style:parent-style-name="Standard" style:master-page-name="">
      <style:paragraph-properties style:page-number="auto">
        <style:tab-stops/>
      </style:paragraph-properties>
      <style:text-properties fo:font-size="18pt" fo:font-weight="bold" officeooo:rsid="002113ae" style:font-size-asian="18pt" style:font-weight-asian="bold" style:font-size-complex="18pt" style:font-weight-complex="bold"/>
      <style:map style:condition="header()" style:apply-style-name="Heading_20_1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9.4252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tyle2" style:family="paragraph" style:parent-style-name="Style1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Inline_20_Heading" style:display-name="Inline Heading" style:family="graphic">
      <style:graphic-properties fo:min-width="0.0161in" fo:min-height="0.0161in"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6T13:44:48.991976500</meta:creation-date>
    <dc:date>2025-10-11T16:16:32.920966700</dc:date>
    <meta:editing-duration>PT15H10M2S</meta:editing-duration>
    <meta:editing-cycles>155</meta:editing-cycles>
    <meta:generator>LibreOffice/25.2.5.2$Windows_X86_64 LibreOffice_project/03d19516eb2e1dd5d4ccd751a0d6f35f35e08022</meta:generator>
    <meta:print-date>2025-09-26T14:39:42.654564100</meta:print-date>
    <meta:document-statistic meta:table-count="51" meta:image-count="0" meta:object-count="0" meta:page-count="29" meta:paragraph-count="1520" meta:word-count="3612" meta:character-count="20965" meta:non-whitespace-character-count="18847"/>
  </office:meta>
</office:document-meta>
</file>